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AURORA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70" table:style-name="ce3">
            <text:p>370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23" table:style-name="ce39">
            <text:p>423</text:p>
          </table:table-cell>
          <table:table-cell office:value-type="string" table:style-name="ce40">
            <text:p>--</text:p>
          </table:table-cell>
          <table:table-cell office:value-type="float" office:value="423" table:style-name="ce39">
            <text:p>4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70" table:style-name="ce3">
            <text:p>37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25" table:style-name="ce39">
            <text:p>425</text:p>
          </table:table-cell>
          <table:table-cell office:value-type="string" table:style-name="ce40">
            <text:p>--</text:p>
          </table:table-cell>
          <table:table-cell office:value-type="float" office:value="425" table:style-name="ce39">
            <text:p>4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370" table:style-name="ce3">
            <text:p>37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24" table:style-name="ce39">
            <text:p>424</text:p>
          </table:table-cell>
          <table:table-cell office:value-type="string" table:style-name="ce40">
            <text:p>--</text:p>
          </table:table-cell>
          <table:table-cell office:value-type="float" office:value="424" table:style-name="ce39">
            <text:p>4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7" table:style-name="ce39">
            <text:p>47</text:p>
          </table:table-cell>
          <table:table-cell office:value-type="string" table:style-name="ce40">
            <text:p>--</text:p>
          </table:table-cell>
          <table:table-cell office:value-type="float" office:value="47" table:style-name="ce39">
            <text:p>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379" table:style-name="ce3">
            <text:p>379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70" table:style-name="ce39">
            <text:p>470</text:p>
          </table:table-cell>
          <table:table-cell office:value-type="string" table:style-name="ce40">
            <text:p>--</text:p>
          </table:table-cell>
          <table:table-cell office:value-type="float" office:value="470" table:style-name="ce39">
            <text:p>4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889" table:style-name="ce4">
            <text:p>8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" table:style-name="ce4">
            <text:p>142</text:p>
          </table:table-cell>
          <table:table-cell office:value-type="float" office:value="7171" table:style-name="ce4">
            <text:p>7171</text:p>
          </table:table-cell>
          <table:table-cell office:value-type="float" office:value="330" table:style-name="ce4">
            <text:p>330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7" table:style-name="ce14">
            <text:p>757</text:p>
          </table:table-cell>
          <table:table-cell office:value-type="float" office:value="9479" table:style-name="ce41">
            <text:p>9479</text:p>
          </table:table-cell>
          <table:table-cell office:value-type="float" office:value="4062.428466796875" table:style-name="ce42">
            <text:p>4062</text:p>
          </table:table-cell>
          <table:table-cell office:value-type="float" office:value="13541.4287109375" table:style-name="ce41">
            <text:p>135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32.927001953125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14999997615814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919998168945313" table:style-name="ce4">
            <text:p>4</text:p>
          </table:table-cell>
          <table:table-cell office:value-type="float" office:value="0.4589999914169311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579998970031738" table:style-name="ce4">
            <text:p>5</text:p>
          </table:table-cell>
          <table:table-cell office:value-type="float" office:value="265.18801879882813" table:style-name="ce4">
            <text:p>265</text:p>
          </table:table-cell>
          <table:table-cell office:value-type="float" office:value="12.220998764038086" table:style-name="ce4">
            <text:p>12</text:p>
          </table:table-cell>
          <table:table-cell office:value-type="float" office:value="1.776999950408935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03700065612793" table:style-name="ce14">
            <text:p>28</text:p>
          </table:table-cell>
          <table:table-cell office:value-type="float" office:value="350.4739990234375" table:style-name="ce41">
            <text:p>350</text:p>
          </table:table-cell>
          <table:table-cell office:value-type="float" office:value="150.20310974121094" table:style-name="ce42">
            <text:p>150</text:p>
          </table:table-cell>
          <table:table-cell office:value-type="float" office:value="500.67617797851562" table:style-name="ce41">
            <text:p>50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7330001592636108" table:style-name="ce5">
            <text:p>1.7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1499999761581421" table:style-name="ce5">
            <text:p>0.8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839996337890625" table:style-name="ce5">
            <text:p>0.758</text:p>
          </table:table-cell>
          <table:table-cell office:value-type="float" office:value="0.45899999141693115" table:style-name="ce5">
            <text:p>0.4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422219753265381" table:style-name="ce5">
            <text:p>0.584</text:p>
          </table:table-cell>
          <table:table-cell office:value-type="float" office:value="0.71672439575195313" table:style-name="ce5">
            <text:p>0.717</text:p>
          </table:table-cell>
          <table:table-cell office:value-type="float" office:value="0.87292850017547607" table:style-name="ce5">
            <text:p>0.873</text:p>
          </table:table-cell>
          <table:table-cell office:value-type="float" office:value="0.59233331680297852" table:style-name="ce5">
            <text:p>0.5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.03700065612793" table:style-name="ce15">
            <text:p>28.037</text:p>
          </table:table-cell>
          <table:table-cell office:value-type="float" office:value="0.82854372262954712" table:style-name="ce43">
            <text:p>0.829</text:p>
          </table:table-cell>
          <table:table-cell office:value-type="float" office:value="0.35509008169174194" table:style-name="ce44">
            <text:p>0.355</text:p>
          </table:table-cell>
          <table:table-cell office:value-type="float" office:value="1.1836316585540771" table:style-name="ce43">
            <text:p>1.1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6463501453399658" table:style-name="ce5">
            <text:p>1.6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1499999761581421" table:style-name="ce5">
            <text:p>0.8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5839996337890625" table:style-name="ce5">
            <text:p>0.758</text:p>
          </table:table-cell>
          <table:table-cell office:value-type="float" office:value="0.45899999141693115" table:style-name="ce5">
            <text:p>0.4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422219753265381" table:style-name="ce5">
            <text:p>0.584</text:p>
          </table:table-cell>
          <table:table-cell office:value-type="float" office:value="0.71672439575195313" table:style-name="ce5">
            <text:p>0.717</text:p>
          </table:table-cell>
          <table:table-cell office:value-type="float" office:value="0.81473326683044434" table:style-name="ce5">
            <text:p>0.815</text:p>
          </table:table-cell>
          <table:table-cell office:value-type="float" office:value="0.59233331680297852" table:style-name="ce5">
            <text:p>0.5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.03700065612793" table:style-name="ce15">
            <text:p>28.037</text:p>
          </table:table-cell>
          <table:table-cell office:value-type="float" office:value="0.82464468479156494" table:style-name="ce43">
            <text:p>0.825</text:p>
          </table:table-cell>
          <table:table-cell office:value-type="float" office:value="0.35341909527778625" table:style-name="ce44">
            <text:p>0.353</text:p>
          </table:table-cell>
          <table:table-cell office:value-type="float" office:value="1.1780616044998169" table:style-name="ce43">
            <text:p>1.17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.7330001592636108" table:style-name="ce6">
            <text:p>1.7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1499999761581421" table:style-name="ce6">
            <text:p>0.81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5839996337890625" table:style-name="ce6">
            <text:p>0.758</text:p>
          </table:table-cell>
          <table:table-cell office:value-type="float" office:value="0.45899999141693115" table:style-name="ce6">
            <text:p>0.4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8422219753265381" table:style-name="ce6">
            <text:p>0.584</text:p>
          </table:table-cell>
          <table:table-cell office:value-type="float" office:value="0.71672439575195313" table:style-name="ce6">
            <text:p>0.717</text:p>
          </table:table-cell>
          <table:table-cell office:value-type="float" office:value="0.81473326683044434" table:style-name="ce6">
            <text:p>0.815</text:p>
          </table:table-cell>
          <table:table-cell office:value-type="float" office:value="0.59233331680297852" table:style-name="ce6">
            <text:p>0.59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8.03700065612793" table:style-name="ce16">
            <text:p>28.037</text:p>
          </table:table-cell>
          <table:table-cell office:value-type="float" office:value="0.82658964395523071" table:style-name="ce45">
            <text:p>0.827</text:p>
          </table:table-cell>
          <table:table-cell office:value-type="float" office:value="0.35425260663032532" table:style-name="ce46">
            <text:p>0.354</text:p>
          </table:table-cell>
          <table:table-cell office:value-type="float" office:value="1.180840015411377" table:style-name="ce45">
            <text:p>1.18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.H.M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39">
            <text:p>7</text:p>
          </table:table-cell>
          <table:table-cell office:value-type="string" table:style-name="ce40">
            <text:p>-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39">
            <text:p>7</text:p>
          </table:table-cell>
          <table:table-cell office:value-type="string" table:style-name="ce40">
            <text:p>-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39">
            <text:p>7</text:p>
          </table:table-cell>
          <table:table-cell office:value-type="string" table:style-name="ce40">
            <text:p>-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48" table:style-name="ce4">
            <text:p>48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1" table:style-name="ce41">
            <text:p>101</text:p>
          </table:table-cell>
          <table:table-cell office:value-type="float" office:value="43.285717010498047" table:style-name="ce42">
            <text:p>43</text:p>
          </table:table-cell>
          <table:table-cell office:value-type="float" office:value="144.28572082519531" table:style-name="ce41">
            <text:p>14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0900000929832458" table:style-name="ce4">
            <text:p>0</text:p>
          </table:table-cell>
          <table:table-cell office:value-type="float" office:value="2.1809999942779541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.5899996757507324" table:style-name="ce41">
            <text:p>5</text:p>
          </table:table-cell>
          <table:table-cell office:value-type="float" office:value="1.9671428203582764" table:style-name="ce42">
            <text:p>2</text:p>
          </table:table-cell>
          <table:table-cell office:value-type="float" office:value="6.5571427345275879" table:style-name="ce41">
            <text:p>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900000929832458" table:style-name="ce5">
            <text:p>0.409</text:p>
          </table:table-cell>
          <table:table-cell office:value-type="float" office:value="0.54524999856948853" table:style-name="ce5">
            <text:p>0.545</text:p>
          </table:table-cell>
          <table:table-cell office:value-type="float" office:value="1" table:style-name="ce5">
            <text:p>1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5571421384811401" table:style-name="ce43">
            <text:p>0.656</text:p>
          </table:table-cell>
          <table:table-cell office:value-type="float" office:value="0.2810204029083252" table:style-name="ce44">
            <text:p>0.281</text:p>
          </table:table-cell>
          <table:table-cell office:value-type="float" office:value="0.93673467636108398" table:style-name="ce43">
            <text:p>0.9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900000929832458" table:style-name="ce5">
            <text:p>0.409</text:p>
          </table:table-cell>
          <table:table-cell office:value-type="float" office:value="0.54524999856948853" table:style-name="ce5">
            <text:p>0.545</text:p>
          </table:table-cell>
          <table:table-cell office:value-type="float" office:value="1" table:style-name="ce5">
            <text:p>1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5571421384811401" table:style-name="ce43">
            <text:p>0.656</text:p>
          </table:table-cell>
          <table:table-cell office:value-type="float" office:value="0.2810204029083252" table:style-name="ce44">
            <text:p>0.281</text:p>
          </table:table-cell>
          <table:table-cell office:value-type="float" office:value="0.93673467636108398" table:style-name="ce43">
            <text:p>0.93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0900000929832458" table:style-name="ce6">
            <text:p>0.409</text:p>
          </table:table-cell>
          <table:table-cell office:value-type="float" office:value="0.54524999856948853" table:style-name="ce6">
            <text:p>0.545</text:p>
          </table:table-cell>
          <table:table-cell office:value-type="float" office:value="1" table:style-name="ce6">
            <text:p>1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5571421384811401" table:style-name="ce45">
            <text:p>0.656</text:p>
          </table:table-cell>
          <table:table-cell office:value-type="float" office:value="0.2810204029083252" table:style-name="ce46">
            <text:p>0.281</text:p>
          </table:table-cell>
          <table:table-cell office:value-type="float" office:value="0.93673467636108398" table:style-name="ce45">
            <text:p>0.93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ETHANI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25" table:style-name="ce3">
            <text:p>125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6" table:style-name="ce39">
            <text:p>156</text:p>
          </table:table-cell>
          <table:table-cell office:value-type="string" table:style-name="ce40">
            <text:p>--</text:p>
          </table:table-cell>
          <table:table-cell office:value-type="float" office:value="156" table:style-name="ce39">
            <text:p>1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25" table:style-name="ce3">
            <text:p>125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6" table:style-name="ce39">
            <text:p>156</text:p>
          </table:table-cell>
          <table:table-cell office:value-type="string" table:style-name="ce40">
            <text:p>--</text:p>
          </table:table-cell>
          <table:table-cell office:value-type="float" office:value="156" table:style-name="ce39">
            <text:p>1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25" table:style-name="ce3">
            <text:p>125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6" table:style-name="ce39">
            <text:p>156</text:p>
          </table:table-cell>
          <table:table-cell office:value-type="string" table:style-name="ce40">
            <text:p>--</text:p>
          </table:table-cell>
          <table:table-cell office:value-type="float" office:value="156" table:style-name="ce39">
            <text:p>1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28" table:style-name="ce3">
            <text:p>128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" table:style-name="ce4">
            <text:p>16</text:p>
          </table:table-cell>
          <table:table-cell office:value-type="float" office:value="153" table:style-name="ce4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float" office:value="2456" table:style-name="ce4">
            <text:p>2456</text:p>
          </table:table-cell>
          <table:table-cell office:value-type="float" office:value="271" table:style-name="ce4">
            <text:p>271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952" table:style-name="ce14">
            <text:p>12952</text:p>
          </table:table-cell>
          <table:table-cell office:value-type="float" office:value="15966" table:style-name="ce41">
            <text:p>15966</text:p>
          </table:table-cell>
          <table:table-cell office:value-type="float" office:value="6842.572265625" table:style-name="ce42">
            <text:p>6843</text:p>
          </table:table-cell>
          <table:table-cell office:value-type="float" office:value="22808.57421875" table:style-name="ce41">
            <text:p>2280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53299999237060547" table:style-name="ce4">
            <text:p>1</text:p>
          </table:table-cell>
          <table:table-cell office:value-type="float" office:value="5.100000381469726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33000028133392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99999982118606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330001354217529" table:style-name="ce4">
            <text:p>2</text:p>
          </table:table-cell>
          <table:table-cell office:value-type="float" office:value="81.814994812011719" table:style-name="ce4">
            <text:p>82</text:p>
          </table:table-cell>
          <table:table-cell office:value-type="float" office:value="9.005000114440918" table:style-name="ce4">
            <text:p>9</text:p>
          </table:table-cell>
          <table:table-cell office:value-type="float" office:value="0.833000004291534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1.73300170898437" table:style-name="ce14">
            <text:p>432</text:p>
          </table:table-cell>
          <table:table-cell office:value-type="float" office:value="532.11810302734375" table:style-name="ce41">
            <text:p>532</text:p>
          </table:table-cell>
          <table:table-cell office:value-type="float" office:value="228.05058288574219" table:style-name="ce42">
            <text:p>228</text:p>
          </table:table-cell>
          <table:table-cell office:value-type="float" office:value="760.16845703125" table:style-name="ce41">
            <text:p>7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72857147455215454" table:style-name="ce5">
            <text:p>0.7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300002813339233" table:style-name="ce5">
            <text:p>0.9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2999999821186066E-2" table:style-name="ce5">
            <text:p>0.033</text:p>
          </table:table-cell>
          <table:table-cell office:value-type="float" office:value="0" table:style-name="ce5">
            <text:p>0.000</text:p>
          </table:table-cell>
          <table:table-cell office:value-type="float" office:value="0.53325003385543823" table:style-name="ce5">
            <text:p>0.533</text:p>
          </table:table-cell>
          <table:table-cell office:value-type="float" office:value="0.65451997518539429" table:style-name="ce5">
            <text:p>0.655</text:p>
          </table:table-cell>
          <table:table-cell office:value-type="float" office:value="0.6926923394203186" table:style-name="ce5">
            <text:p>0.693</text:p>
          </table:table-cell>
          <table:table-cell office:value-type="float" office:value="0.83300000429153442" table:style-name="ce5">
            <text:p>0.8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3.91099548339844" table:style-name="ce15">
            <text:p>143.911</text:p>
          </table:table-cell>
          <table:table-cell office:value-type="float" office:value="3.4110133647918701" table:style-name="ce43">
            <text:p>3.411</text:p>
          </table:table-cell>
          <table:table-cell office:value-type="float" office:value="1.4618626832962036" table:style-name="ce44">
            <text:p>1.462</text:p>
          </table:table-cell>
          <table:table-cell office:value-type="float" office:value="4.8728747367858887" table:style-name="ce43">
            <text:p>4.87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72857147455215454" table:style-name="ce5">
            <text:p>0.7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300002813339233" table:style-name="ce5">
            <text:p>0.9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2999999821186066E-2" table:style-name="ce5">
            <text:p>0.033</text:p>
          </table:table-cell>
          <table:table-cell office:value-type="float" office:value="0" table:style-name="ce5">
            <text:p>0.000</text:p>
          </table:table-cell>
          <table:table-cell office:value-type="float" office:value="0.53325003385543823" table:style-name="ce5">
            <text:p>0.533</text:p>
          </table:table-cell>
          <table:table-cell office:value-type="float" office:value="0.65451997518539429" table:style-name="ce5">
            <text:p>0.655</text:p>
          </table:table-cell>
          <table:table-cell office:value-type="float" office:value="0.6926923394203186" table:style-name="ce5">
            <text:p>0.693</text:p>
          </table:table-cell>
          <table:table-cell office:value-type="float" office:value="0.83300000429153442" table:style-name="ce5">
            <text:p>0.8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3.91099548339844" table:style-name="ce15">
            <text:p>143.911</text:p>
          </table:table-cell>
          <table:table-cell office:value-type="float" office:value="3.4110133647918701" table:style-name="ce43">
            <text:p>3.411</text:p>
          </table:table-cell>
          <table:table-cell office:value-type="float" office:value="1.4618626832962036" table:style-name="ce44">
            <text:p>1.462</text:p>
          </table:table-cell>
          <table:table-cell office:value-type="float" office:value="4.8728747367858887" table:style-name="ce43">
            <text:p>4.87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3299999237060547" table:style-name="ce6">
            <text:p>0.533</text:p>
          </table:table-cell>
          <table:table-cell office:value-type="float" office:value="0.72857147455215454" table:style-name="ce6">
            <text:p>0.7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3300002813339233" table:style-name="ce6">
            <text:p>0.9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2999999821186066E-2" table:style-name="ce6">
            <text:p>0.033</text:p>
          </table:table-cell>
          <table:table-cell office:value-type="float" office:value="0" table:style-name="ce6">
            <text:p>0.000</text:p>
          </table:table-cell>
          <table:table-cell office:value-type="float" office:value="0.53325003385543823" table:style-name="ce6">
            <text:p>0.533</text:p>
          </table:table-cell>
          <table:table-cell office:value-type="float" office:value="0.65451997518539429" table:style-name="ce6">
            <text:p>0.655</text:p>
          </table:table-cell>
          <table:table-cell office:value-type="float" office:value="0.6926923394203186" table:style-name="ce6">
            <text:p>0.693</text:p>
          </table:table-cell>
          <table:table-cell office:value-type="float" office:value="0.83300000429153442" table:style-name="ce6">
            <text:p>0.8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43.91099548339844" table:style-name="ce16">
            <text:p>143.911</text:p>
          </table:table-cell>
          <table:table-cell office:value-type="float" office:value="3.4110133647918701" table:style-name="ce45">
            <text:p>3.411</text:p>
          </table:table-cell>
          <table:table-cell office:value-type="float" office:value="1.4618626832962036" table:style-name="ce46">
            <text:p>1.462</text:p>
          </table:table-cell>
          <table:table-cell office:value-type="float" office:value="4.8728747367858887" table:style-name="ce45">
            <text:p>4.87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LOEKOMBO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7" table:style-name="ce3">
            <text:p>77</text:p>
          </table:table-cell>
          <table:table-cell office:value-type="float" office:value="229" table:style-name="ce3">
            <text:p>22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3574" table:style-name="ce3">
            <text:p>3574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4038" table:style-name="ce39">
            <text:p>4038</text:p>
          </table:table-cell>
          <table:table-cell office:value-type="string" table:style-name="ce40">
            <text:p>--</text:p>
          </table:table-cell>
          <table:table-cell office:value-type="float" office:value="4038" table:style-name="ce39">
            <text:p>40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9" table:style-name="ce3">
            <text:p>79</text:p>
          </table:table-cell>
          <table:table-cell office:value-type="float" office:value="236" table:style-name="ce3">
            <text:p>23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1" table:style-name="ce3">
            <text:p>31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3641" table:style-name="ce3">
            <text:p>364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9" table:style-name="ce13">
            <text:p>119</text:p>
          </table:table-cell>
          <table:table-cell office:value-type="float" office:value="4242" table:style-name="ce39">
            <text:p>4242</text:p>
          </table:table-cell>
          <table:table-cell office:value-type="string" table:style-name="ce40">
            <text:p>--</text:p>
          </table:table-cell>
          <table:table-cell office:value-type="float" office:value="4242" table:style-name="ce39">
            <text:p>42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9" table:style-name="ce3">
            <text:p>79</text:p>
          </table:table-cell>
          <table:table-cell office:value-type="float" office:value="236" table:style-name="ce3">
            <text:p>23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1" table:style-name="ce3">
            <text:p>31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3638" table:style-name="ce3">
            <text:p>363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6" table:style-name="ce13">
            <text:p>116</text:p>
          </table:table-cell>
          <table:table-cell office:value-type="float" office:value="4227" table:style-name="ce39">
            <text:p>4227</text:p>
          </table:table-cell>
          <table:table-cell office:value-type="string" table:style-name="ce40">
            <text:p>--</text:p>
          </table:table-cell>
          <table:table-cell office:value-type="float" office:value="4227" table:style-name="ce39">
            <text:p>42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44" table:style-name="ce3">
            <text:p>244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3" table:style-name="ce39">
            <text:p>363</text:p>
          </table:table-cell>
          <table:table-cell office:value-type="string" table:style-name="ce40">
            <text:p>--</text:p>
          </table:table-cell>
          <table:table-cell office:value-type="float" office:value="363" table:style-name="ce39">
            <text:p>3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6" table:style-name="ce3">
            <text:p>86</text:p>
          </table:table-cell>
          <table:table-cell office:value-type="float" office:value="254" table:style-name="ce3">
            <text:p>25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28" table:style-name="ce3">
            <text:p>28</text:p>
          </table:table-cell>
          <table:table-cell office:value-type="float" office:value="7" table:style-name="ce3">
            <text:p>7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3818" table:style-name="ce3">
            <text:p>3818</text:p>
          </table:table-cell>
          <table:table-cell office:value-type="float" office:value="20" table:style-name="ce3">
            <text:p>2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4401" table:style-name="ce39">
            <text:p>4401</text:p>
          </table:table-cell>
          <table:table-cell office:value-type="string" table:style-name="ce40">
            <text:p>--</text:p>
          </table:table-cell>
          <table:table-cell office:value-type="float" office:value="4401" table:style-name="ce39">
            <text:p>44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901" table:style-name="ce4">
            <text:p>1901</text:p>
          </table:table-cell>
          <table:table-cell office:value-type="float" office:value="4206" table:style-name="ce4">
            <text:p>4206</text:p>
          </table:table-cell>
          <table:table-cell office:value-type="float" office:value="0" table:style-name="ce4">
            <text:p>0</text:p>
          </table:table-cell>
          <table:table-cell office:value-type="float" office:value="585" table:style-name="ce4">
            <text:p>585</text:p>
          </table:table-cell>
          <table:table-cell office:value-type="float" office:value="810" table:style-name="ce4">
            <text:p>810</text:p>
          </table:table-cell>
          <table:table-cell office:value-type="float" office:value="156" table:style-name="ce4">
            <text:p>156</text:p>
          </table:table-cell>
          <table:table-cell office:value-type="float" office:value="209" table:style-name="ce4">
            <text:p>209</text:p>
          </table:table-cell>
          <table:table-cell office:value-type="float" office:value="659" table:style-name="ce4">
            <text:p>6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0" table:style-name="ce4">
            <text:p>700</text:p>
          </table:table-cell>
          <table:table-cell office:value-type="float" office:value="2209" table:style-name="ce4">
            <text:p>2209</text:p>
          </table:table-cell>
          <table:table-cell office:value-type="float" office:value="0" table:style-name="ce4">
            <text:p>0</text:p>
          </table:table-cell>
          <table:table-cell office:value-type="float" office:value="61869" table:style-name="ce4">
            <text:p>61869</text:p>
          </table:table-cell>
          <table:table-cell office:value-type="float" office:value="374" table:style-name="ce4">
            <text:p>3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" table:style-name="ce4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194" table:style-name="ce14">
            <text:p>55194</text:p>
          </table:table-cell>
          <table:table-cell office:value-type="float" office:value="129004" table:style-name="ce41">
            <text:p>129004</text:p>
          </table:table-cell>
          <table:table-cell office:value-type="float" office:value="55287.3515625" table:style-name="ce42">
            <text:p>55287</text:p>
          </table:table-cell>
          <table:table-cell office:value-type="float" office:value="184291.546875" table:style-name="ce41">
            <text:p>18429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0.015998840332031" table:style-name="ce4">
            <text:p>60</text:p>
          </table:table-cell>
          <table:table-cell office:value-type="float" office:value="135.66403198242187" table:style-name="ce4">
            <text:p>136</text:p>
          </table:table-cell>
          <table:table-cell office:value-type="float" office:value="0" table:style-name="ce4">
            <text:p>0</text:p>
          </table:table-cell>
          <table:table-cell office:value-type="float" office:value="18.281000137329102" table:style-name="ce4">
            <text:p>18</text:p>
          </table:table-cell>
          <table:table-cell office:value-type="float" office:value="25.629001617431641" table:style-name="ce4">
            <text:p>26</text:p>
          </table:table-cell>
          <table:table-cell office:value-type="float" office:value="5.0469999313354492" table:style-name="ce4">
            <text:p>5</text:p>
          </table:table-cell>
          <table:table-cell office:value-type="float" office:value="6.6149997711181641" table:style-name="ce4">
            <text:p>7</text:p>
          </table:table-cell>
          <table:table-cell office:value-type="float" office:value="20.75600051879882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164999008178711" table:style-name="ce4">
            <text:p>23</text:p>
          </table:table-cell>
          <table:table-cell office:value-type="float" office:value="70.999000549316406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1971.6014404296875" table:style-name="ce4">
            <text:p>1972</text:p>
          </table:table-cell>
          <table:table-cell office:value-type="float" office:value="12.46799850463867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47000312805175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61.9188232421875" table:style-name="ce14">
            <text:p>1762</text:p>
          </table:table-cell>
          <table:table-cell office:value-type="float" office:value="4116.3037109375" table:style-name="ce41">
            <text:p>4116</text:p>
          </table:table-cell>
          <table:table-cell office:value-type="float" office:value="1764.1409912109375" table:style-name="ce42">
            <text:p>1764</text:p>
          </table:table-cell>
          <table:table-cell office:value-type="float" office:value="5880.41943359375" table:style-name="ce41">
            <text:p>588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7942854166030884" table:style-name="ce5">
            <text:p>0.779</text:p>
          </table:table-cell>
          <table:table-cell office:value-type="float" office:value="0.5924193263053894" table:style-name="ce5">
            <text:p>0.592</text:p>
          </table:table-cell>
          <table:table-cell office:value-type="float" office:value="0" table:style-name="ce5">
            <text:p>0.000</text:p>
          </table:table-cell>
          <table:table-cell office:value-type="float" office:value="18.281000137329102" table:style-name="ce5">
            <text:p>18.281</text:p>
          </table:table-cell>
          <table:table-cell office:value-type="float" office:value="2.8476667404174805" table:style-name="ce5">
            <text:p>2.848</text:p>
          </table:table-cell>
          <table:table-cell office:value-type="float" office:value="0.56077778339385986" table:style-name="ce5">
            <text:p>0.561</text:p>
          </table:table-cell>
          <table:table-cell office:value-type="float" office:value="1.1024999618530273" table:style-name="ce5">
            <text:p>1.102</text:p>
          </table:table-cell>
          <table:table-cell office:value-type="float" office:value="0.57655555009841919" table:style-name="ce5">
            <text:p>0.5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059091091156006" table:style-name="ce5">
            <text:p>2.106</text:p>
          </table:table-cell>
          <table:table-cell office:value-type="float" office:value="1.5106170177459717" table:style-name="ce5">
            <text:p>1.511</text:p>
          </table:table-cell>
          <table:table-cell office:value-type="float" office:value="0" table:style-name="ce5">
            <text:p>0.000</text:p>
          </table:table-cell>
          <table:table-cell office:value-type="float" office:value="0.5516512393951416" table:style-name="ce5">
            <text:p>0.552</text:p>
          </table:table-cell>
          <table:table-cell office:value-type="float" office:value="1.2467998266220093" table:style-name="ce5">
            <text:p>1.2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823333978652954" table:style-name="ce5">
            <text:p>1.3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7.766105651855469" table:style-name="ce15">
            <text:p>67.766</text:p>
          </table:table-cell>
          <table:table-cell office:value-type="float" office:value="1.019391655921936" table:style-name="ce43">
            <text:p>1.019</text:p>
          </table:table-cell>
          <table:table-cell office:value-type="float" office:value="0.43688485026359558" table:style-name="ce44">
            <text:p>0.437</text:p>
          </table:table-cell>
          <table:table-cell office:value-type="float" office:value="1.4562703371047974" table:style-name="ce43">
            <text:p>1.45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5969618558883667" table:style-name="ce5">
            <text:p>0.760</text:p>
          </table:table-cell>
          <table:table-cell office:value-type="float" office:value="0.57484757900238037" table:style-name="ce5">
            <text:p>0.575</text:p>
          </table:table-cell>
          <table:table-cell office:value-type="float" office:value="0" table:style-name="ce5">
            <text:p>0.000</text:p>
          </table:table-cell>
          <table:table-cell office:value-type="float" office:value="9.1405000686645508" table:style-name="ce5">
            <text:p>9.141</text:p>
          </table:table-cell>
          <table:table-cell office:value-type="float" office:value="0.82674199342727661" table:style-name="ce5">
            <text:p>0.827</text:p>
          </table:table-cell>
          <table:table-cell office:value-type="float" office:value="0.56077778339385986" table:style-name="ce5">
            <text:p>0.561</text:p>
          </table:table-cell>
          <table:table-cell office:value-type="float" office:value="1.1024999618530273" table:style-name="ce5">
            <text:p>1.102</text:p>
          </table:table-cell>
          <table:table-cell office:value-type="float" office:value="0.57655555009841919" table:style-name="ce5">
            <text:p>0.5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059091091156006" table:style-name="ce5">
            <text:p>2.106</text:p>
          </table:table-cell>
          <table:table-cell office:value-type="float" office:value="1.2455965280532837" table:style-name="ce5">
            <text:p>1.246</text:p>
          </table:table-cell>
          <table:table-cell office:value-type="float" office:value="0" table:style-name="ce5">
            <text:p>0.000</text:p>
          </table:table-cell>
          <table:table-cell office:value-type="float" office:value="0.54149997234344482" table:style-name="ce5">
            <text:p>0.541</text:p>
          </table:table-cell>
          <table:table-cell office:value-type="float" office:value="1.2467998266220093" table:style-name="ce5">
            <text:p>1.2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2940006256103516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80604076385498" table:style-name="ce15">
            <text:p>14.806</text:p>
          </table:table-cell>
          <table:table-cell office:value-type="float" office:value="0.97036862373352051" table:style-name="ce43">
            <text:p>0.970</text:p>
          </table:table-cell>
          <table:table-cell office:value-type="float" office:value="0.41587480902671814" table:style-name="ce44">
            <text:p>0.416</text:p>
          </table:table-cell>
          <table:table-cell office:value-type="float" office:value="1.3862375020980835" table:style-name="ce43">
            <text:p>1.38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75969618558883667" table:style-name="ce6">
            <text:p>0.760</text:p>
          </table:table-cell>
          <table:table-cell office:value-type="float" office:value="0.57484757900238037" table:style-name="ce6">
            <text:p>0.575</text:p>
          </table:table-cell>
          <table:table-cell office:value-type="float" office:value="0" table:style-name="ce6">
            <text:p>0.000</text:p>
          </table:table-cell>
          <table:table-cell office:value-type="float" office:value="9.1405000686645508" table:style-name="ce6">
            <text:p>9.141</text:p>
          </table:table-cell>
          <table:table-cell office:value-type="float" office:value="0.82674199342727661" table:style-name="ce6">
            <text:p>0.827</text:p>
          </table:table-cell>
          <table:table-cell office:value-type="float" office:value="0.56077778339385986" table:style-name="ce6">
            <text:p>0.561</text:p>
          </table:table-cell>
          <table:table-cell office:value-type="float" office:value="1.1024999618530273" table:style-name="ce6">
            <text:p>1.102</text:p>
          </table:table-cell>
          <table:table-cell office:value-type="float" office:value="0.57655555009841919" table:style-name="ce6">
            <text:p>0.57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1059091091156006" table:style-name="ce6">
            <text:p>2.106</text:p>
          </table:table-cell>
          <table:table-cell office:value-type="float" office:value="1.4489592313766479" table:style-name="ce6">
            <text:p>1.449</text:p>
          </table:table-cell>
          <table:table-cell office:value-type="float" office:value="0" table:style-name="ce6">
            <text:p>0.000</text:p>
          </table:table-cell>
          <table:table-cell office:value-type="float" office:value="0.54194653034210205" table:style-name="ce6">
            <text:p>0.542</text:p>
          </table:table-cell>
          <table:table-cell office:value-type="float" office:value="1.2467998266220093" table:style-name="ce6">
            <text:p>1.24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367500782012939" table:style-name="ce6">
            <text:p>1.03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.188955307006836" table:style-name="ce16">
            <text:p>15.189</text:p>
          </table:table-cell>
          <table:table-cell office:value-type="float" office:value="0.97381210327148438" table:style-name="ce45">
            <text:p>0.974</text:p>
          </table:table-cell>
          <table:table-cell office:value-type="float" office:value="0.41735059022903442" table:style-name="ce46">
            <text:p>0.417</text:p>
          </table:table-cell>
          <table:table-cell office:value-type="float" office:value="1.3911566734313965" table:style-name="ce45">
            <text:p>1.39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LOEMHOF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5" table:style-name="ce39">
            <text:p>115</text:p>
          </table:table-cell>
          <table:table-cell office:value-type="string" table:style-name="ce40">
            <text:p>--</text:p>
          </table:table-cell>
          <table:table-cell office:value-type="float" office:value="115" table:style-name="ce39">
            <text:p>1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22" table:style-name="ce39">
            <text:p>122</text:p>
          </table:table-cell>
          <table:table-cell office:value-type="string" table:style-name="ce40">
            <text:p>--</text:p>
          </table:table-cell>
          <table:table-cell office:value-type="float" office:value="122" table:style-name="ce39">
            <text:p>1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8" table:style-name="ce39">
            <text:p>118</text:p>
          </table:table-cell>
          <table:table-cell office:value-type="string" table:style-name="ce40">
            <text:p>--</text:p>
          </table:table-cell>
          <table:table-cell office:value-type="float" office:value="118" table:style-name="ce39">
            <text:p>1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4" table:style-name="ce39">
            <text:p>64</text:p>
          </table:table-cell>
          <table:table-cell office:value-type="string" table:style-name="ce40">
            <text:p>--</text:p>
          </table:table-cell>
          <table:table-cell office:value-type="float" office:value="64" table:style-name="ce39">
            <text:p>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7" table:style-name="ce3">
            <text:p>37</text:p>
          </table:table-cell>
          <table:table-cell office:value-type="float" office:value="87" table:style-name="ce3">
            <text:p>87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79" table:style-name="ce39">
            <text:p>179</text:p>
          </table:table-cell>
          <table:table-cell office:value-type="string" table:style-name="ce40">
            <text:p>--</text:p>
          </table:table-cell>
          <table:table-cell office:value-type="float" office:value="179" table:style-name="ce39">
            <text:p>1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27" table:style-name="ce4">
            <text:p>527</text:p>
          </table:table-cell>
          <table:table-cell office:value-type="float" office:value="1402" table:style-name="ce4">
            <text:p>14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74" table:style-name="ce4">
            <text:p>1674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206" table:style-name="ce4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351" table:style-name="ce14">
            <text:p>42351</text:p>
          </table:table-cell>
          <table:table-cell office:value-type="float" office:value="46297" table:style-name="ce41">
            <text:p>46297</text:p>
          </table:table-cell>
          <table:table-cell office:value-type="float" office:value="19841.572265625" table:style-name="ce42">
            <text:p>19842</text:p>
          </table:table-cell>
          <table:table-cell office:value-type="float" office:value="66138.5859375" table:style-name="ce41">
            <text:p>6613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7.565999984741211" table:style-name="ce4">
            <text:p>18</text:p>
          </table:table-cell>
          <table:table-cell office:value-type="float" office:value="46.733997344970703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6699999570846558" table:style-name="ce4">
            <text:p>0</text:p>
          </table:table-cell>
          <table:table-cell office:value-type="float" office:value="1.06699991226196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299999237060547" table:style-name="ce4">
            <text:p>1</text:p>
          </table:table-cell>
          <table:table-cell office:value-type="float" office:value="0.1000000014901161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806991577148438" table:style-name="ce4">
            <text:p>56</text:p>
          </table:table-cell>
          <table:table-cell office:value-type="float" office:value="2.700000047683715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867000102996826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1.699951171875" table:style-name="ce14">
            <text:p>1412</text:p>
          </table:table-cell>
          <table:table-cell office:value-type="float" office:value="1543.240966796875" table:style-name="ce41">
            <text:p>1543</text:p>
          </table:table-cell>
          <table:table-cell office:value-type="float" office:value="661.388671875" table:style-name="ce42">
            <text:p>661</text:p>
          </table:table-cell>
          <table:table-cell office:value-type="float" office:value="2204.63037109375" table:style-name="ce41">
            <text:p>220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513200044631958" table:style-name="ce5">
            <text:p>3.513</text:p>
          </table:table-cell>
          <table:table-cell office:value-type="float" office:value="3.3381426334381104" table:style-name="ce5">
            <text:p>3.3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.53349995613098145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10000000149011612" table:style-name="ce5">
            <text:p>0.1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237341403961182" table:style-name="ce5">
            <text:p>0.672</text:p>
          </table:table-cell>
          <table:table-cell office:value-type="float" office:value="0.67500001192092896" table:style-name="ce5">
            <text:p>0.675</text:p>
          </table:table-cell>
          <table:table-cell office:value-type="float" office:value="0" table:style-name="ce5">
            <text:p>0.000</text:p>
          </table:table-cell>
          <table:table-cell office:value-type="float" office:value="6.8670001029968262" table:style-name="ce5">
            <text:p>6.8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70.566650390625" table:style-name="ce15">
            <text:p>470.567</text:p>
          </table:table-cell>
          <table:table-cell office:value-type="float" office:value="13.419486999511719" table:style-name="ce43">
            <text:p>13.419</text:p>
          </table:table-cell>
          <table:table-cell office:value-type="float" office:value="5.7512059211730957" table:style-name="ce44">
            <text:p>5.751</text:p>
          </table:table-cell>
          <table:table-cell office:value-type="float" office:value="19.170698165893555" table:style-name="ce43">
            <text:p>19.17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3.513200044631958" table:style-name="ce5">
            <text:p>3.513</text:p>
          </table:table-cell>
          <table:table-cell office:value-type="float" office:value="2.5963332653045654" table:style-name="ce5">
            <text:p>2.5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.53349995613098145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3.3333335071802139E-2" table:style-name="ce5">
            <text:p>0.0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237341403961182" table:style-name="ce5">
            <text:p>0.672</text:p>
          </table:table-cell>
          <table:table-cell office:value-type="float" office:value="0.67500001192092896" table:style-name="ce5">
            <text:p>0.675</text:p>
          </table:table-cell>
          <table:table-cell office:value-type="float" office:value="0" table:style-name="ce5">
            <text:p>0.000</text:p>
          </table:table-cell>
          <table:table-cell office:value-type="float" office:value="6.8670001029968262" table:style-name="ce5">
            <text:p>6.8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52.92498779296875" table:style-name="ce15">
            <text:p>352.925</text:p>
          </table:table-cell>
          <table:table-cell office:value-type="float" office:value="12.649516105651855" table:style-name="ce43">
            <text:p>12.650</text:p>
          </table:table-cell>
          <table:table-cell office:value-type="float" office:value="5.4212183952331543" table:style-name="ce44">
            <text:p>5.421</text:p>
          </table:table-cell>
          <table:table-cell office:value-type="float" office:value="18.070741653442383" table:style-name="ce43">
            <text:p>18.07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513200044631958" table:style-name="ce6">
            <text:p>3.513</text:p>
          </table:table-cell>
          <table:table-cell office:value-type="float" office:value="3.1155998706817627" table:style-name="ce6">
            <text:p>3.11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6699999570846558" table:style-name="ce6">
            <text:p>0.167</text:p>
          </table:table-cell>
          <table:table-cell office:value-type="float" office:value="0.53349995613098145" table:style-name="ce6">
            <text:p>0.5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3299999237060547" table:style-name="ce6">
            <text:p>0.533</text:p>
          </table:table-cell>
          <table:table-cell office:value-type="float" office:value="3.3333335071802139E-2" table:style-name="ce6">
            <text:p>0.0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7237341403961182" table:style-name="ce6">
            <text:p>0.672</text:p>
          </table:table-cell>
          <table:table-cell office:value-type="float" office:value="0.67500001192092896" table:style-name="ce6">
            <text:p>0.675</text:p>
          </table:table-cell>
          <table:table-cell office:value-type="float" office:value="0" table:style-name="ce6">
            <text:p>0.000</text:p>
          </table:table-cell>
          <table:table-cell office:value-type="float" office:value="6.8670001029968262" table:style-name="ce6">
            <text:p>6.8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70.566650390625" table:style-name="ce16">
            <text:p>470.567</text:p>
          </table:table-cell>
          <table:table-cell office:value-type="float" office:value="13.078312873840332" table:style-name="ce45">
            <text:p>13.078</text:p>
          </table:table-cell>
          <table:table-cell office:value-type="float" office:value="5.6049885749816895" table:style-name="ce46">
            <text:p>5.605</text:p>
          </table:table-cell>
          <table:table-cell office:value-type="float" office:value="18.683307647705078" table:style-name="ce45">
            <text:p>18.68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LOMVLE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5" table:style-name="ce39">
            <text:p>45</text:p>
          </table:table-cell>
          <table:table-cell office:value-type="string" table:style-name="ce40">
            <text:p>--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6" table:style-name="ce39">
            <text:p>46</text:p>
          </table:table-cell>
          <table:table-cell office:value-type="string" table:style-name="ce40">
            <text:p>--</text:p>
          </table:table-cell>
          <table:table-cell office:value-type="float" office:value="46" table:style-name="ce39">
            <text:p>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6" table:style-name="ce39">
            <text:p>46</text:p>
          </table:table-cell>
          <table:table-cell office:value-type="string" table:style-name="ce40">
            <text:p>--</text:p>
          </table:table-cell>
          <table:table-cell office:value-type="float" office:value="46" table:style-name="ce39">
            <text:p>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1" table:style-name="ce39">
            <text:p>51</text:p>
          </table:table-cell>
          <table:table-cell office:value-type="string" table:style-name="ce40">
            <text:p>--</text:p>
          </table:table-cell>
          <table:table-cell office:value-type="float" office:value="51" table:style-name="ce39">
            <text:p>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7" table:style-name="ce4">
            <text:p>147</text:p>
          </table:table-cell>
          <table:table-cell office:value-type="float" office:value="155" table:style-name="ce4">
            <text:p>155</text:p>
          </table:table-cell>
          <table:table-cell office:value-type="float" office:value="761" table:style-name="ce4">
            <text:p>761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06" table:style-name="ce14">
            <text:p>6906</text:p>
          </table:table-cell>
          <table:table-cell office:value-type="float" office:value="8072" table:style-name="ce41">
            <text:p>8072</text:p>
          </table:table-cell>
          <table:table-cell office:value-type="float" office:value="3459.428955078125" table:style-name="ce42">
            <text:p>3459</text:p>
          </table:table-cell>
          <table:table-cell office:value-type="float" office:value="11531.427734375" table:style-name="ce41">
            <text:p>115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93999981880187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939998626708984" table:style-name="ce4">
            <text:p>5</text:p>
          </table:table-cell>
          <table:table-cell office:value-type="float" office:value="4.5850000381469727" table:style-name="ce4">
            <text:p>5</text:p>
          </table:table-cell>
          <table:table-cell office:value-type="float" office:value="23.784997940063477" table:style-name="ce4">
            <text:p>24</text:p>
          </table:table-cell>
          <table:table-cell office:value-type="float" office:value="1.312999963760376" table:style-name="ce4">
            <text:p>1</text:p>
          </table:table-cell>
          <table:table-cell office:value-type="float" office:value="1.3129999637603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5.81300354003906" table:style-name="ce14">
            <text:p>216</text:p>
          </table:table-cell>
          <table:table-cell office:value-type="float" office:value="251.99700927734375" table:style-name="ce41">
            <text:p>252</text:p>
          </table:table-cell>
          <table:table-cell office:value-type="float" office:value="107.99872589111328" table:style-name="ce42">
            <text:p>108</text:p>
          </table:table-cell>
          <table:table-cell office:value-type="float" office:value="359.9957275390625" table:style-name="ce41">
            <text:p>3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399998188018799" table:style-name="ce5">
            <text:p>0.5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42499828338623" table:style-name="ce5">
            <text:p>0.574</text:p>
          </table:table-cell>
          <table:table-cell office:value-type="float" office:value="0.76416665315628052" table:style-name="ce5">
            <text:p>0.764</text:p>
          </table:table-cell>
          <table:table-cell office:value-type="float" office:value="0.88092583417892456" table:style-name="ce5">
            <text:p>0.881</text:p>
          </table:table-cell>
          <table:table-cell office:value-type="float" office:value="1.312999963760376" table:style-name="ce5">
            <text:p>1.313</text:p>
          </table:table-cell>
          <table:table-cell office:value-type="float" office:value="1.312999963760376" table:style-name="ce5">
            <text:p>1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5.81300354003906" table:style-name="ce15">
            <text:p>215.813</text:p>
          </table:table-cell>
          <table:table-cell office:value-type="float" office:value="5.5999336242675781" table:style-name="ce43">
            <text:p>5.600</text:p>
          </table:table-cell>
          <table:table-cell office:value-type="float" office:value="2.3999717235565186" table:style-name="ce44">
            <text:p>2.400</text:p>
          </table:table-cell>
          <table:table-cell office:value-type="float" office:value="7.9999051094055176" table:style-name="ce43">
            <text:p>8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399998188018799" table:style-name="ce5">
            <text:p>0.5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42499828338623" table:style-name="ce5">
            <text:p>0.574</text:p>
          </table:table-cell>
          <table:table-cell office:value-type="float" office:value="0.76416665315628052" table:style-name="ce5">
            <text:p>0.764</text:p>
          </table:table-cell>
          <table:table-cell office:value-type="float" office:value="0.84946423768997192" table:style-name="ce5">
            <text:p>0.849</text:p>
          </table:table-cell>
          <table:table-cell office:value-type="float" office:value="1.312999963760376" table:style-name="ce5">
            <text:p>1.313</text:p>
          </table:table-cell>
          <table:table-cell office:value-type="float" office:value="1.312999963760376" table:style-name="ce5">
            <text:p>1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5.81300354003906" table:style-name="ce15">
            <text:p>215.813</text:p>
          </table:table-cell>
          <table:table-cell office:value-type="float" office:value="5.4781956672668457" table:style-name="ce43">
            <text:p>5.478</text:p>
          </table:table-cell>
          <table:table-cell office:value-type="float" office:value="2.3477983474731445" table:style-name="ce44">
            <text:p>2.348</text:p>
          </table:table-cell>
          <table:table-cell office:value-type="float" office:value="7.8259940147399902" table:style-name="ce43">
            <text:p>7.82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9399998188018799" table:style-name="ce6">
            <text:p>0.5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742499828338623" table:style-name="ce6">
            <text:p>0.574</text:p>
          </table:table-cell>
          <table:table-cell office:value-type="float" office:value="0.76416665315628052" table:style-name="ce6">
            <text:p>0.764</text:p>
          </table:table-cell>
          <table:table-cell office:value-type="float" office:value="0.84946423768997192" table:style-name="ce6">
            <text:p>0.849</text:p>
          </table:table-cell>
          <table:table-cell office:value-type="float" office:value="1.312999963760376" table:style-name="ce6">
            <text:p>1.313</text:p>
          </table:table-cell>
          <table:table-cell office:value-type="float" office:value="1.312999963760376" table:style-name="ce6">
            <text:p>1.31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15.81300354003906" table:style-name="ce16">
            <text:p>215.813</text:p>
          </table:table-cell>
          <table:table-cell office:value-type="float" office:value="5.4781956672668457" table:style-name="ce45">
            <text:p>5.478</text:p>
          </table:table-cell>
          <table:table-cell office:value-type="float" office:value="2.3477983474731445" table:style-name="ce46">
            <text:p>2.348</text:p>
          </table:table-cell>
          <table:table-cell office:value-type="float" office:value="7.8259940147399902" table:style-name="ce45">
            <text:p>7.82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O OAKDA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79" table:style-name="ce3">
            <text:p>7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3">
            <text:p>158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02" table:style-name="ce39">
            <text:p>302</text:p>
          </table:table-cell>
          <table:table-cell office:value-type="string" table:style-name="ce40">
            <text:p>--</text:p>
          </table:table-cell>
          <table:table-cell office:value-type="float" office:value="302" table:style-name="ce39">
            <text:p>3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95" table:style-name="ce3">
            <text:p>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3">
            <text:p>158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325" table:style-name="ce39">
            <text:p>325</text:p>
          </table:table-cell>
          <table:table-cell office:value-type="string" table:style-name="ce40">
            <text:p>--</text:p>
          </table:table-cell>
          <table:table-cell office:value-type="float" office:value="325" table:style-name="ce39">
            <text:p>3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89" table:style-name="ce3">
            <text:p>8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3">
            <text:p>158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16" table:style-name="ce39">
            <text:p>316</text:p>
          </table:table-cell>
          <table:table-cell office:value-type="string" table:style-name="ce40">
            <text:p>--</text:p>
          </table:table-cell>
          <table:table-cell office:value-type="float" office:value="316" table:style-name="ce39">
            <text:p>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2" table:style-name="ce39">
            <text:p>72</text:p>
          </table:table-cell>
          <table:table-cell office:value-type="string" table:style-name="ce40">
            <text:p>--</text:p>
          </table:table-cell>
          <table:table-cell office:value-type="float" office:value="72" table:style-name="ce39">
            <text:p>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3">
            <text:p>181</text:p>
          </table:table-cell>
          <table:table-cell office:value-type="float" office:value="50" table:style-name="ce3">
            <text:p>5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74" table:style-name="ce39">
            <text:p>374</text:p>
          </table:table-cell>
          <table:table-cell office:value-type="string" table:style-name="ce40">
            <text:p>--</text:p>
          </table:table-cell>
          <table:table-cell office:value-type="float" office:value="374" table:style-name="ce39">
            <text:p>3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7" table:style-name="ce4">
            <text:p>117</text:p>
          </table:table-cell>
          <table:table-cell office:value-type="float" office:value="2828" table:style-name="ce4">
            <text:p>28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401" table:style-name="ce4">
            <text:p>401</text:p>
          </table:table-cell>
          <table:table-cell office:value-type="float" office:value="0" table:style-name="ce4">
            <text:p>0</text:p>
          </table:table-cell>
          <table:table-cell office:value-type="float" office:value="2254" table:style-name="ce4">
            <text:p>2254</text:p>
          </table:table-cell>
          <table:table-cell office:value-type="float" office:value="721" table:style-name="ce4">
            <text:p>721</text:p>
          </table:table-cell>
          <table:table-cell office:value-type="float" office:value="6" table:style-name="ce4">
            <text:p>6</text:p>
          </table:table-cell>
          <table:table-cell office:value-type="float" office:value="88" table:style-name="ce4">
            <text:p>88</text:p>
          </table:table-cell>
          <table:table-cell office:value-type="float" office:value="192" table:style-name="ce4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27" table:style-name="ce14">
            <text:p>22627</text:p>
          </table:table-cell>
          <table:table-cell office:value-type="float" office:value="29325" table:style-name="ce41">
            <text:p>29325</text:p>
          </table:table-cell>
          <table:table-cell office:value-type="float" office:value="12567.8623046875" table:style-name="ce42">
            <text:p>12568</text:p>
          </table:table-cell>
          <table:table-cell office:value-type="float" office:value="41892.83984375" table:style-name="ce41">
            <text:p>4189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996999979019165" table:style-name="ce4">
            <text:p>4</text:p>
          </table:table-cell>
          <table:table-cell office:value-type="float" office:value="96.746002197265625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76000022888183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3300000429153442" table:style-name="ce4">
            <text:p>1</text:p>
          </table:table-cell>
          <table:table-cell office:value-type="float" office:value="13.75000095367431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73.76202392578125" table:style-name="ce4">
            <text:p>74</text:p>
          </table:table-cell>
          <table:table-cell office:value-type="float" office:value="23.843000411987305" table:style-name="ce4">
            <text:p>24</text:p>
          </table:table-cell>
          <table:table-cell office:value-type="float" office:value="0.20000000298023224" table:style-name="ce4">
            <text:p>0</text:p>
          </table:table-cell>
          <table:table-cell office:value-type="float" office:value="3.0339999198913574" table:style-name="ce4">
            <text:p>3</text:p>
          </table:table-cell>
          <table:table-cell office:value-type="float" office:value="6.61699914932250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1.052978515625" table:style-name="ce14">
            <text:p>771</text:p>
          </table:table-cell>
          <table:table-cell office:value-type="float" office:value="996.11083984375" table:style-name="ce41">
            <text:p>996</text:p>
          </table:table-cell>
          <table:table-cell office:value-type="float" office:value="426.90475463867187" table:style-name="ce42">
            <text:p>427</text:p>
          </table:table-cell>
          <table:table-cell office:value-type="float" office:value="1423.01611328125" table:style-name="ce41">
            <text:p>14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6616666316986084" table:style-name="ce5">
            <text:p>0.666</text:p>
          </table:table-cell>
          <table:table-cell office:value-type="float" office:value="1.2246329784393311" table:style-name="ce5">
            <text:p>1.2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760000228881836" table:style-name="ce5">
            <text:p>2.2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3300000429153442" table:style-name="ce5">
            <text:p>0.833</text:p>
          </table:table-cell>
          <table:table-cell office:value-type="float" office:value="2.7500002384185791" table:style-name="ce5">
            <text:p>2.750</text:p>
          </table:table-cell>
          <table:table-cell office:value-type="float" office:value="0" table:style-name="ce5">
            <text:p>0.000</text:p>
          </table:table-cell>
          <table:table-cell office:value-type="float" office:value="0.46684825420379639" table:style-name="ce5">
            <text:p>0.467</text:p>
          </table:table-cell>
          <table:table-cell office:value-type="float" office:value="0.58153659105300903" table:style-name="ce5">
            <text:p>0.582</text:p>
          </table:table-cell>
          <table:table-cell office:value-type="float" office:value="0.20000000298023224" table:style-name="ce5">
            <text:p>0.200</text:p>
          </table:table-cell>
          <table:table-cell office:value-type="float" office:value="3.0339999198913574" table:style-name="ce5">
            <text:p>3.034</text:p>
          </table:table-cell>
          <table:table-cell office:value-type="float" office:value="2.2056663036346436" table:style-name="ce5">
            <text:p>2.2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8.50883483886719" table:style-name="ce15">
            <text:p>128.509</text:p>
          </table:table-cell>
          <table:table-cell office:value-type="float" office:value="3.2983803749084473" table:style-name="ce43">
            <text:p>3.298</text:p>
          </table:table-cell>
          <table:table-cell office:value-type="float" office:value="1.4135918617248535" table:style-name="ce44">
            <text:p>1.414</text:p>
          </table:table-cell>
          <table:table-cell office:value-type="float" office:value="4.7119736671447754" table:style-name="ce43">
            <text:p>4.71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7099997997283936" table:style-name="ce5">
            <text:p>0.571</text:p>
          </table:table-cell>
          <table:table-cell office:value-type="float" office:value="1.0183789730072021" table:style-name="ce5">
            <text:p>1.0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760000228881836" table:style-name="ce5">
            <text:p>2.2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3300000429153442" table:style-name="ce5">
            <text:p>0.833</text:p>
          </table:table-cell>
          <table:table-cell office:value-type="float" office:value="1.7187501192092896" table:style-name="ce5">
            <text:p>1.719</text:p>
          </table:table-cell>
          <table:table-cell office:value-type="float" office:value="0" table:style-name="ce5">
            <text:p>0.000</text:p>
          </table:table-cell>
          <table:table-cell office:value-type="float" office:value="0.46684825420379639" table:style-name="ce5">
            <text:p>0.467</text:p>
          </table:table-cell>
          <table:table-cell office:value-type="float" office:value="0.58153659105300903" table:style-name="ce5">
            <text:p>0.582</text:p>
          </table:table-cell>
          <table:table-cell office:value-type="float" office:value="0.20000000298023224" table:style-name="ce5">
            <text:p>0.200</text:p>
          </table:table-cell>
          <table:table-cell office:value-type="float" office:value="3.0339999198913574" table:style-name="ce5">
            <text:p>3.034</text:p>
          </table:table-cell>
          <table:table-cell office:value-type="float" office:value="1.3233997821807861" table:style-name="ce5">
            <text:p>1.3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0.15042877197266" table:style-name="ce15">
            <text:p>110.150</text:p>
          </table:table-cell>
          <table:table-cell office:value-type="float" office:value="3.0649564266204834" table:style-name="ce43">
            <text:p>3.065</text:p>
          </table:table-cell>
          <table:table-cell office:value-type="float" office:value="1.3135530948638916" table:style-name="ce44">
            <text:p>1.314</text:p>
          </table:table-cell>
          <table:table-cell office:value-type="float" office:value="4.3785109519958496" table:style-name="ce43">
            <text:p>4.3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6616666316986084" table:style-name="ce6">
            <text:p>0.666</text:p>
          </table:table-cell>
          <table:table-cell office:value-type="float" office:value="1.087033748626709" table:style-name="ce6">
            <text:p>1.08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2760000228881836" table:style-name="ce6">
            <text:p>2.27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3300000429153442" table:style-name="ce6">
            <text:p>0.833</text:p>
          </table:table-cell>
          <table:table-cell office:value-type="float" office:value="1.7187501192092896" table:style-name="ce6">
            <text:p>1.719</text:p>
          </table:table-cell>
          <table:table-cell office:value-type="float" office:value="0" table:style-name="ce6">
            <text:p>0.000</text:p>
          </table:table-cell>
          <table:table-cell office:value-type="float" office:value="0.46684825420379639" table:style-name="ce6">
            <text:p>0.467</text:p>
          </table:table-cell>
          <table:table-cell office:value-type="float" office:value="0.58153659105300903" table:style-name="ce6">
            <text:p>0.582</text:p>
          </table:table-cell>
          <table:table-cell office:value-type="float" office:value="0.20000000298023224" table:style-name="ce6">
            <text:p>0.200</text:p>
          </table:table-cell>
          <table:table-cell office:value-type="float" office:value="3.0339999198913574" table:style-name="ce6">
            <text:p>3.034</text:p>
          </table:table-cell>
          <table:table-cell office:value-type="float" office:value="1.6542497873306274" table:style-name="ce6">
            <text:p>1.6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28.50883483886719" table:style-name="ce16">
            <text:p>128.509</text:p>
          </table:table-cell>
          <table:table-cell office:value-type="float" office:value="3.1522495746612549" table:style-name="ce45">
            <text:p>3.152</text:p>
          </table:table-cell>
          <table:table-cell office:value-type="float" office:value="1.3509644269943237" table:style-name="ce46">
            <text:p>1.351</text:p>
          </table:table-cell>
          <table:table-cell office:value-type="float" office:value="4.5032153129577637" table:style-name="ce45">
            <text:p>4.50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RENTWOOD PARK - Durbanvil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577" table:style-name="ce4">
            <text:p>577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24" table:style-name="ce41">
            <text:p>624</text:p>
          </table:table-cell>
          <table:table-cell office:value-type="float" office:value="267.42855834960937" table:style-name="ce42">
            <text:p>267</text:p>
          </table:table-cell>
          <table:table-cell office:value-type="float" office:value="891.42840576171875" table:style-name="ce41">
            <text:p>89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899999380111694" table:style-name="ce4">
            <text:p>1</text:p>
          </table:table-cell>
          <table:table-cell office:value-type="float" office:value="21.6510009765625" table:style-name="ce4">
            <text:p>22</text:p>
          </table:table-cell>
          <table:table-cell office:value-type="float" office:value="0.76899999380111694" table:style-name="ce4">
            <text:p>1</text:p>
          </table:table-cell>
          <table:table-cell office:value-type="float" office:value="0.268999993801116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3.457998275756836" table:style-name="ce41">
            <text:p>23</text:p>
          </table:table-cell>
          <table:table-cell office:value-type="float" office:value="10.053430557250977" table:style-name="ce42">
            <text:p>10</text:p>
          </table:table-cell>
          <table:table-cell office:value-type="float" office:value="33.511428833007813" table:style-name="ce41">
            <text:p>3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.61860001087188721" table:style-name="ce5">
            <text:p>0.619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.26899999380111694" table:style-name="ce5">
            <text:p>0.2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1731576919555664" table:style-name="ce43">
            <text:p>0.617</text:p>
          </table:table-cell>
          <table:table-cell office:value-type="float" office:value="0.26456394791603088" table:style-name="ce44">
            <text:p>0.265</text:p>
          </table:table-cell>
          <table:table-cell office:value-type="float" office:value="0.88187968730926514" table:style-name="ce43">
            <text:p>0.8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.61860001087188721" table:style-name="ce5">
            <text:p>0.619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.26899999380111694" table:style-name="ce5">
            <text:p>0.2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1731576919555664" table:style-name="ce43">
            <text:p>0.617</text:p>
          </table:table-cell>
          <table:table-cell office:value-type="float" office:value="0.26456394791603088" table:style-name="ce44">
            <text:p>0.265</text:p>
          </table:table-cell>
          <table:table-cell office:value-type="float" office:value="0.88187968730926514" table:style-name="ce43">
            <text:p>0.8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6899999380111694" table:style-name="ce6">
            <text:p>0.769</text:p>
          </table:table-cell>
          <table:table-cell office:value-type="float" office:value="0.61860001087188721" table:style-name="ce6">
            <text:p>0.619</text:p>
          </table:table-cell>
          <table:table-cell office:value-type="float" office:value="0.76899999380111694" table:style-name="ce6">
            <text:p>0.769</text:p>
          </table:table-cell>
          <table:table-cell office:value-type="float" office:value="0.26899999380111694" table:style-name="ce6">
            <text:p>0.2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1731576919555664" table:style-name="ce45">
            <text:p>0.617</text:p>
          </table:table-cell>
          <table:table-cell office:value-type="float" office:value="0.26456394791603088" table:style-name="ce46">
            <text:p>0.265</text:p>
          </table:table-cell>
          <table:table-cell office:value-type="float" office:value="0.88187968730926514" table:style-name="ce45">
            <text:p>0.88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CHANTECLE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4" table:style-name="ce3">
            <text:p>4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5" table:style-name="ce39">
            <text:p>135</text:p>
          </table:table-cell>
          <table:table-cell office:value-type="string" table:style-name="ce40">
            <text:p>--</text:p>
          </table:table-cell>
          <table:table-cell office:value-type="float" office:value="135" table:style-name="ce39">
            <text:p>1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4" table:style-name="ce3">
            <text:p>4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5" table:style-name="ce39">
            <text:p>135</text:p>
          </table:table-cell>
          <table:table-cell office:value-type="string" table:style-name="ce40">
            <text:p>--</text:p>
          </table:table-cell>
          <table:table-cell office:value-type="float" office:value="135" table:style-name="ce39">
            <text:p>1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4" table:style-name="ce3">
            <text:p>4</text:p>
          </table:table-cell>
          <table:table-cell office:value-type="float" office:value="86" table:style-name="ce3">
            <text:p>8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5" table:style-name="ce39">
            <text:p>135</text:p>
          </table:table-cell>
          <table:table-cell office:value-type="string" table:style-name="ce40">
            <text:p>--</text:p>
          </table:table-cell>
          <table:table-cell office:value-type="float" office:value="135" table:style-name="ce39">
            <text:p>1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88" table:style-name="ce3">
            <text:p>8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0" table:style-name="ce39">
            <text:p>140</text:p>
          </table:table-cell>
          <table:table-cell office:value-type="string" table:style-name="ce40">
            <text:p>--</text:p>
          </table:table-cell>
          <table:table-cell office:value-type="float" office:value="140" table:style-name="ce39">
            <text:p>1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6" table:style-name="ce4">
            <text:p>56</text:p>
          </table:table-cell>
          <table:table-cell office:value-type="float" office:value="181" table:style-name="ce4">
            <text:p>1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299" table:style-name="ce4">
            <text:p>299</text:p>
          </table:table-cell>
          <table:table-cell office:value-type="float" office:value="69" table:style-name="ce4">
            <text:p>69</text:p>
          </table:table-cell>
          <table:table-cell office:value-type="float" office:value="1963" table:style-name="ce4">
            <text:p>1963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686" table:style-name="ce41">
            <text:p>2686</text:p>
          </table:table-cell>
          <table:table-cell office:value-type="float" office:value="1151.142822265625" table:style-name="ce42">
            <text:p>1151</text:p>
          </table:table-cell>
          <table:table-cell office:value-type="float" office:value="3837.14208984375" table:style-name="ce41">
            <text:p>383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8679999113082886" table:style-name="ce4">
            <text:p>2</text:p>
          </table:table-cell>
          <table:table-cell office:value-type="float" office:value="6.034000396728515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660000085830688" table:style-name="ce4">
            <text:p>1</text:p>
          </table:table-cell>
          <table:table-cell office:value-type="float" office:value="1.09999990463256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019000053405762" table:style-name="ce4">
            <text:p>10</text:p>
          </table:table-cell>
          <table:table-cell office:value-type="float" office:value="2.3000001907348633" table:style-name="ce4">
            <text:p>2</text:p>
          </table:table-cell>
          <table:table-cell office:value-type="float" office:value="65.2449951171875" table:style-name="ce4">
            <text:p>65</text:p>
          </table:table-cell>
          <table:table-cell office:value-type="float" office:value="1.66700005531311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9.398994445800781" table:style-name="ce41">
            <text:p>89</text:p>
          </table:table-cell>
          <table:table-cell office:value-type="float" office:value="38.313861846923828" table:style-name="ce42">
            <text:p>38</text:p>
          </table:table-cell>
          <table:table-cell office:value-type="float" office:value="127.71286773681641" table:style-name="ce41">
            <text:p>1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6699997782707214" table:style-name="ce5">
            <text:p>0.467</text:p>
          </table:table-cell>
          <table:table-cell office:value-type="float" office:value="0.86200004816055298" table:style-name="ce5">
            <text:p>0.8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300000429153442" table:style-name="ce5">
            <text:p>0.583</text:p>
          </table:table-cell>
          <table:table-cell office:value-type="float" office:value="0.36666664481163025" table:style-name="ce5">
            <text:p>0.367</text:p>
          </table:table-cell>
          <table:table-cell office:value-type="float" office:value="0" table:style-name="ce5">
            <text:p>0.000</text:p>
          </table:table-cell>
          <table:table-cell office:value-type="float" office:value="0.37107408046722412" table:style-name="ce5">
            <text:p>0.371</text:p>
          </table:table-cell>
          <table:table-cell office:value-type="float" office:value="0.57500004768371582" table:style-name="ce5">
            <text:p>0.575</text:p>
          </table:table-cell>
          <table:table-cell office:value-type="float" office:value="0.75866276025772095" table:style-name="ce5">
            <text:p>0.759</text:p>
          </table:table-cell>
          <table:table-cell office:value-type="float" office:value="0.83350002765655518" table:style-name="ce5">
            <text:p>0.8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6221475601196289" table:style-name="ce43">
            <text:p>0.662</text:p>
          </table:table-cell>
          <table:table-cell office:value-type="float" office:value="0.28380638360977173" table:style-name="ce44">
            <text:p>0.284</text:p>
          </table:table-cell>
          <table:table-cell office:value-type="float" office:value="0.94602125883102417" table:style-name="ce43">
            <text:p>0.94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6699997782707214" table:style-name="ce5">
            <text:p>0.467</text:p>
          </table:table-cell>
          <table:table-cell office:value-type="float" office:value="0.86200004816055298" table:style-name="ce5">
            <text:p>0.8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300000429153442" table:style-name="ce5">
            <text:p>0.583</text:p>
          </table:table-cell>
          <table:table-cell office:value-type="float" office:value="0.36666664481163025" table:style-name="ce5">
            <text:p>0.367</text:p>
          </table:table-cell>
          <table:table-cell office:value-type="float" office:value="0" table:style-name="ce5">
            <text:p>0.000</text:p>
          </table:table-cell>
          <table:table-cell office:value-type="float" office:value="0.37107408046722412" table:style-name="ce5">
            <text:p>0.371</text:p>
          </table:table-cell>
          <table:table-cell office:value-type="float" office:value="0.57500004768371582" table:style-name="ce5">
            <text:p>0.575</text:p>
          </table:table-cell>
          <table:table-cell office:value-type="float" office:value="0.75866276025772095" table:style-name="ce5">
            <text:p>0.759</text:p>
          </table:table-cell>
          <table:table-cell office:value-type="float" office:value="0.83350002765655518" table:style-name="ce5">
            <text:p>0.8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6221475601196289" table:style-name="ce43">
            <text:p>0.662</text:p>
          </table:table-cell>
          <table:table-cell office:value-type="float" office:value="0.28380638360977173" table:style-name="ce44">
            <text:p>0.284</text:p>
          </table:table-cell>
          <table:table-cell office:value-type="float" office:value="0.94602125883102417" table:style-name="ce43">
            <text:p>0.94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46699997782707214" table:style-name="ce6">
            <text:p>0.467</text:p>
          </table:table-cell>
          <table:table-cell office:value-type="float" office:value="0.86200004816055298" table:style-name="ce6">
            <text:p>0.86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8300000429153442" table:style-name="ce6">
            <text:p>0.583</text:p>
          </table:table-cell>
          <table:table-cell office:value-type="float" office:value="0.36666664481163025" table:style-name="ce6">
            <text:p>0.367</text:p>
          </table:table-cell>
          <table:table-cell office:value-type="float" office:value="0" table:style-name="ce6">
            <text:p>0.000</text:p>
          </table:table-cell>
          <table:table-cell office:value-type="float" office:value="0.37107408046722412" table:style-name="ce6">
            <text:p>0.371</text:p>
          </table:table-cell>
          <table:table-cell office:value-type="float" office:value="0.57500004768371582" table:style-name="ce6">
            <text:p>0.575</text:p>
          </table:table-cell>
          <table:table-cell office:value-type="float" office:value="0.75866276025772095" table:style-name="ce6">
            <text:p>0.759</text:p>
          </table:table-cell>
          <table:table-cell office:value-type="float" office:value="0.83350002765655518" table:style-name="ce6">
            <text:p>0.8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6221475601196289" table:style-name="ce45">
            <text:p>0.662</text:p>
          </table:table-cell>
          <table:table-cell office:value-type="float" office:value="0.28380638360977173" table:style-name="ce46">
            <text:p>0.284</text:p>
          </table:table-cell>
          <table:table-cell office:value-type="float" office:value="0.94602125883102417" table:style-name="ce45">
            <text:p>0.94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'URBANVA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208" table:style-name="ce3">
            <text:p>208</text:p>
          </table:table-cell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50" table:style-name="ce39">
            <text:p>350</text:p>
          </table:table-cell>
          <table:table-cell office:value-type="string" table:style-name="ce40">
            <text:p>--</text:p>
          </table:table-cell>
          <table:table-cell office:value-type="float" office:value="350" table:style-name="ce39">
            <text:p>3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1" table:style-name="ce3">
            <text:p>41</text:p>
          </table:table-cell>
          <table:table-cell office:value-type="float" office:value="209" table:style-name="ce3">
            <text:p>209</text:p>
          </table:table-cell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69" table:style-name="ce39">
            <text:p>369</text:p>
          </table:table-cell>
          <table:table-cell office:value-type="string" table:style-name="ce40">
            <text:p>--</text:p>
          </table:table-cell>
          <table:table-cell office:value-type="float" office:value="369" table:style-name="ce39">
            <text:p>36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208" table:style-name="ce3">
            <text:p>208</text:p>
          </table:table-cell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52" table:style-name="ce39">
            <text:p>352</text:p>
          </table:table-cell>
          <table:table-cell office:value-type="string" table:style-name="ce40">
            <text:p>--</text:p>
          </table:table-cell>
          <table:table-cell office:value-type="float" office:value="352" table:style-name="ce39">
            <text:p>3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4" table:style-name="ce3">
            <text:p>13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18" table:style-name="ce3">
            <text:p>318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7" table:style-name="ce39">
            <text:p>507</text:p>
          </table:table-cell>
          <table:table-cell office:value-type="string" table:style-name="ce40">
            <text:p>--</text:p>
          </table:table-cell>
          <table:table-cell office:value-type="float" office:value="507" table:style-name="ce39">
            <text:p>5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58" table:style-name="ce3">
            <text:p>358</text:p>
          </table:table-cell>
          <table:table-cell office:value-type="float" office:value="220" table:style-name="ce3">
            <text:p>220</text:p>
          </table:table-cell>
          <table:table-cell office:value-type="float" office:value="51" table:style-name="ce3">
            <text:p>51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857" table:style-name="ce39">
            <text:p>857</text:p>
          </table:table-cell>
          <table:table-cell office:value-type="string" table:style-name="ce40">
            <text:p>--</text:p>
          </table:table-cell>
          <table:table-cell office:value-type="float" office:value="857" table:style-name="ce39">
            <text:p>8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2008" table:style-name="ce4">
            <text:p>2008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5" table:style-name="ce4">
            <text:p>525</text:p>
          </table:table-cell>
          <table:table-cell office:value-type="float" office:value="4016" table:style-name="ce4">
            <text:p>4016</text:p>
          </table:table-cell>
          <table:table-cell office:value-type="float" office:value="1865" table:style-name="ce4">
            <text:p>1865</text:p>
          </table:table-cell>
          <table:table-cell office:value-type="float" office:value="221" table:style-name="ce4">
            <text:p>221</text:p>
          </table:table-cell>
          <table:table-cell office:value-type="float" office:value="885" table:style-name="ce4">
            <text:p>8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374" table:style-name="ce14">
            <text:p>35374</text:p>
          </table:table-cell>
          <table:table-cell office:value-type="float" office:value="45088" table:style-name="ce41">
            <text:p>45088</text:p>
          </table:table-cell>
          <table:table-cell office:value-type="float" office:value="19323.41796875" table:style-name="ce42">
            <text:p>19323</text:p>
          </table:table-cell>
          <table:table-cell office:value-type="float" office:value="64411.48046875" table:style-name="ce41">
            <text:p>644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74.369010925292969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2.63000011444091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00000095367431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80999946594238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43699836730957" table:style-name="ce4">
            <text:p>19</text:p>
          </table:table-cell>
          <table:table-cell office:value-type="float" office:value="146.59202575683594" table:style-name="ce4">
            <text:p>147</text:p>
          </table:table-cell>
          <table:table-cell office:value-type="float" office:value="68.522003173828125" table:style-name="ce4">
            <text:p>69</text:p>
          </table:table-cell>
          <table:table-cell office:value-type="float" office:value="8.1850004196166992" table:style-name="ce4">
            <text:p>8</text:p>
          </table:table-cell>
          <table:table-cell office:value-type="float" office:value="30.169000625610352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10.1478271484375" table:style-name="ce14">
            <text:p>1310</text:p>
          </table:table-cell>
          <table:table-cell office:value-type="float" office:value="1664.6068115234375" table:style-name="ce41">
            <text:p>1665</text:p>
          </table:table-cell>
          <table:table-cell office:value-type="float" office:value="713.40155029296875" table:style-name="ce42">
            <text:p>713</text:p>
          </table:table-cell>
          <table:table-cell office:value-type="float" office:value="2378.012939453125" table:style-name="ce41">
            <text:p>237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4.9579339027404785" table:style-name="ce5">
            <text:p>4.958</text:p>
          </table:table-cell>
          <table:table-cell office:value-type="float" office:value="0" table:style-name="ce5">
            <text:p>0.000</text:p>
          </table:table-cell>
          <table:table-cell office:value-type="float" office:value="2.630000114440918" table:style-name="ce5">
            <text:p>2.6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4000000953674316E-2" table:style-name="ce5">
            <text:p>0.0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936666488647461" table:style-name="ce5">
            <text:p>1.4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592495918273926" table:style-name="ce5">
            <text:p>0.486</text:p>
          </table:table-cell>
          <table:table-cell office:value-type="float" office:value="0.70476937294006348" table:style-name="ce5">
            <text:p>0.705</text:p>
          </table:table-cell>
          <table:table-cell office:value-type="float" office:value="1.4275417327880859" table:style-name="ce5">
            <text:p>1.428</text:p>
          </table:table-cell>
          <table:table-cell office:value-type="float" office:value="4.0925002098083496" table:style-name="ce5">
            <text:p>4.093</text:p>
          </table:table-cell>
          <table:table-cell office:value-type="float" office:value="1.0403103828430176" table:style-name="ce5">
            <text:p>1.0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6.7159423828125" table:style-name="ce15">
            <text:p>436.716</text:p>
          </table:table-cell>
          <table:table-cell office:value-type="float" office:value="4.7560195922851562" table:style-name="ce43">
            <text:p>4.756</text:p>
          </table:table-cell>
          <table:table-cell office:value-type="float" office:value="2.03829026222229" table:style-name="ce44">
            <text:p>2.038</text:p>
          </table:table-cell>
          <table:table-cell office:value-type="float" office:value="6.7943224906921387" table:style-name="ce43">
            <text:p>6.7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3.0987088680267334" table:style-name="ce5">
            <text:p>3.099</text:p>
          </table:table-cell>
          <table:table-cell office:value-type="float" office:value="0" table:style-name="ce5">
            <text:p>0.000</text:p>
          </table:table-cell>
          <table:table-cell office:value-type="float" office:value="0.87666672468185425" table:style-name="ce5">
            <text:p>0.8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4000000953674316E-2" table:style-name="ce5">
            <text:p>0.0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936666488647461" table:style-name="ce5">
            <text:p>1.4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40731418132782" table:style-name="ce5">
            <text:p>0.474</text:p>
          </table:table-cell>
          <table:table-cell office:value-type="float" office:value="0.70139724016189575" table:style-name="ce5">
            <text:p>0.701</text:p>
          </table:table-cell>
          <table:table-cell office:value-type="float" office:value="1.3435686826705933" table:style-name="ce5">
            <text:p>1.344</text:p>
          </table:table-cell>
          <table:table-cell office:value-type="float" office:value="4.0925002098083496" table:style-name="ce5">
            <text:p>4.093</text:p>
          </table:table-cell>
          <table:table-cell office:value-type="float" office:value="1.0403103828430176" table:style-name="ce5">
            <text:p>1.0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8.35797119140625" table:style-name="ce15">
            <text:p>218.358</text:p>
          </table:table-cell>
          <table:table-cell office:value-type="float" office:value="4.5111293792724609" table:style-name="ce43">
            <text:p>4.511</text:p>
          </table:table-cell>
          <table:table-cell office:value-type="float" office:value="1.9333375692367554" table:style-name="ce44">
            <text:p>1.933</text:p>
          </table:table-cell>
          <table:table-cell office:value-type="float" office:value="6.4444794654846191" table:style-name="ce43">
            <text:p>6.44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4.9579339027404785" table:style-name="ce6">
            <text:p>4.958</text:p>
          </table:table-cell>
          <table:table-cell office:value-type="float" office:value="0" table:style-name="ce6">
            <text:p>0.000</text:p>
          </table:table-cell>
          <table:table-cell office:value-type="float" office:value="0.87666672468185425" table:style-name="ce6">
            <text:p>0.87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4000000953674316E-2" table:style-name="ce6">
            <text:p>0.07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936666488647461" table:style-name="ce6">
            <text:p>1.4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8592495918273926" table:style-name="ce6">
            <text:p>0.486</text:p>
          </table:table-cell>
          <table:table-cell office:value-type="float" office:value="0.70476937294006348" table:style-name="ce6">
            <text:p>0.705</text:p>
          </table:table-cell>
          <table:table-cell office:value-type="float" office:value="1.4275417327880859" table:style-name="ce6">
            <text:p>1.428</text:p>
          </table:table-cell>
          <table:table-cell office:value-type="float" office:value="4.0925002098083496" table:style-name="ce6">
            <text:p>4.093</text:p>
          </table:table-cell>
          <table:table-cell office:value-type="float" office:value="1.0403103828430176" table:style-name="ce6">
            <text:p>1.0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36.7159423828125" table:style-name="ce16">
            <text:p>436.716</text:p>
          </table:table-cell>
          <table:table-cell office:value-type="float" office:value="4.728996753692627" table:style-name="ce45">
            <text:p>4.729</text:p>
          </table:table-cell>
          <table:table-cell office:value-type="float" office:value="2.0267088413238525" table:style-name="ce46">
            <text:p>2.027</text:p>
          </table:table-cell>
          <table:table-cell office:value-type="float" office:value="6.7557187080383301" table:style-name="ce45">
            <text:p>6.75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OOR DE KRA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float" office:value="68" table:style-name="ce3">
            <text:p>68</text:p>
          </table:table-cell>
          <table:table-cell office:value-type="float" office:value="245" table:style-name="ce3">
            <text:p>245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70" table:style-name="ce39">
            <text:p>470</text:p>
          </table:table-cell>
          <table:table-cell office:value-type="string" table:style-name="ce40">
            <text:p>--</text:p>
          </table:table-cell>
          <table:table-cell office:value-type="float" office:value="470" table:style-name="ce39">
            <text:p>4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float" office:value="68" table:style-name="ce3">
            <text:p>68</text:p>
          </table:table-cell>
          <table:table-cell office:value-type="float" office:value="247" table:style-name="ce3">
            <text:p>247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72" table:style-name="ce39">
            <text:p>472</text:p>
          </table:table-cell>
          <table:table-cell office:value-type="string" table:style-name="ce40">
            <text:p>--</text:p>
          </table:table-cell>
          <table:table-cell office:value-type="float" office:value="472" table:style-name="ce39">
            <text:p>4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3">
            <text:p>81</text:p>
          </table:table-cell>
          <table:table-cell office:value-type="float" office:value="68" table:style-name="ce3">
            <text:p>68</text:p>
          </table:table-cell>
          <table:table-cell office:value-type="float" office:value="245" table:style-name="ce3">
            <text:p>245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70" table:style-name="ce39">
            <text:p>470</text:p>
          </table:table-cell>
          <table:table-cell office:value-type="string" table:style-name="ce40">
            <text:p>--</text:p>
          </table:table-cell>
          <table:table-cell office:value-type="float" office:value="470" table:style-name="ce39">
            <text:p>4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" table:style-name="ce39">
            <text:p>42</text:p>
          </table:table-cell>
          <table:table-cell office:value-type="string" table:style-name="ce40">
            <text:p>--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6" table:style-name="ce3">
            <text:p>86</text:p>
          </table:table-cell>
          <table:table-cell office:value-type="float" office:value="73" table:style-name="ce3">
            <text:p>73</text:p>
          </table:table-cell>
          <table:table-cell office:value-type="float" office:value="259" table:style-name="ce3">
            <text:p>259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512" table:style-name="ce39">
            <text:p>512</text:p>
          </table:table-cell>
          <table:table-cell office:value-type="string" table:style-name="ce40">
            <text:p>--</text:p>
          </table:table-cell>
          <table:table-cell office:value-type="float" office:value="512" table:style-name="ce39">
            <text:p>5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9" table:style-name="ce4">
            <text:p>49</text:p>
          </table:table-cell>
          <table:table-cell office:value-type="float" office:value="981" table:style-name="ce4">
            <text:p>9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2" table:style-name="ce4">
            <text:p>2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950" table:style-name="ce4">
            <text:p>950</text:p>
          </table:table-cell>
          <table:table-cell office:value-type="float" office:value="1189" table:style-name="ce4">
            <text:p>1189</text:p>
          </table:table-cell>
          <table:table-cell office:value-type="float" office:value="5220" table:style-name="ce4">
            <text:p>5220</text:p>
          </table:table-cell>
          <table:table-cell office:value-type="float" office:value="346" table:style-name="ce4">
            <text:p>34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550" table:style-name="ce14">
            <text:p>39550</text:p>
          </table:table-cell>
          <table:table-cell office:value-type="float" office:value="48561" table:style-name="ce41">
            <text:p>48561</text:p>
          </table:table-cell>
          <table:table-cell office:value-type="float" office:value="20811.869140625" table:style-name="ce42">
            <text:p>20812</text:p>
          </table:table-cell>
          <table:table-cell office:value-type="float" office:value="69372.84375" table:style-name="ce41">
            <text:p>6937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75" table:style-name="ce4">
            <text:p>2</text:p>
          </table:table-cell>
          <table:table-cell office:value-type="float" office:value="34.435001373291016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340000152587890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70000004768371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895000457763672" table:style-name="ce4">
            <text:p>34</text:p>
          </table:table-cell>
          <table:table-cell office:value-type="float" office:value="42.074993133544922" table:style-name="ce4">
            <text:p>42</text:p>
          </table:table-cell>
          <table:table-cell office:value-type="float" office:value="184.7030029296875" table:style-name="ce4">
            <text:p>185</text:p>
          </table:table-cell>
          <table:table-cell office:value-type="float" office:value="12.342000007629395" table:style-name="ce4">
            <text:p>12</text:p>
          </table:table-cell>
          <table:table-cell office:value-type="float" office:value="0.13799999654293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2.5" table:style-name="ce14">
            <text:p>1413</text:p>
          </table:table-cell>
          <table:table-cell office:value-type="float" office:value="1731.5479736328125" table:style-name="ce41">
            <text:p>1732</text:p>
          </table:table-cell>
          <table:table-cell office:value-type="float" office:value="742.09210205078125" table:style-name="ce42">
            <text:p>742</text:p>
          </table:table-cell>
          <table:table-cell office:value-type="float" office:value="2473.639404296875" table:style-name="ce41">
            <text:p>24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75" table:style-name="ce5">
            <text:p>0.875</text:p>
          </table:table-cell>
          <table:table-cell office:value-type="float" office:value="0.81988096237182617" table:style-name="ce5">
            <text:p>0.8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1846157312393188" table:style-name="ce5">
            <text:p>0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0" table:style-name="ce5">
            <text:p>0.000</text:p>
          </table:table-cell>
          <table:table-cell office:value-type="float" office:value="0.4184567928314209" table:style-name="ce5">
            <text:p>0.418</text:p>
          </table:table-cell>
          <table:table-cell office:value-type="float" office:value="0.61874991655349731" table:style-name="ce5">
            <text:p>0.619</text:p>
          </table:table-cell>
          <table:table-cell office:value-type="float" office:value="0.75388979911804199" table:style-name="ce5">
            <text:p>0.754</text:p>
          </table:table-cell>
          <table:table-cell office:value-type="float" office:value="1.5427500009536743" table:style-name="ce5">
            <text:p>1.543</text:p>
          </table:table-cell>
          <table:table-cell office:value-type="float" office:value="0.1379999965429306" table:style-name="ce5">
            <text:p>0.1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6.94444274902344" table:style-name="ce15">
            <text:p>156.944</text:p>
          </table:table-cell>
          <table:table-cell office:value-type="float" office:value="3.6841447353363037" table:style-name="ce43">
            <text:p>3.684</text:p>
          </table:table-cell>
          <table:table-cell office:value-type="float" office:value="1.5789194107055664" table:style-name="ce44">
            <text:p>1.579</text:p>
          </table:table-cell>
          <table:table-cell office:value-type="float" office:value="5.2630624771118164" table:style-name="ce43">
            <text:p>5.26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875" table:style-name="ce5">
            <text:p>0.875</text:p>
          </table:table-cell>
          <table:table-cell office:value-type="float" office:value="0.81988096237182617" table:style-name="ce5">
            <text:p>0.8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1846157312393188" table:style-name="ce5">
            <text:p>0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0" table:style-name="ce5">
            <text:p>0.000</text:p>
          </table:table-cell>
          <table:table-cell office:value-type="float" office:value="0.4184567928314209" table:style-name="ce5">
            <text:p>0.418</text:p>
          </table:table-cell>
          <table:table-cell office:value-type="float" office:value="0.61874991655349731" table:style-name="ce5">
            <text:p>0.619</text:p>
          </table:table-cell>
          <table:table-cell office:value-type="float" office:value="0.74778544902801514" table:style-name="ce5">
            <text:p>0.748</text:p>
          </table:table-cell>
          <table:table-cell office:value-type="float" office:value="1.5427500009536743" table:style-name="ce5">
            <text:p>1.543</text:p>
          </table:table-cell>
          <table:table-cell office:value-type="float" office:value="0.1379999965429306" table:style-name="ce5">
            <text:p>0.1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6.94444274902344" table:style-name="ce15">
            <text:p>156.944</text:p>
          </table:table-cell>
          <table:table-cell office:value-type="float" office:value="3.6685338020324707" table:style-name="ce43">
            <text:p>3.669</text:p>
          </table:table-cell>
          <table:table-cell office:value-type="float" office:value="1.5722290277481079" table:style-name="ce44">
            <text:p>1.572</text:p>
          </table:table-cell>
          <table:table-cell office:value-type="float" office:value="5.2407612800598145" table:style-name="ce43">
            <text:p>5.24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875" table:style-name="ce6">
            <text:p>0.875</text:p>
          </table:table-cell>
          <table:table-cell office:value-type="float" office:value="0.81988096237182617" table:style-name="ce6">
            <text:p>0.82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1846157312393188" table:style-name="ce6">
            <text:p>0.71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7000000476837158" table:style-name="ce6">
            <text:p>0.370</text:p>
          </table:table-cell>
          <table:table-cell office:value-type="float" office:value="0" table:style-name="ce6">
            <text:p>0.000</text:p>
          </table:table-cell>
          <table:table-cell office:value-type="float" office:value="0.4184567928314209" table:style-name="ce6">
            <text:p>0.418</text:p>
          </table:table-cell>
          <table:table-cell office:value-type="float" office:value="0.61874991655349731" table:style-name="ce6">
            <text:p>0.619</text:p>
          </table:table-cell>
          <table:table-cell office:value-type="float" office:value="0.75388979911804199" table:style-name="ce6">
            <text:p>0.754</text:p>
          </table:table-cell>
          <table:table-cell office:value-type="float" office:value="1.5427500009536743" table:style-name="ce6">
            <text:p>1.543</text:p>
          </table:table-cell>
          <table:table-cell office:value-type="float" office:value="0.1379999965429306" table:style-name="ce6">
            <text:p>0.1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6.94444274902344" table:style-name="ce16">
            <text:p>156.944</text:p>
          </table:table-cell>
          <table:table-cell office:value-type="float" office:value="3.6841447353363037" table:style-name="ce45">
            <text:p>3.684</text:p>
          </table:table-cell>
          <table:table-cell office:value-type="float" office:value="1.5789194107055664" table:style-name="ce46">
            <text:p>1.579</text:p>
          </table:table-cell>
          <table:table-cell office:value-type="float" office:value="5.2630624771118164" table:style-name="ce45">
            <text:p>5.26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OOR DE KRAAL FARM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4" table:style-name="ce39">
            <text:p>34</text:p>
          </table:table-cell>
          <table:table-cell office:value-type="string" table:style-name="ce40">
            <text:p>--</text:p>
          </table:table-cell>
          <table:table-cell office:value-type="float" office:value="34" table:style-name="ce39">
            <text:p>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6" table:style-name="ce39">
            <text:p>36</text:p>
          </table:table-cell>
          <table:table-cell office:value-type="string" table:style-name="ce40">
            <text:p>--</text:p>
          </table:table-cell>
          <table:table-cell office:value-type="float" office:value="36" table:style-name="ce39">
            <text:p>3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0" table:style-name="ce4">
            <text:p>4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7" table:style-name="ce14">
            <text:p>847</text:p>
          </table:table-cell>
          <table:table-cell office:value-type="float" office:value="1267" table:style-name="ce41">
            <text:p>1267</text:p>
          </table:table-cell>
          <table:table-cell office:value-type="float" office:value="543" table:style-name="ce42">
            <text:p>543</text:p>
          </table:table-cell>
          <table:table-cell office:value-type="float" office:value="1810" table:style-name="ce41">
            <text:p>18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205001831054688" table:style-name="ce14">
            <text:p>30</text:p>
          </table:table-cell>
          <table:table-cell office:value-type="float" office:value="45.205001831054688" table:style-name="ce41">
            <text:p>45</text:p>
          </table:table-cell>
          <table:table-cell office:value-type="float" office:value="19.373571395874023" table:style-name="ce42">
            <text:p>19</text:p>
          </table:table-cell>
          <table:table-cell office:value-type="float" office:value="64.578575134277344" table:style-name="ce41">
            <text:p>6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" table:style-name="ce5">
            <text:p>15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205001831054688" table:style-name="ce15">
            <text:p>30.205</text:p>
          </table:table-cell>
          <table:table-cell office:value-type="float" office:value="22.602500915527344" table:style-name="ce43">
            <text:p>22.603</text:p>
          </table:table-cell>
          <table:table-cell office:value-type="float" office:value="9.6867856979370117" table:style-name="ce44">
            <text:p>9.687</text:p>
          </table:table-cell>
          <table:table-cell office:value-type="float" office:value="32.289287567138672" table:style-name="ce43">
            <text:p>32.2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" table:style-name="ce5">
            <text:p>15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.068333625793457" table:style-name="ce15">
            <text:p>10.068</text:p>
          </table:table-cell>
          <table:table-cell office:value-type="float" office:value="11.301250457763672" table:style-name="ce43">
            <text:p>11.301</text:p>
          </table:table-cell>
          <table:table-cell office:value-type="float" office:value="4.8433928489685059" table:style-name="ce44">
            <text:p>4.843</text:p>
          </table:table-cell>
          <table:table-cell office:value-type="float" office:value="16.144643783569336" table:style-name="ce43">
            <text:p>16.14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" table:style-name="ce6">
            <text:p>15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5.102500915527344" table:style-name="ce16">
            <text:p>15.103</text:p>
          </table:table-cell>
          <table:table-cell office:value-type="float" office:value="15.068333625793457" table:style-name="ce45">
            <text:p>15.068</text:p>
          </table:table-cell>
          <table:table-cell office:value-type="float" office:value="6.4578571319580078" table:style-name="ce46">
            <text:p>6.458</text:p>
          </table:table-cell>
          <table:table-cell office:value-type="float" office:value="21.526191711425781" table:style-name="ce45">
            <text:p>21.52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URBANVIL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120" table:style-name="ce3">
            <text:p>1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float" office:value="337" table:style-name="ce3">
            <text:p>337</text:p>
          </table:table-cell>
          <table:table-cell office:value-type="float" office:value="604" table:style-name="ce3">
            <text:p>604</text:p>
          </table:table-cell>
          <table:table-cell office:value-type="float" office:value="260" table:style-name="ce3">
            <text:p>260</text:p>
          </table:table-cell>
          <table:table-cell office:value-type="float" office:value="288" table:style-name="ce3">
            <text:p>2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3">
            <text:p>53</text:p>
          </table:table-cell>
          <table:table-cell office:value-type="float" office:value="1992" table:style-name="ce39">
            <text:p>1992</text:p>
          </table:table-cell>
          <table:table-cell office:value-type="string" table:style-name="ce40">
            <text:p>--</text:p>
          </table:table-cell>
          <table:table-cell office:value-type="float" office:value="1992" table:style-name="ce39">
            <text:p>19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4" table:style-name="ce3">
            <text:p>34</text:p>
          </table:table-cell>
          <table:table-cell office:value-type="float" office:value="162" table:style-name="ce3">
            <text:p>16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float" office:value="340" table:style-name="ce3">
            <text:p>340</text:p>
          </table:table-cell>
          <table:table-cell office:value-type="float" office:value="615" table:style-name="ce3">
            <text:p>615</text:p>
          </table:table-cell>
          <table:table-cell office:value-type="float" office:value="267" table:style-name="ce3">
            <text:p>267</text:p>
          </table:table-cell>
          <table:table-cell office:value-type="float" office:value="316" table:style-name="ce3">
            <text:p>3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6" table:style-name="ce13">
            <text:p>86</text:p>
          </table:table-cell>
          <table:table-cell office:value-type="float" office:value="2142" table:style-name="ce39">
            <text:p>2142</text:p>
          </table:table-cell>
          <table:table-cell office:value-type="string" table:style-name="ce40">
            <text:p>--</text:p>
          </table:table-cell>
          <table:table-cell office:value-type="float" office:value="2142" table:style-name="ce39">
            <text:p>21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0" table:style-name="ce3">
            <text:p>30</text:p>
          </table:table-cell>
          <table:table-cell office:value-type="float" office:value="177" table:style-name="ce3">
            <text:p>177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86" table:style-name="ce3">
            <text:p>286</text:p>
          </table:table-cell>
          <table:table-cell office:value-type="float" office:value="339" table:style-name="ce3">
            <text:p>339</text:p>
          </table:table-cell>
          <table:table-cell office:value-type="float" office:value="612" table:style-name="ce3">
            <text:p>612</text:p>
          </table:table-cell>
          <table:table-cell office:value-type="float" office:value="265" table:style-name="ce3">
            <text:p>265</text:p>
          </table:table-cell>
          <table:table-cell office:value-type="float" office:value="307" table:style-name="ce3">
            <text:p>30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13">
            <text:p>78</text:p>
          </table:table-cell>
          <table:table-cell office:value-type="float" office:value="2130" table:style-name="ce39">
            <text:p>2130</text:p>
          </table:table-cell>
          <table:table-cell office:value-type="string" table:style-name="ce40">
            <text:p>--</text:p>
          </table:table-cell>
          <table:table-cell office:value-type="float" office:value="2130" table:style-name="ce39">
            <text:p>21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5" table:style-name="ce3">
            <text:p>195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273" table:style-name="ce3">
            <text:p>273</text:p>
          </table:table-cell>
          <table:table-cell office:value-type="float" office:value="155" table:style-name="ce3">
            <text:p>155</text:p>
          </table:table-cell>
          <table:table-cell office:value-type="float" office:value="55" table:style-name="ce3">
            <text:p>55</text:p>
          </table:table-cell>
          <table:table-cell office:value-type="float" office:value="26" table:style-name="ce3">
            <text:p>26</text:p>
          </table:table-cell>
          <table:table-cell office:value-type="float" office:value="94" table:style-name="ce3">
            <text:p>9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16" table:style-name="ce39">
            <text:p>916</text:p>
          </table:table-cell>
          <table:table-cell office:value-type="string" table:style-name="ce40">
            <text:p>--</text:p>
          </table:table-cell>
          <table:table-cell office:value-type="float" office:value="916" table:style-name="ce39">
            <text:p>9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6" table:style-name="ce3">
            <text:p>36</text:p>
          </table:table-cell>
          <table:table-cell office:value-type="float" office:value="179" table:style-name="ce3">
            <text:p>179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2" table:style-name="ce3">
            <text:p>202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559" table:style-name="ce3">
            <text:p>559</text:p>
          </table:table-cell>
          <table:table-cell office:value-type="float" office:value="492" table:style-name="ce3">
            <text:p>492</text:p>
          </table:table-cell>
          <table:table-cell office:value-type="float" office:value="659" table:style-name="ce3">
            <text:p>659</text:p>
          </table:table-cell>
          <table:table-cell office:value-type="float" office:value="286" table:style-name="ce3">
            <text:p>286</text:p>
          </table:table-cell>
          <table:table-cell office:value-type="float" office:value="382" table:style-name="ce3">
            <text:p>38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3">
            <text:p>53</text:p>
          </table:table-cell>
          <table:table-cell office:value-type="float" office:value="2908" table:style-name="ce39">
            <text:p>2908</text:p>
          </table:table-cell>
          <table:table-cell office:value-type="string" table:style-name="ce40">
            <text:p>--</text:p>
          </table:table-cell>
          <table:table-cell office:value-type="float" office:value="2908" table:style-name="ce39">
            <text:p>29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107" table:style-name="ce4">
            <text:p>2107</text:p>
          </table:table-cell>
          <table:table-cell office:value-type="float" office:value="10669" table:style-name="ce4">
            <text:p>10669</text:p>
          </table:table-cell>
          <table:table-cell office:value-type="float" office:value="0" table:style-name="ce4">
            <text:p>0</text:p>
          </table:table-cell>
          <table:table-cell office:value-type="float" office:value="344" table:style-name="ce4">
            <text:p>344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" table:style-name="ce4">
            <text:p>75</text:p>
          </table:table-cell>
          <table:table-cell office:value-type="float" office:value="768" table:style-name="ce4">
            <text:p>768</text:p>
          </table:table-cell>
          <table:table-cell office:value-type="float" office:value="0" table:style-name="ce4">
            <text:p>0</text:p>
          </table:table-cell>
          <table:table-cell office:value-type="float" office:value="3132" table:style-name="ce4">
            <text:p>3132</text:p>
          </table:table-cell>
          <table:table-cell office:value-type="float" office:value="5329" table:style-name="ce4">
            <text:p>5329</text:p>
          </table:table-cell>
          <table:table-cell office:value-type="float" office:value="13806" table:style-name="ce4">
            <text:p>13806</text:p>
          </table:table-cell>
          <table:table-cell office:value-type="float" office:value="10011" table:style-name="ce4">
            <text:p>10011</text:p>
          </table:table-cell>
          <table:table-cell office:value-type="float" office:value="15434" table:style-name="ce4">
            <text:p>154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2008" table:style-name="ce14">
            <text:p>302008</text:p>
          </table:table-cell>
          <table:table-cell office:value-type="float" office:value="363721" table:style-name="ce41">
            <text:p>363721</text:p>
          </table:table-cell>
          <table:table-cell office:value-type="float" office:value="155880.609375" table:style-name="ce42">
            <text:p>155881</text:p>
          </table:table-cell>
          <table:table-cell office:value-type="float" office:value="519601.125" table:style-name="ce41">
            <text:p>51960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70.647987365722656" table:style-name="ce4">
            <text:p>71</text:p>
          </table:table-cell>
          <table:table-cell office:value-type="float" office:value="345.67898559570312" table:style-name="ce4">
            <text:p>346</text:p>
          </table:table-cell>
          <table:table-cell office:value-type="float" office:value="0" table:style-name="ce4">
            <text:p>0</text:p>
          </table:table-cell>
          <table:table-cell office:value-type="float" office:value="9.2139997482299805" table:style-name="ce4">
            <text:p>9</text:p>
          </table:table-cell>
          <table:table-cell office:value-type="float" office:value="0.4070000052452087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.999999932944774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890000820159912" table:style-name="ce4">
            <text:p>2</text:p>
          </table:table-cell>
          <table:table-cell office:value-type="float" office:value="23.754999160766602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13.01401519775391" table:style-name="ce4">
            <text:p>113</text:p>
          </table:table-cell>
          <table:table-cell office:value-type="float" office:value="193.17396545410156" table:style-name="ce4">
            <text:p>193</text:p>
          </table:table-cell>
          <table:table-cell office:value-type="float" office:value="430.56414794921875" table:style-name="ce4">
            <text:p>431</text:p>
          </table:table-cell>
          <table:table-cell office:value-type="float" office:value="285.51495361328125" table:style-name="ce4">
            <text:p>286</text:p>
          </table:table-cell>
          <table:table-cell office:value-type="float" office:value="487.99685668945312" table:style-name="ce4">
            <text:p>4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39.3349609375" table:style-name="ce14">
            <text:p>13239</text:p>
          </table:table-cell>
          <table:table-cell office:value-type="float" office:value="15202.822265625" table:style-name="ce41">
            <text:p>15203</text:p>
          </table:table-cell>
          <table:table-cell office:value-type="float" office:value="6515.4921875" table:style-name="ce42">
            <text:p>6515</text:p>
          </table:table-cell>
          <table:table-cell office:value-type="float" office:value="21718.330078125" table:style-name="ce41">
            <text:p>217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9436662197113037" table:style-name="ce5">
            <text:p>2.944</text:p>
          </table:table-cell>
          <table:table-cell office:value-type="float" office:value="2.8806581497192383" table:style-name="ce5">
            <text:p>2.881</text:p>
          </table:table-cell>
          <table:table-cell office:value-type="float" office:value="0" table:style-name="ce5">
            <text:p>0.000</text:p>
          </table:table-cell>
          <table:table-cell office:value-type="float" office:value="4.6069998741149902" table:style-name="ce5">
            <text:p>4.607</text:p>
          </table:table-cell>
          <table:table-cell office:value-type="float" office:value="0.40700000524520874" table:style-name="ce5">
            <text:p>0.407</text:p>
          </table:table-cell>
          <table:table-cell office:value-type="float" office:value="0" table:style-name="ce5">
            <text:p>0.000</text:p>
          </table:table-cell>
          <table:table-cell office:value-type="float" office:value="1" table:style-name="ce5">
            <text:p>1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5571448802948" table:style-name="ce5">
            <text:p>0.356</text:p>
          </table:table-cell>
          <table:table-cell office:value-type="float" office:value="2.9693748950958252" table:style-name="ce5">
            <text:p>2.969</text:p>
          </table:table-cell>
          <table:table-cell office:value-type="float" office:value="0" table:style-name="ce5">
            <text:p>0.000</text:p>
          </table:table-cell>
          <table:table-cell office:value-type="float" office:value="0.39515390992164612" table:style-name="ce5">
            <text:p>0.395</text:p>
          </table:table-cell>
          <table:table-cell office:value-type="float" office:value="0.57321649789810181" table:style-name="ce5">
            <text:p>0.573</text:p>
          </table:table-cell>
          <table:table-cell office:value-type="float" office:value="0.71285456418991089" table:style-name="ce5">
            <text:p>0.713</text:p>
          </table:table-cell>
          <table:table-cell office:value-type="float" office:value="1.0981343984603882" table:style-name="ce5">
            <text:p>1.098</text:p>
          </table:table-cell>
          <table:table-cell office:value-type="float" office:value="1.6944335699081421" table:style-name="ce5">
            <text:p>1.6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9.79876708984375" table:style-name="ce15">
            <text:p>249.799</text:p>
          </table:table-cell>
          <table:table-cell office:value-type="float" office:value="7.6319389343261719" table:style-name="ce43">
            <text:p>7.632</text:p>
          </table:table-cell>
          <table:table-cell office:value-type="float" office:value="3.270829439163208" table:style-name="ce44">
            <text:p>3.271</text:p>
          </table:table-cell>
          <table:table-cell office:value-type="float" office:value="10.902775764465332" table:style-name="ce43">
            <text:p>10.90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0778820514678955" table:style-name="ce5">
            <text:p>2.078</text:p>
          </table:table-cell>
          <table:table-cell office:value-type="float" office:value="2.1338210105895996" table:style-name="ce5">
            <text:p>2.134</text:p>
          </table:table-cell>
          <table:table-cell office:value-type="float" office:value="0" table:style-name="ce5">
            <text:p>0.000</text:p>
          </table:table-cell>
          <table:table-cell office:value-type="float" office:value="3.0713331699371338" table:style-name="ce5">
            <text:p>3.071</text:p>
          </table:table-cell>
          <table:table-cell office:value-type="float" office:value="0.40700000524520874" table:style-name="ce5">
            <text:p>0.407</text:p>
          </table:table-cell>
          <table:table-cell office:value-type="float" office:value="0" table:style-name="ce5">
            <text:p>0.000</text:p>
          </table:table-cell>
          <table:table-cell office:value-type="float" office:value="1" table:style-name="ce5">
            <text:p>1.000</text:p>
          </table:table-cell>
          <table:table-cell office:value-type="float" office:value="2.9999999329447746E-2" table:style-name="ce5">
            <text:p>0.0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4890001118183136" table:style-name="ce5">
            <text:p>0.249</text:p>
          </table:table-cell>
          <table:table-cell office:value-type="float" office:value="1.187749981880188" table:style-name="ce5">
            <text:p>1.188</text:p>
          </table:table-cell>
          <table:table-cell office:value-type="float" office:value="0" table:style-name="ce5">
            <text:p>0.000</text:p>
          </table:table-cell>
          <table:table-cell office:value-type="float" office:value="0.39515390992164612" table:style-name="ce5">
            <text:p>0.395</text:p>
          </table:table-cell>
          <table:table-cell office:value-type="float" office:value="0.56815874576568604" table:style-name="ce5">
            <text:p>0.568</text:p>
          </table:table-cell>
          <table:table-cell office:value-type="float" office:value="0.70010429620742798" table:style-name="ce5">
            <text:p>0.700</text:p>
          </table:table-cell>
          <table:table-cell office:value-type="float" office:value="1.0693444013595581" table:style-name="ce5">
            <text:p>1.069</text:p>
          </table:table-cell>
          <table:table-cell office:value-type="float" office:value="1.5442938804626465" table:style-name="ce5">
            <text:p>1.5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3.94575500488281" table:style-name="ce15">
            <text:p>153.946</text:p>
          </table:table-cell>
          <table:table-cell office:value-type="float" office:value="7.0974893569946289" table:style-name="ce43">
            <text:p>7.097</text:p>
          </table:table-cell>
          <table:table-cell office:value-type="float" office:value="3.0417797565460205" table:style-name="ce44">
            <text:p>3.042</text:p>
          </table:table-cell>
          <table:table-cell office:value-type="float" office:value="10.139276504516602" table:style-name="ce43">
            <text:p>10.13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3549330234527588" table:style-name="ce6">
            <text:p>2.355</text:p>
          </table:table-cell>
          <table:table-cell office:value-type="float" office:value="1.9529886245727539" table:style-name="ce6">
            <text:p>1.953</text:p>
          </table:table-cell>
          <table:table-cell office:value-type="float" office:value="0" table:style-name="ce6">
            <text:p>0.000</text:p>
          </table:table-cell>
          <table:table-cell office:value-type="float" office:value="3.0713331699371338" table:style-name="ce6">
            <text:p>3.071</text:p>
          </table:table-cell>
          <table:table-cell office:value-type="float" office:value="0.40700000524520874" table:style-name="ce6">
            <text:p>0.407</text:p>
          </table:table-cell>
          <table:table-cell office:value-type="float" office:value="0" table:style-name="ce6">
            <text:p>0.000</text:p>
          </table:table-cell>
          <table:table-cell office:value-type="float" office:value="1" table:style-name="ce6">
            <text:p>1.000</text:p>
          </table:table-cell>
          <table:table-cell office:value-type="float" office:value="2.9999999329447746E-2" table:style-name="ce6">
            <text:p>0.0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4890001118183136" table:style-name="ce6">
            <text:p>0.249</text:p>
          </table:table-cell>
          <table:table-cell office:value-type="float" office:value="1.187749981880188" table:style-name="ce6">
            <text:p>1.188</text:p>
          </table:table-cell>
          <table:table-cell office:value-type="float" office:value="0" table:style-name="ce6">
            <text:p>0.000</text:p>
          </table:table-cell>
          <table:table-cell office:value-type="float" office:value="0.39515390992164612" table:style-name="ce6">
            <text:p>0.395</text:p>
          </table:table-cell>
          <table:table-cell office:value-type="float" office:value="0.56983470916748047" table:style-name="ce6">
            <text:p>0.570</text:p>
          </table:table-cell>
          <table:table-cell office:value-type="float" office:value="0.70353621244430542" table:style-name="ce6">
            <text:p>0.704</text:p>
          </table:table-cell>
          <table:table-cell office:value-type="float" office:value="1.077414870262146" table:style-name="ce6">
            <text:p>1.077</text:p>
          </table:table-cell>
          <table:table-cell office:value-type="float" office:value="1.5895663499832153" table:style-name="ce6">
            <text:p>1.5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69.73506164550781" table:style-name="ce16">
            <text:p>169.735</text:p>
          </table:table-cell>
          <table:table-cell office:value-type="float" office:value="7.1374750137329102" table:style-name="ce45">
            <text:p>7.137</text:p>
          </table:table-cell>
          <table:table-cell office:value-type="float" office:value="3.0589165687561035" table:style-name="ce46">
            <text:p>3.059</text:p>
          </table:table-cell>
          <table:table-cell office:value-type="float" office:value="10.196398735046387" table:style-name="ce45">
            <text:p>10.19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URBANVILLE HILL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7" table:style-name="ce3">
            <text:p>217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261" table:style-name="ce39">
            <text:p>261</text:p>
          </table:table-cell>
          <table:table-cell office:value-type="string" table:style-name="ce40">
            <text:p>--</text:p>
          </table:table-cell>
          <table:table-cell office:value-type="float" office:value="261" table:style-name="ce39">
            <text:p>2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8" table:style-name="ce3">
            <text:p>218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266" table:style-name="ce39">
            <text:p>266</text:p>
          </table:table-cell>
          <table:table-cell office:value-type="string" table:style-name="ce40">
            <text:p>--</text:p>
          </table:table-cell>
          <table:table-cell office:value-type="float" office:value="266" table:style-name="ce39">
            <text:p>2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7" table:style-name="ce3">
            <text:p>217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262" table:style-name="ce39">
            <text:p>262</text:p>
          </table:table-cell>
          <table:table-cell office:value-type="string" table:style-name="ce40">
            <text:p>--</text:p>
          </table:table-cell>
          <table:table-cell office:value-type="float" office:value="262" table:style-name="ce39">
            <text:p>2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39">
            <text:p>20</text:p>
          </table:table-cell>
          <table:table-cell office:value-type="string" table:style-name="ce40">
            <text:p>--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23" table:style-name="ce3">
            <text:p>223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3">
            <text:p>14</text:p>
          </table:table-cell>
          <table:table-cell office:value-type="float" office:value="281" table:style-name="ce39">
            <text:p>281</text:p>
          </table:table-cell>
          <table:table-cell office:value-type="string" table:style-name="ce40">
            <text:p>--</text:p>
          </table:table-cell>
          <table:table-cell office:value-type="float" office:value="281" table:style-name="ce39">
            <text:p>2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1" table:style-name="ce4">
            <text:p>111</text:p>
          </table:table-cell>
          <table:table-cell office:value-type="float" office:value="732" table:style-name="ce4">
            <text:p>7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13" table:style-name="ce4">
            <text:p>9913</text:p>
          </table:table-cell>
          <table:table-cell office:value-type="float" office:value="1159" table:style-name="ce4">
            <text:p>1159</text:p>
          </table:table-cell>
          <table:table-cell office:value-type="float" office:value="1072" table:style-name="ce4">
            <text:p>10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831" table:style-name="ce14">
            <text:p>71831</text:p>
          </table:table-cell>
          <table:table-cell office:value-type="float" office:value="84818" table:style-name="ce41">
            <text:p>84818</text:p>
          </table:table-cell>
          <table:table-cell office:value-type="float" office:value="36350.56640625" table:style-name="ce42">
            <text:p>36351</text:p>
          </table:table-cell>
          <table:table-cell office:value-type="float" office:value="121168.5546875" table:style-name="ce41">
            <text:p>1211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1029999256134033" table:style-name="ce4">
            <text:p>2</text:p>
          </table:table-cell>
          <table:table-cell office:value-type="float" office:value="14.66800022125244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1.68110656738281" table:style-name="ce4">
            <text:p>192</text:p>
          </table:table-cell>
          <table:table-cell office:value-type="float" office:value="32.360000610351562" table:style-name="ce4">
            <text:p>32</text:p>
          </table:table-cell>
          <table:table-cell office:value-type="float" office:value="19.85200119018554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65.044921875" table:style-name="ce14">
            <text:p>3265</text:p>
          </table:table-cell>
          <table:table-cell office:value-type="float" office:value="3525.7080078125" table:style-name="ce41">
            <text:p>3526</text:p>
          </table:table-cell>
          <table:table-cell office:value-type="float" office:value="1511.017578125" table:style-name="ce42">
            <text:p>1511</text:p>
          </table:table-cell>
          <table:table-cell office:value-type="float" office:value="5036.72509765625" table:style-name="ce41">
            <text:p>503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0099997520446777" table:style-name="ce5">
            <text:p>0.701</text:p>
          </table:table-cell>
          <table:table-cell office:value-type="float" office:value="2.0954287052154541" table:style-name="ce5">
            <text:p>2.0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3323073387146" table:style-name="ce5">
            <text:p>0.883</text:p>
          </table:table-cell>
          <table:table-cell office:value-type="float" office:value="1.7977777719497681" table:style-name="ce5">
            <text:p>1.798</text:p>
          </table:table-cell>
          <table:table-cell office:value-type="float" office:value="9.9260005950927734" table:style-name="ce5">
            <text:p>9.9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3.21749877929687" table:style-name="ce15">
            <text:p>233.217</text:p>
          </table:table-cell>
          <table:table-cell office:value-type="float" office:value="13.50846004486084" table:style-name="ce43">
            <text:p>13.508</text:p>
          </table:table-cell>
          <table:table-cell office:value-type="float" office:value="5.789339542388916" table:style-name="ce44">
            <text:p>5.789</text:p>
          </table:table-cell>
          <table:table-cell office:value-type="float" office:value="19.297798156738281" table:style-name="ce43">
            <text:p>19.2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0099997520446777" table:style-name="ce5">
            <text:p>0.701</text:p>
          </table:table-cell>
          <table:table-cell office:value-type="float" office:value="1.4667999744415283" table:style-name="ce5">
            <text:p>1.4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927114963531494" table:style-name="ce5">
            <text:p>0.879</text:p>
          </table:table-cell>
          <table:table-cell office:value-type="float" office:value="1.7977777719497681" table:style-name="ce5">
            <text:p>1.798</text:p>
          </table:table-cell>
          <table:table-cell office:value-type="float" office:value="6.6173338890075684" table:style-name="ce5">
            <text:p>6.6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3.21749877929687" table:style-name="ce15">
            <text:p>233.217</text:p>
          </table:table-cell>
          <table:table-cell office:value-type="float" office:value="13.254541397094727" table:style-name="ce43">
            <text:p>13.255</text:p>
          </table:table-cell>
          <table:table-cell office:value-type="float" office:value="5.6805171966552734" table:style-name="ce44">
            <text:p>5.681</text:p>
          </table:table-cell>
          <table:table-cell office:value-type="float" office:value="18.935056686401367" table:style-name="ce43">
            <text:p>18.93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70099997520446777" table:style-name="ce6">
            <text:p>0.701</text:p>
          </table:table-cell>
          <table:table-cell office:value-type="float" office:value="1.8335000276565552" table:style-name="ce6">
            <text:p>1.8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83323073387146" table:style-name="ce6">
            <text:p>0.883</text:p>
          </table:table-cell>
          <table:table-cell office:value-type="float" office:value="1.7977777719497681" table:style-name="ce6">
            <text:p>1.798</text:p>
          </table:table-cell>
          <table:table-cell office:value-type="float" office:value="9.9260005950927734" table:style-name="ce6">
            <text:p>9.9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33.21749877929687" table:style-name="ce16">
            <text:p>233.217</text:p>
          </table:table-cell>
          <table:table-cell office:value-type="float" office:value="13.456900596618652" table:style-name="ce45">
            <text:p>13.457</text:p>
          </table:table-cell>
          <table:table-cell office:value-type="float" office:value="5.767242431640625" table:style-name="ce46">
            <text:p>5.767</text:p>
          </table:table-cell>
          <table:table-cell office:value-type="float" office:value="19.224142074584961" table:style-name="ce45">
            <text:p>19.22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URBANVILLE MEADOW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0" table:style-name="ce39">
            <text:p>40</text:p>
          </table:table-cell>
          <table:table-cell office:value-type="string" table:style-name="ce40">
            <text:p>--</text:p>
          </table:table-cell>
          <table:table-cell office:value-type="float" office:value="40" table:style-name="ce39">
            <text:p>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9" table:style-name="ce39">
            <text:p>39</text:p>
          </table:table-cell>
          <table:table-cell office:value-type="string" table:style-name="ce40">
            <text:p>--</text:p>
          </table:table-cell>
          <table:table-cell office:value-type="float" office:value="39" table:style-name="ce39">
            <text:p>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3">
            <text:p>8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0" table:style-name="ce39">
            <text:p>120</text:p>
          </table:table-cell>
          <table:table-cell office:value-type="string" table:style-name="ce40">
            <text:p>--</text:p>
          </table:table-cell>
          <table:table-cell office:value-type="float" office:value="120" table:style-name="ce39">
            <text:p>1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7" table:style-name="ce3">
            <text:p>87</text:p>
          </table:table-cell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58" table:style-name="ce39">
            <text:p>158</text:p>
          </table:table-cell>
          <table:table-cell office:value-type="string" table:style-name="ce40">
            <text:p>--</text:p>
          </table:table-cell>
          <table:table-cell office:value-type="float" office:value="158" table:style-name="ce39">
            <text:p>1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167" table:style-name="ce4">
            <text:p>11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1" table:style-name="ce4">
            <text:p>46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60" table:style-name="ce14">
            <text:p>1860</text:p>
          </table:table-cell>
          <table:table-cell office:value-type="float" office:value="3588" table:style-name="ce41">
            <text:p>3588</text:p>
          </table:table-cell>
          <table:table-cell office:value-type="float" office:value="1537.7142333984375" table:style-name="ce42">
            <text:p>1538</text:p>
          </table:table-cell>
          <table:table-cell office:value-type="float" office:value="5125.71484375" table:style-name="ce41">
            <text:p>512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44.884998321533203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61999893188476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730998992919922" table:style-name="ce4">
            <text:p>18</text:p>
          </table:table-cell>
          <table:table-cell office:value-type="float" office:value="0.3849999904632568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53900146484375" table:style-name="ce14">
            <text:p>72</text:p>
          </table:table-cell>
          <table:table-cell office:value-type="float" office:value="138.00199890136719" table:style-name="ce41">
            <text:p>138</text:p>
          </table:table-cell>
          <table:table-cell office:value-type="float" office:value="59.143714904785156" table:style-name="ce42">
            <text:p>59</text:p>
          </table:table-cell>
          <table:table-cell office:value-type="float" office:value="197.14572143554687" table:style-name="ce41">
            <text:p>19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4.961666107177734" table:style-name="ce5">
            <text:p>14.9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4619998931884766" table:style-name="ce5">
            <text:p>3.4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19677209854126" table:style-name="ce5">
            <text:p>0.572</text:p>
          </table:table-cell>
          <table:table-cell office:value-type="float" office:value="0.38499999046325684" table:style-name="ce5">
            <text:p>0.3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5.769500732421875" table:style-name="ce15">
            <text:p>35.770</text:p>
          </table:table-cell>
          <table:table-cell office:value-type="float" office:value="3.63163161277771" table:style-name="ce43">
            <text:p>3.632</text:p>
          </table:table-cell>
          <table:table-cell office:value-type="float" office:value="1.5564135313034058" table:style-name="ce44">
            <text:p>1.556</text:p>
          </table:table-cell>
          <table:table-cell office:value-type="float" office:value="5.1880455017089844" table:style-name="ce43">
            <text:p>5.1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1.221249580383301" table:style-name="ce5">
            <text:p>11.2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7309999465942383" table:style-name="ce5">
            <text:p>1.7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19677209854126" table:style-name="ce5">
            <text:p>0.572</text:p>
          </table:table-cell>
          <table:table-cell office:value-type="float" office:value="0.38499999046325684" table:style-name="ce5">
            <text:p>0.3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5.769500732421875" table:style-name="ce15">
            <text:p>35.770</text:p>
          </table:table-cell>
          <table:table-cell office:value-type="float" office:value="3.450049877166748" table:style-name="ce43">
            <text:p>3.450</text:p>
          </table:table-cell>
          <table:table-cell office:value-type="float" office:value="1.4785928726196289" table:style-name="ce44">
            <text:p>1.479</text:p>
          </table:table-cell>
          <table:table-cell office:value-type="float" office:value="4.9286432266235352" table:style-name="ce43">
            <text:p>4.9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4.961666107177734" table:style-name="ce6">
            <text:p>14.96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7309999465942383" table:style-name="ce6">
            <text:p>1.7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719677209854126" table:style-name="ce6">
            <text:p>0.572</text:p>
          </table:table-cell>
          <table:table-cell office:value-type="float" office:value="0.38499999046325684" table:style-name="ce6">
            <text:p>0.3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5.769500732421875" table:style-name="ce16">
            <text:p>35.770</text:p>
          </table:table-cell>
          <table:table-cell office:value-type="float" office:value="3.5385127067565918" table:style-name="ce45">
            <text:p>3.539</text:p>
          </table:table-cell>
          <table:table-cell office:value-type="float" office:value="1.5165054798126221" table:style-name="ce46">
            <text:p>1.517</text:p>
          </table:table-cell>
          <table:table-cell office:value-type="float" office:value="5.055018424987793" table:style-name="ce45">
            <text:p>5.05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URBEL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82" table:style-name="ce39">
            <text:p>82</text:p>
          </table:table-cell>
          <table:table-cell office:value-type="string" table:style-name="ce40">
            <text:p>--</text:p>
          </table:table-cell>
          <table:table-cell office:value-type="float" office:value="82" table:style-name="ce39">
            <text:p>8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83" table:style-name="ce39">
            <text:p>83</text:p>
          </table:table-cell>
          <table:table-cell office:value-type="string" table:style-name="ce40">
            <text:p>--</text:p>
          </table:table-cell>
          <table:table-cell office:value-type="float" office:value="83" table:style-name="ce39">
            <text:p>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82" table:style-name="ce39">
            <text:p>82</text:p>
          </table:table-cell>
          <table:table-cell office:value-type="string" table:style-name="ce40">
            <text:p>--</text:p>
          </table:table-cell>
          <table:table-cell office:value-type="float" office:value="82" table:style-name="ce39">
            <text:p>8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" table:style-name="ce39">
            <text:p>21</text:p>
          </table:table-cell>
          <table:table-cell office:value-type="string" table:style-name="ce40">
            <text:p>--</text:p>
          </table:table-cell>
          <table:table-cell office:value-type="float" office:value="21" table:style-name="ce39">
            <text:p>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6" table:style-name="ce3">
            <text:p>46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03" table:style-name="ce39">
            <text:p>103</text:p>
          </table:table-cell>
          <table:table-cell office:value-type="string" table:style-name="ce40">
            <text:p>--</text:p>
          </table:table-cell>
          <table:table-cell office:value-type="float" office:value="103" table:style-name="ce39">
            <text:p>1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3" table:style-name="ce4">
            <text:p>53</text:p>
          </table:table-cell>
          <table:table-cell office:value-type="float" office:value="145" table:style-name="ce4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016" table:style-name="ce4">
            <text:p>1016</text:p>
          </table:table-cell>
          <table:table-cell office:value-type="float" office:value="241" table:style-name="ce4">
            <text:p>241</text:p>
          </table:table-cell>
          <table:table-cell office:value-type="float" office:value="531" table:style-name="ce4">
            <text:p>5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765" table:style-name="ce14">
            <text:p>20765</text:p>
          </table:table-cell>
          <table:table-cell office:value-type="float" office:value="22762" table:style-name="ce41">
            <text:p>22762</text:p>
          </table:table-cell>
          <table:table-cell office:value-type="float" office:value="9755.1416015625" table:style-name="ce42">
            <text:p>9755</text:p>
          </table:table-cell>
          <table:table-cell office:value-type="float" office:value="32517.142578125" table:style-name="ce41">
            <text:p>3251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7109999656677246" table:style-name="ce4">
            <text:p>2</text:p>
          </table:table-cell>
          <table:table-cell office:value-type="float" office:value="4.718000411987304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6100000143051147" table:style-name="ce4">
            <text:p>0</text:p>
          </table:table-cell>
          <table:table-cell office:value-type="float" office:value="33.678993225097656" table:style-name="ce4">
            <text:p>34</text:p>
          </table:table-cell>
          <table:table-cell office:value-type="float" office:value="7.8629999160766602" table:style-name="ce4">
            <text:p>8</text:p>
          </table:table-cell>
          <table:table-cell office:value-type="float" office:value="17.47100067138671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9.24200439453125" table:style-name="ce14">
            <text:p>639</text:p>
          </table:table-cell>
          <table:table-cell office:value-type="float" office:value="705.044921875" table:style-name="ce41">
            <text:p>705</text:p>
          </table:table-cell>
          <table:table-cell office:value-type="float" office:value="302.162109375" table:style-name="ce42">
            <text:p>302</text:p>
          </table:table-cell>
          <table:table-cell office:value-type="float" office:value="1007.2071533203125" table:style-name="ce41">
            <text:p>10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554999828338623" table:style-name="ce5">
            <text:p>0.855</text:p>
          </table:table-cell>
          <table:table-cell office:value-type="float" office:value="0.78633338212966919" table:style-name="ce5">
            <text:p>0.7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8050000071525574" table:style-name="ce5">
            <text:p>0.181</text:p>
          </table:table-cell>
          <table:table-cell office:value-type="float" office:value="0.76543164253234863" table:style-name="ce5">
            <text:p>0.765</text:p>
          </table:table-cell>
          <table:table-cell office:value-type="float" office:value="1.1232856512069702" table:style-name="ce5">
            <text:p>1.123</text:p>
          </table:table-cell>
          <table:table-cell office:value-type="float" office:value="0.97061115503311157" table:style-name="ce5">
            <text:p>0.9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3.08067321777344" table:style-name="ce15">
            <text:p>213.081</text:p>
          </table:table-cell>
          <table:table-cell office:value-type="float" office:value="8.598109245300293" table:style-name="ce43">
            <text:p>8.598</text:p>
          </table:table-cell>
          <table:table-cell office:value-type="float" office:value="3.6849038600921631" table:style-name="ce44">
            <text:p>3.685</text:p>
          </table:table-cell>
          <table:table-cell office:value-type="float" office:value="12.283014297485352" table:style-name="ce43">
            <text:p>12.28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8554999828338623" table:style-name="ce5">
            <text:p>0.855</text:p>
          </table:table-cell>
          <table:table-cell office:value-type="float" office:value="0.78633338212966919" table:style-name="ce5">
            <text:p>0.78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8050000071525574" table:style-name="ce5">
            <text:p>0.181</text:p>
          </table:table-cell>
          <table:table-cell office:value-type="float" office:value="0.76543164253234863" table:style-name="ce5">
            <text:p>0.765</text:p>
          </table:table-cell>
          <table:table-cell office:value-type="float" office:value="1.1232856512069702" table:style-name="ce5">
            <text:p>1.123</text:p>
          </table:table-cell>
          <table:table-cell office:value-type="float" office:value="0.97061115503311157" table:style-name="ce5">
            <text:p>0.9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9.81050109863281" table:style-name="ce15">
            <text:p>159.811</text:p>
          </table:table-cell>
          <table:table-cell office:value-type="float" office:value="8.4945173263549805" table:style-name="ce43">
            <text:p>8.495</text:p>
          </table:table-cell>
          <table:table-cell office:value-type="float" office:value="3.6405074596405029" table:style-name="ce44">
            <text:p>3.641</text:p>
          </table:table-cell>
          <table:table-cell office:value-type="float" office:value="12.135025978088379" table:style-name="ce43">
            <text:p>12.13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8554999828338623" table:style-name="ce6">
            <text:p>0.855</text:p>
          </table:table-cell>
          <table:table-cell office:value-type="float" office:value="0.78633338212966919" table:style-name="ce6">
            <text:p>0.78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8050000071525574" table:style-name="ce6">
            <text:p>0.181</text:p>
          </table:table-cell>
          <table:table-cell office:value-type="float" office:value="0.76543164253234863" table:style-name="ce6">
            <text:p>0.765</text:p>
          </table:table-cell>
          <table:table-cell office:value-type="float" office:value="1.1232856512069702" table:style-name="ce6">
            <text:p>1.123</text:p>
          </table:table-cell>
          <table:table-cell office:value-type="float" office:value="0.97061115503311157" table:style-name="ce6">
            <text:p>0.97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13.08067321777344" table:style-name="ce16">
            <text:p>213.081</text:p>
          </table:table-cell>
          <table:table-cell office:value-type="float" office:value="8.598109245300293" table:style-name="ce45">
            <text:p>8.598</text:p>
          </table:table-cell>
          <table:table-cell office:value-type="float" office:value="3.6849038600921631" table:style-name="ce46">
            <text:p>3.685</text:p>
          </table:table-cell>
          <table:table-cell office:value-type="float" office:value="12.283014297485352" table:style-name="ce45">
            <text:p>12.28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URMONT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82" table:style-name="ce3">
            <text:p>82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82" table:style-name="ce3">
            <text:p>82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7" table:style-name="ce39">
            <text:p>167</text:p>
          </table:table-cell>
          <table:table-cell office:value-type="string" table:style-name="ce40">
            <text:p>--</text:p>
          </table:table-cell>
          <table:table-cell office:value-type="float" office:value="167" table:style-name="ce39">
            <text:p>1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82" table:style-name="ce3">
            <text:p>82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5" table:style-name="ce39">
            <text:p>95</text:p>
          </table:table-cell>
          <table:table-cell office:value-type="string" table:style-name="ce40">
            <text:p>--</text:p>
          </table:table-cell>
          <table:table-cell office:value-type="float" office:value="95" table:style-name="ce39">
            <text:p>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2" table:style-name="ce3">
            <text:p>122</text:p>
          </table:table-cell>
          <table:table-cell office:value-type="float" office:value="90" table:style-name="ce3">
            <text:p>9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0" table:style-name="ce39">
            <text:p>260</text:p>
          </table:table-cell>
          <table:table-cell office:value-type="string" table:style-name="ce40">
            <text:p>--</text:p>
          </table:table-cell>
          <table:table-cell office:value-type="float" office:value="260" table:style-name="ce39">
            <text:p>2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222" table:style-name="ce4">
            <text:p>2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5" table:style-name="ce4">
            <text:p>555</text:p>
          </table:table-cell>
          <table:table-cell office:value-type="float" office:value="1232" table:style-name="ce4">
            <text:p>1232</text:p>
          </table:table-cell>
          <table:table-cell office:value-type="float" office:value="275" table:style-name="ce4">
            <text:p>275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301" table:style-name="ce41">
            <text:p>2301</text:p>
          </table:table-cell>
          <table:table-cell office:value-type="float" office:value="986.142822265625" table:style-name="ce42">
            <text:p>986</text:p>
          </table:table-cell>
          <table:table-cell office:value-type="float" office:value="3287.143310546875" table:style-name="ce41">
            <text:p>328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8.538000106811523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350002288818359" table:style-name="ce4">
            <text:p>21</text:p>
          </table:table-cell>
          <table:table-cell office:value-type="float" office:value="47.38800048828125" table:style-name="ce4">
            <text:p>47</text:p>
          </table:table-cell>
          <table:table-cell office:value-type="float" office:value="10.574999809265137" table:style-name="ce4">
            <text:p>11</text:p>
          </table:table-cell>
          <table:table-cell office:value-type="float" office:value="0.6539999842643737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8.504997253417969" table:style-name="ce41">
            <text:p>89</text:p>
          </table:table-cell>
          <table:table-cell office:value-type="float" office:value="37.93072509765625" table:style-name="ce42">
            <text:p>38</text:p>
          </table:table-cell>
          <table:table-cell office:value-type="float" office:value="126.43580627441406" table:style-name="ce41">
            <text:p>12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2.8459999561309814" table:style-name="ce5">
            <text:p>2.8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583338141441345" table:style-name="ce5">
            <text:p>0.356</text:p>
          </table:table-cell>
          <table:table-cell office:value-type="float" office:value="0.57790243625640869" table:style-name="ce5">
            <text:p>0.578</text:p>
          </table:table-cell>
          <table:table-cell office:value-type="float" office:value="0.55657893419265747" table:style-name="ce5">
            <text:p>0.557</text:p>
          </table:table-cell>
          <table:table-cell office:value-type="float" office:value="0.65399998426437378" table:style-name="ce5">
            <text:p>0.6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3639394044876099" table:style-name="ce43">
            <text:p>0.536</text:p>
          </table:table-cell>
          <table:table-cell office:value-type="float" office:value="0.22988317906856537" table:style-name="ce44">
            <text:p>0.230</text:p>
          </table:table-cell>
          <table:table-cell office:value-type="float" office:value="0.76627761125564575" table:style-name="ce43">
            <text:p>0.76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7075999975204468" table:style-name="ce5">
            <text:p>1.7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583338141441345" table:style-name="ce5">
            <text:p>0.356</text:p>
          </table:table-cell>
          <table:table-cell office:value-type="float" office:value="0.57790243625640869" table:style-name="ce5">
            <text:p>0.578</text:p>
          </table:table-cell>
          <table:table-cell office:value-type="float" office:value="0.55657893419265747" table:style-name="ce5">
            <text:p>0.557</text:p>
          </table:table-cell>
          <table:table-cell office:value-type="float" office:value="0.65399998426437378" table:style-name="ce5">
            <text:p>0.6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2997004985809326" table:style-name="ce43">
            <text:p>0.530</text:p>
          </table:table-cell>
          <table:table-cell office:value-type="float" office:value="0.22713008522987366" table:style-name="ce44">
            <text:p>0.227</text:p>
          </table:table-cell>
          <table:table-cell office:value-type="float" office:value="0.75710064172744751" table:style-name="ce43">
            <text:p>0.75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2.8459999561309814" table:style-name="ce6">
            <text:p>2.84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5583338141441345" table:style-name="ce6">
            <text:p>0.356</text:p>
          </table:table-cell>
          <table:table-cell office:value-type="float" office:value="0.57790243625640869" table:style-name="ce6">
            <text:p>0.578</text:p>
          </table:table-cell>
          <table:table-cell office:value-type="float" office:value="0.55657893419265747" table:style-name="ce6">
            <text:p>0.557</text:p>
          </table:table-cell>
          <table:table-cell office:value-type="float" office:value="0.65399998426437378" table:style-name="ce6">
            <text:p>0.6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3639394044876099" table:style-name="ce45">
            <text:p>0.536</text:p>
          </table:table-cell>
          <table:table-cell office:value-type="float" office:value="0.22988317906856537" table:style-name="ce46">
            <text:p>0.230</text:p>
          </table:table-cell>
          <table:table-cell office:value-type="float" office:value="0.76627761125564575" table:style-name="ce45">
            <text:p>0.76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VERGLE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8" table:style-name="ce3">
            <text:p>58</text:p>
          </table:table-cell>
          <table:table-cell office:value-type="float" office:value="71" table:style-name="ce3">
            <text:p>71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1" table:style-name="ce39">
            <text:p>161</text:p>
          </table:table-cell>
          <table:table-cell office:value-type="string" table:style-name="ce40">
            <text:p>--</text:p>
          </table:table-cell>
          <table:table-cell office:value-type="float" office:value="161" table:style-name="ce39">
            <text:p>1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8" table:style-name="ce3">
            <text:p>58</text:p>
          </table:table-cell>
          <table:table-cell office:value-type="float" office:value="71" table:style-name="ce3">
            <text:p>7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3" table:style-name="ce39">
            <text:p>163</text:p>
          </table:table-cell>
          <table:table-cell office:value-type="string" table:style-name="ce40">
            <text:p>--</text:p>
          </table:table-cell>
          <table:table-cell office:value-type="float" office:value="163" table:style-name="ce39">
            <text:p>1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8" table:style-name="ce3">
            <text:p>58</text:p>
          </table:table-cell>
          <table:table-cell office:value-type="float" office:value="71" table:style-name="ce3">
            <text:p>7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63" table:style-name="ce39">
            <text:p>163</text:p>
          </table:table-cell>
          <table:table-cell office:value-type="string" table:style-name="ce40">
            <text:p>--</text:p>
          </table:table-cell>
          <table:table-cell office:value-type="float" office:value="163" table:style-name="ce39">
            <text:p>1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" table:style-name="ce39">
            <text:p>16</text:p>
          </table:table-cell>
          <table:table-cell office:value-type="string" table:style-name="ce40">
            <text:p>-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8" table:style-name="ce3">
            <text:p>58</text:p>
          </table:table-cell>
          <table:table-cell office:value-type="float" office:value="79" table:style-name="ce3">
            <text:p>79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77" table:style-name="ce39">
            <text:p>177</text:p>
          </table:table-cell>
          <table:table-cell office:value-type="string" table:style-name="ce40">
            <text:p>--</text:p>
          </table:table-cell>
          <table:table-cell office:value-type="float" office:value="177" table:style-name="ce39">
            <text:p>1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9" table:style-name="ce4">
            <text:p>109</text:p>
          </table:table-cell>
          <table:table-cell office:value-type="float" office:value="383" table:style-name="ce4">
            <text:p>3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366" table:style-name="ce4">
            <text:p>1366</text:p>
          </table:table-cell>
          <table:table-cell office:value-type="float" office:value="2270" table:style-name="ce4">
            <text:p>2270</text:p>
          </table:table-cell>
          <table:table-cell office:value-type="float" office:value="204" table:style-name="ce4">
            <text:p>204</text:p>
          </table:table-cell>
          <table:table-cell office:value-type="float" office:value="126" table:style-name="ce4">
            <text:p>1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311" table:style-name="ce14">
            <text:p>30311</text:p>
          </table:table-cell>
          <table:table-cell office:value-type="float" office:value="34857" table:style-name="ce41">
            <text:p>34857</text:p>
          </table:table-cell>
          <table:table-cell office:value-type="float" office:value="14938.71484375" table:style-name="ce42">
            <text:p>14939</text:p>
          </table:table-cell>
          <table:table-cell office:value-type="float" office:value="49795.6875" table:style-name="ce41">
            <text:p>4979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4000000953674316" table:style-name="ce4">
            <text:p>3</text:p>
          </table:table-cell>
          <table:table-cell office:value-type="float" office:value="11.90699958801269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81000018119812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0000004768371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440000295639038" table:style-name="ce4">
            <text:p>1</text:p>
          </table:table-cell>
          <table:table-cell office:value-type="float" office:value="41.413997650146484" table:style-name="ce4">
            <text:p>41</text:p>
          </table:table-cell>
          <table:table-cell office:value-type="float" office:value="69.212997436523438" table:style-name="ce4">
            <text:p>69</text:p>
          </table:table-cell>
          <table:table-cell office:value-type="float" office:value="6.3769998550415039" table:style-name="ce4">
            <text:p>6</text:p>
          </table:table-cell>
          <table:table-cell office:value-type="float" office:value="3.93700003623962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5.5899658203125" table:style-name="ce14">
            <text:p>946</text:p>
          </table:table-cell>
          <table:table-cell office:value-type="float" office:value="1084.5330810546875" table:style-name="ce41">
            <text:p>1085</text:p>
          </table:table-cell>
          <table:table-cell office:value-type="float" office:value="464.79974365234375" table:style-name="ce42">
            <text:p>465</text:p>
          </table:table-cell>
          <table:table-cell office:value-type="float" office:value="1549.3338623046875" table:style-name="ce41">
            <text:p>15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8000000715255737" table:style-name="ce5">
            <text:p>0.680</text:p>
          </table:table-cell>
          <table:table-cell office:value-type="float" office:value="1.0824545621871948" table:style-name="ce5">
            <text:p>1.0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8100001811981201" table:style-name="ce5">
            <text:p>0.7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500000238418579" table:style-name="ce5">
            <text:p>0.4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20000147819519" table:style-name="ce5">
            <text:p>0.522</text:p>
          </table:table-cell>
          <table:table-cell office:value-type="float" office:value="0.71403443813323975" table:style-name="ce5">
            <text:p>0.714</text:p>
          </table:table-cell>
          <table:table-cell office:value-type="float" office:value="0.97483092546463013" table:style-name="ce5">
            <text:p>0.975</text:p>
          </table:table-cell>
          <table:table-cell office:value-type="float" office:value="1.062833309173584" table:style-name="ce5">
            <text:p>1.063</text:p>
          </table:table-cell>
          <table:table-cell office:value-type="float" office:value="1.968500018119812" table:style-name="ce5">
            <text:p>1.9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15.1966552734375" table:style-name="ce15">
            <text:p>315.197</text:p>
          </table:table-cell>
          <table:table-cell office:value-type="float" office:value="6.7362303733825684" table:style-name="ce43">
            <text:p>6.736</text:p>
          </table:table-cell>
          <table:table-cell office:value-type="float" office:value="2.8869550228118896" table:style-name="ce44">
            <text:p>2.887</text:p>
          </table:table-cell>
          <table:table-cell office:value-type="float" office:value="9.6231918334960937" table:style-name="ce43">
            <text:p>9.6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8000000715255737" table:style-name="ce5">
            <text:p>0.680</text:p>
          </table:table-cell>
          <table:table-cell office:value-type="float" office:value="1.0824545621871948" table:style-name="ce5">
            <text:p>1.0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8100001811981201" table:style-name="ce5">
            <text:p>0.7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500000238418579" table:style-name="ce5">
            <text:p>0.4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20000147819519" table:style-name="ce5">
            <text:p>0.522</text:p>
          </table:table-cell>
          <table:table-cell office:value-type="float" office:value="0.71403443813323975" table:style-name="ce5">
            <text:p>0.714</text:p>
          </table:table-cell>
          <table:table-cell office:value-type="float" office:value="0.97483092546463013" table:style-name="ce5">
            <text:p>0.975</text:p>
          </table:table-cell>
          <table:table-cell office:value-type="float" office:value="0.91099995374679565" table:style-name="ce5">
            <text:p>0.911</text:p>
          </table:table-cell>
          <table:table-cell office:value-type="float" office:value="1.312333345413208" table:style-name="ce5">
            <text:p>1.3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15.1966552734375" table:style-name="ce15">
            <text:p>315.197</text:p>
          </table:table-cell>
          <table:table-cell office:value-type="float" office:value="6.6535773277282715" table:style-name="ce43">
            <text:p>6.654</text:p>
          </table:table-cell>
          <table:table-cell office:value-type="float" office:value="2.8515322208404541" table:style-name="ce44">
            <text:p>2.852</text:p>
          </table:table-cell>
          <table:table-cell office:value-type="float" office:value="9.5051155090332031" table:style-name="ce43">
            <text:p>9.50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8000000715255737" table:style-name="ce6">
            <text:p>0.680</text:p>
          </table:table-cell>
          <table:table-cell office:value-type="float" office:value="1.0824545621871948" table:style-name="ce6">
            <text:p>1.08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8100001811981201" table:style-name="ce6">
            <text:p>0.78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3500000238418579" table:style-name="ce6">
            <text:p>0.43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220000147819519" table:style-name="ce6">
            <text:p>0.522</text:p>
          </table:table-cell>
          <table:table-cell office:value-type="float" office:value="0.71403443813323975" table:style-name="ce6">
            <text:p>0.714</text:p>
          </table:table-cell>
          <table:table-cell office:value-type="float" office:value="0.97483092546463013" table:style-name="ce6">
            <text:p>0.975</text:p>
          </table:table-cell>
          <table:table-cell office:value-type="float" office:value="0.91099995374679565" table:style-name="ce6">
            <text:p>0.911</text:p>
          </table:table-cell>
          <table:table-cell office:value-type="float" office:value="1.312333345413208" table:style-name="ce6">
            <text:p>1.31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15.1966552734375" table:style-name="ce16">
            <text:p>315.197</text:p>
          </table:table-cell>
          <table:table-cell office:value-type="float" office:value="6.6535773277282715" table:style-name="ce45">
            <text:p>6.654</text:p>
          </table:table-cell>
          <table:table-cell office:value-type="float" office:value="2.8515322208404541" table:style-name="ce46">
            <text:p>2.852</text:p>
          </table:table-cell>
          <table:table-cell office:value-type="float" office:value="9.5051155090332031" table:style-name="ce45">
            <text:p>9.50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VERSDAL HEIGHT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46" table:style-name="ce3">
            <text:p>46</text:p>
          </table:table-cell>
          <table:table-cell office:value-type="float" office:value="9" table:style-name="ce3">
            <text:p>9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08" table:style-name="ce39">
            <text:p>108</text:p>
          </table:table-cell>
          <table:table-cell office:value-type="string" table:style-name="ce40">
            <text:p>--</text:p>
          </table:table-cell>
          <table:table-cell office:value-type="float" office:value="108" table:style-name="ce39">
            <text:p>1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6" table:style-name="ce3">
            <text:p>66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44" table:style-name="ce39">
            <text:p>144</text:p>
          </table:table-cell>
          <table:table-cell office:value-type="string" table:style-name="ce40">
            <text:p>--</text:p>
          </table:table-cell>
          <table:table-cell office:value-type="float" office:value="144" table:style-name="ce39">
            <text:p>1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47" table:style-name="ce3">
            <text:p>47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8" table:style-name="ce39">
            <text:p>118</text:p>
          </table:table-cell>
          <table:table-cell office:value-type="string" table:style-name="ce40">
            <text:p>--</text:p>
          </table:table-cell>
          <table:table-cell office:value-type="float" office:value="118" table:style-name="ce39">
            <text:p>1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94" table:style-name="ce3">
            <text:p>94</text:p>
          </table:table-cell>
          <table:table-cell office:value-type="float" office:value="34" table:style-name="ce3">
            <text:p>3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3" table:style-name="ce39">
            <text:p>213</text:p>
          </table:table-cell>
          <table:table-cell office:value-type="string" table:style-name="ce40">
            <text:p>--</text:p>
          </table:table-cell>
          <table:table-cell office:value-type="float" office:value="213" table:style-name="ce39">
            <text:p>2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12" table:style-name="ce3">
            <text:p>112</text:p>
          </table:table-cell>
          <table:table-cell office:value-type="float" office:value="80" table:style-name="ce3">
            <text:p>80</text:p>
          </table:table-cell>
          <table:table-cell office:value-type="float" office:value="13" table:style-name="ce3">
            <text:p>13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21" table:style-name="ce39">
            <text:p>321</text:p>
          </table:table-cell>
          <table:table-cell office:value-type="string" table:style-name="ce40">
            <text:p>--</text:p>
          </table:table-cell>
          <table:table-cell office:value-type="float" office:value="321" table:style-name="ce39">
            <text:p>3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51" table:style-name="ce4">
            <text:p>151</text:p>
          </table:table-cell>
          <table:table-cell office:value-type="float" office:value="1014" table:style-name="ce4">
            <text:p>10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7" table:style-name="ce4">
            <text:p>357</text:p>
          </table:table-cell>
          <table:table-cell office:value-type="float" office:value="1531" table:style-name="ce4">
            <text:p>1531</text:p>
          </table:table-cell>
          <table:table-cell office:value-type="float" office:value="337" table:style-name="ce4">
            <text:p>337</text:p>
          </table:table-cell>
          <table:table-cell office:value-type="float" office:value="927" table:style-name="ce4">
            <text:p>9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75" table:style-name="ce14">
            <text:p>22375</text:p>
          </table:table-cell>
          <table:table-cell office:value-type="float" office:value="26692" table:style-name="ce41">
            <text:p>26692</text:p>
          </table:table-cell>
          <table:table-cell office:value-type="float" office:value="11439.4287109375" table:style-name="ce42">
            <text:p>11439</text:p>
          </table:table-cell>
          <table:table-cell office:value-type="float" office:value="38131.4296875" table:style-name="ce41">
            <text:p>381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.6059999465942383" table:style-name="ce4">
            <text:p>5</text:p>
          </table:table-cell>
          <table:table-cell office:value-type="float" office:value="30.724998474121094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860002517700195" table:style-name="ce4">
            <text:p>9</text:p>
          </table:table-cell>
          <table:table-cell office:value-type="float" office:value="40.131000518798828" table:style-name="ce4">
            <text:p>40</text:p>
          </table:table-cell>
          <table:table-cell office:value-type="float" office:value="9.6490001678466797" table:style-name="ce4">
            <text:p>10</text:p>
          </table:table-cell>
          <table:table-cell office:value-type="float" office:value="24.763998031616211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5.218994140625" table:style-name="ce14">
            <text:p>675</text:p>
          </table:table-cell>
          <table:table-cell office:value-type="float" office:value="794.38006591796875" table:style-name="ce41">
            <text:p>794</text:p>
          </table:table-cell>
          <table:table-cell office:value-type="float" office:value="340.44854736328125" table:style-name="ce42">
            <text:p>340</text:p>
          </table:table-cell>
          <table:table-cell office:value-type="float" office:value="1134.8284912109375" table:style-name="ce41">
            <text:p>113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9211999773979187" table:style-name="ce5">
            <text:p>0.921</text:p>
          </table:table-cell>
          <table:table-cell office:value-type="float" office:value="5.1208329200744629" table:style-name="ce5">
            <text:p>5.1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1588892936706543" table:style-name="ce5">
            <text:p>0.516</text:p>
          </table:table-cell>
          <table:table-cell office:value-type="float" office:value="0.8724130392074585" table:style-name="ce5">
            <text:p>0.872</text:p>
          </table:table-cell>
          <table:table-cell office:value-type="float" office:value="1.0721111297607422" table:style-name="ce5">
            <text:p>1.072</text:p>
          </table:table-cell>
          <table:table-cell office:value-type="float" office:value="1.179237961769104" table:style-name="ce5">
            <text:p>1.17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5.072998046875" table:style-name="ce15">
            <text:p>225.073</text:p>
          </table:table-cell>
          <table:table-cell office:value-type="float" office:value="7.3553709983825684" table:style-name="ce43">
            <text:p>7.355</text:p>
          </table:table-cell>
          <table:table-cell office:value-type="float" office:value="3.1523013114929199" table:style-name="ce44">
            <text:p>3.152</text:p>
          </table:table-cell>
          <table:table-cell office:value-type="float" office:value="10.507671356201172" table:style-name="ce43">
            <text:p>10.50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9211999773979187" table:style-name="ce5">
            <text:p>0.921</text:p>
          </table:table-cell>
          <table:table-cell office:value-type="float" office:value="3.0724997520446777" table:style-name="ce5">
            <text:p>3.0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643000066280365" table:style-name="ce5">
            <text:p>0.464</text:p>
          </table:table-cell>
          <table:table-cell office:value-type="float" office:value="0.60804545879364014" table:style-name="ce5">
            <text:p>0.608</text:p>
          </table:table-cell>
          <table:table-cell office:value-type="float" office:value="0.74223077297210693" table:style-name="ce5">
            <text:p>0.742</text:p>
          </table:table-cell>
          <table:table-cell office:value-type="float" office:value="0.99055993556976318" table:style-name="ce5">
            <text:p>0.9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5.04379272460937" table:style-name="ce15">
            <text:p>135.044</text:p>
          </table:table-cell>
          <table:table-cell office:value-type="float" office:value="5.5165281295776367" table:style-name="ce43">
            <text:p>5.517</text:p>
          </table:table-cell>
          <table:table-cell office:value-type="float" office:value="2.3642261028289795" table:style-name="ce44">
            <text:p>2.364</text:p>
          </table:table-cell>
          <table:table-cell office:value-type="float" office:value="7.8807535171508789" table:style-name="ce43">
            <text:p>7.88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9211999773979187" table:style-name="ce6">
            <text:p>0.921</text:p>
          </table:table-cell>
          <table:table-cell office:value-type="float" office:value="4.3892855644226074" table:style-name="ce6">
            <text:p>4.38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643000066280365" table:style-name="ce6">
            <text:p>0.464</text:p>
          </table:table-cell>
          <table:table-cell office:value-type="float" office:value="0.8538510799407959" table:style-name="ce6">
            <text:p>0.854</text:p>
          </table:table-cell>
          <table:table-cell office:value-type="float" office:value="0.87718182802200317" table:style-name="ce6">
            <text:p>0.877</text:p>
          </table:table-cell>
          <table:table-cell office:value-type="float" office:value="0.99055993556976318" table:style-name="ce6">
            <text:p>0.99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25.072998046875" table:style-name="ce16">
            <text:p>225.073</text:p>
          </table:table-cell>
          <table:table-cell office:value-type="float" office:value="6.7320346832275391" table:style-name="ce45">
            <text:p>6.732</text:p>
          </table:table-cell>
          <table:table-cell office:value-type="float" office:value="2.8851571083068848" table:style-name="ce46">
            <text:p>2.885</text:p>
          </table:table-cell>
          <table:table-cell office:value-type="float" office:value="9.6171903610229492" table:style-name="ce45">
            <text:p>9.61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FISANTEKRA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79" table:style-name="ce3">
            <text:p>107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209" table:style-name="ce39">
            <text:p>1209</text:p>
          </table:table-cell>
          <table:table-cell office:value-type="string" table:style-name="ce40">
            <text:p>--</text:p>
          </table:table-cell>
          <table:table-cell office:value-type="float" office:value="1209" table:style-name="ce39">
            <text:p>120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4" table:style-name="ce3">
            <text:p>1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85" table:style-name="ce3">
            <text:p>108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18" table:style-name="ce39">
            <text:p>1218</text:p>
          </table:table-cell>
          <table:table-cell office:value-type="string" table:style-name="ce40">
            <text:p>--</text:p>
          </table:table-cell>
          <table:table-cell office:value-type="float" office:value="1218" table:style-name="ce39">
            <text:p>12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3" table:style-name="ce3">
            <text:p>1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81" table:style-name="ce3">
            <text:p>108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212" table:style-name="ce39">
            <text:p>1212</text:p>
          </table:table-cell>
          <table:table-cell office:value-type="string" table:style-name="ce40">
            <text:p>--</text:p>
          </table:table-cell>
          <table:table-cell office:value-type="float" office:value="1212" table:style-name="ce39">
            <text:p>12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8" table:style-name="ce3">
            <text:p>118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7" table:style-name="ce39">
            <text:p>167</text:p>
          </table:table-cell>
          <table:table-cell office:value-type="string" table:style-name="ce40">
            <text:p>--</text:p>
          </table:table-cell>
          <table:table-cell office:value-type="float" office:value="167" table:style-name="ce39">
            <text:p>1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23" table:style-name="ce3">
            <text:p>1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197" table:style-name="ce3">
            <text:p>1197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376" table:style-name="ce39">
            <text:p>1376</text:p>
          </table:table-cell>
          <table:table-cell office:value-type="string" table:style-name="ce40">
            <text:p>--</text:p>
          </table:table-cell>
          <table:table-cell office:value-type="float" office:value="1376" table:style-name="ce39">
            <text:p>13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8" table:style-name="ce4">
            <text:p>38</text:p>
          </table:table-cell>
          <table:table-cell office:value-type="float" office:value="1560" table:style-name="ce4">
            <text:p>15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" table:style-name="ce4">
            <text:p>67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15867" table:style-name="ce4">
            <text:p>15867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36" table:style-name="ce14">
            <text:p>2436</text:p>
          </table:table-cell>
          <table:table-cell office:value-type="float" office:value="20147" table:style-name="ce41">
            <text:p>20147</text:p>
          </table:table-cell>
          <table:table-cell office:value-type="float" office:value="8634.4248046875" table:style-name="ce42">
            <text:p>8634</text:p>
          </table:table-cell>
          <table:table-cell office:value-type="float" office:value="28781.416015625" table:style-name="ce41">
            <text:p>2878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1890000104904175" table:style-name="ce4">
            <text:p>1</text:p>
          </table:table-cell>
          <table:table-cell office:value-type="float" office:value="48.75997543334960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940001010894775" table:style-name="ce4">
            <text:p>2</text:p>
          </table:table-cell>
          <table:table-cell office:value-type="float" office:value="0.187999993562698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.96899986267089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03.75344848632812" table:style-name="ce4">
            <text:p>504</text:p>
          </table:table-cell>
          <table:table-cell office:value-type="float" office:value="0" table:style-name="ce4">
            <text:p>0</text:p>
          </table:table-cell>
          <table:table-cell office:value-type="float" office:value="1.031000018119812" table:style-name="ce4">
            <text:p>1</text:p>
          </table:table-cell>
          <table:table-cell office:value-type="float" office:value="0.375" table:style-name="ce4">
            <text:p>0</text:p>
          </table:table-cell>
          <table:table-cell office:value-type="float" office:value="3.099999949336051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125999450683594" table:style-name="ce14">
            <text:p>76</text:p>
          </table:table-cell>
          <table:table-cell office:value-type="float" office:value="637.51629638671875" table:style-name="ce41">
            <text:p>638</text:p>
          </table:table-cell>
          <table:table-cell office:value-type="float" office:value="273.22186279296875" table:style-name="ce42">
            <text:p>273</text:p>
          </table:table-cell>
          <table:table-cell office:value-type="float" office:value="910.740234375" table:style-name="ce41">
            <text:p>91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378000020980835" table:style-name="ce5">
            <text:p>0.238</text:p>
          </table:table-cell>
          <table:table-cell office:value-type="float" office:value="0.43535691499710083" table:style-name="ce5">
            <text:p>0.4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40001010894775" table:style-name="ce5">
            <text:p>2.094</text:p>
          </table:table-cell>
          <table:table-cell office:value-type="float" office:value="0.18799999356269836" table:style-name="ce5">
            <text:p>0.1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" table:style-name="ce5">
            <text:p>0.250</text:p>
          </table:table-cell>
          <table:table-cell office:value-type="float" office:value="1.4844999313354492" table:style-name="ce5">
            <text:p>1.484</text:p>
          </table:table-cell>
          <table:table-cell office:value-type="float" office:value="0" table:style-name="ce5">
            <text:p>0.000</text:p>
          </table:table-cell>
          <table:table-cell office:value-type="float" office:value="0.46687066555023193" table:style-name="ce5">
            <text:p>0.467</text:p>
          </table:table-cell>
          <table:table-cell office:value-type="float" office:value="0" table:style-name="ce5">
            <text:p>0.000</text:p>
          </table:table-cell>
          <table:table-cell office:value-type="float" office:value="1.031000018119812" table:style-name="ce5">
            <text:p>1.031</text:p>
          </table:table-cell>
          <table:table-cell office:value-type="float" office:value="0.375" table:style-name="ce5">
            <text:p>0.375</text:p>
          </table:table-cell>
          <table:table-cell office:value-type="float" office:value="3.0999999493360519E-2" table:style-name="ce5">
            <text:p>0.0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8.062999725341797" table:style-name="ce15">
            <text:p>38.063</text:p>
          </table:table-cell>
          <table:table-cell office:value-type="float" office:value="0.52730876207351685" table:style-name="ce43">
            <text:p>0.527</text:p>
          </table:table-cell>
          <table:table-cell office:value-type="float" office:value="0.22598996758460999" table:style-name="ce44">
            <text:p>0.226</text:p>
          </table:table-cell>
          <table:table-cell office:value-type="float" office:value="0.75330042839050293" table:style-name="ce43">
            <text:p>0.7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378000020980835" table:style-name="ce5">
            <text:p>0.238</text:p>
          </table:table-cell>
          <table:table-cell office:value-type="float" office:value="0.42771908640861511" table:style-name="ce5">
            <text:p>0.4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940001010894775" table:style-name="ce5">
            <text:p>2.094</text:p>
          </table:table-cell>
          <table:table-cell office:value-type="float" office:value="0.18799999356269836" table:style-name="ce5">
            <text:p>0.1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" table:style-name="ce5">
            <text:p>0.250</text:p>
          </table:table-cell>
          <table:table-cell office:value-type="float" office:value="1.4844999313354492" table:style-name="ce5">
            <text:p>1.484</text:p>
          </table:table-cell>
          <table:table-cell office:value-type="float" office:value="0" table:style-name="ce5">
            <text:p>0.000</text:p>
          </table:table-cell>
          <table:table-cell office:value-type="float" office:value="0.46428889036178589" table:style-name="ce5">
            <text:p>0.464</text:p>
          </table:table-cell>
          <table:table-cell office:value-type="float" office:value="0" table:style-name="ce5">
            <text:p>0.000</text:p>
          </table:table-cell>
          <table:table-cell office:value-type="float" office:value="1.031000018119812" table:style-name="ce5">
            <text:p>1.031</text:p>
          </table:table-cell>
          <table:table-cell office:value-type="float" office:value="0.375" table:style-name="ce5">
            <text:p>0.375</text:p>
          </table:table-cell>
          <table:table-cell office:value-type="float" office:value="3.0999999493360519E-2" table:style-name="ce5">
            <text:p>0.0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375333786010742" table:style-name="ce15">
            <text:p>25.375</text:p>
          </table:table-cell>
          <table:table-cell office:value-type="float" office:value="0.52341240644454956" table:style-name="ce43">
            <text:p>0.523</text:p>
          </table:table-cell>
          <table:table-cell office:value-type="float" office:value="0.22432008385658264" table:style-name="ce44">
            <text:p>0.224</text:p>
          </table:table-cell>
          <table:table-cell office:value-type="float" office:value="0.7477341890335083" table:style-name="ce43">
            <text:p>0.74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2378000020980835" table:style-name="ce6">
            <text:p>0.238</text:p>
          </table:table-cell>
          <table:table-cell office:value-type="float" office:value="0.43150421977043152" table:style-name="ce6">
            <text:p>0.43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0940001010894775" table:style-name="ce6">
            <text:p>2.094</text:p>
          </table:table-cell>
          <table:table-cell office:value-type="float" office:value="0.18799999356269836" table:style-name="ce6">
            <text:p>0.1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5" table:style-name="ce6">
            <text:p>0.250</text:p>
          </table:table-cell>
          <table:table-cell office:value-type="float" office:value="1.4844999313354492" table:style-name="ce6">
            <text:p>1.484</text:p>
          </table:table-cell>
          <table:table-cell office:value-type="float" office:value="0" table:style-name="ce6">
            <text:p>0.000</text:p>
          </table:table-cell>
          <table:table-cell office:value-type="float" office:value="0.46600690484046936" table:style-name="ce6">
            <text:p>0.466</text:p>
          </table:table-cell>
          <table:table-cell office:value-type="float" office:value="0" table:style-name="ce6">
            <text:p>0.000</text:p>
          </table:table-cell>
          <table:table-cell office:value-type="float" office:value="1.031000018119812" table:style-name="ce6">
            <text:p>1.031</text:p>
          </table:table-cell>
          <table:table-cell office:value-type="float" office:value="0.375" table:style-name="ce6">
            <text:p>0.375</text:p>
          </table:table-cell>
          <table:table-cell office:value-type="float" office:value="3.0999999493360519E-2" table:style-name="ce6">
            <text:p>0.0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8.062999725341797" table:style-name="ce16">
            <text:p>38.063</text:p>
          </table:table-cell>
          <table:table-cell office:value-type="float" office:value="0.52600353956222534" table:style-name="ce45">
            <text:p>0.526</text:p>
          </table:table-cell>
          <table:table-cell office:value-type="float" office:value="0.22543057799339294" table:style-name="ce46">
            <text:p>0.225</text:p>
          </table:table-cell>
          <table:table-cell office:value-type="float" office:value="0.75143581628799438" table:style-name="ce45">
            <text:p>0.75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OEDEMOE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209" table:style-name="ce3">
            <text:p>209</text:p>
          </table:table-cell>
          <table:table-cell office:value-type="float" office:value="154" table:style-name="ce3">
            <text:p>15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44" table:style-name="ce39">
            <text:p>444</text:p>
          </table:table-cell>
          <table:table-cell office:value-type="string" table:style-name="ce40">
            <text:p>--</text:p>
          </table:table-cell>
          <table:table-cell office:value-type="float" office:value="444" table:style-name="ce39">
            <text:p>4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209" table:style-name="ce3">
            <text:p>209</text:p>
          </table:table-cell>
          <table:table-cell office:value-type="float" office:value="155" table:style-name="ce3">
            <text:p>15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47" table:style-name="ce39">
            <text:p>447</text:p>
          </table:table-cell>
          <table:table-cell office:value-type="string" table:style-name="ce40">
            <text:p>--</text:p>
          </table:table-cell>
          <table:table-cell office:value-type="float" office:value="447" table:style-name="ce39">
            <text:p>44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209" table:style-name="ce3">
            <text:p>209</text:p>
          </table:table-cell>
          <table:table-cell office:value-type="float" office:value="155" table:style-name="ce3">
            <text:p>15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46" table:style-name="ce39">
            <text:p>446</text:p>
          </table:table-cell>
          <table:table-cell office:value-type="string" table:style-name="ce40">
            <text:p>--</text:p>
          </table:table-cell>
          <table:table-cell office:value-type="float" office:value="446" table:style-name="ce39">
            <text:p>4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style-name="ce39">
            <text:p>27</text:p>
          </table:table-cell>
          <table:table-cell office:value-type="string" table:style-name="ce40">
            <text:p>--</text:p>
          </table:table-cell>
          <table:table-cell office:value-type="float" office:value="27" table:style-name="ce39">
            <text:p>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office:value-type="float" office:value="213" table:style-name="ce3">
            <text:p>213</text:p>
          </table:table-cell>
          <table:table-cell office:value-type="float" office:value="156" table:style-name="ce3">
            <text:p>156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71" table:style-name="ce39">
            <text:p>471</text:p>
          </table:table-cell>
          <table:table-cell office:value-type="string" table:style-name="ce40">
            <text:p>--</text:p>
          </table:table-cell>
          <table:table-cell office:value-type="float" office:value="471" table:style-name="ce39">
            <text:p>47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" table:style-name="ce4">
            <text:p>6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7" table:style-name="ce4">
            <text:p>627</text:p>
          </table:table-cell>
          <table:table-cell office:value-type="float" office:value="3285" table:style-name="ce4">
            <text:p>3285</text:p>
          </table:table-cell>
          <table:table-cell office:value-type="float" office:value="2719" table:style-name="ce4">
            <text:p>2719</text:p>
          </table:table-cell>
          <table:table-cell office:value-type="float" office:value="63" table:style-name="ce4">
            <text:p>63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669" table:style-name="ce14">
            <text:p>34669</text:p>
          </table:table-cell>
          <table:table-cell office:value-type="float" office:value="41650" table:style-name="ce41">
            <text:p>41650</text:p>
          </table:table-cell>
          <table:table-cell office:value-type="float" office:value="17849.998046875" table:style-name="ce42">
            <text:p>17850</text:p>
          </table:table-cell>
          <table:table-cell office:value-type="float" office:value="59500.00390625" table:style-name="ce41">
            <text:p>595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23100000619888306" table:style-name="ce4">
            <text:p>0</text:p>
          </table:table-cell>
          <table:table-cell office:value-type="float" office:value="0.846000015735626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9199997186660767" table:style-name="ce4">
            <text:p>1</text:p>
          </table:table-cell>
          <table:table-cell office:value-type="float" office:value="0.768999993801116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31000006198883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782993316650391" table:style-name="ce4">
            <text:p>24</text:p>
          </table:table-cell>
          <table:table-cell office:value-type="float" office:value="124.68799591064453" table:style-name="ce4">
            <text:p>125</text:p>
          </table:table-cell>
          <table:table-cell office:value-type="float" office:value="102.68397521972656" table:style-name="ce4">
            <text:p>103</text:p>
          </table:table-cell>
          <table:table-cell office:value-type="float" office:value="2.4229998588562012" table:style-name="ce4">
            <text:p>2</text:p>
          </table:table-cell>
          <table:table-cell office:value-type="float" office:value="8.269000053405761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33.4229736328125" table:style-name="ce14">
            <text:p>1333</text:p>
          </table:table-cell>
          <table:table-cell office:value-type="float" office:value="1598.0389404296875" table:style-name="ce41">
            <text:p>1598</text:p>
          </table:table-cell>
          <table:table-cell office:value-type="float" office:value="684.87384033203125" table:style-name="ce42">
            <text:p>685</text:p>
          </table:table-cell>
          <table:table-cell office:value-type="float" office:value="2282.912841796875" table:style-name="ce41">
            <text:p>22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3100000619888306" table:style-name="ce5">
            <text:p>0.231</text:p>
          </table:table-cell>
          <table:table-cell office:value-type="float" office:value="0.42300000786781311" table:style-name="ce5">
            <text:p>0.4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199997186660767" table:style-name="ce5">
            <text:p>0.692</text:p>
          </table:table-cell>
          <table:table-cell office:value-type="float" office:value="0.38449999690055847" table:style-name="ce5">
            <text:p>0.38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100000619888306" table:style-name="ce5">
            <text:p>0.2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034837365150452" table:style-name="ce5">
            <text:p>0.360</text:p>
          </table:table-cell>
          <table:table-cell office:value-type="float" office:value="0.59659326076507568" table:style-name="ce5">
            <text:p>0.597</text:p>
          </table:table-cell>
          <table:table-cell office:value-type="float" office:value="0.6667790412902832" table:style-name="ce5">
            <text:p>0.667</text:p>
          </table:table-cell>
          <table:table-cell office:value-type="float" office:value="0.60574996471405029" table:style-name="ce5">
            <text:p>0.606</text:p>
          </table:table-cell>
          <table:table-cell office:value-type="float" office:value="2.7563333511352539" table:style-name="ce5">
            <text:p>2.7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333.4229736328125" table:style-name="ce15">
            <text:p>1333.423</text:p>
          </table:table-cell>
          <table:table-cell office:value-type="float" office:value="3.599186897277832" table:style-name="ce43">
            <text:p>3.599</text:p>
          </table:table-cell>
          <table:table-cell office:value-type="float" office:value="1.542508602142334" table:style-name="ce44">
            <text:p>1.543</text:p>
          </table:table-cell>
          <table:table-cell office:value-type="float" office:value="5.141695499420166" table:style-name="ce43">
            <text:p>5.1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3100000619888306" table:style-name="ce5">
            <text:p>0.231</text:p>
          </table:table-cell>
          <table:table-cell office:value-type="float" office:value="0.42300000786781311" table:style-name="ce5">
            <text:p>0.4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199997186660767" table:style-name="ce5">
            <text:p>0.692</text:p>
          </table:table-cell>
          <table:table-cell office:value-type="float" office:value="0.38449999690055847" table:style-name="ce5">
            <text:p>0.38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100000619888306" table:style-name="ce5">
            <text:p>0.2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497003793716431" table:style-name="ce5">
            <text:p>0.355</text:p>
          </table:table-cell>
          <table:table-cell office:value-type="float" office:value="0.59659326076507568" table:style-name="ce5">
            <text:p>0.597</text:p>
          </table:table-cell>
          <table:table-cell office:value-type="float" office:value="0.66247725486755371" table:style-name="ce5">
            <text:p>0.662</text:p>
          </table:table-cell>
          <table:table-cell office:value-type="float" office:value="0.60574996471405029" table:style-name="ce5">
            <text:p>0.606</text:p>
          </table:table-cell>
          <table:table-cell office:value-type="float" office:value="2.7563333511352539" table:style-name="ce5">
            <text:p>2.7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66.71148681640625" table:style-name="ce15">
            <text:p>666.711</text:p>
          </table:table-cell>
          <table:table-cell office:value-type="float" office:value="3.5750312805175781" table:style-name="ce43">
            <text:p>3.575</text:p>
          </table:table-cell>
          <table:table-cell office:value-type="float" office:value="1.532156229019165" table:style-name="ce44">
            <text:p>1.532</text:p>
          </table:table-cell>
          <table:table-cell office:value-type="float" office:value="5.1071877479553223" table:style-name="ce43">
            <text:p>5.1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23100000619888306" table:style-name="ce6">
            <text:p>0.231</text:p>
          </table:table-cell>
          <table:table-cell office:value-type="float" office:value="0.42300000786781311" table:style-name="ce6">
            <text:p>0.42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9199997186660767" table:style-name="ce6">
            <text:p>0.692</text:p>
          </table:table-cell>
          <table:table-cell office:value-type="float" office:value="0.38449999690055847" table:style-name="ce6">
            <text:p>0.38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3100000619888306" table:style-name="ce6">
            <text:p>0.2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5497003793716431" table:style-name="ce6">
            <text:p>0.355</text:p>
          </table:table-cell>
          <table:table-cell office:value-type="float" office:value="0.59659326076507568" table:style-name="ce6">
            <text:p>0.597</text:p>
          </table:table-cell>
          <table:table-cell office:value-type="float" office:value="0.66247725486755371" table:style-name="ce6">
            <text:p>0.662</text:p>
          </table:table-cell>
          <table:table-cell office:value-type="float" office:value="0.60574996471405029" table:style-name="ce6">
            <text:p>0.606</text:p>
          </table:table-cell>
          <table:table-cell office:value-type="float" office:value="2.7563333511352539" table:style-name="ce6">
            <text:p>2.75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333.4229736328125" table:style-name="ce16">
            <text:p>1333.423</text:p>
          </table:table-cell>
          <table:table-cell office:value-type="float" office:value="3.5830469131469727" table:style-name="ce45">
            <text:p>3.583</text:p>
          </table:table-cell>
          <table:table-cell office:value-type="float" office:value="1.5355916023254395" table:style-name="ce46">
            <text:p>1.536</text:p>
          </table:table-cell>
          <table:table-cell office:value-type="float" office:value="5.1186385154724121" table:style-name="ce45">
            <text:p>5.11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OHEIZE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18" table:style-name="ce3">
            <text:p>118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79" table:style-name="ce39">
            <text:p>179</text:p>
          </table:table-cell>
          <table:table-cell office:value-type="string" table:style-name="ce40">
            <text:p>--</text:p>
          </table:table-cell>
          <table:table-cell office:value-type="float" office:value="179" table:style-name="ce39">
            <text:p>1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19" table:style-name="ce3">
            <text:p>119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86" table:style-name="ce39">
            <text:p>186</text:p>
          </table:table-cell>
          <table:table-cell office:value-type="string" table:style-name="ce40">
            <text:p>--</text:p>
          </table:table-cell>
          <table:table-cell office:value-type="float" office:value="186" table:style-name="ce39">
            <text:p>18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19" table:style-name="ce3">
            <text:p>119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86" table:style-name="ce39">
            <text:p>186</text:p>
          </table:table-cell>
          <table:table-cell office:value-type="string" table:style-name="ce40">
            <text:p>--</text:p>
          </table:table-cell>
          <table:table-cell office:value-type="float" office:value="186" table:style-name="ce39">
            <text:p>18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39">
            <text:p>20</text:p>
          </table:table-cell>
          <table:table-cell office:value-type="string" table:style-name="ce40">
            <text:p>--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22" table:style-name="ce3">
            <text:p>122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99" table:style-name="ce39">
            <text:p>199</text:p>
          </table:table-cell>
          <table:table-cell office:value-type="string" table:style-name="ce40">
            <text:p>--</text:p>
          </table:table-cell>
          <table:table-cell office:value-type="float" office:value="199" table:style-name="ce39">
            <text:p>1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3" table:style-name="ce4">
            <text:p>93</text:p>
          </table:table-cell>
          <table:table-cell office:value-type="float" office:value="638" table:style-name="ce4">
            <text:p>6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" table:style-name="ce4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184" table:style-name="ce4">
            <text:p>184</text:p>
          </table:table-cell>
          <table:table-cell office:value-type="float" office:value="2204" table:style-name="ce4">
            <text:p>2204</text:p>
          </table:table-cell>
          <table:table-cell office:value-type="float" office:value="482" table:style-name="ce4">
            <text:p>482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16" table:style-name="ce14">
            <text:p>10716</text:p>
          </table:table-cell>
          <table:table-cell office:value-type="float" office:value="14534" table:style-name="ce41">
            <text:p>14534</text:p>
          </table:table-cell>
          <table:table-cell office:value-type="float" office:value="6228.85595703125" table:style-name="ce42">
            <text:p>6229</text:p>
          </table:table-cell>
          <table:table-cell office:value-type="float" office:value="20762.857421875" table:style-name="ce41">
            <text:p>2076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9060001373291016" table:style-name="ce4">
            <text:p>3</text:p>
          </table:table-cell>
          <table:table-cell office:value-type="float" office:value="19.93799972534179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7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62000274658203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.7509994506835938" table:style-name="ce4">
            <text:p>6</text:p>
          </table:table-cell>
          <table:table-cell office:value-type="float" office:value="68.918983459472656" table:style-name="ce4">
            <text:p>69</text:p>
          </table:table-cell>
          <table:table-cell office:value-type="float" office:value="14.962000846862793" table:style-name="ce4">
            <text:p>15</text:p>
          </table:table-cell>
          <table:table-cell office:value-type="float" office:value="2.344000101089477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4.875" table:style-name="ce14">
            <text:p>335</text:p>
          </table:table-cell>
          <table:table-cell office:value-type="float" office:value="454.13198852539062" table:style-name="ce41">
            <text:p>454</text:p>
          </table:table-cell>
          <table:table-cell office:value-type="float" office:value="194.6279296875" table:style-name="ce42">
            <text:p>195</text:p>
          </table:table-cell>
          <table:table-cell office:value-type="float" office:value="648.76007080078125" table:style-name="ce41">
            <text:p>6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96866673231124878" table:style-name="ce5">
            <text:p>0.969</text:p>
          </table:table-cell>
          <table:table-cell office:value-type="float" office:value="1.4241428375244141" table:style-name="ce5">
            <text:p>1.4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5" table:style-name="ce5">
            <text:p>0.8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620002746582031" table:style-name="ce5">
            <text:p>3.562</text:p>
          </table:table-cell>
          <table:table-cell office:value-type="float" office:value="0" table:style-name="ce5">
            <text:p>0.000</text:p>
          </table:table-cell>
          <table:table-cell office:value-type="float" office:value="0.47924995422363281" table:style-name="ce5">
            <text:p>0.479</text:p>
          </table:table-cell>
          <table:table-cell office:value-type="float" office:value="0.58405917882919312" table:style-name="ce5">
            <text:p>0.584</text:p>
          </table:table-cell>
          <table:table-cell office:value-type="float" office:value="0.6234167218208313" table:style-name="ce5">
            <text:p>0.623</text:p>
          </table:table-cell>
          <table:table-cell office:value-type="float" office:value="0.78133338689804077" table:style-name="ce5">
            <text:p>0.7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1.625" table:style-name="ce15">
            <text:p>111.625</text:p>
          </table:table-cell>
          <table:table-cell office:value-type="float" office:value="2.5370502471923828" table:style-name="ce43">
            <text:p>2.537</text:p>
          </table:table-cell>
          <table:table-cell office:value-type="float" office:value="1.0873068571090698" table:style-name="ce44">
            <text:p>1.087</text:p>
          </table:table-cell>
          <table:table-cell office:value-type="float" office:value="3.6243579387664795" table:style-name="ce43">
            <text:p>3.62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96866673231124878" table:style-name="ce5">
            <text:p>0.969</text:p>
          </table:table-cell>
          <table:table-cell office:value-type="float" office:value="1.4241428375244141" table:style-name="ce5">
            <text:p>1.42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5" table:style-name="ce5">
            <text:p>0.8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885719060897827" table:style-name="ce5">
            <text:p>0.509</text:p>
          </table:table-cell>
          <table:table-cell office:value-type="float" office:value="0" table:style-name="ce5">
            <text:p>0.000</text:p>
          </table:table-cell>
          <table:table-cell office:value-type="float" office:value="0.47924995422363281" table:style-name="ce5">
            <text:p>0.479</text:p>
          </table:table-cell>
          <table:table-cell office:value-type="float" office:value="0.57915109395980835" table:style-name="ce5">
            <text:p>0.579</text:p>
          </table:table-cell>
          <table:table-cell office:value-type="float" office:value="0.6234167218208313" table:style-name="ce5">
            <text:p>0.623</text:p>
          </table:table-cell>
          <table:table-cell office:value-type="float" office:value="0.78133338689804077" table:style-name="ce5">
            <text:p>0.7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1.625" table:style-name="ce15">
            <text:p>111.625</text:p>
          </table:table-cell>
          <table:table-cell office:value-type="float" office:value="2.4415698051452637" table:style-name="ce43">
            <text:p>2.442</text:p>
          </table:table-cell>
          <table:table-cell office:value-type="float" office:value="1.04638671875" table:style-name="ce44">
            <text:p>1.046</text:p>
          </table:table-cell>
          <table:table-cell office:value-type="float" office:value="3.4879574775695801" table:style-name="ce43">
            <text:p>3.4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96866673231124878" table:style-name="ce6">
            <text:p>0.969</text:p>
          </table:table-cell>
          <table:table-cell office:value-type="float" office:value="1.4241428375244141" table:style-name="ce6">
            <text:p>1.42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75" table:style-name="ce6">
            <text:p>0.87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0885719060897827" table:style-name="ce6">
            <text:p>0.509</text:p>
          </table:table-cell>
          <table:table-cell office:value-type="float" office:value="0" table:style-name="ce6">
            <text:p>0.000</text:p>
          </table:table-cell>
          <table:table-cell office:value-type="float" office:value="0.47924995422363281" table:style-name="ce6">
            <text:p>0.479</text:p>
          </table:table-cell>
          <table:table-cell office:value-type="float" office:value="0.57915109395980835" table:style-name="ce6">
            <text:p>0.579</text:p>
          </table:table-cell>
          <table:table-cell office:value-type="float" office:value="0.6234167218208313" table:style-name="ce6">
            <text:p>0.623</text:p>
          </table:table-cell>
          <table:table-cell office:value-type="float" office:value="0.78133338689804077" table:style-name="ce6">
            <text:p>0.78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11.625" table:style-name="ce16">
            <text:p>111.625</text:p>
          </table:table-cell>
          <table:table-cell office:value-type="float" office:value="2.4415698051452637" table:style-name="ce45">
            <text:p>2.442</text:p>
          </table:table-cell>
          <table:table-cell office:value-type="float" office:value="1.04638671875" table:style-name="ce46">
            <text:p>1.046</text:p>
          </table:table-cell>
          <table:table-cell office:value-type="float" office:value="3.4879574775695801" table:style-name="ce45">
            <text:p>3.48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ANO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43" table:style-name="ce39">
            <text:p>143</text:p>
          </table:table-cell>
          <table:table-cell office:value-type="string" table:style-name="ce40">
            <text:p>--</text:p>
          </table:table-cell>
          <table:table-cell office:value-type="float" office:value="143" table:style-name="ce39">
            <text:p>14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45" table:style-name="ce39">
            <text:p>145</text:p>
          </table:table-cell>
          <table:table-cell office:value-type="string" table:style-name="ce40">
            <text:p>--</text:p>
          </table:table-cell>
          <table:table-cell office:value-type="float" office:value="145" table:style-name="ce39">
            <text:p>1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43" table:style-name="ce39">
            <text:p>143</text:p>
          </table:table-cell>
          <table:table-cell office:value-type="string" table:style-name="ce40">
            <text:p>--</text:p>
          </table:table-cell>
          <table:table-cell office:value-type="float" office:value="143" table:style-name="ce39">
            <text:p>14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" table:style-name="ce39">
            <text:p>22</text:p>
          </table:table-cell>
          <table:table-cell office:value-type="string" table:style-name="ce40">
            <text:p>--</text:p>
          </table:table-cell>
          <table:table-cell office:value-type="float" office:value="22" table:style-name="ce39">
            <text:p>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51" table:style-name="ce3">
            <text:p>51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11" table:style-name="ce4">
            <text:p>111</text:p>
          </table:table-cell>
          <table:table-cell office:value-type="float" office:value="1363" table:style-name="ce4">
            <text:p>13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7" table:style-name="ce4">
            <text:p>157</text:p>
          </table:table-cell>
          <table:table-cell office:value-type="float" office:value="1468" table:style-name="ce4">
            <text:p>1468</text:p>
          </table:table-cell>
          <table:table-cell office:value-type="float" office:value="969" table:style-name="ce4">
            <text:p>969</text:p>
          </table:table-cell>
          <table:table-cell office:value-type="float" office:value="0" table:style-name="ce4">
            <text:p>0</text:p>
          </table:table-cell>
          <table:table-cell office:value-type="float" office:value="287" table:style-name="ce4">
            <text:p>2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691" table:style-name="ce14">
            <text:p>23691</text:p>
          </table:table-cell>
          <table:table-cell office:value-type="float" office:value="28046" table:style-name="ce41">
            <text:p>28046</text:p>
          </table:table-cell>
          <table:table-cell office:value-type="float" office:value="12019.712890625" table:style-name="ce42">
            <text:p>12020</text:p>
          </table:table-cell>
          <table:table-cell office:value-type="float" office:value="40065.72265625" table:style-name="ce41">
            <text:p>4006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6999998092651367" table:style-name="ce4">
            <text:p>4</text:p>
          </table:table-cell>
          <table:table-cell office:value-type="float" office:value="45.430004119873047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350001335144043" table:style-name="ce4">
            <text:p>5</text:p>
          </table:table-cell>
          <table:table-cell office:value-type="float" office:value="48.935993194580078" table:style-name="ce4">
            <text:p>49</text:p>
          </table:table-cell>
          <table:table-cell office:value-type="float" office:value="32.308998107910156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9.567000389099121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1.1669921875" table:style-name="ce14">
            <text:p>1111</text:p>
          </table:table-cell>
          <table:table-cell office:value-type="float" office:value="1256.34375" table:style-name="ce41">
            <text:p>1256</text:p>
          </table:table-cell>
          <table:table-cell office:value-type="float" office:value="538.43310546875" table:style-name="ce42">
            <text:p>538</text:p>
          </table:table-cell>
          <table:table-cell office:value-type="float" office:value="1794.7769775390625" table:style-name="ce41">
            <text:p>17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2333332300186157" table:style-name="ce5">
            <text:p>1.233</text:p>
          </table:table-cell>
          <table:table-cell office:value-type="float" office:value="1.0565117597579956" table:style-name="ce5">
            <text:p>1.0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437501668930054" table:style-name="ce5">
            <text:p>0.654</text:p>
          </table:table-cell>
          <table:table-cell office:value-type="float" office:value="0.95952928066253662" table:style-name="ce5">
            <text:p>0.960</text:p>
          </table:table-cell>
          <table:table-cell office:value-type="float" office:value="1.2426537275314331" table:style-name="ce5">
            <text:p>1.243</text:p>
          </table:table-cell>
          <table:table-cell office:value-type="float" office:value="0" table:style-name="ce5">
            <text:p>0.000</text:p>
          </table:table-cell>
          <table:table-cell office:value-type="float" office:value="1.5945000648498535" table:style-name="ce5">
            <text:p>1.5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5.19450378417969" table:style-name="ce15">
            <text:p>185.195</text:p>
          </table:table-cell>
          <table:table-cell office:value-type="float" office:value="8.7856206893920898" table:style-name="ce43">
            <text:p>8.786</text:p>
          </table:table-cell>
          <table:table-cell office:value-type="float" office:value="3.7652664184570313" table:style-name="ce44">
            <text:p>3.765</text:p>
          </table:table-cell>
          <table:table-cell office:value-type="float" office:value="12.550888061523438" table:style-name="ce43">
            <text:p>12.55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2333332300186157" table:style-name="ce5">
            <text:p>1.233</text:p>
          </table:table-cell>
          <table:table-cell office:value-type="float" office:value="1.032500147819519" table:style-name="ce5">
            <text:p>1.0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437501668930054" table:style-name="ce5">
            <text:p>0.654</text:p>
          </table:table-cell>
          <table:table-cell office:value-type="float" office:value="0.95952928066253662" table:style-name="ce5">
            <text:p>0.960</text:p>
          </table:table-cell>
          <table:table-cell office:value-type="float" office:value="1.2426537275314331" table:style-name="ce5">
            <text:p>1.243</text:p>
          </table:table-cell>
          <table:table-cell office:value-type="float" office:value="0" table:style-name="ce5">
            <text:p>0.000</text:p>
          </table:table-cell>
          <table:table-cell office:value-type="float" office:value="1.3667143583297729" table:style-name="ce5">
            <text:p>1.3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5.19450378417969" table:style-name="ce15">
            <text:p>185.195</text:p>
          </table:table-cell>
          <table:table-cell office:value-type="float" office:value="8.6644392013549805" table:style-name="ce43">
            <text:p>8.664</text:p>
          </table:table-cell>
          <table:table-cell office:value-type="float" office:value="3.7133316993713379" table:style-name="ce44">
            <text:p>3.713</text:p>
          </table:table-cell>
          <table:table-cell office:value-type="float" office:value="12.377772331237793" table:style-name="ce43">
            <text:p>12.37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2333332300186157" table:style-name="ce6">
            <text:p>1.233</text:p>
          </table:table-cell>
          <table:table-cell office:value-type="float" office:value="1.0565117597579956" table:style-name="ce6">
            <text:p>1.05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5437501668930054" table:style-name="ce6">
            <text:p>0.654</text:p>
          </table:table-cell>
          <table:table-cell office:value-type="float" office:value="0.95952928066253662" table:style-name="ce6">
            <text:p>0.960</text:p>
          </table:table-cell>
          <table:table-cell office:value-type="float" office:value="1.2426537275314331" table:style-name="ce6">
            <text:p>1.243</text:p>
          </table:table-cell>
          <table:table-cell office:value-type="float" office:value="0" table:style-name="ce6">
            <text:p>0.000</text:p>
          </table:table-cell>
          <table:table-cell office:value-type="float" office:value="1.5945000648498535" table:style-name="ce6">
            <text:p>1.59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85.19450378417969" table:style-name="ce16">
            <text:p>185.195</text:p>
          </table:table-cell>
          <table:table-cell office:value-type="float" office:value="8.7856206893920898" table:style-name="ce45">
            <text:p>8.786</text:p>
          </table:table-cell>
          <table:table-cell office:value-type="float" office:value="3.7652664184570313" table:style-name="ce46">
            <text:p>3.765</text:p>
          </table:table-cell>
          <table:table-cell office:value-type="float" office:value="12.550888061523438" table:style-name="ce45">
            <text:p>12.55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LIPHEUWEL HOUSING SCHEM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3">
            <text:p>10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9" table:style-name="ce39">
            <text:p>129</text:p>
          </table:table-cell>
          <table:table-cell office:value-type="string" table:style-name="ce40">
            <text:p>--</text:p>
          </table:table-cell>
          <table:table-cell office:value-type="float" office:value="129" table:style-name="ce39">
            <text:p>1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3" table:style-name="ce39">
            <text:p>133</text:p>
          </table:table-cell>
          <table:table-cell office:value-type="string" table:style-name="ce40">
            <text:p>--</text:p>
          </table:table-cell>
          <table:table-cell office:value-type="float" office:value="133" table:style-name="ce39">
            <text:p>1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3" table:style-name="ce39">
            <text:p>133</text:p>
          </table:table-cell>
          <table:table-cell office:value-type="string" table:style-name="ce40">
            <text:p>--</text:p>
          </table:table-cell>
          <table:table-cell office:value-type="float" office:value="133" table:style-name="ce39">
            <text:p>1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style-name="ce39">
            <text:p>29</text:p>
          </table:table-cell>
          <table:table-cell office:value-type="string" table:style-name="ce40">
            <text:p>--</text:p>
          </table:table-cell>
          <table:table-cell office:value-type="float" office:value="29" table:style-name="ce39">
            <text:p>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15" table:style-name="ce3">
            <text:p>115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8" table:style-name="ce39">
            <text:p>158</text:p>
          </table:table-cell>
          <table:table-cell office:value-type="string" table:style-name="ce40">
            <text:p>--</text:p>
          </table:table-cell>
          <table:table-cell office:value-type="float" office:value="158" table:style-name="ce39">
            <text:p>1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20" table:style-name="ce4">
            <text:p>220</text:p>
          </table:table-cell>
          <table:table-cell office:value-type="float" office:value="211" table:style-name="ce4">
            <text:p>2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51" table:style-name="ce4">
            <text:p>2551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184" table:style-name="ce41">
            <text:p>3184</text:p>
          </table:table-cell>
          <table:table-cell office:value-type="float" office:value="1364.5716552734375" table:style-name="ce42">
            <text:p>1365</text:p>
          </table:table-cell>
          <table:table-cell office:value-type="float" office:value="4548.5712890625" table:style-name="ce41">
            <text:p>45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.875" table:style-name="ce4">
            <text:p>7</text:p>
          </table:table-cell>
          <table:table-cell office:value-type="float" office:value="6.593000411987304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880000233650207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12999993562698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75103759765625" table:style-name="ce4">
            <text:p>80</text:p>
          </table:table-cell>
          <table:table-cell office:value-type="float" office:value="6.00400018692016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0.22404479980469" table:style-name="ce41">
            <text:p>100</text:p>
          </table:table-cell>
          <table:table-cell office:value-type="float" office:value="42.953151702880859" table:style-name="ce42">
            <text:p>43</text:p>
          </table:table-cell>
          <table:table-cell office:value-type="float" office:value="143.1771240234375" table:style-name="ce41">
            <text:p>14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1458333730697632" table:style-name="ce5">
            <text:p>1.146</text:p>
          </table:table-cell>
          <table:table-cell office:value-type="float" office:value="0.73255562782287598" table:style-name="ce5">
            <text:p>0.7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800002336502075" table:style-name="ce5">
            <text:p>0.6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1299999356269836" table:style-name="ce5">
            <text:p>0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4533677101135254" table:style-name="ce5">
            <text:p>0.745</text:p>
          </table:table-cell>
          <table:table-cell office:value-type="float" office:value="1.2008000612258911" table:style-name="ce5">
            <text:p>1.2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7693057060241699" table:style-name="ce43">
            <text:p>0.777</text:p>
          </table:table-cell>
          <table:table-cell office:value-type="float" office:value="0.33297017216682434" table:style-name="ce44">
            <text:p>0.333</text:p>
          </table:table-cell>
          <table:table-cell office:value-type="float" office:value="1.1099002361297607" table:style-name="ce43">
            <text:p>1.11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1458333730697632" table:style-name="ce5">
            <text:p>1.146</text:p>
          </table:table-cell>
          <table:table-cell office:value-type="float" office:value="0.65930002927780151" table:style-name="ce5">
            <text:p>0.6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800002336502075" table:style-name="ce5">
            <text:p>0.6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1299999356269836" table:style-name="ce5">
            <text:p>0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2500944137573242" table:style-name="ce5">
            <text:p>0.725</text:p>
          </table:table-cell>
          <table:table-cell office:value-type="float" office:value="1.2008000612258911" table:style-name="ce5">
            <text:p>1.2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5356423854827881" table:style-name="ce43">
            <text:p>0.754</text:p>
          </table:table-cell>
          <table:table-cell office:value-type="float" office:value="0.32295602560043335" table:style-name="ce44">
            <text:p>0.323</text:p>
          </table:table-cell>
          <table:table-cell office:value-type="float" office:value="1.0765197277069092" table:style-name="ce43">
            <text:p>1.07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1458333730697632" table:style-name="ce6">
            <text:p>1.146</text:p>
          </table:table-cell>
          <table:table-cell office:value-type="float" office:value="0.65930002927780151" table:style-name="ce6">
            <text:p>0.6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8800002336502075" table:style-name="ce6">
            <text:p>0.6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1299999356269836" table:style-name="ce6">
            <text:p>0.31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2500944137573242" table:style-name="ce6">
            <text:p>0.725</text:p>
          </table:table-cell>
          <table:table-cell office:value-type="float" office:value="1.2008000612258911" table:style-name="ce6">
            <text:p>1.2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75356423854827881" table:style-name="ce45">
            <text:p>0.754</text:p>
          </table:table-cell>
          <table:table-cell office:value-type="float" office:value="0.32295602560043335" table:style-name="ce46">
            <text:p>0.323</text:p>
          </table:table-cell>
          <table:table-cell office:value-type="float" office:value="1.0765197277069092" table:style-name="ce45">
            <text:p>1.07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RAAIFONTEI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4" table:style-name="ce39">
            <text:p>24</text:p>
          </table:table-cell>
          <table:table-cell office:value-type="string" table:style-name="ce40">
            <text:p>--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4" table:style-name="ce39">
            <text:p>24</text:p>
          </table:table-cell>
          <table:table-cell office:value-type="string" table:style-name="ce40">
            <text:p>--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39">
            <text:p>11</text:p>
          </table:table-cell>
          <table:table-cell office:value-type="string" table:style-name="ce40">
            <text:p>-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39">
            <text:p>16</text:p>
          </table:table-cell>
          <table:table-cell office:value-type="string" table:style-name="ce40">
            <text:p>-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3" table:style-name="ce4">
            <text:p>6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6" table:style-name="ce4">
            <text:p>4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86" table:style-name="ce14">
            <text:p>4086</text:p>
          </table:table-cell>
          <table:table-cell office:value-type="float" office:value="5235" table:style-name="ce41">
            <text:p>5235</text:p>
          </table:table-cell>
          <table:table-cell office:value-type="float" office:value="2243.571533203125" table:style-name="ce42">
            <text:p>2244</text:p>
          </table:table-cell>
          <table:table-cell office:value-type="float" office:value="7478.5712890625" table:style-name="ce41">
            <text:p>747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71899986267089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187999725341797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7.69102478027344" table:style-name="ce14">
            <text:p>128</text:p>
          </table:table-cell>
          <table:table-cell office:value-type="float" office:value="163.59800720214844" table:style-name="ce41">
            <text:p>164</text:p>
          </table:table-cell>
          <table:table-cell office:value-type="float" office:value="70.113433837890625" table:style-name="ce42">
            <text:p>70</text:p>
          </table:table-cell>
          <table:table-cell office:value-type="float" office:value="233.71144104003906" table:style-name="ce41">
            <text:p>23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.359499931335449" table:style-name="ce5">
            <text:p>10.3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.187999725341797" table:style-name="ce5">
            <text:p>15.1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3.845512390136719" table:style-name="ce15">
            <text:p>63.846</text:p>
          </table:table-cell>
          <table:table-cell office:value-type="float" office:value="32.719600677490234" table:style-name="ce43">
            <text:p>32.720</text:p>
          </table:table-cell>
          <table:table-cell office:value-type="float" office:value="14.022686958312988" table:style-name="ce44">
            <text:p>14.023</text:p>
          </table:table-cell>
          <table:table-cell office:value-type="float" office:value="46.742286682128906" table:style-name="ce43">
            <text:p>46.7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.359499931335449" table:style-name="ce5">
            <text:p>10.3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0626664161682129" table:style-name="ce5">
            <text:p>5.0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7205801010131836" table:style-name="ce15">
            <text:p>6.721</text:p>
          </table:table-cell>
          <table:table-cell office:value-type="float" office:value="6.8165836334228516" table:style-name="ce43">
            <text:p>6.817</text:p>
          </table:table-cell>
          <table:table-cell office:value-type="float" office:value="2.9213931560516357" table:style-name="ce44">
            <text:p>2.921</text:p>
          </table:table-cell>
          <table:table-cell office:value-type="float" office:value="9.7379770278930664" table:style-name="ce43">
            <text:p>9.73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.359499931335449" table:style-name="ce6">
            <text:p>10.3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5.0626664161682129" table:style-name="ce6">
            <text:p>5.0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7205801010131836" table:style-name="ce16">
            <text:p>6.721</text:p>
          </table:table-cell>
          <table:table-cell office:value-type="float" office:value="6.8165836334228516" table:style-name="ce45">
            <text:p>6.817</text:p>
          </table:table-cell>
          <table:table-cell office:value-type="float" office:value="2.9213931560516357" table:style-name="ce46">
            <text:p>2.921</text:p>
          </table:table-cell>
          <table:table-cell office:value-type="float" office:value="9.7379770278930664" table:style-name="ce45">
            <text:p>9.73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RAAIFONTEIN INDUSTR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58" table:style-name="ce39">
            <text:p>58</text:p>
          </table:table-cell>
          <table:table-cell office:value-type="string" table:style-name="ce40">
            <text:p>--</text:p>
          </table:table-cell>
          <table:table-cell office:value-type="float" office:value="58" table:style-name="ce39">
            <text:p>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61" table:style-name="ce39">
            <text:p>61</text:p>
          </table:table-cell>
          <table:table-cell office:value-type="string" table:style-name="ce40">
            <text:p>--</text:p>
          </table:table-cell>
          <table:table-cell office:value-type="float" office:value="61" table:style-name="ce39">
            <text:p>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60" table:style-name="ce39">
            <text:p>60</text:p>
          </table:table-cell>
          <table:table-cell office:value-type="string" table:style-name="ce40">
            <text:p>--</text:p>
          </table:table-cell>
          <table:table-cell office:value-type="float" office:value="60" table:style-name="ce39">
            <text:p>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style-name="ce39">
            <text:p>53</text:p>
          </table:table-cell>
          <table:table-cell office:value-type="string" table:style-name="ce40">
            <text:p>--</text:p>
          </table:table-cell>
          <table:table-cell office:value-type="float" office:value="53" table:style-name="ce39">
            <text:p>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11" table:style-name="ce39">
            <text:p>111</text:p>
          </table:table-cell>
          <table:table-cell office:value-type="string" table:style-name="ce40">
            <text:p>--</text:p>
          </table:table-cell>
          <table:table-cell office:value-type="float" office:value="111" table:style-name="ce39">
            <text:p>1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017" table:style-name="ce4">
            <text:p>10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9" table:style-name="ce4">
            <text:p>10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" table:style-name="ce4">
            <text:p>43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72" table:style-name="ce4">
            <text:p>72</text:p>
          </table:table-cell>
          <table:table-cell office:value-type="float" office:value="318" table:style-name="ce4">
            <text:p>318</text:p>
          </table:table-cell>
          <table:table-cell office:value-type="float" office:value="2915" table:style-name="ce4">
            <text:p>29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68" table:style-name="ce14">
            <text:p>3168</text:p>
          </table:table-cell>
          <table:table-cell office:value-type="float" office:value="8693" table:style-name="ce41">
            <text:p>8693</text:p>
          </table:table-cell>
          <table:table-cell office:value-type="float" office:value="3725.5712890625" table:style-name="ce42">
            <text:p>3726</text:p>
          </table:table-cell>
          <table:table-cell office:value-type="float" office:value="12418.5712890625" table:style-name="ce41">
            <text:p>124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31.78100013732910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129997253417969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343999981880188" table:style-name="ce4">
            <text:p>1</text:p>
          </table:table-cell>
          <table:table-cell office:value-type="float" office:value="2.594000101089477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6300002336502075" table:style-name="ce4">
            <text:p>1</text:p>
          </table:table-cell>
          <table:table-cell office:value-type="float" office:value="2.25" table:style-name="ce4">
            <text:p>2</text:p>
          </table:table-cell>
          <table:table-cell office:value-type="float" office:value="9.9369993209838867" table:style-name="ce4">
            <text:p>10</text:p>
          </table:table-cell>
          <table:table-cell office:value-type="float" office:value="91.07000732421875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.000999450683594" table:style-name="ce14">
            <text:p>99</text:p>
          </table:table-cell>
          <table:table-cell office:value-type="float" office:value="271.67001342773437" table:style-name="ce41">
            <text:p>272</text:p>
          </table:table-cell>
          <table:table-cell office:value-type="float" office:value="116.43000030517578" table:style-name="ce42">
            <text:p>116</text:p>
          </table:table-cell>
          <table:table-cell office:value-type="float" office:value="388.10000610351562" table:style-name="ce41">
            <text:p>38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5.2968335151672363" table:style-name="ce5">
            <text:p>5.2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129997253417969" table:style-name="ce5">
            <text:p>3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43999981880188" table:style-name="ce5">
            <text:p>1.344</text:p>
          </table:table-cell>
          <table:table-cell office:value-type="float" office:value="2.5940001010894775" table:style-name="ce5">
            <text:p>2.5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300002336502075" table:style-name="ce5">
            <text:p>0.563</text:p>
          </table:table-cell>
          <table:table-cell office:value-type="float" office:value="0.75" table:style-name="ce5">
            <text:p>0.750</text:p>
          </table:table-cell>
          <table:table-cell office:value-type="float" office:value="1.6561665534973145" table:style-name="ce5">
            <text:p>1.656</text:p>
          </table:table-cell>
          <table:table-cell office:value-type="float" office:value="3.3729631900787354" table:style-name="ce5">
            <text:p>3.3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3.000331878662109" table:style-name="ce15">
            <text:p>33.000</text:p>
          </table:table-cell>
          <table:table-cell office:value-type="float" office:value="4.6839656829833984" table:style-name="ce43">
            <text:p>4.684</text:p>
          </table:table-cell>
          <table:table-cell office:value-type="float" office:value="2.0074138641357422" table:style-name="ce44">
            <text:p>2.007</text:p>
          </table:table-cell>
          <table:table-cell office:value-type="float" office:value="6.6913795471191406" table:style-name="ce43">
            <text:p>6.6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5.2968335151672363" table:style-name="ce5">
            <text:p>5.2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3129997253417969" table:style-name="ce5">
            <text:p>3.3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43999981880188" table:style-name="ce5">
            <text:p>1.344</text:p>
          </table:table-cell>
          <table:table-cell office:value-type="float" office:value="2.5940001010894775" table:style-name="ce5">
            <text:p>2.5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300002336502075" table:style-name="ce5">
            <text:p>0.563</text:p>
          </table:table-cell>
          <table:table-cell office:value-type="float" office:value="0.75" table:style-name="ce5">
            <text:p>0.750</text:p>
          </table:table-cell>
          <table:table-cell office:value-type="float" office:value="1.6561665534973145" table:style-name="ce5">
            <text:p>1.656</text:p>
          </table:table-cell>
          <table:table-cell office:value-type="float" office:value="3.0356669425964355" table:style-name="ce5">
            <text:p>3.0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3.000331878662109" table:style-name="ce15">
            <text:p>33.000</text:p>
          </table:table-cell>
          <table:table-cell office:value-type="float" office:value="4.4536066055297852" table:style-name="ce43">
            <text:p>4.454</text:p>
          </table:table-cell>
          <table:table-cell office:value-type="float" office:value="1.9086885452270508" table:style-name="ce44">
            <text:p>1.909</text:p>
          </table:table-cell>
          <table:table-cell office:value-type="float" office:value="6.3622951507568359" table:style-name="ce43">
            <text:p>6.36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5.2968335151672363" table:style-name="ce6">
            <text:p>5.29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3129997253417969" table:style-name="ce6">
            <text:p>3.31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43999981880188" table:style-name="ce6">
            <text:p>1.344</text:p>
          </table:table-cell>
          <table:table-cell office:value-type="float" office:value="2.5940001010894775" table:style-name="ce6">
            <text:p>2.5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6300002336502075" table:style-name="ce6">
            <text:p>0.563</text:p>
          </table:table-cell>
          <table:table-cell office:value-type="float" office:value="0.75" table:style-name="ce6">
            <text:p>0.750</text:p>
          </table:table-cell>
          <table:table-cell office:value-type="float" office:value="1.6561665534973145" table:style-name="ce6">
            <text:p>1.656</text:p>
          </table:table-cell>
          <table:table-cell office:value-type="float" office:value="3.1403450965881348" table:style-name="ce6">
            <text:p>3.1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3.000331878662109" table:style-name="ce16">
            <text:p>33.000</text:p>
          </table:table-cell>
          <table:table-cell office:value-type="float" office:value="4.5278334617614746" table:style-name="ce45">
            <text:p>4.528</text:p>
          </table:table-cell>
          <table:table-cell office:value-type="float" office:value="1.940500020980835" table:style-name="ce46">
            <text:p>1.941</text:p>
          </table:table-cell>
          <table:table-cell office:value-type="float" office:value="6.4683332443237305" table:style-name="ce45">
            <text:p>6.46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ANGEBERG VILLA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5" table:style-name="ce39">
            <text:p>65</text:p>
          </table:table-cell>
          <table:table-cell office:value-type="string" table:style-name="ce40">
            <text:p>--</text:p>
          </table:table-cell>
          <table:table-cell office:value-type="float" office:value="65" table:style-name="ce39">
            <text:p>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6" table:style-name="ce39">
            <text:p>66</text:p>
          </table:table-cell>
          <table:table-cell office:value-type="string" table:style-name="ce40">
            <text:p>--</text:p>
          </table:table-cell>
          <table:table-cell office:value-type="float" office:value="66" table:style-name="ce39">
            <text:p>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6" table:style-name="ce39">
            <text:p>66</text:p>
          </table:table-cell>
          <table:table-cell office:value-type="string" table:style-name="ce40">
            <text:p>--</text:p>
          </table:table-cell>
          <table:table-cell office:value-type="float" office:value="66" table:style-name="ce39">
            <text:p>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8" table:style-name="ce39">
            <text:p>68</text:p>
          </table:table-cell>
          <table:table-cell office:value-type="string" table:style-name="ce40">
            <text:p>--</text:p>
          </table:table-cell>
          <table:table-cell office:value-type="float" office:value="68" table:style-name="ce39">
            <text:p>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" table:style-name="ce4">
            <text:p>103</text:p>
          </table:table-cell>
          <table:table-cell office:value-type="float" office:value="166" table:style-name="ce4">
            <text:p>166</text:p>
          </table:table-cell>
          <table:table-cell office:value-type="float" office:value="567" table:style-name="ce4">
            <text:p>567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916" table:style-name="ce41">
            <text:p>916</text:p>
          </table:table-cell>
          <table:table-cell office:value-type="float" office:value="392.57147216796875" table:style-name="ce42">
            <text:p>393</text:p>
          </table:table-cell>
          <table:table-cell office:value-type="float" office:value="1308.5714111328125" table:style-name="ce41">
            <text:p>130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.42299997806549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84999990463256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609999656677246" table:style-name="ce4">
            <text:p>4</text:p>
          </table:table-cell>
          <table:table-cell office:value-type="float" office:value="6.3839998245239258" table:style-name="ce4">
            <text:p>6</text:p>
          </table:table-cell>
          <table:table-cell office:value-type="float" office:value="21.454004287719727" table:style-name="ce4">
            <text:p>21</text:p>
          </table:table-cell>
          <table:table-cell office:value-type="float" office:value="0.768999993801116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4.876007080078125" table:style-name="ce41">
            <text:p>35</text:p>
          </table:table-cell>
          <table:table-cell office:value-type="float" office:value="14.94686222076416" table:style-name="ce42">
            <text:p>15</text:p>
          </table:table-cell>
          <table:table-cell office:value-type="float" office:value="49.822856903076172" table:style-name="ce41">
            <text:p>5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47433331608772278" table:style-name="ce5">
            <text:p>0.4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99999046325684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9609998464584351" table:style-name="ce5">
            <text:p>0.396</text:p>
          </table:table-cell>
          <table:table-cell office:value-type="float" office:value="0.42559999227523804" table:style-name="ce5">
            <text:p>0.426</text:p>
          </table:table-cell>
          <table:table-cell office:value-type="float" office:value="0.61297154426574707" table:style-name="ce5">
            <text:p>0.613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3655397891998291" table:style-name="ce43">
            <text:p>0.537</text:p>
          </table:table-cell>
          <table:table-cell office:value-type="float" office:value="0.22995172441005707" table:style-name="ce44">
            <text:p>0.230</text:p>
          </table:table-cell>
          <table:table-cell office:value-type="float" office:value="0.76650547981262207" table:style-name="ce43">
            <text:p>0.76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47433331608772278" table:style-name="ce5">
            <text:p>0.4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99999046325684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9609998464584351" table:style-name="ce5">
            <text:p>0.396</text:p>
          </table:table-cell>
          <table:table-cell office:value-type="float" office:value="0.42559999227523804" table:style-name="ce5">
            <text:p>0.426</text:p>
          </table:table-cell>
          <table:table-cell office:value-type="float" office:value="0.59594458341598511" table:style-name="ce5">
            <text:p>0.596</text:p>
          </table:table-cell>
          <table:table-cell office:value-type="float" office:value="0.76899999380111694" table:style-name="ce5">
            <text:p>0.7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2842432260513306" table:style-name="ce43">
            <text:p>0.528</text:p>
          </table:table-cell>
          <table:table-cell office:value-type="float" office:value="0.22646760940551758" table:style-name="ce44">
            <text:p>0.226</text:p>
          </table:table-cell>
          <table:table-cell office:value-type="float" office:value="0.75489175319671631" table:style-name="ce43">
            <text:p>0.75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47433331608772278" table:style-name="ce6">
            <text:p>0.47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8499999046325684" table:style-name="ce6">
            <text:p>0.8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9609998464584351" table:style-name="ce6">
            <text:p>0.396</text:p>
          </table:table-cell>
          <table:table-cell office:value-type="float" office:value="0.42559999227523804" table:style-name="ce6">
            <text:p>0.426</text:p>
          </table:table-cell>
          <table:table-cell office:value-type="float" office:value="0.59594458341598511" table:style-name="ce6">
            <text:p>0.596</text:p>
          </table:table-cell>
          <table:table-cell office:value-type="float" office:value="0.76899999380111694" table:style-name="ce6">
            <text:p>0.7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2842432260513306" table:style-name="ce45">
            <text:p>0.528</text:p>
          </table:table-cell>
          <table:table-cell office:value-type="float" office:value="0.22646760940551758" table:style-name="ce46">
            <text:p>0.226</text:p>
          </table:table-cell>
          <table:table-cell office:value-type="float" office:value="0.75489175319671631" table:style-name="ce45">
            <text:p>0.75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OEVENSTEI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89" table:style-name="ce3">
            <text:p>8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262" table:style-name="ce3">
            <text:p>262</text:p>
          </table:table-cell>
          <table:table-cell office:value-type="float" office:value="371" table:style-name="ce3">
            <text:p>371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839" table:style-name="ce39">
            <text:p>839</text:p>
          </table:table-cell>
          <table:table-cell office:value-type="string" table:style-name="ce40">
            <text:p>--</text:p>
          </table:table-cell>
          <table:table-cell office:value-type="float" office:value="839" table:style-name="ce39">
            <text:p>8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263" table:style-name="ce3">
            <text:p>263</text:p>
          </table:table-cell>
          <table:table-cell office:value-type="float" office:value="374" table:style-name="ce3">
            <text:p>374</text:p>
          </table:table-cell>
          <table:table-cell office:value-type="float" office:value="23" table:style-name="ce3">
            <text:p>2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855" table:style-name="ce39">
            <text:p>855</text:p>
          </table:table-cell>
          <table:table-cell office:value-type="string" table:style-name="ce40">
            <text:p>--</text:p>
          </table:table-cell>
          <table:table-cell office:value-type="float" office:value="855" table:style-name="ce39">
            <text:p>8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0" table:style-name="ce3">
            <text:p>50</text:p>
          </table:table-cell>
          <table:table-cell office:value-type="float" office:value="263" table:style-name="ce3">
            <text:p>263</text:p>
          </table:table-cell>
          <table:table-cell office:value-type="float" office:value="372" table:style-name="ce3">
            <text:p>372</text:p>
          </table:table-cell>
          <table:table-cell office:value-type="float" office:value="23" table:style-name="ce3">
            <text:p>2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851" table:style-name="ce39">
            <text:p>851</text:p>
          </table:table-cell>
          <table:table-cell office:value-type="string" table:style-name="ce40">
            <text:p>--</text:p>
          </table:table-cell>
          <table:table-cell office:value-type="float" office:value="851" table:style-name="ce39">
            <text:p>8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0" table:style-name="ce39">
            <text:p>130</text:p>
          </table:table-cell>
          <table:table-cell office:value-type="string" table:style-name="ce40">
            <text:p>--</text:p>
          </table:table-cell>
          <table:table-cell office:value-type="float" office:value="130" table:style-name="ce39">
            <text:p>1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8" table:style-name="ce3">
            <text:p>18</text:p>
          </table:table-cell>
          <table:table-cell office:value-type="float" office:value="99" table:style-name="ce3">
            <text:p>9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96" table:style-name="ce3">
            <text:p>96</text:p>
          </table:table-cell>
          <table:table-cell office:value-type="float" office:value="279" table:style-name="ce3">
            <text:p>279</text:p>
          </table:table-cell>
          <table:table-cell office:value-type="float" office:value="398" table:style-name="ce3">
            <text:p>398</text:p>
          </table:table-cell>
          <table:table-cell office:value-type="float" office:value="24" table:style-name="ce3">
            <text:p>24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969" table:style-name="ce39">
            <text:p>969</text:p>
          </table:table-cell>
          <table:table-cell office:value-type="string" table:style-name="ce40">
            <text:p>--</text:p>
          </table:table-cell>
          <table:table-cell office:value-type="float" office:value="969" table:style-name="ce39">
            <text:p>96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67" table:style-name="ce4">
            <text:p>667</text:p>
          </table:table-cell>
          <table:table-cell office:value-type="float" office:value="6143" table:style-name="ce4">
            <text:p>61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568" table:style-name="ce4">
            <text:p>568</text:p>
          </table:table-cell>
          <table:table-cell office:value-type="float" office:value="5890" table:style-name="ce4">
            <text:p>5890</text:p>
          </table:table-cell>
          <table:table-cell office:value-type="float" office:value="9683" table:style-name="ce4">
            <text:p>9683</text:p>
          </table:table-cell>
          <table:table-cell office:value-type="float" office:value="561" table:style-name="ce4">
            <text:p>561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826" table:style-name="ce14">
            <text:p>132826</text:p>
          </table:table-cell>
          <table:table-cell office:value-type="float" office:value="156549" table:style-name="ce41">
            <text:p>156549</text:p>
          </table:table-cell>
          <table:table-cell office:value-type="float" office:value="67092.390625" table:style-name="ce42">
            <text:p>67092</text:p>
          </table:table-cell>
          <table:table-cell office:value-type="float" office:value="223641.359375" table:style-name="ce41">
            <text:p>2236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3.696001052856445" table:style-name="ce4">
            <text:p>24</text:p>
          </table:table-cell>
          <table:table-cell office:value-type="float" office:value="205.19500732421875" table:style-name="ce4">
            <text:p>2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6499972343444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3500000238418579" table:style-name="ce4">
            <text:p>1</text:p>
          </table:table-cell>
          <table:table-cell office:value-type="float" office:value="0.766000032424926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8.306999206542969" table:style-name="ce4">
            <text:p>18</text:p>
          </table:table-cell>
          <table:table-cell office:value-type="float" office:value="192.40301513671875" table:style-name="ce4">
            <text:p>192</text:p>
          </table:table-cell>
          <table:table-cell office:value-type="float" office:value="319.38394165039063" table:style-name="ce4">
            <text:p>319</text:p>
          </table:table-cell>
          <table:table-cell office:value-type="float" office:value="18.57600212097168" table:style-name="ce4">
            <text:p>19</text:p>
          </table:table-cell>
          <table:table-cell office:value-type="float" office:value="2.068000078201293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24.00927734375" table:style-name="ce14">
            <text:p>7924</text:p>
          </table:table-cell>
          <table:table-cell office:value-type="float" office:value="8708.5126953125" table:style-name="ce41">
            <text:p>8709</text:p>
          </table:table-cell>
          <table:table-cell office:value-type="float" office:value="3732.21630859375" table:style-name="ce42">
            <text:p>3732</text:p>
          </table:table-cell>
          <table:table-cell office:value-type="float" office:value="12440.7255859375" table:style-name="ce41">
            <text:p>124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4810000658035278" table:style-name="ce5">
            <text:p>1.481</text:p>
          </table:table-cell>
          <table:table-cell office:value-type="float" office:value="2.3055617809295654" table:style-name="ce5">
            <text:p>2.3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74999737739563" table:style-name="ce5">
            <text:p>0.52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500000238418579" table:style-name="ce5">
            <text:p>0.935</text:p>
          </table:table-cell>
          <table:table-cell office:value-type="float" office:value="0.38300001621246338" table:style-name="ce5">
            <text:p>0.383</text:p>
          </table:table-cell>
          <table:table-cell office:value-type="float" office:value="0" table:style-name="ce5">
            <text:p>0.000</text:p>
          </table:table-cell>
          <table:table-cell office:value-type="float" office:value="0.38139581680297852" table:style-name="ce5">
            <text:p>0.381</text:p>
          </table:table-cell>
          <table:table-cell office:value-type="float" office:value="0.73436266183853149" table:style-name="ce5">
            <text:p>0.734</text:p>
          </table:table-cell>
          <table:table-cell office:value-type="float" office:value="0.86087316274642944" table:style-name="ce5">
            <text:p>0.861</text:p>
          </table:table-cell>
          <table:table-cell office:value-type="float" office:value="0.80765229463577271" table:style-name="ce5">
            <text:p>0.808</text:p>
          </table:table-cell>
          <table:table-cell office:value-type="float" office:value="0.68933337926864624" table:style-name="ce5">
            <text:p>0.68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40.22274780273437" table:style-name="ce15">
            <text:p>440.223</text:p>
          </table:table-cell>
          <table:table-cell office:value-type="float" office:value="10.379633903503418" table:style-name="ce43">
            <text:p>10.380</text:p>
          </table:table-cell>
          <table:table-cell office:value-type="float" office:value="4.4484105110168457" table:style-name="ce44">
            <text:p>4.448</text:p>
          </table:table-cell>
          <table:table-cell office:value-type="float" office:value="14.82804012298584" table:style-name="ce43">
            <text:p>14.82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2471579313278198" table:style-name="ce5">
            <text:p>1.247</text:p>
          </table:table-cell>
          <table:table-cell office:value-type="float" office:value="2.2063980102539062" table:style-name="ce5">
            <text:p>2.20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74999737739563" table:style-name="ce5">
            <text:p>0.52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3500000238418579" table:style-name="ce5">
            <text:p>0.935</text:p>
          </table:table-cell>
          <table:table-cell office:value-type="float" office:value="0.25533333420753479" table:style-name="ce5">
            <text:p>0.255</text:p>
          </table:table-cell>
          <table:table-cell office:value-type="float" office:value="0" table:style-name="ce5">
            <text:p>0.000</text:p>
          </table:table-cell>
          <table:table-cell office:value-type="float" office:value="0.3661399781703949" table:style-name="ce5">
            <text:p>0.366</text:p>
          </table:table-cell>
          <table:table-cell office:value-type="float" office:value="0.73157042264938354" table:style-name="ce5">
            <text:p>0.732</text:p>
          </table:table-cell>
          <table:table-cell office:value-type="float" office:value="0.85396778583526611" table:style-name="ce5">
            <text:p>0.854</text:p>
          </table:table-cell>
          <table:table-cell office:value-type="float" office:value="0.80765229463577271" table:style-name="ce5">
            <text:p>0.808</text:p>
          </table:table-cell>
          <table:table-cell office:value-type="float" office:value="0.51700001955032349" table:style-name="ce5">
            <text:p>0.5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17.05313110351562" table:style-name="ce15">
            <text:p>417.053</text:p>
          </table:table-cell>
          <table:table-cell office:value-type="float" office:value="10.185395240783691" table:style-name="ce43">
            <text:p>10.185</text:p>
          </table:table-cell>
          <table:table-cell office:value-type="float" office:value="4.3651652336120605" table:style-name="ce44">
            <text:p>4.365</text:p>
          </table:table-cell>
          <table:table-cell office:value-type="float" office:value="14.550556182861328" table:style-name="ce43">
            <text:p>14.55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2471579313278198" table:style-name="ce6">
            <text:p>1.247</text:p>
          </table:table-cell>
          <table:table-cell office:value-type="float" office:value="2.2303805351257324" table:style-name="ce6">
            <text:p>2.2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274999737739563" table:style-name="ce6">
            <text:p>0.52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3500000238418579" table:style-name="ce6">
            <text:p>0.935</text:p>
          </table:table-cell>
          <table:table-cell office:value-type="float" office:value="0.25533333420753479" table:style-name="ce6">
            <text:p>0.255</text:p>
          </table:table-cell>
          <table:table-cell office:value-type="float" office:value="0" table:style-name="ce6">
            <text:p>0.000</text:p>
          </table:table-cell>
          <table:table-cell office:value-type="float" office:value="0.3661399781703949" table:style-name="ce6">
            <text:p>0.366</text:p>
          </table:table-cell>
          <table:table-cell office:value-type="float" office:value="0.73157042264938354" table:style-name="ce6">
            <text:p>0.732</text:p>
          </table:table-cell>
          <table:table-cell office:value-type="float" office:value="0.8585590124130249" table:style-name="ce6">
            <text:p>0.859</text:p>
          </table:table-cell>
          <table:table-cell office:value-type="float" office:value="0.80765229463577271" table:style-name="ce6">
            <text:p>0.808</text:p>
          </table:table-cell>
          <table:table-cell office:value-type="float" office:value="0.51700001955032349" table:style-name="ce6">
            <text:p>0.5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40.22274780273437" table:style-name="ce16">
            <text:p>440.223</text:p>
          </table:table-cell>
          <table:table-cell office:value-type="float" office:value="10.233269691467285" table:style-name="ce45">
            <text:p>10.233</text:p>
          </table:table-cell>
          <table:table-cell office:value-type="float" office:value="4.3856830596923828" table:style-name="ce46">
            <text:p>4.386</text:p>
          </table:table-cell>
          <table:table-cell office:value-type="float" office:value="14.618948936462402" table:style-name="ce45">
            <text:p>14.61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ALM FARM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4" table:style-name="ce39">
            <text:p>54</text:p>
          </table:table-cell>
          <table:table-cell office:value-type="string" table:style-name="ce40">
            <text:p>--</text:p>
          </table:table-cell>
          <table:table-cell office:value-type="float" office:value="54" table:style-name="ce39">
            <text:p>5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8" table:style-name="ce39">
            <text:p>58</text:p>
          </table:table-cell>
          <table:table-cell office:value-type="string" table:style-name="ce40">
            <text:p>--</text:p>
          </table:table-cell>
          <table:table-cell office:value-type="float" office:value="58" table:style-name="ce39">
            <text:p>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1" table:style-name="ce41">
            <text:p>101</text:p>
          </table:table-cell>
          <table:table-cell office:value-type="float" office:value="25.25" table:style-name="ce42">
            <text:p>25</text:p>
          </table:table-cell>
          <table:table-cell office:value-type="float" office:value="126.25" table:style-name="ce41">
            <text:p>12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79999923706054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33999991416931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.9140000343322754" table:style-name="ce41">
            <text:p>4</text:p>
          </table:table-cell>
          <table:table-cell office:value-type="float" office:value="0.97850000858306885" table:style-name="ce42">
            <text:p>1</text:p>
          </table:table-cell>
          <table:table-cell office:value-type="float" office:value="4.8924999237060547" table:style-name="ce41">
            <text:p>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799999237060547" table:style-name="ce5">
            <text:p>2.0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1133331060409546" table:style-name="ce5">
            <text:p>0.6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97850000858306885" table:style-name="ce43">
            <text:p>0.979</text:p>
          </table:table-cell>
          <table:table-cell office:value-type="float" office:value="0.24462500214576721" table:style-name="ce44">
            <text:p>0.245</text:p>
          </table:table-cell>
          <table:table-cell office:value-type="float" office:value="1.2231249809265137" table:style-name="ce43">
            <text:p>1.2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399999618530273" table:style-name="ce5">
            <text:p>1.0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1133331060409546" table:style-name="ce5">
            <text:p>0.6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8280001878738403" table:style-name="ce43">
            <text:p>0.783</text:p>
          </table:table-cell>
          <table:table-cell office:value-type="float" office:value="0.19570000469684601" table:style-name="ce44">
            <text:p>0.196</text:p>
          </table:table-cell>
          <table:table-cell office:value-type="float" office:value="0.97850000858306885" table:style-name="ce43">
            <text:p>0.9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399999618530273" table:style-name="ce6">
            <text:p>1.0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1133331060409546" table:style-name="ce6">
            <text:p>0.6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78280001878738403" table:style-name="ce45">
            <text:p>0.783</text:p>
          </table:table-cell>
          <table:table-cell office:value-type="float" office:value="0.19570000469684601" table:style-name="ce46">
            <text:p>0.196</text:p>
          </table:table-cell>
          <table:table-cell office:value-type="float" office:value="0.97850000858306885" table:style-name="ce45">
            <text:p>0.97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ORNINGSTA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0" table:style-name="ce3">
            <text:p>23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57" table:style-name="ce39">
            <text:p>257</text:p>
          </table:table-cell>
          <table:table-cell office:value-type="string" table:style-name="ce40">
            <text:p>--</text:p>
          </table:table-cell>
          <table:table-cell office:value-type="float" office:value="257" table:style-name="ce39">
            <text:p>2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1" table:style-name="ce3">
            <text:p>23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31" table:style-name="ce3">
            <text:p>23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3">
            <text:p>148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8" table:style-name="ce39">
            <text:p>228</text:p>
          </table:table-cell>
          <table:table-cell office:value-type="string" table:style-name="ce40">
            <text:p>--</text:p>
          </table:table-cell>
          <table:table-cell office:value-type="float" office:value="228" table:style-name="ce39">
            <text:p>2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78" table:style-name="ce3">
            <text:p>378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85" table:style-name="ce39">
            <text:p>485</text:p>
          </table:table-cell>
          <table:table-cell office:value-type="string" table:style-name="ce40">
            <text:p>--</text:p>
          </table:table-cell>
          <table:table-cell office:value-type="float" office:value="485" table:style-name="ce39">
            <text:p>4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2883" table:style-name="ce4">
            <text:p>2883</text:p>
          </table:table-cell>
          <table:table-cell office:value-type="float" office:value="262" table:style-name="ce4">
            <text:p>26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84" table:style-name="ce14">
            <text:p>3784</text:p>
          </table:table-cell>
          <table:table-cell office:value-type="float" office:value="7167" table:style-name="ce41">
            <text:p>7167</text:p>
          </table:table-cell>
          <table:table-cell office:value-type="float" office:value="3071.5732421875" table:style-name="ce42">
            <text:p>3072</text:p>
          </table:table-cell>
          <table:table-cell office:value-type="float" office:value="10238.5673828125" table:style-name="ce41">
            <text:p>1023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3.726999998092651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4500001668930054" table:style-name="ce4">
            <text:p>1</text:p>
          </table:table-cell>
          <table:table-cell office:value-type="float" office:value="0.352999985218048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.10100555419922" table:style-name="ce4">
            <text:p>107</text:p>
          </table:table-cell>
          <table:table-cell office:value-type="float" office:value="9.9280004501342773" table:style-name="ce4">
            <text:p>10</text:p>
          </table:table-cell>
          <table:table-cell office:value-type="float" office:value="0.226999998092651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" table:style-name="ce14">
            <text:p>172</text:p>
          </table:table-cell>
          <table:table-cell office:value-type="float" office:value="299.38092041015625" table:style-name="ce41">
            <text:p>299</text:p>
          </table:table-cell>
          <table:table-cell office:value-type="float" office:value="128.30609130859375" table:style-name="ce42">
            <text:p>128</text:p>
          </table:table-cell>
          <table:table-cell office:value-type="float" office:value="427.68753051757813" table:style-name="ce41">
            <text:p>4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37270000576972961" table:style-name="ce5">
            <text:p>0.3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500001668930054" table:style-name="ce5">
            <text:p>0.545</text:p>
          </table:table-cell>
          <table:table-cell office:value-type="float" office:value="0.3529999852180481" table:style-name="ce5">
            <text:p>0.353</text:p>
          </table:table-cell>
          <table:table-cell office:value-type="float" office:value="0" table:style-name="ce5">
            <text:p>0.000</text:p>
          </table:table-cell>
          <table:table-cell office:value-type="float" office:value="0.46565654873847961" table:style-name="ce5">
            <text:p>0.466</text:p>
          </table:table-cell>
          <table:table-cell office:value-type="float" office:value="0.99280005693435669" table:style-name="ce5">
            <text:p>0.993</text:p>
          </table:table-cell>
          <table:table-cell office:value-type="float" office:value="0.22699999809265137" table:style-name="ce5">
            <text:p>0.227</text:p>
          </table:table-cell>
          <table:table-cell office:value-type="float" office:value="0" table:style-name="ce5">
            <text:p>0.000</text:p>
          </table:table-cell>
          <table:table-cell office:value-type="float" office:value="2.75" table:style-name="ce5">
            <text:p>2.7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" table:style-name="ce15">
            <text:p>86.000</text:p>
          </table:table-cell>
          <table:table-cell office:value-type="float" office:value="1.1649062633514404" table:style-name="ce43">
            <text:p>1.165</text:p>
          </table:table-cell>
          <table:table-cell office:value-type="float" office:value="0.49924549460411072" table:style-name="ce44">
            <text:p>0.499</text:p>
          </table:table-cell>
          <table:table-cell office:value-type="float" office:value="1.6641538143157959" table:style-name="ce43">
            <text:p>1.6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37270000576972961" table:style-name="ce5">
            <text:p>0.3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500001668930054" table:style-name="ce5">
            <text:p>0.545</text:p>
          </table:table-cell>
          <table:table-cell office:value-type="float" office:value="0.3529999852180481" table:style-name="ce5">
            <text:p>0.353</text:p>
          </table:table-cell>
          <table:table-cell office:value-type="float" office:value="0" table:style-name="ce5">
            <text:p>0.000</text:p>
          </table:table-cell>
          <table:table-cell office:value-type="float" office:value="0.4636407196521759" table:style-name="ce5">
            <text:p>0.464</text:p>
          </table:table-cell>
          <table:table-cell office:value-type="float" office:value="0.99280005693435669" table:style-name="ce5">
            <text:p>0.993</text:p>
          </table:table-cell>
          <table:table-cell office:value-type="float" office:value="0.22699999809265137" table:style-name="ce5">
            <text:p>0.227</text:p>
          </table:table-cell>
          <table:table-cell office:value-type="float" office:value="0" table:style-name="ce5">
            <text:p>0.000</text:p>
          </table:table-cell>
          <table:table-cell office:value-type="float" office:value="2.75" table:style-name="ce5">
            <text:p>2.7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" table:style-name="ce15">
            <text:p>86.000</text:p>
          </table:table-cell>
          <table:table-cell office:value-type="float" office:value="1.1603912115097046" table:style-name="ce43">
            <text:p>1.160</text:p>
          </table:table-cell>
          <table:table-cell office:value-type="float" office:value="0.49731042981147766" table:style-name="ce44">
            <text:p>0.497</text:p>
          </table:table-cell>
          <table:table-cell office:value-type="float" office:value="1.6577036380767822" table:style-name="ce43">
            <text:p>1.6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37270000576972961" table:style-name="ce6">
            <text:p>0.37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4500001668930054" table:style-name="ce6">
            <text:p>0.545</text:p>
          </table:table-cell>
          <table:table-cell office:value-type="float" office:value="0.3529999852180481" table:style-name="ce6">
            <text:p>0.353</text:p>
          </table:table-cell>
          <table:table-cell office:value-type="float" office:value="0" table:style-name="ce6">
            <text:p>0.000</text:p>
          </table:table-cell>
          <table:table-cell office:value-type="float" office:value="0.4636407196521759" table:style-name="ce6">
            <text:p>0.464</text:p>
          </table:table-cell>
          <table:table-cell office:value-type="float" office:value="0.99280005693435669" table:style-name="ce6">
            <text:p>0.993</text:p>
          </table:table-cell>
          <table:table-cell office:value-type="float" office:value="0.22699999809265137" table:style-name="ce6">
            <text:p>0.227</text:p>
          </table:table-cell>
          <table:table-cell office:value-type="float" office:value="0" table:style-name="ce6">
            <text:p>0.000</text:p>
          </table:table-cell>
          <table:table-cell office:value-type="float" office:value="2.75" table:style-name="ce6">
            <text:p>2.75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6" table:style-name="ce16">
            <text:p>86.000</text:p>
          </table:table-cell>
          <table:table-cell office:value-type="float" office:value="1.1603912115097046" table:style-name="ce45">
            <text:p>1.160</text:p>
          </table:table-cell>
          <table:table-cell office:value-type="float" office:value="0.49731042981147766" table:style-name="ce46">
            <text:p>0.497</text:p>
          </table:table-cell>
          <table:table-cell office:value-type="float" office:value="1.6577036380767822" table:style-name="ce45">
            <text:p>1.65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ATURES VALL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" table:style-name="ce39">
            <text:p>30</text:p>
          </table:table-cell>
          <table:table-cell office:value-type="string" table:style-name="ce40">
            <text:p>--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" table:style-name="ce39">
            <text:p>30</text:p>
          </table:table-cell>
          <table:table-cell office:value-type="string" table:style-name="ce40">
            <text:p>--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" table:style-name="ce39">
            <text:p>30</text:p>
          </table:table-cell>
          <table:table-cell office:value-type="string" table:style-name="ce40">
            <text:p>--</text:p>
          </table:table-cell>
          <table:table-cell office:value-type="float" office:value="30" table:style-name="ce39">
            <text:p>3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4" table:style-name="ce4">
            <text:p>324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16" table:style-name="ce41">
            <text:p>416</text:p>
          </table:table-cell>
          <table:table-cell office:value-type="float" office:value="178.28572082519531" table:style-name="ce42">
            <text:p>178</text:p>
          </table:table-cell>
          <table:table-cell office:value-type="float" office:value="594.2857666015625" table:style-name="ce41">
            <text:p>59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.66700005531311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996999740600586" table:style-name="ce4">
            <text:p>12</text:p>
          </table:table-cell>
          <table:table-cell office:value-type="float" office:value="1.740999937057495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5.405000686645508" table:style-name="ce41">
            <text:p>15</text:p>
          </table:table-cell>
          <table:table-cell office:value-type="float" office:value="6.6021432876586914" table:style-name="ce42">
            <text:p>7</text:p>
          </table:table-cell>
          <table:table-cell office:value-type="float" office:value="22.007144927978516" table:style-name="ce41">
            <text:p>2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55566668510437012" table:style-name="ce5">
            <text:p>0.5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987997531890869" table:style-name="ce5">
            <text:p>0.480</text:p>
          </table:table-cell>
          <table:table-cell office:value-type="float" office:value="0.87049996852874756" table:style-name="ce5">
            <text:p>0.8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1350003480911255" table:style-name="ce43">
            <text:p>0.514</text:p>
          </table:table-cell>
          <table:table-cell office:value-type="float" office:value="0.2200714498758316" table:style-name="ce44">
            <text:p>0.220</text:p>
          </table:table-cell>
          <table:table-cell office:value-type="float" office:value="0.73357146978378296" table:style-name="ce43">
            <text:p>0.73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55566668510437012" table:style-name="ce5">
            <text:p>0.5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987997531890869" table:style-name="ce5">
            <text:p>0.480</text:p>
          </table:table-cell>
          <table:table-cell office:value-type="float" office:value="0.87049996852874756" table:style-name="ce5">
            <text:p>0.8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1350003480911255" table:style-name="ce43">
            <text:p>0.514</text:p>
          </table:table-cell>
          <table:table-cell office:value-type="float" office:value="0.2200714498758316" table:style-name="ce44">
            <text:p>0.220</text:p>
          </table:table-cell>
          <table:table-cell office:value-type="float" office:value="0.73357146978378296" table:style-name="ce43">
            <text:p>0.73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55566668510437012" table:style-name="ce6">
            <text:p>0.55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7987997531890869" table:style-name="ce6">
            <text:p>0.480</text:p>
          </table:table-cell>
          <table:table-cell office:value-type="float" office:value="0.87049996852874756" table:style-name="ce6">
            <text:p>0.87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1350003480911255" table:style-name="ce45">
            <text:p>0.514</text:p>
          </table:table-cell>
          <table:table-cell office:value-type="float" office:value="0.2200714498758316" table:style-name="ce46">
            <text:p>0.220</text:p>
          </table:table-cell>
          <table:table-cell office:value-type="float" office:value="0.73357146978378296" table:style-name="ce45">
            <text:p>0.73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ERIN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96" table:style-name="ce3">
            <text:p>9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5" table:style-name="ce39">
            <text:p>155</text:p>
          </table:table-cell>
          <table:table-cell office:value-type="string" table:style-name="ce40">
            <text:p>--</text:p>
          </table:table-cell>
          <table:table-cell office:value-type="float" office:value="155" table:style-name="ce39">
            <text:p>1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96" table:style-name="ce3">
            <text:p>9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5" table:style-name="ce39">
            <text:p>155</text:p>
          </table:table-cell>
          <table:table-cell office:value-type="string" table:style-name="ce40">
            <text:p>--</text:p>
          </table:table-cell>
          <table:table-cell office:value-type="float" office:value="155" table:style-name="ce39">
            <text:p>1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96" table:style-name="ce3">
            <text:p>9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5" table:style-name="ce39">
            <text:p>155</text:p>
          </table:table-cell>
          <table:table-cell office:value-type="string" table:style-name="ce40">
            <text:p>--</text:p>
          </table:table-cell>
          <table:table-cell office:value-type="float" office:value="155" table:style-name="ce39">
            <text:p>1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98" table:style-name="ce3">
            <text:p>9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3" table:style-name="ce39">
            <text:p>163</text:p>
          </table:table-cell>
          <table:table-cell office:value-type="string" table:style-name="ce40">
            <text:p>--</text:p>
          </table:table-cell>
          <table:table-cell office:value-type="float" office:value="163" table:style-name="ce39">
            <text:p>1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58" table:style-name="ce4">
            <text:p>1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6" table:style-name="ce4">
            <text:p>646</text:p>
          </table:table-cell>
          <table:table-cell office:value-type="float" office:value="1746" table:style-name="ce4">
            <text:p>1746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637" table:style-name="ce41">
            <text:p>2637</text:p>
          </table:table-cell>
          <table:table-cell office:value-type="float" office:value="1130.14306640625" table:style-name="ce42">
            <text:p>1130</text:p>
          </table:table-cell>
          <table:table-cell office:value-type="float" office:value="3767.143310546875" table:style-name="ce41">
            <text:p>376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5.85099983215332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1999998092651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808996200561523" table:style-name="ce4">
            <text:p>24</text:p>
          </table:table-cell>
          <table:table-cell office:value-type="float" office:value="62.183982849121094" table:style-name="ce4">
            <text:p>62</text:p>
          </table:table-cell>
          <table:table-cell office:value-type="float" office:value="1.370000004768371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95.066001892089844" table:style-name="ce41">
            <text:p>95</text:p>
          </table:table-cell>
          <table:table-cell office:value-type="float" office:value="40.742576599121094" table:style-name="ce42">
            <text:p>41</text:p>
          </table:table-cell>
          <table:table-cell office:value-type="float" office:value="135.80859375" table:style-name="ce41">
            <text:p>13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65011107921600342" table:style-name="ce5">
            <text:p>0.6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2599999904632568" table:style-name="ce5">
            <text:p>0.9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908879518508911" table:style-name="ce5">
            <text:p>0.529</text:p>
          </table:table-cell>
          <table:table-cell office:value-type="float" office:value="0.64774984121322632" table:style-name="ce5">
            <text:p>0.648</text:p>
          </table:table-cell>
          <table:table-cell office:value-type="float" office:value="0.45666667819023132" table:style-name="ce5">
            <text:p>0.4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1332905292510986" table:style-name="ce43">
            <text:p>0.613</text:p>
          </table:table-cell>
          <table:table-cell office:value-type="float" office:value="0.26285532116889954" table:style-name="ce44">
            <text:p>0.263</text:p>
          </table:table-cell>
          <table:table-cell office:value-type="float" office:value="0.87618446350097656" table:style-name="ce43">
            <text:p>0.87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65011107921600342" table:style-name="ce5">
            <text:p>0.6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2599999904632568" table:style-name="ce5">
            <text:p>0.9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2908879518508911" table:style-name="ce5">
            <text:p>0.529</text:p>
          </table:table-cell>
          <table:table-cell office:value-type="float" office:value="0.64774984121322632" table:style-name="ce5">
            <text:p>0.648</text:p>
          </table:table-cell>
          <table:table-cell office:value-type="float" office:value="0.45666667819023132" table:style-name="ce5">
            <text:p>0.4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1332905292510986" table:style-name="ce43">
            <text:p>0.613</text:p>
          </table:table-cell>
          <table:table-cell office:value-type="float" office:value="0.26285532116889954" table:style-name="ce44">
            <text:p>0.263</text:p>
          </table:table-cell>
          <table:table-cell office:value-type="float" office:value="0.87618446350097656" table:style-name="ce43">
            <text:p>0.87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65011107921600342" table:style-name="ce6">
            <text:p>0.65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2599999904632568" table:style-name="ce6">
            <text:p>0.9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2908879518508911" table:style-name="ce6">
            <text:p>0.529</text:p>
          </table:table-cell>
          <table:table-cell office:value-type="float" office:value="0.64774984121322632" table:style-name="ce6">
            <text:p>0.648</text:p>
          </table:table-cell>
          <table:table-cell office:value-type="float" office:value="0.45666667819023132" table:style-name="ce6">
            <text:p>0.45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1332905292510986" table:style-name="ce45">
            <text:p>0.613</text:p>
          </table:table-cell>
          <table:table-cell office:value-type="float" office:value="0.26285532116889954" table:style-name="ce46">
            <text:p>0.263</text:p>
          </table:table-cell>
          <table:table-cell office:value-type="float" office:value="0.87618446350097656" table:style-name="ce45">
            <text:p>0.87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E_UNKN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39">
            <text:p>10</text:p>
          </table:table-cell>
          <table:table-cell office:value-type="string" table:style-name="ce40">
            <text:p>-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9" table:style-name="ce39">
            <text:p>19</text:p>
          </table:table-cell>
          <table:table-cell office:value-type="string" table:style-name="ce40">
            <text:p>--</text:p>
          </table:table-cell>
          <table:table-cell office:value-type="float" office:value="19" table:style-name="ce39">
            <text:p>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99" table:style-name="ce4">
            <text:p>99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9" table:style-name="ce14">
            <text:p>779</text:p>
          </table:table-cell>
          <table:table-cell office:value-type="float" office:value="947" table:style-name="ce41">
            <text:p>947</text:p>
          </table:table-cell>
          <table:table-cell office:value-type="float" office:value="405.85714721679687" table:style-name="ce42">
            <text:p>406</text:p>
          </table:table-cell>
          <table:table-cell office:value-type="float" office:value="1352.857177734375" table:style-name="ce41">
            <text:p>13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6700001358985901" table:style-name="ce4">
            <text:p>0</text:p>
          </table:table-cell>
          <table:table-cell office:value-type="float" office:value="3.2519998550415039" table:style-name="ce4">
            <text:p>3</text:p>
          </table:table-cell>
          <table:table-cell office:value-type="float" office:value="1.86899995803833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966999053955078" table:style-name="ce14">
            <text:p>26</text:p>
          </table:table-cell>
          <table:table-cell office:value-type="float" office:value="31.454998016357422" table:style-name="ce41">
            <text:p>31</text:p>
          </table:table-cell>
          <table:table-cell office:value-type="float" office:value="13.480714797973633" table:style-name="ce42">
            <text:p>13</text:p>
          </table:table-cell>
          <table:table-cell office:value-type="float" office:value="44.935710906982422" table:style-name="ce41">
            <text:p>4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700001358985901" table:style-name="ce5">
            <text:p>0.367</text:p>
          </table:table-cell>
          <table:table-cell office:value-type="float" office:value="0.81299996376037598" table:style-name="ce5">
            <text:p>0.813</text:p>
          </table:table-cell>
          <table:table-cell office:value-type="float" office:value="0.62299996614456177" table:style-name="ce5">
            <text:p>0.6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966999053955078" table:style-name="ce15">
            <text:p>25.967</text:p>
          </table:table-cell>
          <table:table-cell office:value-type="float" office:value="3.494999885559082" table:style-name="ce43">
            <text:p>3.495</text:p>
          </table:table-cell>
          <table:table-cell office:value-type="float" office:value="1.4978572130203247" table:style-name="ce44">
            <text:p>1.498</text:p>
          </table:table-cell>
          <table:table-cell office:value-type="float" office:value="4.9928569793701172" table:style-name="ce43">
            <text:p>4.9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700001358985901" table:style-name="ce5">
            <text:p>0.367</text:p>
          </table:table-cell>
          <table:table-cell office:value-type="float" office:value="0.81299996376037598" table:style-name="ce5">
            <text:p>0.813</text:p>
          </table:table-cell>
          <table:table-cell office:value-type="float" office:value="0.62299996614456177" table:style-name="ce5">
            <text:p>0.6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966999053955078" table:style-name="ce15">
            <text:p>25.967</text:p>
          </table:table-cell>
          <table:table-cell office:value-type="float" office:value="3.494999885559082" table:style-name="ce43">
            <text:p>3.495</text:p>
          </table:table-cell>
          <table:table-cell office:value-type="float" office:value="1.4978572130203247" table:style-name="ce44">
            <text:p>1.498</text:p>
          </table:table-cell>
          <table:table-cell office:value-type="float" office:value="4.9928569793701172" table:style-name="ce43">
            <text:p>4.99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6700001358985901" table:style-name="ce6">
            <text:p>0.367</text:p>
          </table:table-cell>
          <table:table-cell office:value-type="float" office:value="0.81299996376037598" table:style-name="ce6">
            <text:p>0.813</text:p>
          </table:table-cell>
          <table:table-cell office:value-type="float" office:value="0.62299996614456177" table:style-name="ce6">
            <text:p>0.62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5.966999053955078" table:style-name="ce16">
            <text:p>25.967</text:p>
          </table:table-cell>
          <table:table-cell office:value-type="float" office:value="3.494999885559082" table:style-name="ce45">
            <text:p>3.495</text:p>
          </table:table-cell>
          <table:table-cell office:value-type="float" office:value="1.4978572130203247" table:style-name="ce46">
            <text:p>1.498</text:p>
          </table:table-cell>
          <table:table-cell office:value-type="float" office:value="4.9928569793701172" table:style-name="ce45">
            <text:p>4.99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IEUW MAASTRECHT-1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000" table:style-name="ce14">
            <text:p>13000</text:p>
          </table:table-cell>
          <table:table-cell office:value-type="float" office:value="13000" table:style-name="ce41">
            <text:p>13000</text:p>
          </table:table-cell>
          <table:table-cell office:value-type="float" office:value="5571.4287109375" table:style-name="ce42">
            <text:p>5571</text:p>
          </table:table-cell>
          <table:table-cell office:value-type="float" office:value="18571.427734375" table:style-name="ce41">
            <text:p>1857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3.3330078125" table:style-name="ce14">
            <text:p>433</text:p>
          </table:table-cell>
          <table:table-cell office:value-type="float" office:value="433.3330078125" table:style-name="ce41">
            <text:p>433</text:p>
          </table:table-cell>
          <table:table-cell office:value-type="float" office:value="185.71414184570312" table:style-name="ce42">
            <text:p>186</text:p>
          </table:table-cell>
          <table:table-cell office:value-type="float" office:value="619.04718017578125" table:style-name="ce41">
            <text:p>6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3.3330078125" table:style-name="ce15">
            <text:p>433.333</text:p>
          </table:table-cell>
          <table:table-cell office:value-type="float" office:value="433.3330078125" table:style-name="ce43">
            <text:p>433.333</text:p>
          </table:table-cell>
          <table:table-cell office:value-type="float" office:value="185.71414184570312" table:style-name="ce44">
            <text:p>185.714</text:p>
          </table:table-cell>
          <table:table-cell office:value-type="float" office:value="619.04718017578125" table:style-name="ce43">
            <text:p>619.0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3.3330078125" table:style-name="ce15">
            <text:p>433.333</text:p>
          </table:table-cell>
          <table:table-cell office:value-type="float" office:value="433.3330078125" table:style-name="ce43">
            <text:p>433.333</text:p>
          </table:table-cell>
          <table:table-cell office:value-type="float" office:value="185.71414184570312" table:style-name="ce44">
            <text:p>185.714</text:p>
          </table:table-cell>
          <table:table-cell office:value-type="float" office:value="619.04718017578125" table:style-name="ce43">
            <text:p>619.0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33.3330078125" table:style-name="ce16">
            <text:p>433.333</text:p>
          </table:table-cell>
          <table:table-cell office:value-type="float" office:value="433.3330078125" table:style-name="ce45">
            <text:p>433.333</text:p>
          </table:table-cell>
          <table:table-cell office:value-type="float" office:value="185.71414184570312" table:style-name="ce46">
            <text:p>185.714</text:p>
          </table:table-cell>
          <table:table-cell office:value-type="float" office:value="619.04718017578125" table:style-name="ce45">
            <text:p>619.04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_CATEGO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11" table:style-name="ce3">
            <text:p>611</text:p>
          </table:table-cell>
          <table:table-cell office:value-type="float" office:value="3772" table:style-name="ce3">
            <text:p>3772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89" table:style-name="ce3">
            <text:p>89</text:p>
          </table:table-cell>
          <table:table-cell office:value-type="float" office:value="7" table:style-name="ce3">
            <text:p>7</text:p>
          </table:table-cell>
          <table:table-cell office:value-type="float" office:value="90" table:style-name="ce3">
            <text:p>90</text:p>
          </table:table-cell>
          <table:table-cell office:value-type="float" office:value="943" table:style-name="ce3">
            <text:p>9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64" table:style-name="ce3">
            <text:p>564</text:p>
          </table:table-cell>
          <table:table-cell office:value-type="float" office:value="366" table:style-name="ce3">
            <text:p>366</text:p>
          </table:table-cell>
          <table:table-cell office:value-type="float" office:value="0" table:style-name="ce3">
            <text:p>0</text:p>
          </table:table-cell>
          <table:table-cell office:value-type="float" office:value="42706" table:style-name="ce3">
            <text:p>42706</text:p>
          </table:table-cell>
          <table:table-cell office:value-type="float" office:value="23525" table:style-name="ce3">
            <text:p>23525</text:p>
          </table:table-cell>
          <table:table-cell office:value-type="float" office:value="3860" table:style-name="ce3">
            <text:p>3860</text:p>
          </table:table-cell>
          <table:table-cell office:value-type="float" office:value="388" table:style-name="ce3">
            <text:p>388</text:p>
          </table:table-cell>
          <table:table-cell office:value-type="float" office:value="964" table:style-name="ce3">
            <text:p>96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9" table:style-name="ce13">
            <text:p>979</text:p>
          </table:table-cell>
          <table:table-cell office:value-type="float" office:value="78884" table:style-name="ce39">
            <text:p>78884</text:p>
          </table:table-cell>
          <table:table-cell office:value-type="string" table:style-name="ce40">
            <text:p>--</text:p>
          </table:table-cell>
          <table:table-cell office:value-type="float" office:value="78884" table:style-name="ce39">
            <text:p>788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65" table:style-name="ce3">
            <text:p>665</text:p>
          </table:table-cell>
          <table:table-cell office:value-type="float" office:value="4246" table:style-name="ce3">
            <text:p>4246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80" table:style-name="ce3">
            <text:p>180</text:p>
          </table:table-cell>
          <table:table-cell office:value-type="float" office:value="9" table:style-name="ce3">
            <text:p>9</text:p>
          </table:table-cell>
          <table:table-cell office:value-type="float" office:value="99" table:style-name="ce3">
            <text:p>99</text:p>
          </table:table-cell>
          <table:table-cell office:value-type="float" office:value="1055" table:style-name="ce3">
            <text:p>10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4" table:style-name="ce3">
            <text:p>624</text:p>
          </table:table-cell>
          <table:table-cell office:value-type="float" office:value="494" table:style-name="ce3">
            <text:p>494</text:p>
          </table:table-cell>
          <table:table-cell office:value-type="float" office:value="0" table:style-name="ce3">
            <text:p>0</text:p>
          </table:table-cell>
          <table:table-cell office:value-type="float" office:value="43804" table:style-name="ce3">
            <text:p>43804</text:p>
          </table:table-cell>
          <table:table-cell office:value-type="float" office:value="24182" table:style-name="ce3">
            <text:p>24182</text:p>
          </table:table-cell>
          <table:table-cell office:value-type="float" office:value="4008" table:style-name="ce3">
            <text:p>4008</text:p>
          </table:table-cell>
          <table:table-cell office:value-type="float" office:value="414" table:style-name="ce3">
            <text:p>414</text:p>
          </table:table-cell>
          <table:table-cell office:value-type="float" office:value="1261" table:style-name="ce3">
            <text:p>126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705" table:style-name="ce13">
            <text:p>3705</text:p>
          </table:table-cell>
          <table:table-cell office:value-type="float" office:value="84773" table:style-name="ce39">
            <text:p>84773</text:p>
          </table:table-cell>
          <table:table-cell office:value-type="string" table:style-name="ce40">
            <text:p>--</text:p>
          </table:table-cell>
          <table:table-cell office:value-type="float" office:value="84773" table:style-name="ce39">
            <text:p>847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50" table:style-name="ce3">
            <text:p>650</text:p>
          </table:table-cell>
          <table:table-cell office:value-type="float" office:value="4153" table:style-name="ce3">
            <text:p>4153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52" table:style-name="ce3">
            <text:p>152</text:p>
          </table:table-cell>
          <table:table-cell office:value-type="float" office:value="8" table:style-name="ce3">
            <text:p>8</text:p>
          </table:table-cell>
          <table:table-cell office:value-type="float" office:value="98" table:style-name="ce3">
            <text:p>98</text:p>
          </table:table-cell>
          <table:table-cell office:value-type="float" office:value="1013" table:style-name="ce3">
            <text:p>10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4" table:style-name="ce3">
            <text:p>614</text:p>
          </table:table-cell>
          <table:table-cell office:value-type="float" office:value="485" table:style-name="ce3">
            <text:p>485</text:p>
          </table:table-cell>
          <table:table-cell office:value-type="float" office:value="0" table:style-name="ce3">
            <text:p>0</text:p>
          </table:table-cell>
          <table:table-cell office:value-type="float" office:value="43765" table:style-name="ce3">
            <text:p>43765</text:p>
          </table:table-cell>
          <table:table-cell office:value-type="float" office:value="24149" table:style-name="ce3">
            <text:p>24149</text:p>
          </table:table-cell>
          <table:table-cell office:value-type="float" office:value="4005" table:style-name="ce3">
            <text:p>4005</text:p>
          </table:table-cell>
          <table:table-cell office:value-type="float" office:value="403" table:style-name="ce3">
            <text:p>403</text:p>
          </table:table-cell>
          <table:table-cell office:value-type="float" office:value="1251" table:style-name="ce3">
            <text:p>125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963" table:style-name="ce13">
            <text:p>3963</text:p>
          </table:table-cell>
          <table:table-cell office:value-type="float" office:value="84734" table:style-name="ce39">
            <text:p>84734</text:p>
          </table:table-cell>
          <table:table-cell office:value-type="string" table:style-name="ce40">
            <text:p>--</text:p>
          </table:table-cell>
          <table:table-cell office:value-type="float" office:value="84734" table:style-name="ce39">
            <text:p>847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36" table:style-name="ce3">
            <text:p>336</text:p>
          </table:table-cell>
          <table:table-cell office:value-type="float" office:value="911" table:style-name="ce3">
            <text:p>911</text:p>
          </table:table-cell>
          <table:table-cell office:value-type="float" office:value="12" table:style-name="ce3">
            <text:p>12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110" table:style-name="ce3">
            <text:p>110</text:p>
          </table:table-cell>
          <table:table-cell office:value-type="float" office:value="46" table:style-name="ce3">
            <text:p>46</text:p>
          </table:table-cell>
          <table:table-cell office:value-type="float" office:value="276" table:style-name="ce3">
            <text:p>27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128" table:style-name="ce3">
            <text:p>6128</text:p>
          </table:table-cell>
          <table:table-cell office:value-type="float" office:value="1194" table:style-name="ce3">
            <text:p>1194</text:p>
          </table:table-cell>
          <table:table-cell office:value-type="float" office:value="4" table:style-name="ce3">
            <text:p>4</text:p>
          </table:table-cell>
          <table:table-cell office:value-type="float" office:value="11361" table:style-name="ce3">
            <text:p>11361</text:p>
          </table:table-cell>
          <table:table-cell office:value-type="float" office:value="2458" table:style-name="ce3">
            <text:p>2458</text:p>
          </table:table-cell>
          <table:table-cell office:value-type="float" office:value="609" table:style-name="ce3">
            <text:p>609</text:p>
          </table:table-cell>
          <table:table-cell office:value-type="float" office:value="287" table:style-name="ce3">
            <text:p>287</text:p>
          </table:table-cell>
          <table:table-cell office:value-type="float" office:value="2339" table:style-name="ce3">
            <text:p>23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144" table:style-name="ce39">
            <text:p>26144</text:p>
          </table:table-cell>
          <table:table-cell office:value-type="string" table:style-name="ce40">
            <text:p>--</text:p>
          </table:table-cell>
          <table:table-cell office:value-type="float" office:value="26144" table:style-name="ce39">
            <text:p>261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47" table:style-name="ce3">
            <text:p>947</text:p>
          </table:table-cell>
          <table:table-cell office:value-type="float" office:value="4683" table:style-name="ce3">
            <text:p>4683</text:p>
          </table:table-cell>
          <table:table-cell office:value-type="float" office:value="12" table:style-name="ce3">
            <text:p>12</text:p>
          </table:table-cell>
          <table:table-cell office:value-type="float" office:value="59" table:style-name="ce3">
            <text:p>59</text:p>
          </table:table-cell>
          <table:table-cell office:value-type="float" office:value="120" table:style-name="ce3">
            <text:p>120</text:p>
          </table:table-cell>
          <table:table-cell office:value-type="float" office:value="117" table:style-name="ce3">
            <text:p>117</text:p>
          </table:table-cell>
          <table:table-cell office:value-type="float" office:value="136" table:style-name="ce3">
            <text:p>136</text:p>
          </table:table-cell>
          <table:table-cell office:value-type="float" office:value="1219" table:style-name="ce3">
            <text:p>12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92" table:style-name="ce3">
            <text:p>6692</text:p>
          </table:table-cell>
          <table:table-cell office:value-type="float" office:value="1560" table:style-name="ce3">
            <text:p>1560</text:p>
          </table:table-cell>
          <table:table-cell office:value-type="float" office:value="4" table:style-name="ce3">
            <text:p>4</text:p>
          </table:table-cell>
          <table:table-cell office:value-type="float" office:value="54067" table:style-name="ce3">
            <text:p>54067</text:p>
          </table:table-cell>
          <table:table-cell office:value-type="float" office:value="25983" table:style-name="ce3">
            <text:p>25983</text:p>
          </table:table-cell>
          <table:table-cell office:value-type="float" office:value="4469" table:style-name="ce3">
            <text:p>4469</text:p>
          </table:table-cell>
          <table:table-cell office:value-type="float" office:value="675" table:style-name="ce3">
            <text:p>675</text:p>
          </table:table-cell>
          <table:table-cell office:value-type="float" office:value="3303" table:style-name="ce3">
            <text:p>330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79" table:style-name="ce13">
            <text:p>979</text:p>
          </table:table-cell>
          <table:table-cell office:value-type="float" office:value="105028" table:style-name="ce39">
            <text:p>105028</text:p>
          </table:table-cell>
          <table:table-cell office:value-type="string" table:style-name="ce40">
            <text:p>--</text:p>
          </table:table-cell>
          <table:table-cell office:value-type="float" office:value="105028" table:style-name="ce39">
            <text:p>1050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1050" table:style-name="ce4">
            <text:p>21050</text:p>
          </table:table-cell>
          <table:table-cell office:value-type="float" office:value="207776" table:style-name="ce4">
            <text:p>207776</text:p>
          </table:table-cell>
          <table:table-cell office:value-type="float" office:value="0" table:style-name="ce4">
            <text:p>0</text:p>
          </table:table-cell>
          <table:table-cell office:value-type="float" office:value="3370" table:style-name="ce4">
            <text:p>3370</text:p>
          </table:table-cell>
          <table:table-cell office:value-type="float" office:value="3052" table:style-name="ce4">
            <text:p>3052</text:p>
          </table:table-cell>
          <table:table-cell office:value-type="float" office:value="564" table:style-name="ce4">
            <text:p>564</text:p>
          </table:table-cell>
          <table:table-cell office:value-type="float" office:value="4173" table:style-name="ce4">
            <text:p>4173</text:p>
          </table:table-cell>
          <table:table-cell office:value-type="float" office:value="40279" table:style-name="ce4">
            <text:p>402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161" table:style-name="ce4">
            <text:p>25161</text:p>
          </table:table-cell>
          <table:table-cell office:value-type="float" office:value="27739" table:style-name="ce4">
            <text:p>27739</text:p>
          </table:table-cell>
          <table:table-cell office:value-type="float" office:value="0" table:style-name="ce4">
            <text:p>0</text:p>
          </table:table-cell>
          <table:table-cell office:value-type="float" office:value="686414" table:style-name="ce4">
            <text:p>686414</text:p>
          </table:table-cell>
          <table:table-cell office:value-type="float" office:value="461617" table:style-name="ce4">
            <text:p>461617</text:p>
          </table:table-cell>
          <table:table-cell office:value-type="float" office:value="103749" table:style-name="ce4">
            <text:p>103749</text:p>
          </table:table-cell>
          <table:table-cell office:value-type="float" office:value="13686" table:style-name="ce4">
            <text:p>13686</text:p>
          </table:table-cell>
          <table:table-cell office:value-type="float" office:value="89597" table:style-name="ce4">
            <text:p>89597</text:p>
          </table:table-cell>
          <table:table-cell office:value-type="float" office:value="340" table:style-name="ce4">
            <text:p>340</text:p>
          </table:table-cell>
          <table:table-cell office:value-type="float" office:value="0" table:style-name="ce4">
            <text:p>0</text:p>
          </table:table-cell>
          <table:table-cell office:value-type="float" office:value="5090412" table:style-name="ce14">
            <text:p>5090412</text:p>
          </table:table-cell>
          <table:table-cell office:value-type="float" office:value="6778979" table:style-name="ce41">
            <text:p>6778979</text:p>
          </table:table-cell>
          <table:table-cell office:value-type="float" office:value="2905282.75" table:style-name="ce42">
            <text:p>2905283</text:p>
          </table:table-cell>
          <table:table-cell office:value-type="float" office:value="9684274" table:style-name="ce41">
            <text:p>96842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74.5272216796875" table:style-name="ce4">
            <text:p>675</text:p>
          </table:table-cell>
          <table:table-cell office:value-type="float" office:value="6828.26416015625" table:style-name="ce4">
            <text:p>6828</text:p>
          </table:table-cell>
          <table:table-cell office:value-type="float" office:value="0" table:style-name="ce4">
            <text:p>0</text:p>
          </table:table-cell>
          <table:table-cell office:value-type="float" office:value="107.18000793457031" table:style-name="ce4">
            <text:p>107</text:p>
          </table:table-cell>
          <table:table-cell office:value-type="float" office:value="100.07100677490234" table:style-name="ce4">
            <text:p>100</text:p>
          </table:table-cell>
          <table:table-cell office:value-type="float" office:value="18.492998123168945" table:style-name="ce4">
            <text:p>18</text:p>
          </table:table-cell>
          <table:table-cell office:value-type="float" office:value="134.09201049804687" table:style-name="ce4">
            <text:p>134</text:p>
          </table:table-cell>
          <table:table-cell office:value-type="float" office:value="1288.146728515625" table:style-name="ce4">
            <text:p>12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8.2596435546875" table:style-name="ce4">
            <text:p>808</text:p>
          </table:table-cell>
          <table:table-cell office:value-type="float" office:value="907.52435302734375" table:style-name="ce4">
            <text:p>908</text:p>
          </table:table-cell>
          <table:table-cell office:value-type="float" office:value="0" table:style-name="ce4">
            <text:p>0</text:p>
          </table:table-cell>
          <table:table-cell office:value-type="float" office:value="22501.072265625" table:style-name="ce4">
            <text:p>22501</text:p>
          </table:table-cell>
          <table:table-cell office:value-type="float" office:value="15160.388671875" table:style-name="ce4">
            <text:p>15160</text:p>
          </table:table-cell>
          <table:table-cell office:value-type="float" office:value="3271.8154296875" table:style-name="ce4">
            <text:p>3272</text:p>
          </table:table-cell>
          <table:table-cell office:value-type="float" office:value="441.9459228515625" table:style-name="ce4">
            <text:p>442</text:p>
          </table:table-cell>
          <table:table-cell office:value-type="float" office:value="2907.363525390625" table:style-name="ce4">
            <text:p>2907</text:p>
          </table:table-cell>
          <table:table-cell office:value-type="float" office:value="10.62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68267.8125" table:style-name="ce14">
            <text:p>268268</text:p>
          </table:table-cell>
          <table:table-cell office:value-type="float" office:value="323424.625" table:style-name="ce41">
            <text:p>323425</text:p>
          </table:table-cell>
          <table:table-cell office:value-type="float" office:value="138605.4375" table:style-name="ce42">
            <text:p>138605</text:p>
          </table:table-cell>
          <table:table-cell office:value-type="float" office:value="462040.78125" table:style-name="ce41">
            <text:p>4620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1039725542068481" table:style-name="ce5">
            <text:p>1.104</text:p>
          </table:table-cell>
          <table:table-cell office:value-type="float" office:value="1.8102502822875977" table:style-name="ce5">
            <text:p>1.810</text:p>
          </table:table-cell>
          <table:table-cell office:value-type="float" office:value="0" table:style-name="ce5">
            <text:p>0.000</text:p>
          </table:table-cell>
          <table:table-cell office:value-type="float" office:value="6.3047065734863281" table:style-name="ce5">
            <text:p>6.305</text:p>
          </table:table-cell>
          <table:table-cell office:value-type="float" office:value="1.1243933439254761" table:style-name="ce5">
            <text:p>1.124</text:p>
          </table:table-cell>
          <table:table-cell office:value-type="float" office:value="2.6418569087982178" table:style-name="ce5">
            <text:p>2.642</text:p>
          </table:table-cell>
          <table:table-cell office:value-type="float" office:value="1.4899111986160278" table:style-name="ce5">
            <text:p>1.490</text:p>
          </table:table-cell>
          <table:table-cell office:value-type="float" office:value="1.3660092353820801" table:style-name="ce5">
            <text:p>1.3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330844879150391" table:style-name="ce5">
            <text:p>1.433</text:p>
          </table:table-cell>
          <table:table-cell office:value-type="float" office:value="2.4795746803283691" table:style-name="ce5">
            <text:p>2.480</text:p>
          </table:table-cell>
          <table:table-cell office:value-type="float" office:value="0" table:style-name="ce5">
            <text:p>0.000</text:p>
          </table:table-cell>
          <table:table-cell office:value-type="float" office:value="0.52688318490982056" table:style-name="ce5">
            <text:p>0.527</text:p>
          </table:table-cell>
          <table:table-cell office:value-type="float" office:value="0.64443737268447876" table:style-name="ce5">
            <text:p>0.644</text:p>
          </table:table-cell>
          <table:table-cell office:value-type="float" office:value="0.84762060642242432" table:style-name="ce5">
            <text:p>0.848</text:p>
          </table:table-cell>
          <table:table-cell office:value-type="float" office:value="1.1390359401702881" table:style-name="ce5">
            <text:p>1.139</text:p>
          </table:table-cell>
          <table:table-cell office:value-type="float" office:value="3.015937328338623" table:style-name="ce5">
            <text:p>3.016</text:p>
          </table:table-cell>
          <table:table-cell office:value-type="float" office:value="3.5416667461395264" table:style-name="ce5">
            <text:p>3.542</text:p>
          </table:table-cell>
          <table:table-cell office:value-type="float" office:value="0" table:style-name="ce5">
            <text:p>0.000</text:p>
          </table:table-cell>
          <table:table-cell office:value-type="float" office:value="274.02227783203125" table:style-name="ce15">
            <text:p>274.022</text:p>
          </table:table-cell>
          <table:table-cell office:value-type="float" office:value="4.1000027656555176" table:style-name="ce43">
            <text:p>4.100</text:p>
          </table:table-cell>
          <table:table-cell office:value-type="float" office:value="1.7570792436599731" table:style-name="ce44">
            <text:p>1.757</text:p>
          </table:table-cell>
          <table:table-cell office:value-type="float" office:value="5.8572177886962891" table:style-name="ce43">
            <text:p>5.85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0143266916275024" table:style-name="ce5">
            <text:p>1.014</text:p>
          </table:table-cell>
          <table:table-cell office:value-type="float" office:value="1.6081639528274536" table:style-name="ce5">
            <text:p>1.608</text:p>
          </table:table-cell>
          <table:table-cell office:value-type="float" office:value="0" table:style-name="ce5">
            <text:p>0.000</text:p>
          </table:table-cell>
          <table:table-cell office:value-type="float" office:value="4.6600003242492676" table:style-name="ce5">
            <text:p>4.660</text:p>
          </table:table-cell>
          <table:table-cell office:value-type="float" office:value="0.55595004558563232" table:style-name="ce5">
            <text:p>0.556</text:p>
          </table:table-cell>
          <table:table-cell office:value-type="float" office:value="2.0547776222229004" table:style-name="ce5">
            <text:p>2.055</text:p>
          </table:table-cell>
          <table:table-cell office:value-type="float" office:value="1.3544647693634033" table:style-name="ce5">
            <text:p>1.354</text:p>
          </table:table-cell>
          <table:table-cell office:value-type="float" office:value="1.2209922075271606" table:style-name="ce5">
            <text:p>1.2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952878475189209" table:style-name="ce5">
            <text:p>1.295</text:p>
          </table:table-cell>
          <table:table-cell office:value-type="float" office:value="1.8370938301086426" table:style-name="ce5">
            <text:p>1.837</text:p>
          </table:table-cell>
          <table:table-cell office:value-type="float" office:value="0" table:style-name="ce5">
            <text:p>0.000</text:p>
          </table:table-cell>
          <table:table-cell office:value-type="float" office:value="0.5136762261390686" table:style-name="ce5">
            <text:p>0.514</text:p>
          </table:table-cell>
          <table:table-cell office:value-type="float" office:value="0.62692862749099731" table:style-name="ce5">
            <text:p>0.627</text:p>
          </table:table-cell>
          <table:table-cell office:value-type="float" office:value="0.81632119417190552" table:style-name="ce5">
            <text:p>0.816</text:p>
          </table:table-cell>
          <table:table-cell office:value-type="float" office:value="1.0675022602081299" table:style-name="ce5">
            <text:p>1.068</text:p>
          </table:table-cell>
          <table:table-cell office:value-type="float" office:value="2.3056015968322754" table:style-name="ce5">
            <text:p>2.306</text:p>
          </table:table-cell>
          <table:table-cell office:value-type="float" office:value="2.65625" table:style-name="ce5">
            <text:p>2.656</text:p>
          </table:table-cell>
          <table:table-cell office:value-type="float" office:value="0" table:style-name="ce5">
            <text:p>0.000</text:p>
          </table:table-cell>
          <table:table-cell office:value-type="float" office:value="72.406967163085937" table:style-name="ce15">
            <text:p>72.407</text:p>
          </table:table-cell>
          <table:table-cell office:value-type="float" office:value="3.8151843547821045" table:style-name="ce43">
            <text:p>3.815</text:p>
          </table:table-cell>
          <table:table-cell office:value-type="float" office:value="1.6350187063217163" table:style-name="ce44">
            <text:p>1.635</text:p>
          </table:table-cell>
          <table:table-cell office:value-type="float" office:value="5.4503293037414551" table:style-name="ce43">
            <text:p>5.45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0377341508865356" table:style-name="ce6">
            <text:p>1.038</text:p>
          </table:table-cell>
          <table:table-cell office:value-type="float" office:value="1.6441762447357178" table:style-name="ce6">
            <text:p>1.644</text:p>
          </table:table-cell>
          <table:table-cell office:value-type="float" office:value="0" table:style-name="ce6">
            <text:p>0.000</text:p>
          </table:table-cell>
          <table:table-cell office:value-type="float" office:value="5.1038098335266113" table:style-name="ce6">
            <text:p>5.104</text:p>
          </table:table-cell>
          <table:table-cell office:value-type="float" office:value="0.65836191177368164" table:style-name="ce6">
            <text:p>0.658</text:p>
          </table:table-cell>
          <table:table-cell office:value-type="float" office:value="2.3116247653961182" table:style-name="ce6">
            <text:p>2.312</text:p>
          </table:table-cell>
          <table:table-cell office:value-type="float" office:value="1.3682857751846313" table:style-name="ce6">
            <text:p>1.368</text:p>
          </table:table-cell>
          <table:table-cell office:value-type="float" office:value="1.271615743637085" table:style-name="ce6">
            <text:p>1.27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163838386535645" table:style-name="ce6">
            <text:p>1.316</text:p>
          </table:table-cell>
          <table:table-cell office:value-type="float" office:value="1.871184229850769" table:style-name="ce6">
            <text:p>1.871</text:p>
          </table:table-cell>
          <table:table-cell office:value-type="float" office:value="0" table:style-name="ce6">
            <text:p>0.000</text:p>
          </table:table-cell>
          <table:table-cell office:value-type="float" office:value="0.51413393020629883" table:style-name="ce6">
            <text:p>0.514</text:p>
          </table:table-cell>
          <table:table-cell office:value-type="float" office:value="0.62778538465499878" table:style-name="ce6">
            <text:p>0.628</text:p>
          </table:table-cell>
          <table:table-cell office:value-type="float" office:value="0.81693267822265625" table:style-name="ce6">
            <text:p>0.817</text:p>
          </table:table-cell>
          <table:table-cell office:value-type="float" office:value="1.0966399908065796" table:style-name="ce6">
            <text:p>1.097</text:p>
          </table:table-cell>
          <table:table-cell office:value-type="float" office:value="2.3240315914154053" table:style-name="ce6">
            <text:p>2.324</text:p>
          </table:table-cell>
          <table:table-cell office:value-type="float" office:value="2.65625" table:style-name="ce6">
            <text:p>2.656</text:p>
          </table:table-cell>
          <table:table-cell office:value-type="float" office:value="0" table:style-name="ce6">
            <text:p>0.000</text:p>
          </table:table-cell>
          <table:table-cell office:value-type="float" office:value="67.693115234375" table:style-name="ce16">
            <text:p>67.693</text:p>
          </table:table-cell>
          <table:table-cell office:value-type="float" office:value="3.8169403076171875" table:style-name="ce45">
            <text:p>3.817</text:p>
          </table:table-cell>
          <table:table-cell office:value-type="float" office:value="1.6357711553573608" table:style-name="ce46">
            <text:p>1.636</text:p>
          </table:table-cell>
          <table:table-cell office:value-type="float" office:value="5.4528379440307617" table:style-name="ce45">
            <text:p>5.45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O'KENNEDYVIL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-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8" table:style-name="ce39">
            <text:p>28</text:p>
          </table:table-cell>
          <table:table-cell office:value-type="string" table:style-name="ce40">
            <text:p>--</text:p>
          </table:table-cell>
          <table:table-cell office:value-type="float" office:value="28" table:style-name="ce39">
            <text:p>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5" table:style-name="ce39">
            <text:p>25</text:p>
          </table:table-cell>
          <table:table-cell office:value-type="string" table:style-name="ce40">
            <text:p>-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" table:style-name="ce39">
            <text:p>12</text:p>
          </table:table-cell>
          <table:table-cell office:value-type="string" table:style-name="ce40">
            <text:p>--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5" table:style-name="ce39">
            <text:p>35</text:p>
          </table:table-cell>
          <table:table-cell office:value-type="string" table:style-name="ce40">
            <text:p>--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316" table:style-name="ce4">
            <text:p>13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5" table:style-name="ce4">
            <text:p>235</text:p>
          </table:table-cell>
          <table:table-cell office:value-type="float" office:value="27" table:style-name="ce4">
            <text:p>27</text:p>
          </table:table-cell>
          <table:table-cell office:value-type="float" office:value="142" table:style-name="ce4">
            <text:p>142</text:p>
          </table:table-cell>
          <table:table-cell office:value-type="float" office:value="110" table:style-name="ce4">
            <text:p>1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88" table:style-name="ce14">
            <text:p>2188</text:p>
          </table:table-cell>
          <table:table-cell office:value-type="float" office:value="4032" table:style-name="ce41">
            <text:p>4032</text:p>
          </table:table-cell>
          <table:table-cell office:value-type="float" office:value="1727.9998779296875" table:style-name="ce42">
            <text:p>1728</text:p>
          </table:table-cell>
          <table:table-cell office:value-type="float" office:value="5760.00048828125" table:style-name="ce41">
            <text:p>57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43.86700057983398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66000020503997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319997787475586" table:style-name="ce4">
            <text:p>8</text:p>
          </table:table-cell>
          <table:table-cell office:value-type="float" office:value="0.89999997615814209" table:style-name="ce4">
            <text:p>1</text:p>
          </table:table-cell>
          <table:table-cell office:value-type="float" office:value="4.7329998016357422" table:style-name="ce4">
            <text:p>5</text:p>
          </table:table-cell>
          <table:table-cell office:value-type="float" office:value="3.665999889373779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933006286621094" table:style-name="ce14">
            <text:p>73</text:p>
          </table:table-cell>
          <table:table-cell office:value-type="float" office:value="134.39700317382812" table:style-name="ce41">
            <text:p>134</text:p>
          </table:table-cell>
          <table:table-cell office:value-type="float" office:value="57.598720550537109" table:style-name="ce42">
            <text:p>58</text:p>
          </table:table-cell>
          <table:table-cell office:value-type="float" office:value="191.9957275390625" table:style-name="ce41">
            <text:p>19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6.2667145729064941" table:style-name="ce5">
            <text:p>6.2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30000102519989" table:style-name="ce5">
            <text:p>0.2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053332567214966" table:style-name="ce5">
            <text:p>1.305</text:p>
          </table:table-cell>
          <table:table-cell office:value-type="float" office:value="0.89999997615814209" table:style-name="ce5">
            <text:p>0.900</text:p>
          </table:table-cell>
          <table:table-cell office:value-type="float" office:value="1.5776666402816772" table:style-name="ce5">
            <text:p>1.578</text:p>
          </table:table-cell>
          <table:table-cell office:value-type="float" office:value="3.6659998893737793" table:style-name="ce5">
            <text:p>3.6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.311002731323242" table:style-name="ce15">
            <text:p>24.311</text:p>
          </table:table-cell>
          <table:table-cell office:value-type="float" office:value="5.8433480262756348" table:style-name="ce43">
            <text:p>5.843</text:p>
          </table:table-cell>
          <table:table-cell office:value-type="float" office:value="2.5042922496795654" table:style-name="ce44">
            <text:p>2.504</text:p>
          </table:table-cell>
          <table:table-cell office:value-type="float" office:value="8.3476400375366211" table:style-name="ce43">
            <text:p>8.34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4.8741111755371094" table:style-name="ce5">
            <text:p>4.8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30000102519989" table:style-name="ce5">
            <text:p>0.2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053332567214966" table:style-name="ce5">
            <text:p>1.305</text:p>
          </table:table-cell>
          <table:table-cell office:value-type="float" office:value="0.89999997615814209" table:style-name="ce5">
            <text:p>0.900</text:p>
          </table:table-cell>
          <table:table-cell office:value-type="float" office:value="1.5776666402816772" table:style-name="ce5">
            <text:p>1.578</text:p>
          </table:table-cell>
          <table:table-cell office:value-type="float" office:value="1.8329999446868896" table:style-name="ce5">
            <text:p>1.8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586601257324219" table:style-name="ce15">
            <text:p>14.587</text:p>
          </table:table-cell>
          <table:table-cell office:value-type="float" office:value="4.7998929023742676" table:style-name="ce43">
            <text:p>4.800</text:p>
          </table:table-cell>
          <table:table-cell office:value-type="float" office:value="2.0570971965789795" table:style-name="ce44">
            <text:p>2.057</text:p>
          </table:table-cell>
          <table:table-cell office:value-type="float" office:value="6.8569903373718262" table:style-name="ce43">
            <text:p>6.85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5.483375072479248" table:style-name="ce6">
            <text:p>5.48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330000102519989" table:style-name="ce6">
            <text:p>0.2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053332567214966" table:style-name="ce6">
            <text:p>1.305</text:p>
          </table:table-cell>
          <table:table-cell office:value-type="float" office:value="0.89999997615814209" table:style-name="ce6">
            <text:p>0.900</text:p>
          </table:table-cell>
          <table:table-cell office:value-type="float" office:value="1.5776666402816772" table:style-name="ce6">
            <text:p>1.578</text:p>
          </table:table-cell>
          <table:table-cell office:value-type="float" office:value="1.8329999446868896" table:style-name="ce6">
            <text:p>1.8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4.311002731323242" table:style-name="ce16">
            <text:p>24.311</text:p>
          </table:table-cell>
          <table:table-cell office:value-type="float" office:value="5.375880241394043" table:style-name="ce45">
            <text:p>5.376</text:p>
          </table:table-cell>
          <table:table-cell office:value-type="float" office:value="2.3039488792419434" table:style-name="ce46">
            <text:p>2.304</text:p>
          </table:table-cell>
          <table:table-cell office:value-type="float" office:value="7.6798291206359863" table:style-name="ce45">
            <text:p>7.68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OKAVANGO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0" table:style-name="ce39">
            <text:p>110</text:p>
          </table:table-cell>
          <table:table-cell office:value-type="string" table:style-name="ce40">
            <text:p>--</text:p>
          </table:table-cell>
          <table:table-cell office:value-type="float" office:value="110" table:style-name="ce39">
            <text:p>1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7" table:style-name="ce39">
            <text:p>117</text:p>
          </table:table-cell>
          <table:table-cell office:value-type="string" table:style-name="ce40">
            <text:p>--</text:p>
          </table:table-cell>
          <table:table-cell office:value-type="float" office:value="117" table:style-name="ce39">
            <text:p>1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7" table:style-name="ce39">
            <text:p>117</text:p>
          </table:table-cell>
          <table:table-cell office:value-type="string" table:style-name="ce40">
            <text:p>--</text:p>
          </table:table-cell>
          <table:table-cell office:value-type="float" office:value="117" table:style-name="ce39">
            <text:p>1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" table:style-name="ce39">
            <text:p>38</text:p>
          </table:table-cell>
          <table:table-cell office:value-type="string" table:style-name="ce40">
            <text:p>--</text:p>
          </table:table-cell>
          <table:table-cell office:value-type="float" office:value="38" table:style-name="ce39">
            <text:p>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9" table:style-name="ce3">
            <text:p>69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8" table:style-name="ce39">
            <text:p>148</text:p>
          </table:table-cell>
          <table:table-cell office:value-type="string" table:style-name="ce40">
            <text:p>--</text:p>
          </table:table-cell>
          <table:table-cell office:value-type="float" office:value="148" table:style-name="ce39">
            <text:p>14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8" table:style-name="ce4">
            <text:p>48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0" table:style-name="ce4">
            <text:p>5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2" table:style-name="ce4">
            <text:p>1032</text:p>
          </table:table-cell>
          <table:table-cell office:value-type="float" office:value="241" table:style-name="ce4">
            <text:p>241</text:p>
          </table:table-cell>
          <table:table-cell office:value-type="float" office:value="337" table:style-name="ce4">
            <text:p>337</text:p>
          </table:table-cell>
          <table:table-cell office:value-type="float" office:value="1504" table:style-name="ce4">
            <text:p>15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911" table:style-name="ce41">
            <text:p>3911</text:p>
          </table:table-cell>
          <table:table-cell office:value-type="float" office:value="1676.142822265625" table:style-name="ce42">
            <text:p>1676</text:p>
          </table:table-cell>
          <table:table-cell office:value-type="float" office:value="5587.14404296875" table:style-name="ce41">
            <text:p>558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5" table:style-name="ce4">
            <text:p>2</text:p>
          </table:table-cell>
          <table:table-cell office:value-type="float" office:value="6.312000274658203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2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8100001811981201" table:style-name="ce4">
            <text:p>1</text:p>
          </table:table-cell>
          <table:table-cell office:value-type="float" office:value="6.300000101327896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25799560546875" table:style-name="ce4">
            <text:p>32</text:p>
          </table:table-cell>
          <table:table-cell office:value-type="float" office:value="7.5320000648498535" table:style-name="ce4">
            <text:p>8</text:p>
          </table:table-cell>
          <table:table-cell office:value-type="float" office:value="10.531000137329102" table:style-name="ce4">
            <text:p>11</text:p>
          </table:table-cell>
          <table:table-cell office:value-type="float" office:value="47.004993438720703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22.23201751708984" table:style-name="ce41">
            <text:p>122</text:p>
          </table:table-cell>
          <table:table-cell office:value-type="float" office:value="52.385135650634766" table:style-name="ce42">
            <text:p>52</text:p>
          </table:table-cell>
          <table:table-cell office:value-type="float" office:value="174.61712646484375" table:style-name="ce41">
            <text:p>17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5" table:style-name="ce5">
            <text:p>1.500</text:p>
          </table:table-cell>
          <table:table-cell office:value-type="float" office:value="1.5780000686645508" table:style-name="ce5">
            <text:p>1.5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3125" table:style-name="ce5">
            <text:p>2.0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9050000905990601" table:style-name="ce5">
            <text:p>0.391</text:p>
          </table:table-cell>
          <table:table-cell office:value-type="float" office:value="6.3000001013278961E-2" table:style-name="ce5">
            <text:p>0.0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674571752548218" table:style-name="ce5">
            <text:p>0.547</text:p>
          </table:table-cell>
          <table:table-cell office:value-type="float" office:value="1.0759999752044678" table:style-name="ce5">
            <text:p>1.076</text:p>
          </table:table-cell>
          <table:table-cell office:value-type="float" office:value="0.95736366510391235" table:style-name="ce5">
            <text:p>0.957</text:p>
          </table:table-cell>
          <table:table-cell office:value-type="float" office:value="2.7649996280670166" table:style-name="ce5">
            <text:p>2.7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111200213432312" table:style-name="ce43">
            <text:p>1.111</text:p>
          </table:table-cell>
          <table:table-cell office:value-type="float" office:value="0.4762285053730011" table:style-name="ce44">
            <text:p>0.476</text:p>
          </table:table-cell>
          <table:table-cell office:value-type="float" office:value="1.5874284505844116" table:style-name="ce43">
            <text:p>1.58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5" table:style-name="ce5">
            <text:p>1.500</text:p>
          </table:table-cell>
          <table:table-cell office:value-type="float" office:value="1.5780000686645508" table:style-name="ce5">
            <text:p>1.5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03125" table:style-name="ce5">
            <text:p>2.0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9050000905990601" table:style-name="ce5">
            <text:p>0.391</text:p>
          </table:table-cell>
          <table:table-cell office:value-type="float" office:value="6.3000001013278961E-2" table:style-name="ce5">
            <text:p>0.0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674571752548218" table:style-name="ce5">
            <text:p>0.547</text:p>
          </table:table-cell>
          <table:table-cell office:value-type="float" office:value="1.0759999752044678" table:style-name="ce5">
            <text:p>1.076</text:p>
          </table:table-cell>
          <table:table-cell office:value-type="float" office:value="0.95736366510391235" table:style-name="ce5">
            <text:p>0.957</text:p>
          </table:table-cell>
          <table:table-cell office:value-type="float" office:value="1.9585413932800293" table:style-name="ce5">
            <text:p>1.9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0447181463241577" table:style-name="ce43">
            <text:p>1.045</text:p>
          </table:table-cell>
          <table:table-cell office:value-type="float" office:value="0.44773620367050171" table:style-name="ce44">
            <text:p>0.448</text:p>
          </table:table-cell>
          <table:table-cell office:value-type="float" office:value="1.4924540519714355" table:style-name="ce43">
            <text:p>1.49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5" table:style-name="ce6">
            <text:p>1.500</text:p>
          </table:table-cell>
          <table:table-cell office:value-type="float" office:value="1.5780000686645508" table:style-name="ce6">
            <text:p>1.5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03125" table:style-name="ce6">
            <text:p>2.0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9050000905990601" table:style-name="ce6">
            <text:p>0.391</text:p>
          </table:table-cell>
          <table:table-cell office:value-type="float" office:value="6.3000001013278961E-2" table:style-name="ce6">
            <text:p>0.0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4674571752548218" table:style-name="ce6">
            <text:p>0.547</text:p>
          </table:table-cell>
          <table:table-cell office:value-type="float" office:value="1.0759999752044678" table:style-name="ce6">
            <text:p>1.076</text:p>
          </table:table-cell>
          <table:table-cell office:value-type="float" office:value="0.95736366510391235" table:style-name="ce6">
            <text:p>0.957</text:p>
          </table:table-cell>
          <table:table-cell office:value-type="float" office:value="1.9585413932800293" table:style-name="ce6">
            <text:p>1.9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1.0447181463241577" table:style-name="ce45">
            <text:p>1.045</text:p>
          </table:table-cell>
          <table:table-cell office:value-type="float" office:value="0.44773620367050171" table:style-name="ce46">
            <text:p>0.448</text:p>
          </table:table-cell>
          <table:table-cell office:value-type="float" office:value="1.4924540519714355" table:style-name="ce45">
            <text:p>1.49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OUDE WESTHOF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37" table:style-name="ce3">
            <text:p>137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15" table:style-name="ce39">
            <text:p>315</text:p>
          </table:table-cell>
          <table:table-cell office:value-type="string" table:style-name="ce40">
            <text:p>--</text:p>
          </table:table-cell>
          <table:table-cell office:value-type="float" office:value="315" table:style-name="ce39">
            <text:p>3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38" table:style-name="ce3">
            <text:p>138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20" table:style-name="ce39">
            <text:p>320</text:p>
          </table:table-cell>
          <table:table-cell office:value-type="string" table:style-name="ce40">
            <text:p>--</text:p>
          </table:table-cell>
          <table:table-cell office:value-type="float" office:value="320" table:style-name="ce39">
            <text:p>3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38" table:style-name="ce3">
            <text:p>138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316" table:style-name="ce39">
            <text:p>316</text:p>
          </table:table-cell>
          <table:table-cell office:value-type="string" table:style-name="ce40">
            <text:p>--</text:p>
          </table:table-cell>
          <table:table-cell office:value-type="float" office:value="316" table:style-name="ce39">
            <text:p>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2" table:style-name="ce39">
            <text:p>102</text:p>
          </table:table-cell>
          <table:table-cell office:value-type="string" table:style-name="ce40">
            <text:p>--</text:p>
          </table:table-cell>
          <table:table-cell office:value-type="float" office:value="102" table:style-name="ce39">
            <text:p>1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84" table:style-name="ce3">
            <text:p>84</text:p>
          </table:table-cell>
          <table:table-cell office:value-type="float" office:value="142" table:style-name="ce3">
            <text:p>142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417" table:style-name="ce39">
            <text:p>417</text:p>
          </table:table-cell>
          <table:table-cell office:value-type="string" table:style-name="ce40">
            <text:p>--</text:p>
          </table:table-cell>
          <table:table-cell office:value-type="float" office:value="417" table:style-name="ce39">
            <text:p>4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6" table:style-name="ce4">
            <text:p>46</text:p>
          </table:table-cell>
          <table:table-cell office:value-type="float" office:value="3437" table:style-name="ce4">
            <text:p>34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902" table:style-name="ce4">
            <text:p>902</text:p>
          </table:table-cell>
          <table:table-cell office:value-type="float" office:value="3467" table:style-name="ce4">
            <text:p>3467</text:p>
          </table:table-cell>
          <table:table-cell office:value-type="float" office:value="502" table:style-name="ce4">
            <text:p>502</text:p>
          </table:table-cell>
          <table:table-cell office:value-type="float" office:value="52" table:style-name="ce4">
            <text:p>52</text:p>
          </table:table-cell>
          <table:table-cell office:value-type="float" office:value="485" table:style-name="ce4">
            <text:p>4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954" table:style-name="ce14">
            <text:p>39954</text:p>
          </table:table-cell>
          <table:table-cell office:value-type="float" office:value="48912" table:style-name="ce41">
            <text:p>48912</text:p>
          </table:table-cell>
          <table:table-cell office:value-type="float" office:value="20962.279296875" table:style-name="ce42">
            <text:p>20962</text:p>
          </table:table-cell>
          <table:table-cell office:value-type="float" office:value="69874.3046875" table:style-name="ce41">
            <text:p>698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5750000476837158" table:style-name="ce4">
            <text:p>2</text:p>
          </table:table-cell>
          <table:table-cell office:value-type="float" office:value="114.55600738525391" table:style-name="ce4">
            <text:p>1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83000183105468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00000002980232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265996932983398" table:style-name="ce4">
            <text:p>30</text:p>
          </table:table-cell>
          <table:table-cell office:value-type="float" office:value="118.10298919677734" table:style-name="ce4">
            <text:p>118</text:p>
          </table:table-cell>
          <table:table-cell office:value-type="float" office:value="17.106998443603516" table:style-name="ce4">
            <text:p>17</text:p>
          </table:table-cell>
          <table:table-cell office:value-type="float" office:value="1.7330000400543213" table:style-name="ce4">
            <text:p>2</text:p>
          </table:table-cell>
          <table:table-cell office:value-type="float" office:value="16.39400100708007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55.592041015625" table:style-name="ce14">
            <text:p>3656</text:p>
          </table:table-cell>
          <table:table-cell office:value-type="float" office:value="3957.610595703125" table:style-name="ce41">
            <text:p>3958</text:p>
          </table:table-cell>
          <table:table-cell office:value-type="float" office:value="1696.1170654296875" table:style-name="ce42">
            <text:p>1696</text:p>
          </table:table-cell>
          <table:table-cell office:value-type="float" office:value="5653.72509765625" table:style-name="ce41">
            <text:p>56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2500003576278687" table:style-name="ce5">
            <text:p>0.525</text:p>
          </table:table-cell>
          <table:table-cell office:value-type="float" office:value="1.9092668294906616" table:style-name="ce5">
            <text:p>1.9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433337450027466" table:style-name="ce5">
            <text:p>0.6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000000298023224" table:style-name="ce5">
            <text:p>0.200</text:p>
          </table:table-cell>
          <table:table-cell office:value-type="float" office:value="0" table:style-name="ce5">
            <text:p>0.000</text:p>
          </table:table-cell>
          <table:table-cell office:value-type="float" office:value="0.40899994969367981" table:style-name="ce5">
            <text:p>0.409</text:p>
          </table:table-cell>
          <table:table-cell office:value-type="float" office:value="0.86206561326980591" table:style-name="ce5">
            <text:p>0.862</text:p>
          </table:table-cell>
          <table:table-cell office:value-type="float" office:value="0.85534989833831787" table:style-name="ce5">
            <text:p>0.855</text:p>
          </table:table-cell>
          <table:table-cell office:value-type="float" office:value="1.7330000400543213" table:style-name="ce5">
            <text:p>1.733</text:p>
          </table:table-cell>
          <table:table-cell office:value-type="float" office:value="1.6394001245498657" table:style-name="ce5">
            <text:p>1.6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09.26531982421875" table:style-name="ce15">
            <text:p>609.265</text:p>
          </table:table-cell>
          <table:table-cell office:value-type="float" office:value="12.5638427734375" table:style-name="ce43">
            <text:p>12.564</text:p>
          </table:table-cell>
          <table:table-cell office:value-type="float" office:value="5.3844985961914062" table:style-name="ce44">
            <text:p>5.384</text:p>
          </table:table-cell>
          <table:table-cell office:value-type="float" office:value="17.948333740234375" table:style-name="ce43">
            <text:p>17.94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2500003576278687" table:style-name="ce5">
            <text:p>0.525</text:p>
          </table:table-cell>
          <table:table-cell office:value-type="float" office:value="1.7899376153945923" table:style-name="ce5">
            <text:p>1.7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433337450027466" table:style-name="ce5">
            <text:p>0.6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000000298023224" table:style-name="ce5">
            <text:p>0.200</text:p>
          </table:table-cell>
          <table:table-cell office:value-type="float" office:value="0" table:style-name="ce5">
            <text:p>0.000</text:p>
          </table:table-cell>
          <table:table-cell office:value-type="float" office:value="0.40899994969367981" table:style-name="ce5">
            <text:p>0.409</text:p>
          </table:table-cell>
          <table:table-cell office:value-type="float" office:value="0.85581874847412109" table:style-name="ce5">
            <text:p>0.856</text:p>
          </table:table-cell>
          <table:table-cell office:value-type="float" office:value="0.85534989833831787" table:style-name="ce5">
            <text:p>0.855</text:p>
          </table:table-cell>
          <table:table-cell office:value-type="float" office:value="1.7330000400543213" table:style-name="ce5">
            <text:p>1.733</text:p>
          </table:table-cell>
          <table:table-cell office:value-type="float" office:value="1.6394001245498657" table:style-name="ce5">
            <text:p>1.6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09.26531982421875" table:style-name="ce15">
            <text:p>609.265</text:p>
          </table:table-cell>
          <table:table-cell office:value-type="float" office:value="12.367532730102539" table:style-name="ce43">
            <text:p>12.368</text:p>
          </table:table-cell>
          <table:table-cell office:value-type="float" office:value="5.3003659248352051" table:style-name="ce44">
            <text:p>5.300</text:p>
          </table:table-cell>
          <table:table-cell office:value-type="float" office:value="17.667890548706055" table:style-name="ce43">
            <text:p>17.66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2500003576278687" table:style-name="ce6">
            <text:p>0.525</text:p>
          </table:table-cell>
          <table:table-cell office:value-type="float" office:value="1.9092668294906616" table:style-name="ce6">
            <text:p>1.90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9433337450027466" table:style-name="ce6">
            <text:p>0.6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0000000298023224" table:style-name="ce6">
            <text:p>0.200</text:p>
          </table:table-cell>
          <table:table-cell office:value-type="float" office:value="0" table:style-name="ce6">
            <text:p>0.000</text:p>
          </table:table-cell>
          <table:table-cell office:value-type="float" office:value="0.40899994969367981" table:style-name="ce6">
            <text:p>0.409</text:p>
          </table:table-cell>
          <table:table-cell office:value-type="float" office:value="0.85581874847412109" table:style-name="ce6">
            <text:p>0.856</text:p>
          </table:table-cell>
          <table:table-cell office:value-type="float" office:value="0.85534989833831787" table:style-name="ce6">
            <text:p>0.855</text:p>
          </table:table-cell>
          <table:table-cell office:value-type="float" office:value="1.7330000400543213" table:style-name="ce6">
            <text:p>1.733</text:p>
          </table:table-cell>
          <table:table-cell office:value-type="float" office:value="1.6394001245498657" table:style-name="ce6">
            <text:p>1.63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09.26531982421875" table:style-name="ce16">
            <text:p>609.265</text:p>
          </table:table-cell>
          <table:table-cell office:value-type="float" office:value="12.524084091186523" table:style-name="ce45">
            <text:p>12.524</text:p>
          </table:table-cell>
          <table:table-cell office:value-type="float" office:value="5.3674592971801758" table:style-name="ce46">
            <text:p>5.367</text:p>
          </table:table-cell>
          <table:table-cell office:value-type="float" office:value="17.891534805297852" table:style-name="ce45">
            <text:p>17.89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AARL FARM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5" table:style-name="ce39">
            <text:p>25</text:p>
          </table:table-cell>
          <table:table-cell office:value-type="string" table:style-name="ce40">
            <text:p>-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5" table:style-name="ce39">
            <text:p>25</text:p>
          </table:table-cell>
          <table:table-cell office:value-type="string" table:style-name="ce40">
            <text:p>-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5" table:style-name="ce39">
            <text:p>25</text:p>
          </table:table-cell>
          <table:table-cell office:value-type="string" table:style-name="ce40">
            <text:p>-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5" table:style-name="ce39">
            <text:p>115</text:p>
          </table:table-cell>
          <table:table-cell office:value-type="string" table:style-name="ce40">
            <text:p>--</text:p>
          </table:table-cell>
          <table:table-cell office:value-type="float" office:value="115" table:style-name="ce39">
            <text:p>1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3">
            <text:p>1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40" table:style-name="ce39">
            <text:p>140</text:p>
          </table:table-cell>
          <table:table-cell office:value-type="string" table:style-name="ce40">
            <text:p>--</text:p>
          </table:table-cell>
          <table:table-cell office:value-type="float" office:value="140" table:style-name="ce39">
            <text:p>1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564" table:style-name="ce4">
            <text:p>5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6" table:style-name="ce4">
            <text:p>5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3" table:style-name="ce4">
            <text:p>4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250" table:style-name="ce14">
            <text:p>26250</text:p>
          </table:table-cell>
          <table:table-cell office:value-type="float" office:value="27843" table:style-name="ce41">
            <text:p>27843</text:p>
          </table:table-cell>
          <table:table-cell office:value-type="float" office:value="11932.71484375" table:style-name="ce42">
            <text:p>11933</text:p>
          </table:table-cell>
          <table:table-cell office:value-type="float" office:value="39775.71484375" table:style-name="ce41">
            <text:p>3977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7.458999633789063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75300025939941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62800025939941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2.47998046875" table:style-name="ce14">
            <text:p>812</text:p>
          </table:table-cell>
          <table:table-cell office:value-type="float" office:value="862.32000732421875" table:style-name="ce41">
            <text:p>862</text:p>
          </table:table-cell>
          <table:table-cell office:value-type="float" office:value="369.56570434570312" table:style-name="ce42">
            <text:p>370</text:p>
          </table:table-cell>
          <table:table-cell office:value-type="float" office:value="1231.8857421875" table:style-name="ce41">
            <text:p>12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2.9098331928253174" table:style-name="ce5">
            <text:p>2.9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506000518798828" table:style-name="ce5">
            <text:p>3.5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628000259399414" table:style-name="ce5">
            <text:p>1.4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3.1199951171875" table:style-name="ce15">
            <text:p>203.120</text:p>
          </table:table-cell>
          <table:table-cell office:value-type="float" office:value="34.492801666259766" table:style-name="ce43">
            <text:p>34.493</text:p>
          </table:table-cell>
          <table:table-cell office:value-type="float" office:value="14.782628059387207" table:style-name="ce44">
            <text:p>14.783</text:p>
          </table:table-cell>
          <table:table-cell office:value-type="float" office:value="49.275428771972656" table:style-name="ce43">
            <text:p>49.27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2.9098331928253174" table:style-name="ce5">
            <text:p>2.9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506000518798828" table:style-name="ce5">
            <text:p>3.55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628000259399414" table:style-name="ce5">
            <text:p>1.4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3.1199951171875" table:style-name="ce15">
            <text:p>203.120</text:p>
          </table:table-cell>
          <table:table-cell office:value-type="float" office:value="34.492801666259766" table:style-name="ce43">
            <text:p>34.493</text:p>
          </table:table-cell>
          <table:table-cell office:value-type="float" office:value="14.782628059387207" table:style-name="ce44">
            <text:p>14.783</text:p>
          </table:table-cell>
          <table:table-cell office:value-type="float" office:value="49.275428771972656" table:style-name="ce43">
            <text:p>49.27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2.9098331928253174" table:style-name="ce6">
            <text:p>2.9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5506000518798828" table:style-name="ce6">
            <text:p>3.55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628000259399414" table:style-name="ce6">
            <text:p>1.4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03.1199951171875" table:style-name="ce16">
            <text:p>203.120</text:p>
          </table:table-cell>
          <table:table-cell office:value-type="float" office:value="34.492801666259766" table:style-name="ce45">
            <text:p>34.493</text:p>
          </table:table-cell>
          <table:table-cell office:value-type="float" office:value="14.782628059387207" table:style-name="ce46">
            <text:p>14.783</text:p>
          </table:table-cell>
          <table:table-cell office:value-type="float" office:value="49.275428771972656" table:style-name="ce45">
            <text:p>49.27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HILIDELPH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46" table:style-name="ce3">
            <text:p>46</text:p>
          </table:table-cell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12" table:style-name="ce39">
            <text:p>112</text:p>
          </table:table-cell>
          <table:table-cell office:value-type="string" table:style-name="ce40">
            <text:p>--</text:p>
          </table:table-cell>
          <table:table-cell office:value-type="float" office:value="112" table:style-name="ce39">
            <text:p>1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2" table:style-name="ce39">
            <text:p>122</text:p>
          </table:table-cell>
          <table:table-cell office:value-type="string" table:style-name="ce40">
            <text:p>--</text:p>
          </table:table-cell>
          <table:table-cell office:value-type="float" office:value="122" table:style-name="ce39">
            <text:p>1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" table:style-name="ce3">
            <text:p>35</text:p>
          </table:table-cell>
          <table:table-cell office:value-type="float" office:value="50" table:style-name="ce3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22" table:style-name="ce39">
            <text:p>122</text:p>
          </table:table-cell>
          <table:table-cell office:value-type="string" table:style-name="ce40">
            <text:p>--</text:p>
          </table:table-cell>
          <table:table-cell office:value-type="float" office:value="122" table:style-name="ce39">
            <text:p>1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1" table:style-name="ce39">
            <text:p>41</text:p>
          </table:table-cell>
          <table:table-cell office:value-type="string" table:style-name="ce40">
            <text:p>--</text:p>
          </table:table-cell>
          <table:table-cell office:value-type="float" office:value="41" table:style-name="ce39">
            <text:p>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62" table:style-name="ce3">
            <text:p>62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53" table:style-name="ce39">
            <text:p>153</text:p>
          </table:table-cell>
          <table:table-cell office:value-type="string" table:style-name="ce40">
            <text:p>--</text:p>
          </table:table-cell>
          <table:table-cell office:value-type="float" office:value="153" table:style-name="ce39">
            <text:p>1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" table:style-name="ce4">
            <text:p>3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2" table:style-name="ce4">
            <text:p>762</text:p>
          </table:table-cell>
          <table:table-cell office:value-type="float" office:value="1172" table:style-name="ce4">
            <text:p>1172</text:p>
          </table:table-cell>
          <table:table-cell office:value-type="float" office:value="355" table:style-name="ce4">
            <text:p>355</text:p>
          </table:table-cell>
          <table:table-cell office:value-type="float" office:value="81" table:style-name="ce4">
            <text:p>81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86" table:style-name="ce14">
            <text:p>7586</text:p>
          </table:table-cell>
          <table:table-cell office:value-type="float" office:value="10211" table:style-name="ce41">
            <text:p>10211</text:p>
          </table:table-cell>
          <table:table-cell office:value-type="float" office:value="4376.142578125" table:style-name="ce42">
            <text:p>4376</text:p>
          </table:table-cell>
          <table:table-cell office:value-type="float" office:value="14587.1435546875" table:style-name="ce41">
            <text:p>1458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9.3999996781349182E-2" table:style-name="ce4">
            <text:p>0</text:p>
          </table:table-cell>
          <table:table-cell office:value-type="float" office:value="1.46899998188018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43999981880187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816999435424805" table:style-name="ce4">
            <text:p>24</text:p>
          </table:table-cell>
          <table:table-cell office:value-type="float" office:value="36.595005035400391" table:style-name="ce4">
            <text:p>37</text:p>
          </table:table-cell>
          <table:table-cell office:value-type="float" office:value="11.096000671386719" table:style-name="ce4">
            <text:p>11</text:p>
          </table:table-cell>
          <table:table-cell office:value-type="float" office:value="2.5310001373291016" table:style-name="ce4">
            <text:p>3</text:p>
          </table:table-cell>
          <table:table-cell office:value-type="float" office:value="5.281999588012695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7.06300354003906" table:style-name="ce14">
            <text:p>237</text:p>
          </table:table-cell>
          <table:table-cell office:value-type="float" office:value="319.04080200195312" table:style-name="ce41">
            <text:p>319</text:p>
          </table:table-cell>
          <table:table-cell office:value-type="float" office:value="136.73184204101562" table:style-name="ce42">
            <text:p>137</text:p>
          </table:table-cell>
          <table:table-cell office:value-type="float" office:value="455.77294921875" table:style-name="ce41">
            <text:p>45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9.3999996781349182E-2" table:style-name="ce5">
            <text:p>0.094</text:p>
          </table:table-cell>
          <table:table-cell office:value-type="float" office:value="0.48966667056083679" table:style-name="ce5">
            <text:p>0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" table:style-name="ce5">
            <text:p>0.2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2199999094009399" table:style-name="ce5">
            <text:p>0.4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048572540283203" table:style-name="ce5">
            <text:p>0.680</text:p>
          </table:table-cell>
          <table:table-cell office:value-type="float" office:value="0.7955436110496521" table:style-name="ce5">
            <text:p>0.796</text:p>
          </table:table-cell>
          <table:table-cell office:value-type="float" office:value="0.73973339796066284" table:style-name="ce5">
            <text:p>0.740</text:p>
          </table:table-cell>
          <table:table-cell office:value-type="float" office:value="0.63275003433227539" table:style-name="ce5">
            <text:p>0.633</text:p>
          </table:table-cell>
          <table:table-cell office:value-type="float" office:value="1.3204998970031738" table:style-name="ce5">
            <text:p>1.3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7.06300354003906" table:style-name="ce15">
            <text:p>237.063</text:p>
          </table:table-cell>
          <table:table-cell office:value-type="float" office:value="2.8485786914825439" table:style-name="ce43">
            <text:p>2.849</text:p>
          </table:table-cell>
          <table:table-cell office:value-type="float" office:value="1.2208200693130493" table:style-name="ce44">
            <text:p>1.221</text:p>
          </table:table-cell>
          <table:table-cell office:value-type="float" office:value="4.0694012641906738" table:style-name="ce43">
            <text:p>4.06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9.3999996781349182E-2" table:style-name="ce5">
            <text:p>0.094</text:p>
          </table:table-cell>
          <table:table-cell office:value-type="float" office:value="0.48966667056083679" table:style-name="ce5">
            <text:p>0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25" table:style-name="ce5">
            <text:p>0.1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2199999094009399" table:style-name="ce5">
            <text:p>0.4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8048572540283203" table:style-name="ce5">
            <text:p>0.680</text:p>
          </table:table-cell>
          <table:table-cell office:value-type="float" office:value="0.73190009593963623" table:style-name="ce5">
            <text:p>0.732</text:p>
          </table:table-cell>
          <table:table-cell office:value-type="float" office:value="0.73973339796066284" table:style-name="ce5">
            <text:p>0.740</text:p>
          </table:table-cell>
          <table:table-cell office:value-type="float" office:value="0.50620001554489136" table:style-name="ce5">
            <text:p>0.506</text:p>
          </table:table-cell>
          <table:table-cell office:value-type="float" office:value="0.66024994850158691" table:style-name="ce5">
            <text:p>0.6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37.06300354003906" table:style-name="ce15">
            <text:p>237.063</text:p>
          </table:table-cell>
          <table:table-cell office:value-type="float" office:value="2.6150884628295898" table:style-name="ce43">
            <text:p>2.615</text:p>
          </table:table-cell>
          <table:table-cell office:value-type="float" office:value="1.1207528114318848" table:style-name="ce44">
            <text:p>1.121</text:p>
          </table:table-cell>
          <table:table-cell office:value-type="float" office:value="3.7358438968658447" table:style-name="ce43">
            <text:p>3.73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9.3999996781349182E-2" table:style-name="ce6">
            <text:p>0.094</text:p>
          </table:table-cell>
          <table:table-cell office:value-type="float" office:value="0.48966667056083679" table:style-name="ce6">
            <text:p>0.4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25" table:style-name="ce6">
            <text:p>0.1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2199999094009399" table:style-name="ce6">
            <text:p>0.42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8048572540283203" table:style-name="ce6">
            <text:p>0.680</text:p>
          </table:table-cell>
          <table:table-cell office:value-type="float" office:value="0.73190009593963623" table:style-name="ce6">
            <text:p>0.732</text:p>
          </table:table-cell>
          <table:table-cell office:value-type="float" office:value="0.73973339796066284" table:style-name="ce6">
            <text:p>0.740</text:p>
          </table:table-cell>
          <table:table-cell office:value-type="float" office:value="0.50620001554489136" table:style-name="ce6">
            <text:p>0.506</text:p>
          </table:table-cell>
          <table:table-cell office:value-type="float" office:value="0.66024994850158691" table:style-name="ce6">
            <text:p>0.66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37.06300354003906" table:style-name="ce16">
            <text:p>237.063</text:p>
          </table:table-cell>
          <table:table-cell office:value-type="float" office:value="2.6150884628295898" table:style-name="ce45">
            <text:p>2.615</text:p>
          </table:table-cell>
          <table:table-cell office:value-type="float" office:value="1.1207528114318848" table:style-name="ce46">
            <text:p>1.121</text:p>
          </table:table-cell>
          <table:table-cell office:value-type="float" office:value="3.7358438968658447" table:style-name="ce45">
            <text:p>3.73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ROTEAVALL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66" table:style-name="ce3">
            <text:p>466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674" table:style-name="ce39">
            <text:p>674</text:p>
          </table:table-cell>
          <table:table-cell office:value-type="string" table:style-name="ce40">
            <text:p>--</text:p>
          </table:table-cell>
          <table:table-cell office:value-type="float" office:value="674" table:style-name="ce39">
            <text:p>6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66" table:style-name="ce3">
            <text:p>466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674" table:style-name="ce39">
            <text:p>674</text:p>
          </table:table-cell>
          <table:table-cell office:value-type="string" table:style-name="ce40">
            <text:p>--</text:p>
          </table:table-cell>
          <table:table-cell office:value-type="float" office:value="674" table:style-name="ce39">
            <text:p>6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66" table:style-name="ce3">
            <text:p>466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674" table:style-name="ce39">
            <text:p>674</text:p>
          </table:table-cell>
          <table:table-cell office:value-type="string" table:style-name="ce40">
            <text:p>--</text:p>
          </table:table-cell>
          <table:table-cell office:value-type="float" office:value="674" table:style-name="ce39">
            <text:p>6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4" table:style-name="ce39">
            <text:p>64</text:p>
          </table:table-cell>
          <table:table-cell office:value-type="string" table:style-name="ce40">
            <text:p>--</text:p>
          </table:table-cell>
          <table:table-cell office:value-type="float" office:value="64" table:style-name="ce39">
            <text:p>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88" table:style-name="ce3">
            <text:p>488</text:p>
          </table:table-cell>
          <table:table-cell office:value-type="float" office:value="135" table:style-name="ce3">
            <text:p>13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738" table:style-name="ce39">
            <text:p>738</text:p>
          </table:table-cell>
          <table:table-cell office:value-type="string" table:style-name="ce40">
            <text:p>--</text:p>
          </table:table-cell>
          <table:table-cell office:value-type="float" office:value="738" table:style-name="ce39">
            <text:p>73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0" table:style-name="ce4">
            <text:p>20</text:p>
          </table:table-cell>
          <table:table-cell office:value-type="float" office:value="934" table:style-name="ce4">
            <text:p>9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" table:style-name="ce4">
            <text:p>64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9005" table:style-name="ce4">
            <text:p>9005</text:p>
          </table:table-cell>
          <table:table-cell office:value-type="float" office:value="2722" table:style-name="ce4">
            <text:p>27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6209" table:style-name="ce14">
            <text:p>296209</text:p>
          </table:table-cell>
          <table:table-cell office:value-type="float" office:value="308999" table:style-name="ce41">
            <text:p>308999</text:p>
          </table:table-cell>
          <table:table-cell office:value-type="float" office:value="132428.109375" table:style-name="ce42">
            <text:p>132428</text:p>
          </table:table-cell>
          <table:table-cell office:value-type="float" office:value="441427.15625" table:style-name="ce41">
            <text:p>44142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68900001049041748" table:style-name="ce4">
            <text:p>1</text:p>
          </table:table-cell>
          <table:table-cell office:value-type="float" office:value="32.185997009277344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070000171661377" table:style-name="ce4">
            <text:p>2</text:p>
          </table:table-cell>
          <table:table-cell office:value-type="float" office:value="0.412999987602233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380000114440918" table:style-name="ce4">
            <text:p>1</text:p>
          </table:table-cell>
          <table:table-cell office:value-type="float" office:value="309.760986328125" table:style-name="ce4">
            <text:p>310</text:p>
          </table:table-cell>
          <table:table-cell office:value-type="float" office:value="93.824012756347656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84.900390625" table:style-name="ce14">
            <text:p>10085</text:p>
          </table:table-cell>
          <table:table-cell office:value-type="float" office:value="10525.119140625" table:style-name="ce41">
            <text:p>10525</text:p>
          </table:table-cell>
          <table:table-cell office:value-type="float" office:value="4510.7626953125" table:style-name="ce42">
            <text:p>4511</text:p>
          </table:table-cell>
          <table:table-cell office:value-type="float" office:value="15035.849609375" table:style-name="ce41">
            <text:p>1503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4450000524520874" table:style-name="ce5">
            <text:p>0.345</text:p>
          </table:table-cell>
          <table:table-cell office:value-type="float" office:value="0.76633328199386597" table:style-name="ce5">
            <text:p>0.7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3566669225692749" table:style-name="ce5">
            <text:p>0.736</text:p>
          </table:table-cell>
          <table:table-cell office:value-type="float" office:value="0.20649999380111694" table:style-name="ce5">
            <text:p>0.206</text:p>
          </table:table-cell>
          <table:table-cell office:value-type="float" office:value="0" table:style-name="ce5">
            <text:p>0.000</text:p>
          </table:table-cell>
          <table:table-cell office:value-type="float" office:value="0.5690000057220459" table:style-name="ce5">
            <text:p>0.569</text:p>
          </table:table-cell>
          <table:table-cell office:value-type="float" office:value="0.66472315788269043" table:style-name="ce5">
            <text:p>0.665</text:p>
          </table:table-cell>
          <table:table-cell office:value-type="float" office:value="0.7273179292678833" table:style-name="ce5">
            <text:p>0.72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60.17501831054687" table:style-name="ce15">
            <text:p>360.175</text:p>
          </table:table-cell>
          <table:table-cell office:value-type="float" office:value="15.615903854370117" table:style-name="ce43">
            <text:p>15.616</text:p>
          </table:table-cell>
          <table:table-cell office:value-type="float" office:value="6.6925263404846191" table:style-name="ce44">
            <text:p>6.693</text:p>
          </table:table-cell>
          <table:table-cell office:value-type="float" office:value="22.308382034301758" table:style-name="ce43">
            <text:p>22.30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4450000524520874" table:style-name="ce5">
            <text:p>0.345</text:p>
          </table:table-cell>
          <table:table-cell office:value-type="float" office:value="0.76633328199386597" table:style-name="ce5">
            <text:p>0.7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3566669225692749" table:style-name="ce5">
            <text:p>0.736</text:p>
          </table:table-cell>
          <table:table-cell office:value-type="float" office:value="0.20649999380111694" table:style-name="ce5">
            <text:p>0.206</text:p>
          </table:table-cell>
          <table:table-cell office:value-type="float" office:value="0" table:style-name="ce5">
            <text:p>0.000</text:p>
          </table:table-cell>
          <table:table-cell office:value-type="float" office:value="0.5690000057220459" table:style-name="ce5">
            <text:p>0.569</text:p>
          </table:table-cell>
          <table:table-cell office:value-type="float" office:value="0.66472315788269043" table:style-name="ce5">
            <text:p>0.665</text:p>
          </table:table-cell>
          <table:table-cell office:value-type="float" office:value="0.7273179292678833" table:style-name="ce5">
            <text:p>0.72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60.17501831054687" table:style-name="ce15">
            <text:p>360.175</text:p>
          </table:table-cell>
          <table:table-cell office:value-type="float" office:value="15.615903854370117" table:style-name="ce43">
            <text:p>15.616</text:p>
          </table:table-cell>
          <table:table-cell office:value-type="float" office:value="6.6925263404846191" table:style-name="ce44">
            <text:p>6.693</text:p>
          </table:table-cell>
          <table:table-cell office:value-type="float" office:value="22.308382034301758" table:style-name="ce43">
            <text:p>22.30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34450000524520874" table:style-name="ce6">
            <text:p>0.345</text:p>
          </table:table-cell>
          <table:table-cell office:value-type="float" office:value="0.76633328199386597" table:style-name="ce6">
            <text:p>0.76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3566669225692749" table:style-name="ce6">
            <text:p>0.736</text:p>
          </table:table-cell>
          <table:table-cell office:value-type="float" office:value="0.20649999380111694" table:style-name="ce6">
            <text:p>0.206</text:p>
          </table:table-cell>
          <table:table-cell office:value-type="float" office:value="0" table:style-name="ce6">
            <text:p>0.000</text:p>
          </table:table-cell>
          <table:table-cell office:value-type="float" office:value="0.5690000057220459" table:style-name="ce6">
            <text:p>0.569</text:p>
          </table:table-cell>
          <table:table-cell office:value-type="float" office:value="0.66472315788269043" table:style-name="ce6">
            <text:p>0.665</text:p>
          </table:table-cell>
          <table:table-cell office:value-type="float" office:value="0.7273179292678833" table:style-name="ce6">
            <text:p>0.72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60.17501831054687" table:style-name="ce16">
            <text:p>360.175</text:p>
          </table:table-cell>
          <table:table-cell office:value-type="float" office:value="15.615903854370117" table:style-name="ce45">
            <text:p>15.616</text:p>
          </table:table-cell>
          <table:table-cell office:value-type="float" office:value="6.6925263404846191" table:style-name="ce46">
            <text:p>6.693</text:p>
          </table:table-cell>
          <table:table-cell office:value-type="float" office:value="22.308382034301758" table:style-name="ce45">
            <text:p>22.30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PROTEAVIL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1" table:style-name="ce39">
            <text:p>51</text:p>
          </table:table-cell>
          <table:table-cell office:value-type="string" table:style-name="ce40">
            <text:p>--</text:p>
          </table:table-cell>
          <table:table-cell office:value-type="float" office:value="51" table:style-name="ce39">
            <text:p>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2" table:style-name="ce39">
            <text:p>52</text:p>
          </table:table-cell>
          <table:table-cell office:value-type="string" table:style-name="ce40">
            <text:p>--</text:p>
          </table:table-cell>
          <table:table-cell office:value-type="float" office:value="52" table:style-name="ce39">
            <text:p>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52" table:style-name="ce39">
            <text:p>52</text:p>
          </table:table-cell>
          <table:table-cell office:value-type="string" table:style-name="ce40">
            <text:p>--</text:p>
          </table:table-cell>
          <table:table-cell office:value-type="float" office:value="52" table:style-name="ce39">
            <text:p>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" table:style-name="ce39">
            <text:p>13</text:p>
          </table:table-cell>
          <table:table-cell office:value-type="string" table:style-name="ce40">
            <text:p>--</text:p>
          </table:table-cell>
          <table:table-cell office:value-type="float" office:value="13" table:style-name="ce39">
            <text:p>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64" table:style-name="ce39">
            <text:p>64</text:p>
          </table:table-cell>
          <table:table-cell office:value-type="string" table:style-name="ce40">
            <text:p>--</text:p>
          </table:table-cell>
          <table:table-cell office:value-type="float" office:value="64" table:style-name="ce39">
            <text:p>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35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108" table:style-name="ce4">
            <text:p>108</text:p>
          </table:table-cell>
          <table:table-cell office:value-type="float" office:value="209" table:style-name="ce4">
            <text:p>209</text:p>
          </table:table-cell>
          <table:table-cell office:value-type="float" office:value="674" table:style-name="ce4">
            <text:p>6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064" table:style-name="ce14">
            <text:p>12064</text:p>
          </table:table-cell>
          <table:table-cell office:value-type="float" office:value="13216" table:style-name="ce41">
            <text:p>13216</text:p>
          </table:table-cell>
          <table:table-cell office:value-type="float" office:value="5663.99951171875" table:style-name="ce42">
            <text:p>5664</text:p>
          </table:table-cell>
          <table:table-cell office:value-type="float" office:value="18880.001953125" table:style-name="ce41">
            <text:p>1888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4.65500020980834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6299999952316284" table:style-name="ce4">
            <text:p>1</text:p>
          </table:table-cell>
          <table:table-cell office:value-type="float" office:value="4.625" table:style-name="ce4">
            <text:p>5</text:p>
          </table:table-cell>
          <table:table-cell office:value-type="float" office:value="8.0240001678466797" table:style-name="ce4">
            <text:p>8</text:p>
          </table:table-cell>
          <table:table-cell office:value-type="float" office:value="25.38599967956543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8.364013671875" table:style-name="ce14">
            <text:p>548</text:p>
          </table:table-cell>
          <table:table-cell office:value-type="float" office:value="592.01702880859375" table:style-name="ce41">
            <text:p>592</text:p>
          </table:table-cell>
          <table:table-cell office:value-type="float" office:value="253.72157287597656" table:style-name="ce42">
            <text:p>254</text:p>
          </table:table-cell>
          <table:table-cell office:value-type="float" office:value="845.73870849609375" table:style-name="ce41">
            <text:p>8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4.6550002098083496" table:style-name="ce5">
            <text:p>4.6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299999952316284" table:style-name="ce5">
            <text:p>0.963</text:p>
          </table:table-cell>
          <table:table-cell office:value-type="float" office:value="0.578125" table:style-name="ce5">
            <text:p>0.578</text:p>
          </table:table-cell>
          <table:table-cell office:value-type="float" office:value="1.1462857723236084" table:style-name="ce5">
            <text:p>1.146</text:p>
          </table:table-cell>
          <table:table-cell office:value-type="float" office:value="0.79331248998641968" table:style-name="ce5">
            <text:p>0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4.1820068359375" table:style-name="ce15">
            <text:p>274.182</text:p>
          </table:table-cell>
          <table:table-cell office:value-type="float" office:value="11.608177185058594" table:style-name="ce43">
            <text:p>11.608</text:p>
          </table:table-cell>
          <table:table-cell office:value-type="float" office:value="4.9749326705932617" table:style-name="ce44">
            <text:p>4.975</text:p>
          </table:table-cell>
          <table:table-cell office:value-type="float" office:value="16.583112716674805" table:style-name="ce43">
            <text:p>16.58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4.6550002098083496" table:style-name="ce5">
            <text:p>4.6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299999952316284" table:style-name="ce5">
            <text:p>0.963</text:p>
          </table:table-cell>
          <table:table-cell office:value-type="float" office:value="0.578125" table:style-name="ce5">
            <text:p>0.578</text:p>
          </table:table-cell>
          <table:table-cell office:value-type="float" office:value="1.1462857723236084" table:style-name="ce5">
            <text:p>1.146</text:p>
          </table:table-cell>
          <table:table-cell office:value-type="float" office:value="0.76927274465560913" table:style-name="ce5">
            <text:p>0.7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4.1820068359375" table:style-name="ce15">
            <text:p>274.182</text:p>
          </table:table-cell>
          <table:table-cell office:value-type="float" office:value="11.384943008422852" table:style-name="ce43">
            <text:p>11.385</text:p>
          </table:table-cell>
          <table:table-cell office:value-type="float" office:value="4.8792610168457031" table:style-name="ce44">
            <text:p>4.879</text:p>
          </table:table-cell>
          <table:table-cell office:value-type="float" office:value="16.264205932617188" table:style-name="ce43">
            <text:p>16.26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4.6550002098083496" table:style-name="ce6">
            <text:p>4.65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6299999952316284" table:style-name="ce6">
            <text:p>0.963</text:p>
          </table:table-cell>
          <table:table-cell office:value-type="float" office:value="0.578125" table:style-name="ce6">
            <text:p>0.578</text:p>
          </table:table-cell>
          <table:table-cell office:value-type="float" office:value="1.1462857723236084" table:style-name="ce6">
            <text:p>1.146</text:p>
          </table:table-cell>
          <table:table-cell office:value-type="float" office:value="0.76927274465560913" table:style-name="ce6">
            <text:p>0.7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74.1820068359375" table:style-name="ce16">
            <text:p>274.182</text:p>
          </table:table-cell>
          <table:table-cell office:value-type="float" office:value="11.384943008422852" table:style-name="ce45">
            <text:p>11.385</text:p>
          </table:table-cell>
          <table:table-cell office:value-type="float" office:value="4.8792610168457031" table:style-name="ce46">
            <text:p>4.879</text:p>
          </table:table-cell>
          <table:table-cell office:value-type="float" office:value="16.264205932617188" table:style-name="ce45">
            <text:p>16.26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IDGEWORTH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80" table:style-name="ce3">
            <text:p>280</text:p>
          </table:table-cell>
          <table:table-cell office:value-type="float" office:value="90" table:style-name="ce3">
            <text:p>9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17" table:style-name="ce39">
            <text:p>417</text:p>
          </table:table-cell>
          <table:table-cell office:value-type="string" table:style-name="ce40">
            <text:p>--</text:p>
          </table:table-cell>
          <table:table-cell office:value-type="float" office:value="417" table:style-name="ce39">
            <text:p>4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81" table:style-name="ce3">
            <text:p>281</text:p>
          </table:table-cell>
          <table:table-cell office:value-type="float" office:value="92" table:style-name="ce3">
            <text:p>9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424" table:style-name="ce39">
            <text:p>424</text:p>
          </table:table-cell>
          <table:table-cell office:value-type="string" table:style-name="ce40">
            <text:p>--</text:p>
          </table:table-cell>
          <table:table-cell office:value-type="float" office:value="424" table:style-name="ce39">
            <text:p>4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80" table:style-name="ce3">
            <text:p>280</text:p>
          </table:table-cell>
          <table:table-cell office:value-type="float" office:value="91" table:style-name="ce3">
            <text:p>9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21" table:style-name="ce39">
            <text:p>421</text:p>
          </table:table-cell>
          <table:table-cell office:value-type="string" table:style-name="ce40">
            <text:p>--</text:p>
          </table:table-cell>
          <table:table-cell office:value-type="float" office:value="421" table:style-name="ce39">
            <text:p>4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1" table:style-name="ce39">
            <text:p>61</text:p>
          </table:table-cell>
          <table:table-cell office:value-type="string" table:style-name="ce40">
            <text:p>--</text:p>
          </table:table-cell>
          <table:table-cell office:value-type="float" office:value="61" table:style-name="ce39">
            <text:p>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92" table:style-name="ce3">
            <text:p>292</text:p>
          </table:table-cell>
          <table:table-cell office:value-type="float" office:value="97" table:style-name="ce3">
            <text:p>97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78" table:style-name="ce39">
            <text:p>478</text:p>
          </table:table-cell>
          <table:table-cell office:value-type="string" table:style-name="ce40">
            <text:p>--</text:p>
          </table:table-cell>
          <table:table-cell office:value-type="float" office:value="478" table:style-name="ce39">
            <text:p>4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7" table:style-name="ce4">
            <text:p>77</text:p>
          </table:table-cell>
          <table:table-cell office:value-type="float" office:value="1557" table:style-name="ce4">
            <text:p>15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6044" table:style-name="ce4">
            <text:p>6044</text:p>
          </table:table-cell>
          <table:table-cell office:value-type="float" office:value="2190" table:style-name="ce4">
            <text:p>2190</text:p>
          </table:table-cell>
          <table:table-cell office:value-type="float" office:value="34" table:style-name="ce4">
            <text:p>34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260" table:style-name="ce14">
            <text:p>12260</text:p>
          </table:table-cell>
          <table:table-cell office:value-type="float" office:value="22542" table:style-name="ce41">
            <text:p>22542</text:p>
          </table:table-cell>
          <table:table-cell office:value-type="float" office:value="9660.861328125" table:style-name="ce42">
            <text:p>9661</text:p>
          </table:table-cell>
          <table:table-cell office:value-type="float" office:value="32202.84375" table:style-name="ce41">
            <text:p>322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5669999122619629" table:style-name="ce4">
            <text:p>3</text:p>
          </table:table-cell>
          <table:table-cell office:value-type="float" office:value="51.898990631103516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99999904632568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340000152587891" table:style-name="ce4">
            <text:p>2</text:p>
          </table:table-cell>
          <table:table-cell office:value-type="float" office:value="1.29999995231628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659998893737793" table:style-name="ce4">
            <text:p>3</text:p>
          </table:table-cell>
          <table:table-cell office:value-type="float" office:value="201.47398376464844" table:style-name="ce4">
            <text:p>201</text:p>
          </table:table-cell>
          <table:table-cell office:value-type="float" office:value="72.282005310058594" table:style-name="ce4">
            <text:p>72</text:p>
          </table:table-cell>
          <table:table-cell office:value-type="float" office:value="1.1339999437332153" table:style-name="ce4">
            <text:p>1</text:p>
          </table:table-cell>
          <table:table-cell office:value-type="float" office:value="3.16700005531311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8.666015625" table:style-name="ce14">
            <text:p>409</text:p>
          </table:table-cell>
          <table:table-cell office:value-type="float" office:value="750.68890380859375" table:style-name="ce41">
            <text:p>751</text:p>
          </table:table-cell>
          <table:table-cell office:value-type="float" office:value="321.72378540039062" table:style-name="ce42">
            <text:p>322</text:p>
          </table:table-cell>
          <table:table-cell office:value-type="float" office:value="1072.4119873046875" table:style-name="ce41">
            <text:p>107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556666374206543" table:style-name="ce5">
            <text:p>0.856</text:p>
          </table:table-cell>
          <table:table-cell office:value-type="float" office:value="2.4713804721832275" table:style-name="ce5">
            <text:p>2.47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499999523162842" table:style-name="ce5">
            <text:p>1.5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466667175292969" table:style-name="ce5">
            <text:p>0.645</text:p>
          </table:table-cell>
          <table:table-cell office:value-type="float" office:value="0.64999997615814209" table:style-name="ce5">
            <text:p>0.650</text:p>
          </table:table-cell>
          <table:table-cell office:value-type="float" office:value="0" table:style-name="ce5">
            <text:p>0.000</text:p>
          </table:table-cell>
          <table:table-cell office:value-type="float" office:value="0.35177776217460632" table:style-name="ce5">
            <text:p>0.352</text:p>
          </table:table-cell>
          <table:table-cell office:value-type="float" office:value="0.71954995393753052" table:style-name="ce5">
            <text:p>0.720</text:p>
          </table:table-cell>
          <table:table-cell office:value-type="float" office:value="0.80313336849212646" table:style-name="ce5">
            <text:p>0.803</text:p>
          </table:table-cell>
          <table:table-cell office:value-type="float" office:value="0.56699997186660767" table:style-name="ce5">
            <text:p>0.567</text:p>
          </table:table-cell>
          <table:table-cell office:value-type="float" office:value="3.1670000553131104" table:style-name="ce5">
            <text:p>3.1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2.16650390625" table:style-name="ce15">
            <text:p>102.167</text:p>
          </table:table-cell>
          <table:table-cell office:value-type="float" office:value="1.8002132177352905" table:style-name="ce43">
            <text:p>1.800</text:p>
          </table:table-cell>
          <table:table-cell office:value-type="float" office:value="0.77151983976364136" table:style-name="ce44">
            <text:p>0.772</text:p>
          </table:table-cell>
          <table:table-cell office:value-type="float" office:value="2.5717313289642334" table:style-name="ce43">
            <text:p>2.57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4174997806549072" table:style-name="ce5">
            <text:p>0.642</text:p>
          </table:table-cell>
          <table:table-cell office:value-type="float" office:value="2.3590450286865234" table:style-name="ce5">
            <text:p>2.3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5499999523162842" table:style-name="ce5">
            <text:p>1.5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466667175292969" table:style-name="ce5">
            <text:p>0.645</text:p>
          </table:table-cell>
          <table:table-cell office:value-type="float" office:value="0.43333330750465393" table:style-name="ce5">
            <text:p>0.433</text:p>
          </table:table-cell>
          <table:table-cell office:value-type="float" office:value="0" table:style-name="ce5">
            <text:p>0.000</text:p>
          </table:table-cell>
          <table:table-cell office:value-type="float" office:value="0.35177776217460632" table:style-name="ce5">
            <text:p>0.352</text:p>
          </table:table-cell>
          <table:table-cell office:value-type="float" office:value="0.71698927879333496" table:style-name="ce5">
            <text:p>0.717</text:p>
          </table:table-cell>
          <table:table-cell office:value-type="float" office:value="0.78567397594451904" table:style-name="ce5">
            <text:p>0.786</text:p>
          </table:table-cell>
          <table:table-cell office:value-type="float" office:value="0.56699997186660767" table:style-name="ce5">
            <text:p>0.567</text:p>
          </table:table-cell>
          <table:table-cell office:value-type="float" office:value="3.1670000553131104" table:style-name="ce5">
            <text:p>3.1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1.733200073242188" table:style-name="ce15">
            <text:p>81.733</text:p>
          </table:table-cell>
          <table:table-cell office:value-type="float" office:value="1.7704926729202271" table:style-name="ce43">
            <text:p>1.770</text:p>
          </table:table-cell>
          <table:table-cell office:value-type="float" office:value="0.75878250598907471" table:style-name="ce44">
            <text:p>0.759</text:p>
          </table:table-cell>
          <table:table-cell office:value-type="float" office:value="2.529273509979248" table:style-name="ce43">
            <text:p>2.5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4174997806549072" table:style-name="ce6">
            <text:p>0.642</text:p>
          </table:table-cell>
          <table:table-cell office:value-type="float" office:value="2.3590450286865234" table:style-name="ce6">
            <text:p>2.3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5499999523162842" table:style-name="ce6">
            <text:p>1.55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4466667175292969" table:style-name="ce6">
            <text:p>0.645</text:p>
          </table:table-cell>
          <table:table-cell office:value-type="float" office:value="0.43333330750465393" table:style-name="ce6">
            <text:p>0.433</text:p>
          </table:table-cell>
          <table:table-cell office:value-type="float" office:value="0" table:style-name="ce6">
            <text:p>0.000</text:p>
          </table:table-cell>
          <table:table-cell office:value-type="float" office:value="0.35177776217460632" table:style-name="ce6">
            <text:p>0.352</text:p>
          </table:table-cell>
          <table:table-cell office:value-type="float" office:value="0.71954995393753052" table:style-name="ce6">
            <text:p>0.720</text:p>
          </table:table-cell>
          <table:table-cell office:value-type="float" office:value="0.79430776834487915" table:style-name="ce6">
            <text:p>0.794</text:p>
          </table:table-cell>
          <table:table-cell office:value-type="float" office:value="0.56699997186660767" table:style-name="ce6">
            <text:p>0.567</text:p>
          </table:table-cell>
          <table:table-cell office:value-type="float" office:value="3.1670000553131104" table:style-name="ce6">
            <text:p>3.1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2.16650390625" table:style-name="ce16">
            <text:p>102.167</text:p>
          </table:table-cell>
          <table:table-cell office:value-type="float" office:value="1.7831090688705444" table:style-name="ce45">
            <text:p>1.783</text:p>
          </table:table-cell>
          <table:table-cell office:value-type="float" office:value="0.76418954133987427" table:style-name="ce46">
            <text:p>0.764</text:p>
          </table:table-cell>
          <table:table-cell office:value-type="float" office:value="2.5472970008850098" table:style-name="ce45">
            <text:p>2.54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SEND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8" table:style-name="ce3">
            <text:p>98</text:p>
          </table:table-cell>
          <table:table-cell office:value-type="float" office:value="49" table:style-name="ce3">
            <text:p>4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81" table:style-name="ce39">
            <text:p>181</text:p>
          </table:table-cell>
          <table:table-cell office:value-type="string" table:style-name="ce40">
            <text:p>--</text:p>
          </table:table-cell>
          <table:table-cell office:value-type="float" office:value="181" table:style-name="ce39">
            <text:p>1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8" table:style-name="ce3">
            <text:p>98</text:p>
          </table:table-cell>
          <table:table-cell office:value-type="float" office:value="50" table:style-name="ce3">
            <text:p>5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87" table:style-name="ce39">
            <text:p>187</text:p>
          </table:table-cell>
          <table:table-cell office:value-type="string" table:style-name="ce40">
            <text:p>--</text:p>
          </table:table-cell>
          <table:table-cell office:value-type="float" office:value="187" table:style-name="ce39">
            <text:p>1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8" table:style-name="ce3">
            <text:p>98</text:p>
          </table:table-cell>
          <table:table-cell office:value-type="float" office:value="50" table:style-name="ce3">
            <text:p>5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83" table:style-name="ce39">
            <text:p>183</text:p>
          </table:table-cell>
          <table:table-cell office:value-type="string" table:style-name="ce40">
            <text:p>--</text:p>
          </table:table-cell>
          <table:table-cell office:value-type="float" office:value="183" table:style-name="ce39">
            <text:p>1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0" table:style-name="ce39">
            <text:p>60</text:p>
          </table:table-cell>
          <table:table-cell office:value-type="string" table:style-name="ce40">
            <text:p>--</text:p>
          </table:table-cell>
          <table:table-cell office:value-type="float" office:value="60" table:style-name="ce39">
            <text:p>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11" table:style-name="ce3">
            <text:p>111</text:p>
          </table:table-cell>
          <table:table-cell office:value-type="float" office:value="51" table:style-name="ce3">
            <text:p>5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41" table:style-name="ce39">
            <text:p>241</text:p>
          </table:table-cell>
          <table:table-cell office:value-type="string" table:style-name="ce40">
            <text:p>--</text:p>
          </table:table-cell>
          <table:table-cell office:value-type="float" office:value="241" table:style-name="ce39">
            <text:p>24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33" table:style-name="ce4">
            <text:p>133</text:p>
          </table:table-cell>
          <table:table-cell office:value-type="float" office:value="766" table:style-name="ce4">
            <text:p>7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7" table:style-name="ce4">
            <text:p>47</text:p>
          </table:table-cell>
          <table:table-cell office:value-type="float" office:value="2117" table:style-name="ce4">
            <text:p>2117</text:p>
          </table:table-cell>
          <table:table-cell office:value-type="float" office:value="1237" table:style-name="ce4">
            <text:p>1237</text:p>
          </table:table-cell>
          <table:table-cell office:value-type="float" office:value="107" table:style-name="ce4">
            <text:p>1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540" table:style-name="ce14">
            <text:p>33540</text:p>
          </table:table-cell>
          <table:table-cell office:value-type="float" office:value="37962" table:style-name="ce41">
            <text:p>37962</text:p>
          </table:table-cell>
          <table:table-cell office:value-type="float" office:value="16269.4296875" table:style-name="ce42">
            <text:p>16269</text:p>
          </table:table-cell>
          <table:table-cell office:value-type="float" office:value="54231.4375" table:style-name="ce41">
            <text:p>5423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.4329996109008789" table:style-name="ce4">
            <text:p>4</text:p>
          </table:table-cell>
          <table:table-cell office:value-type="float" office:value="25.553001403808594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0000000596046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000000014901161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670000314712524" table:style-name="ce4">
            <text:p>2</text:p>
          </table:table-cell>
          <table:table-cell office:value-type="float" office:value="70.008010864257813" table:style-name="ce4">
            <text:p>70</text:p>
          </table:table-cell>
          <table:table-cell office:value-type="float" office:value="41.233005523681641" table:style-name="ce4">
            <text:p>41</text:p>
          </table:table-cell>
          <table:table-cell office:value-type="float" office:value="3.565999984741210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8.761962890625" table:style-name="ce14">
            <text:p>1139</text:p>
          </table:table-cell>
          <table:table-cell office:value-type="float" office:value="1285.6220703125" table:style-name="ce41">
            <text:p>1286</text:p>
          </table:table-cell>
          <table:table-cell office:value-type="float" office:value="550.98089599609375" table:style-name="ce42">
            <text:p>551</text:p>
          </table:table-cell>
          <table:table-cell office:value-type="float" office:value="1836.6026611328125" table:style-name="ce41">
            <text:p>183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4329996109008789" table:style-name="ce5">
            <text:p>4.433</text:p>
          </table:table-cell>
          <table:table-cell office:value-type="float" office:value="1.4196112155914307" table:style-name="ce5">
            <text:p>1.42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000000596046448" table:style-name="ce5">
            <text:p>0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000000074505806E-2" table:style-name="ce5">
            <text:p>0.050</text:p>
          </table:table-cell>
          <table:table-cell office:value-type="float" office:value="0" table:style-name="ce5">
            <text:p>0.000</text:p>
          </table:table-cell>
          <table:table-cell office:value-type="float" office:value="0.52233332395553589" table:style-name="ce5">
            <text:p>0.522</text:p>
          </table:table-cell>
          <table:table-cell office:value-type="float" office:value="0.71436744928359985" table:style-name="ce5">
            <text:p>0.714</text:p>
          </table:table-cell>
          <table:table-cell office:value-type="float" office:value="0.84148991107940674" table:style-name="ce5">
            <text:p>0.841</text:p>
          </table:table-cell>
          <table:table-cell office:value-type="float" office:value="0.89149999618530273" table:style-name="ce5">
            <text:p>0.8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7.75239562988281" table:style-name="ce15">
            <text:p>227.752</text:p>
          </table:table-cell>
          <table:table-cell office:value-type="float" office:value="7.1028842926025391" table:style-name="ce43">
            <text:p>7.103</text:p>
          </table:table-cell>
          <table:table-cell office:value-type="float" office:value="3.0440933704376221" table:style-name="ce44">
            <text:p>3.044</text:p>
          </table:table-cell>
          <table:table-cell office:value-type="float" office:value="10.146976470947266" table:style-name="ce43">
            <text:p>10.1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2164998054504395" table:style-name="ce5">
            <text:p>2.216</text:p>
          </table:table-cell>
          <table:table-cell office:value-type="float" office:value="1.2776501178741455" table:style-name="ce5">
            <text:p>1.2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000000596046448" table:style-name="ce5">
            <text:p>0.4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.000000074505806E-2" table:style-name="ce5">
            <text:p>0.050</text:p>
          </table:table-cell>
          <table:table-cell office:value-type="float" office:value="0" table:style-name="ce5">
            <text:p>0.000</text:p>
          </table:table-cell>
          <table:table-cell office:value-type="float" office:value="0.52233332395553589" table:style-name="ce5">
            <text:p>0.522</text:p>
          </table:table-cell>
          <table:table-cell office:value-type="float" office:value="0.71436744928359985" table:style-name="ce5">
            <text:p>0.714</text:p>
          </table:table-cell>
          <table:table-cell office:value-type="float" office:value="0.82466012239456177" table:style-name="ce5">
            <text:p>0.825</text:p>
          </table:table-cell>
          <table:table-cell office:value-type="float" office:value="0.89149999618530273" table:style-name="ce5">
            <text:p>0.8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2.68028259277344" table:style-name="ce15">
            <text:p>162.680</text:p>
          </table:table-cell>
          <table:table-cell office:value-type="float" office:value="6.8749842643737793" table:style-name="ce43">
            <text:p>6.875</text:p>
          </table:table-cell>
          <table:table-cell office:value-type="float" office:value="2.9464218616485596" table:style-name="ce44">
            <text:p>2.946</text:p>
          </table:table-cell>
          <table:table-cell office:value-type="float" office:value="9.8214044570922852" table:style-name="ce43">
            <text:p>9.8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4329996109008789" table:style-name="ce6">
            <text:p>4.433</text:p>
          </table:table-cell>
          <table:table-cell office:value-type="float" office:value="1.4196112155914307" table:style-name="ce6">
            <text:p>1.42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0000000596046448" table:style-name="ce6">
            <text:p>0.4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5.000000074505806E-2" table:style-name="ce6">
            <text:p>0.050</text:p>
          </table:table-cell>
          <table:table-cell office:value-type="float" office:value="0" table:style-name="ce6">
            <text:p>0.000</text:p>
          </table:table-cell>
          <table:table-cell office:value-type="float" office:value="0.52233332395553589" table:style-name="ce6">
            <text:p>0.522</text:p>
          </table:table-cell>
          <table:table-cell office:value-type="float" office:value="0.71436744928359985" table:style-name="ce6">
            <text:p>0.714</text:p>
          </table:table-cell>
          <table:table-cell office:value-type="float" office:value="0.82466012239456177" table:style-name="ce6">
            <text:p>0.825</text:p>
          </table:table-cell>
          <table:table-cell office:value-type="float" office:value="0.89149999618530273" table:style-name="ce6">
            <text:p>0.89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89.79365539550781" table:style-name="ce16">
            <text:p>189.794</text:p>
          </table:table-cell>
          <table:table-cell office:value-type="float" office:value="7.0252571105957031" table:style-name="ce45">
            <text:p>7.025</text:p>
          </table:table-cell>
          <table:table-cell office:value-type="float" office:value="3.0108246803283691" table:style-name="ce46">
            <text:p>3.011</text:p>
          </table:table-cell>
          <table:table-cell office:value-type="float" office:value="10.036080360412598" table:style-name="ce45">
            <text:p>10.03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OSEN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4" table:style-name="ce39">
            <text:p>24</text:p>
          </table:table-cell>
          <table:table-cell office:value-type="string" table:style-name="ce40">
            <text:p>--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39">
            <text:p>31</text:p>
          </table:table-cell>
          <table:table-cell office:value-type="string" table:style-name="ce40">
            <text:p>--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39">
            <text:p>55</text:p>
          </table:table-cell>
          <table:table-cell office:value-type="string" table:style-name="ce40">
            <text:p>--</text:p>
          </table:table-cell>
          <table:table-cell office:value-type="float" office:value="55" table:style-name="ce39">
            <text:p>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57" table:style-name="ce4">
            <text:p>157</text:p>
          </table:table-cell>
          <table:table-cell office:value-type="float" office:value="2326" table:style-name="ce4">
            <text:p>23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" table:style-name="ce4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4" table:style-name="ce14">
            <text:p>614</text:p>
          </table:table-cell>
          <table:table-cell office:value-type="float" office:value="3238" table:style-name="ce41">
            <text:p>3238</text:p>
          </table:table-cell>
          <table:table-cell office:value-type="float" office:value="1387.71435546875" table:style-name="ce42">
            <text:p>1388</text:p>
          </table:table-cell>
          <table:table-cell office:value-type="float" office:value="4625.71435546875" table:style-name="ce41">
            <text:p>462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.2329998016357422" table:style-name="ce4">
            <text:p>5</text:p>
          </table:table-cell>
          <table:table-cell office:value-type="float" office:value="77.53299713134765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99999809265136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466999053955078" table:style-name="ce14">
            <text:p>20</text:p>
          </table:table-cell>
          <table:table-cell office:value-type="float" office:value="107.93299102783203" table:style-name="ce41">
            <text:p>108</text:p>
          </table:table-cell>
          <table:table-cell office:value-type="float" office:value="46.256999969482422" table:style-name="ce42">
            <text:p>46</text:p>
          </table:table-cell>
          <table:table-cell office:value-type="float" office:value="154.19000244140625" table:style-name="ce41">
            <text:p>1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7443332672119141" table:style-name="ce5">
            <text:p>1.744</text:p>
          </table:table-cell>
          <table:table-cell office:value-type="float" office:value="4.3073887825012207" table:style-name="ce5">
            <text:p>4.3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3499999046325684" table:style-name="ce5">
            <text:p>2.3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.466999053955078" table:style-name="ce15">
            <text:p>20.467</text:p>
          </table:table-cell>
          <table:table-cell office:value-type="float" office:value="4.4972081184387207" table:style-name="ce43">
            <text:p>4.497</text:p>
          </table:table-cell>
          <table:table-cell office:value-type="float" office:value="1.9273749589920044" table:style-name="ce44">
            <text:p>1.927</text:p>
          </table:table-cell>
          <table:table-cell office:value-type="float" office:value="6.4245834350585937" table:style-name="ce43">
            <text:p>6.4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443332672119141" table:style-name="ce5">
            <text:p>1.744</text:p>
          </table:table-cell>
          <table:table-cell office:value-type="float" office:value="3.1013197898864746" table:style-name="ce5">
            <text:p>3.1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3499999046325684" table:style-name="ce5">
            <text:p>2.3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.466999053955078" table:style-name="ce15">
            <text:p>20.467</text:p>
          </table:table-cell>
          <table:table-cell office:value-type="float" office:value="3.4817094802856445" table:style-name="ce43">
            <text:p>3.482</text:p>
          </table:table-cell>
          <table:table-cell office:value-type="float" office:value="1.4921612739562988" table:style-name="ce44">
            <text:p>1.492</text:p>
          </table:table-cell>
          <table:table-cell office:value-type="float" office:value="4.9738712310791016" table:style-name="ce43">
            <text:p>4.9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7443332672119141" table:style-name="ce6">
            <text:p>1.744</text:p>
          </table:table-cell>
          <table:table-cell office:value-type="float" office:value="3.1013197898864746" table:style-name="ce6">
            <text:p>3.1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3499999046325684" table:style-name="ce6">
            <text:p>2.35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0.466999053955078" table:style-name="ce16">
            <text:p>20.467</text:p>
          </table:table-cell>
          <table:table-cell office:value-type="float" office:value="3.4817094802856445" table:style-name="ce45">
            <text:p>3.482</text:p>
          </table:table-cell>
          <table:table-cell office:value-type="float" office:value="1.4921612739562988" table:style-name="ce46">
            <text:p>1.492</text:p>
          </table:table-cell>
          <table:table-cell office:value-type="float" office:value="4.9738712310791016" table:style-name="ce45">
            <text:p>4.97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RUITERSHOOGT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6" table:style-name="ce39">
            <text:p>76</text:p>
          </table:table-cell>
          <table:table-cell office:value-type="string" table:style-name="ce40">
            <text:p>--</text:p>
          </table:table-cell>
          <table:table-cell office:value-type="float" office:value="76" table:style-name="ce39">
            <text:p>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9" table:style-name="ce39">
            <text:p>119</text:p>
          </table:table-cell>
          <table:table-cell office:value-type="string" table:style-name="ce40">
            <text:p>--</text:p>
          </table:table-cell>
          <table:table-cell office:value-type="float" office:value="119" table:style-name="ce39">
            <text:p>11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8" table:style-name="ce3">
            <text:p>3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7" table:style-name="ce39">
            <text:p>77</text:p>
          </table:table-cell>
          <table:table-cell office:value-type="string" table:style-name="ce40">
            <text:p>--</text:p>
          </table:table-cell>
          <table:table-cell office:value-type="float" office:value="77" table:style-name="ce39">
            <text:p>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6" table:style-name="ce3">
            <text:p>3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3" table:style-name="ce39">
            <text:p>63</text:p>
          </table:table-cell>
          <table:table-cell office:value-type="string" table:style-name="ce40">
            <text:p>--</text:p>
          </table:table-cell>
          <table:table-cell office:value-type="float" office:value="63" table:style-name="ce39">
            <text:p>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74" table:style-name="ce3">
            <text:p>74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9" table:style-name="ce39">
            <text:p>139</text:p>
          </table:table-cell>
          <table:table-cell office:value-type="string" table:style-name="ce40">
            <text:p>--</text:p>
          </table:table-cell>
          <table:table-cell office:value-type="float" office:value="139" table:style-name="ce39">
            <text:p>1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35" table:style-name="ce4">
            <text:p>235</text:p>
          </table:table-cell>
          <table:table-cell office:value-type="float" office:value="1311" table:style-name="ce4">
            <text:p>1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6" table:style-name="ce4">
            <text:p>1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586" table:style-name="ce4">
            <text:p>586</text:p>
          </table:table-cell>
          <table:table-cell office:value-type="float" office:value="257" table:style-name="ce4">
            <text:p>257</text:p>
          </table:table-cell>
          <table:table-cell office:value-type="float" office:value="10" table:style-name="ce4">
            <text:p>1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696" table:style-name="ce41">
            <text:p>2696</text:p>
          </table:table-cell>
          <table:table-cell office:value-type="float" office:value="1155.428466796875" table:style-name="ce42">
            <text:p>1155</text:p>
          </table:table-cell>
          <table:table-cell office:value-type="float" office:value="3851.42919921875" table:style-name="ce41">
            <text:p>38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8.7040004730224609" table:style-name="ce4">
            <text:p>9</text:p>
          </table:table-cell>
          <table:table-cell office:value-type="float" office:value="37.786998748779297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36000156402587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499998092651367" table:style-name="ce4">
            <text:p>4</text:p>
          </table:table-cell>
          <table:table-cell office:value-type="float" office:value="21.703001022338867" table:style-name="ce4">
            <text:p>22</text:p>
          </table:table-cell>
          <table:table-cell office:value-type="float" office:value="8.4659996032714844" table:style-name="ce4">
            <text:p>8</text:p>
          </table:table-cell>
          <table:table-cell office:value-type="float" office:value="0.37000000476837158" table:style-name="ce4">
            <text:p>0</text:p>
          </table:table-cell>
          <table:table-cell office:value-type="float" office:value="1.363999962806701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9.480010986328125" table:style-name="ce41">
            <text:p>89</text:p>
          </table:table-cell>
          <table:table-cell office:value-type="float" office:value="38.348575592041016" table:style-name="ce42">
            <text:p>38</text:p>
          </table:table-cell>
          <table:table-cell office:value-type="float" office:value="127.82858276367187" table:style-name="ce41">
            <text:p>1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8.7040004730224609" table:style-name="ce5">
            <text:p>8.704</text:p>
          </table:table-cell>
          <table:table-cell office:value-type="float" office:value="3.7786998748779297" table:style-name="ce5">
            <text:p>3.77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6360001564025879" table:style-name="ce5">
            <text:p>6.6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083330750465393" table:style-name="ce5">
            <text:p>0.371</text:p>
          </table:table-cell>
          <table:table-cell office:value-type="float" office:value="0.57113158702850342" table:style-name="ce5">
            <text:p>0.571</text:p>
          </table:table-cell>
          <table:table-cell office:value-type="float" office:value="0.70549994707107544" table:style-name="ce5">
            <text:p>0.705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1.3639999628067017" table:style-name="ce5">
            <text:p>1.3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1773685216903687" table:style-name="ce43">
            <text:p>1.177</text:p>
          </table:table-cell>
          <table:table-cell office:value-type="float" office:value="0.50458651781082153" table:style-name="ce44">
            <text:p>0.505</text:p>
          </table:table-cell>
          <table:table-cell office:value-type="float" office:value="1.6819549798965454" table:style-name="ce43">
            <text:p>1.6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8.7040004730224609" table:style-name="ce5">
            <text:p>8.704</text:p>
          </table:table-cell>
          <table:table-cell office:value-type="float" office:value="0.71296226978302002" table:style-name="ce5">
            <text:p>0.7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6360001564025879" table:style-name="ce5">
            <text:p>6.63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083330750465393" table:style-name="ce5">
            <text:p>0.371</text:p>
          </table:table-cell>
          <table:table-cell office:value-type="float" office:value="0.57113158702850342" table:style-name="ce5">
            <text:p>0.571</text:p>
          </table:table-cell>
          <table:table-cell office:value-type="float" office:value="0.70549994707107544" table:style-name="ce5">
            <text:p>0.705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1.3639999628067017" table:style-name="ce5">
            <text:p>1.3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5193285942077637" table:style-name="ce43">
            <text:p>0.752</text:p>
          </table:table-cell>
          <table:table-cell office:value-type="float" office:value="0.32225695252418518" table:style-name="ce44">
            <text:p>0.322</text:p>
          </table:table-cell>
          <table:table-cell office:value-type="float" office:value="1.0741897821426392" table:style-name="ce43">
            <text:p>1.0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8.7040004730224609" table:style-name="ce6">
            <text:p>8.704</text:p>
          </table:table-cell>
          <table:table-cell office:value-type="float" office:value="3.4351816177368164" table:style-name="ce6">
            <text:p>3.43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6360001564025879" table:style-name="ce6">
            <text:p>6.63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7083330750465393" table:style-name="ce6">
            <text:p>0.371</text:p>
          </table:table-cell>
          <table:table-cell office:value-type="float" office:value="0.57113158702850342" table:style-name="ce6">
            <text:p>0.571</text:p>
          </table:table-cell>
          <table:table-cell office:value-type="float" office:value="0.70549994707107544" table:style-name="ce6">
            <text:p>0.705</text:p>
          </table:table-cell>
          <table:table-cell office:value-type="float" office:value="0.37000000476837158" table:style-name="ce6">
            <text:p>0.370</text:p>
          </table:table-cell>
          <table:table-cell office:value-type="float" office:value="1.3639999628067017" table:style-name="ce6">
            <text:p>1.36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1.1620780229568481" table:style-name="ce45">
            <text:p>1.162</text:p>
          </table:table-cell>
          <table:table-cell office:value-type="float" office:value="0.49803346395492554" table:style-name="ce46">
            <text:p>0.498</text:p>
          </table:table-cell>
          <table:table-cell office:value-type="float" office:value="1.6601114273071289" table:style-name="ce45">
            <text:p>1.66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CHOONGEZICH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10" table:style-name="ce3">
            <text:p>11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32" table:style-name="ce39">
            <text:p>132</text:p>
          </table:table-cell>
          <table:table-cell office:value-type="string" table:style-name="ce40">
            <text:p>--</text:p>
          </table:table-cell>
          <table:table-cell office:value-type="float" office:value="132" table:style-name="ce39">
            <text:p>1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10" table:style-name="ce3">
            <text:p>11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32" table:style-name="ce39">
            <text:p>132</text:p>
          </table:table-cell>
          <table:table-cell office:value-type="string" table:style-name="ce40">
            <text:p>--</text:p>
          </table:table-cell>
          <table:table-cell office:value-type="float" office:value="132" table:style-name="ce39">
            <text:p>1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10" table:style-name="ce3">
            <text:p>11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32" table:style-name="ce39">
            <text:p>132</text:p>
          </table:table-cell>
          <table:table-cell office:value-type="string" table:style-name="ce40">
            <text:p>--</text:p>
          </table:table-cell>
          <table:table-cell office:value-type="float" office:value="132" table:style-name="ce39">
            <text:p>1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10" table:style-name="ce3">
            <text:p>11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140" table:style-name="ce39">
            <text:p>140</text:p>
          </table:table-cell>
          <table:table-cell office:value-type="string" table:style-name="ce40">
            <text:p>--</text:p>
          </table:table-cell>
          <table:table-cell office:value-type="float" office:value="140" table:style-name="ce39">
            <text:p>14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2" table:style-name="ce4">
            <text:p>82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2785" table:style-name="ce4">
            <text:p>2785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253" table:style-name="ce14">
            <text:p>44253</text:p>
          </table:table-cell>
          <table:table-cell office:value-type="float" office:value="47336" table:style-name="ce41">
            <text:p>47336</text:p>
          </table:table-cell>
          <table:table-cell office:value-type="float" office:value="20286.857421875" table:style-name="ce42">
            <text:p>20287</text:p>
          </table:table-cell>
          <table:table-cell office:value-type="float" office:value="67622.875" table:style-name="ce41">
            <text:p>676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5759999752044678" table:style-name="ce4">
            <text:p>4</text:p>
          </table:table-cell>
          <table:table-cell office:value-type="float" office:value="4.261000156402587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90000629425049" table:style-name="ce4">
            <text:p>1</text:p>
          </table:table-cell>
          <table:table-cell office:value-type="float" office:value="112.91697692871094" table:style-name="ce4">
            <text:p>113</text:p>
          </table:table-cell>
          <table:table-cell office:value-type="float" office:value="1.5550000667572021" table:style-name="ce4">
            <text:p>2</text:p>
          </table:table-cell>
          <table:table-cell office:value-type="float" office:value="1.328999996185302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1.4991455078125" table:style-name="ce14">
            <text:p>2011</text:p>
          </table:table-cell>
          <table:table-cell office:value-type="float" office:value="2136.39599609375" table:style-name="ce41">
            <text:p>2136</text:p>
          </table:table-cell>
          <table:table-cell office:value-type="float" office:value="915.5982666015625" table:style-name="ce42">
            <text:p>916</text:p>
          </table:table-cell>
          <table:table-cell office:value-type="float" office:value="3051.994873046875" table:style-name="ce41">
            <text:p>30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7879999876022339" table:style-name="ce5">
            <text:p>1.788</text:p>
          </table:table-cell>
          <table:table-cell office:value-type="float" office:value="0.85220003128051758" table:style-name="ce5">
            <text:p>0.8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950003147125244" table:style-name="ce5">
            <text:p>0.630</text:p>
          </table:table-cell>
          <table:table-cell office:value-type="float" office:value="1.0265179872512817" table:style-name="ce5">
            <text:p>1.027</text:p>
          </table:table-cell>
          <table:table-cell office:value-type="float" office:value="0.38875001668930054" table:style-name="ce5">
            <text:p>0.389</text:p>
          </table:table-cell>
          <table:table-cell office:value-type="float" office:value="0.66449999809265137" table:style-name="ce5">
            <text:p>0.6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7.35702514648437" table:style-name="ce15">
            <text:p>287.357</text:p>
          </table:table-cell>
          <table:table-cell office:value-type="float" office:value="16.184818267822266" table:style-name="ce43">
            <text:p>16.185</text:p>
          </table:table-cell>
          <table:table-cell office:value-type="float" office:value="6.9363503456115723" table:style-name="ce44">
            <text:p>6.936</text:p>
          </table:table-cell>
          <table:table-cell office:value-type="float" office:value="23.121173858642578" table:style-name="ce43">
            <text:p>23.1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879999876022339" table:style-name="ce5">
            <text:p>1.788</text:p>
          </table:table-cell>
          <table:table-cell office:value-type="float" office:value="0.85220003128051758" table:style-name="ce5">
            <text:p>0.8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950003147125244" table:style-name="ce5">
            <text:p>0.630</text:p>
          </table:table-cell>
          <table:table-cell office:value-type="float" office:value="1.0265179872512817" table:style-name="ce5">
            <text:p>1.027</text:p>
          </table:table-cell>
          <table:table-cell office:value-type="float" office:value="0.38875001668930054" table:style-name="ce5">
            <text:p>0.389</text:p>
          </table:table-cell>
          <table:table-cell office:value-type="float" office:value="0.66449999809265137" table:style-name="ce5">
            <text:p>0.66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7.35702514648437" table:style-name="ce15">
            <text:p>287.357</text:p>
          </table:table-cell>
          <table:table-cell office:value-type="float" office:value="16.184818267822266" table:style-name="ce43">
            <text:p>16.185</text:p>
          </table:table-cell>
          <table:table-cell office:value-type="float" office:value="6.9363503456115723" table:style-name="ce44">
            <text:p>6.936</text:p>
          </table:table-cell>
          <table:table-cell office:value-type="float" office:value="23.121173858642578" table:style-name="ce43">
            <text:p>23.1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7879999876022339" table:style-name="ce6">
            <text:p>1.788</text:p>
          </table:table-cell>
          <table:table-cell office:value-type="float" office:value="0.85220003128051758" table:style-name="ce6">
            <text:p>0.85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2950003147125244" table:style-name="ce6">
            <text:p>0.630</text:p>
          </table:table-cell>
          <table:table-cell office:value-type="float" office:value="1.0265179872512817" table:style-name="ce6">
            <text:p>1.027</text:p>
          </table:table-cell>
          <table:table-cell office:value-type="float" office:value="0.38875001668930054" table:style-name="ce6">
            <text:p>0.389</text:p>
          </table:table-cell>
          <table:table-cell office:value-type="float" office:value="0.66449999809265137" table:style-name="ce6">
            <text:p>0.66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87.35702514648437" table:style-name="ce16">
            <text:p>287.357</text:p>
          </table:table-cell>
          <table:table-cell office:value-type="float" office:value="16.184818267822266" table:style-name="ce45">
            <text:p>16.185</text:p>
          </table:table-cell>
          <table:table-cell office:value-type="float" office:value="6.9363503456115723" table:style-name="ce46">
            <text:p>6.936</text:p>
          </table:table-cell>
          <table:table-cell office:value-type="float" office:value="23.121173858642578" table:style-name="ce45">
            <text:p>23.12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ELBORN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9" table:style-name="ce39">
            <text:p>49</text:p>
          </table:table-cell>
          <table:table-cell office:value-type="string" table:style-name="ce40">
            <text:p>--</text:p>
          </table:table-cell>
          <table:table-cell office:value-type="float" office:value="49" table:style-name="ce39">
            <text:p>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9" table:style-name="ce39">
            <text:p>49</text:p>
          </table:table-cell>
          <table:table-cell office:value-type="string" table:style-name="ce40">
            <text:p>--</text:p>
          </table:table-cell>
          <table:table-cell office:value-type="float" office:value="49" table:style-name="ce39">
            <text:p>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9" table:style-name="ce39">
            <text:p>49</text:p>
          </table:table-cell>
          <table:table-cell office:value-type="string" table:style-name="ce40">
            <text:p>--</text:p>
          </table:table-cell>
          <table:table-cell office:value-type="float" office:value="49" table:style-name="ce39">
            <text:p>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9" table:style-name="ce39">
            <text:p>59</text:p>
          </table:table-cell>
          <table:table-cell office:value-type="string" table:style-name="ce40">
            <text:p>--</text:p>
          </table:table-cell>
          <table:table-cell office:value-type="float" office:value="59" table:style-name="ce39">
            <text:p>5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36" table:style-name="ce3">
            <text:p>3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08" table:style-name="ce39">
            <text:p>108</text:p>
          </table:table-cell>
          <table:table-cell office:value-type="string" table:style-name="ce40">
            <text:p>--</text:p>
          </table:table-cell>
          <table:table-cell office:value-type="float" office:value="108" table:style-name="ce39">
            <text:p>1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90" table:style-name="ce4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" table:style-name="ce4">
            <text:p>124</text:p>
          </table:table-cell>
          <table:table-cell office:value-type="float" office:value="333" table:style-name="ce4">
            <text:p>333</text:p>
          </table:table-cell>
          <table:table-cell office:value-type="float" office:value="335" table:style-name="ce4">
            <text:p>335</text:p>
          </table:table-cell>
          <table:table-cell office:value-type="float" office:value="0" table:style-name="ce4">
            <text:p>0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20" table:style-name="ce14">
            <text:p>6120</text:p>
          </table:table-cell>
          <table:table-cell office:value-type="float" office:value="7164" table:style-name="ce41">
            <text:p>7164</text:p>
          </table:table-cell>
          <table:table-cell office:value-type="float" office:value="3070.28515625" table:style-name="ce42">
            <text:p>3070</text:p>
          </table:table-cell>
          <table:table-cell office:value-type="float" office:value="10234.287109375" table:style-name="ce41">
            <text:p>1023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5.94000005722045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199995994567871" table:style-name="ce4">
            <text:p>4</text:p>
          </table:table-cell>
          <table:table-cell office:value-type="float" office:value="10.283999443054199" table:style-name="ce4">
            <text:p>10</text:p>
          </table:table-cell>
          <table:table-cell office:value-type="float" office:value="10.48600006103515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93799996376037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1.25" table:style-name="ce14">
            <text:p>191</text:p>
          </table:table-cell>
          <table:table-cell office:value-type="float" office:value="223.81800842285156" table:style-name="ce41">
            <text:p>224</text:p>
          </table:table-cell>
          <table:table-cell office:value-type="float" office:value="95.9219970703125" table:style-name="ce42">
            <text:p>96</text:p>
          </table:table-cell>
          <table:table-cell office:value-type="float" office:value="319.74005126953125" table:style-name="ce41">
            <text:p>32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9800000190734863" table:style-name="ce5">
            <text:p>1.9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0153843760490417" table:style-name="ce5">
            <text:p>0.302</text:p>
          </table:table-cell>
          <table:table-cell office:value-type="float" office:value="0.64274996519088745" table:style-name="ce5">
            <text:p>0.643</text:p>
          </table:table-cell>
          <table:table-cell office:value-type="float" office:value="0.80661541223526001" table:style-name="ce5">
            <text:p>0.807</text:p>
          </table:table-cell>
          <table:table-cell office:value-type="float" office:value="0" table:style-name="ce5">
            <text:p>0.000</text:p>
          </table:table-cell>
          <table:table-cell office:value-type="float" office:value="0.96899998188018799" table:style-name="ce5">
            <text:p>0.9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5.625" table:style-name="ce15">
            <text:p>95.625</text:p>
          </table:table-cell>
          <table:table-cell office:value-type="float" office:value="4.5677146911621094" table:style-name="ce43">
            <text:p>4.568</text:p>
          </table:table-cell>
          <table:table-cell office:value-type="float" office:value="1.9575917720794678" table:style-name="ce44">
            <text:p>1.958</text:p>
          </table:table-cell>
          <table:table-cell office:value-type="float" office:value="6.5253071784973145" table:style-name="ce43">
            <text:p>6.5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9800000190734863" table:style-name="ce5">
            <text:p>1.9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0153843760490417" table:style-name="ce5">
            <text:p>0.302</text:p>
          </table:table-cell>
          <table:table-cell office:value-type="float" office:value="0.64274996519088745" table:style-name="ce5">
            <text:p>0.643</text:p>
          </table:table-cell>
          <table:table-cell office:value-type="float" office:value="0.80661541223526001" table:style-name="ce5">
            <text:p>0.807</text:p>
          </table:table-cell>
          <table:table-cell office:value-type="float" office:value="0" table:style-name="ce5">
            <text:p>0.000</text:p>
          </table:table-cell>
          <table:table-cell office:value-type="float" office:value="0.96899998188018799" table:style-name="ce5">
            <text:p>0.9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5.625" table:style-name="ce15">
            <text:p>95.625</text:p>
          </table:table-cell>
          <table:table-cell office:value-type="float" office:value="4.5677146911621094" table:style-name="ce43">
            <text:p>4.568</text:p>
          </table:table-cell>
          <table:table-cell office:value-type="float" office:value="1.9575917720794678" table:style-name="ce44">
            <text:p>1.958</text:p>
          </table:table-cell>
          <table:table-cell office:value-type="float" office:value="6.5253071784973145" table:style-name="ce43">
            <text:p>6.5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.9800000190734863" table:style-name="ce6">
            <text:p>1.98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0153843760490417" table:style-name="ce6">
            <text:p>0.302</text:p>
          </table:table-cell>
          <table:table-cell office:value-type="float" office:value="0.64274996519088745" table:style-name="ce6">
            <text:p>0.643</text:p>
          </table:table-cell>
          <table:table-cell office:value-type="float" office:value="0.80661541223526001" table:style-name="ce6">
            <text:p>0.807</text:p>
          </table:table-cell>
          <table:table-cell office:value-type="float" office:value="0" table:style-name="ce6">
            <text:p>0.000</text:p>
          </table:table-cell>
          <table:table-cell office:value-type="float" office:value="0.96899998188018799" table:style-name="ce6">
            <text:p>0.9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95.625" table:style-name="ce16">
            <text:p>95.625</text:p>
          </table:table-cell>
          <table:table-cell office:value-type="float" office:value="4.5677146911621094" table:style-name="ce45">
            <text:p>4.568</text:p>
          </table:table-cell>
          <table:table-cell office:value-type="float" office:value="1.9575917720794678" table:style-name="ce46">
            <text:p>1.958</text:p>
          </table:table-cell>
          <table:table-cell office:value-type="float" office:value="6.5253071784973145" table:style-name="ce45">
            <text:p>6.52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ONSTRA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58" table:style-name="ce3">
            <text:p>158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201" table:style-name="ce39">
            <text:p>201</text:p>
          </table:table-cell>
          <table:table-cell office:value-type="string" table:style-name="ce40">
            <text:p>--</text:p>
          </table:table-cell>
          <table:table-cell office:value-type="float" office:value="201" table:style-name="ce39">
            <text:p>2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59" table:style-name="ce3">
            <text:p>159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206" table:style-name="ce39">
            <text:p>206</text:p>
          </table:table-cell>
          <table:table-cell office:value-type="string" table:style-name="ce40">
            <text:p>--</text:p>
          </table:table-cell>
          <table:table-cell office:value-type="float" office:value="206" table:style-name="ce39">
            <text:p>2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58" table:style-name="ce3">
            <text:p>158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202" table:style-name="ce39">
            <text:p>202</text:p>
          </table:table-cell>
          <table:table-cell office:value-type="string" table:style-name="ce40">
            <text:p>--</text:p>
          </table:table-cell>
          <table:table-cell office:value-type="float" office:value="202" table:style-name="ce39">
            <text:p>2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215" table:style-name="ce3">
            <text:p>215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6" table:style-name="ce39">
            <text:p>276</text:p>
          </table:table-cell>
          <table:table-cell office:value-type="string" table:style-name="ce40">
            <text:p>--</text:p>
          </table:table-cell>
          <table:table-cell office:value-type="float" office:value="276" table:style-name="ce39">
            <text:p>2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4" table:style-name="ce3">
            <text:p>24</text:p>
          </table:table-cell>
          <table:table-cell office:value-type="float" office:value="373" table:style-name="ce3">
            <text:p>373</text:p>
          </table:table-cell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77" table:style-name="ce39">
            <text:p>477</text:p>
          </table:table-cell>
          <table:table-cell office:value-type="string" table:style-name="ce40">
            <text:p>--</text:p>
          </table:table-cell>
          <table:table-cell office:value-type="float" office:value="477" table:style-name="ce39">
            <text:p>4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3" table:style-name="ce4">
            <text:p>33</text:p>
          </table:table-cell>
          <table:table-cell office:value-type="float" office:value="1103" table:style-name="ce4">
            <text:p>11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5" table:style-name="ce4">
            <text:p>155</text:p>
          </table:table-cell>
          <table:table-cell office:value-type="float" office:value="4518" table:style-name="ce4">
            <text:p>4518</text:p>
          </table:table-cell>
          <table:table-cell office:value-type="float" office:value="168" table:style-name="ce4">
            <text:p>168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571" table:style-name="ce14">
            <text:p>38571</text:p>
          </table:table-cell>
          <table:table-cell office:value-type="float" office:value="44825" table:style-name="ce41">
            <text:p>44825</text:p>
          </table:table-cell>
          <table:table-cell office:value-type="float" office:value="19210.71875" table:style-name="ce42">
            <text:p>19211</text:p>
          </table:table-cell>
          <table:table-cell office:value-type="float" office:value="64035.70703125" table:style-name="ce41">
            <text:p>6403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031000018119812" table:style-name="ce4">
            <text:p>1</text:p>
          </table:table-cell>
          <table:table-cell office:value-type="float" office:value="29.809001922607422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11000061035156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56000018119812" table:style-name="ce4">
            <text:p>1</text:p>
          </table:table-cell>
          <table:table-cell office:value-type="float" office:value="1.09399998188018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710000038146973" table:style-name="ce4">
            <text:p>5</text:p>
          </table:table-cell>
          <table:table-cell office:value-type="float" office:value="143.41505432128906" table:style-name="ce4">
            <text:p>143</text:p>
          </table:table-cell>
          <table:table-cell office:value-type="float" office:value="5.6870002746582031" table:style-name="ce4">
            <text:p>6</text:p>
          </table:table-cell>
          <table:table-cell office:value-type="float" office:value="1.42900002002716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68.5240478515625" table:style-name="ce14">
            <text:p>1769</text:p>
          </table:table-cell>
          <table:table-cell office:value-type="float" office:value="1962.9266357421875" table:style-name="ce41">
            <text:p>1963</text:p>
          </table:table-cell>
          <table:table-cell office:value-type="float" office:value="841.25469970703125" table:style-name="ce42">
            <text:p>841</text:p>
          </table:table-cell>
          <table:table-cell office:value-type="float" office:value="2804.181396484375" table:style-name="ce41">
            <text:p>280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1550000905990601" table:style-name="ce5">
            <text:p>0.516</text:p>
          </table:table-cell>
          <table:table-cell office:value-type="float" office:value="2.4840834140777588" table:style-name="ce5">
            <text:p>2.48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1110000610351563" table:style-name="ce5">
            <text:p>6.1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56000018119812" table:style-name="ce5">
            <text:p>1.156</text:p>
          </table:table-cell>
          <table:table-cell office:value-type="float" office:value="1.093999981880188" table:style-name="ce5">
            <text:p>1.0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387500047683716" table:style-name="ce5">
            <text:p>0.584</text:p>
          </table:table-cell>
          <table:table-cell office:value-type="float" office:value="0.90769022703170776" table:style-name="ce5">
            <text:p>0.908</text:p>
          </table:table-cell>
          <table:table-cell office:value-type="float" office:value="0.71087503433227539" table:style-name="ce5">
            <text:p>0.711</text:p>
          </table:table-cell>
          <table:table-cell office:value-type="float" office:value="1.4290000200271606" table:style-name="ce5">
            <text:p>1.4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6.50267028808594" table:style-name="ce15">
            <text:p>196.503</text:p>
          </table:table-cell>
          <table:table-cell office:value-type="float" office:value="9.7658042907714844" table:style-name="ce43">
            <text:p>9.766</text:p>
          </table:table-cell>
          <table:table-cell office:value-type="float" office:value="4.1853466033935547" table:style-name="ce44">
            <text:p>4.185</text:p>
          </table:table-cell>
          <table:table-cell office:value-type="float" office:value="13.951150894165039" table:style-name="ce43">
            <text:p>13.95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1550000905990601" table:style-name="ce5">
            <text:p>0.516</text:p>
          </table:table-cell>
          <table:table-cell office:value-type="float" office:value="1.9872667789459229" table:style-name="ce5">
            <text:p>1.9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1110000610351563" table:style-name="ce5">
            <text:p>6.1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56000018119812" table:style-name="ce5">
            <text:p>1.156</text:p>
          </table:table-cell>
          <table:table-cell office:value-type="float" office:value="1.093999981880188" table:style-name="ce5">
            <text:p>1.0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8387500047683716" table:style-name="ce5">
            <text:p>0.584</text:p>
          </table:table-cell>
          <table:table-cell office:value-type="float" office:value="0.90198147296905518" table:style-name="ce5">
            <text:p>0.902</text:p>
          </table:table-cell>
          <table:table-cell office:value-type="float" office:value="0.71087503433227539" table:style-name="ce5">
            <text:p>0.711</text:p>
          </table:table-cell>
          <table:table-cell office:value-type="float" office:value="1.4290000200271606" table:style-name="ce5">
            <text:p>1.4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6.85240173339844" table:style-name="ce15">
            <text:p>176.852</text:p>
          </table:table-cell>
          <table:table-cell office:value-type="float" office:value="9.5287704467773437" table:style-name="ce43">
            <text:p>9.529</text:p>
          </table:table-cell>
          <table:table-cell office:value-type="float" office:value="4.0837607383728027" table:style-name="ce44">
            <text:p>4.084</text:p>
          </table:table-cell>
          <table:table-cell office:value-type="float" office:value="13.612530708312988" table:style-name="ce43">
            <text:p>13.61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1550000905990601" table:style-name="ce6">
            <text:p>0.516</text:p>
          </table:table-cell>
          <table:table-cell office:value-type="float" office:value="2.2930002212524414" table:style-name="ce6">
            <text:p>2.29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1110000610351563" table:style-name="ce6">
            <text:p>6.1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56000018119812" table:style-name="ce6">
            <text:p>1.156</text:p>
          </table:table-cell>
          <table:table-cell office:value-type="float" office:value="1.093999981880188" table:style-name="ce6">
            <text:p>1.0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8387500047683716" table:style-name="ce6">
            <text:p>0.584</text:p>
          </table:table-cell>
          <table:table-cell office:value-type="float" office:value="0.90769022703170776" table:style-name="ce6">
            <text:p>0.908</text:p>
          </table:table-cell>
          <table:table-cell office:value-type="float" office:value="0.71087503433227539" table:style-name="ce6">
            <text:p>0.711</text:p>
          </table:table-cell>
          <table:table-cell office:value-type="float" office:value="1.4290000200271606" table:style-name="ce6">
            <text:p>1.4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96.50267028808594" table:style-name="ce16">
            <text:p>196.503</text:p>
          </table:table-cell>
          <table:table-cell office:value-type="float" office:value="9.7174587249755859" table:style-name="ce45">
            <text:p>9.717</text:p>
          </table:table-cell>
          <table:table-cell office:value-type="float" office:value="4.1646270751953125" table:style-name="ce46">
            <text:p>4.165</text:p>
          </table:table-cell>
          <table:table-cell office:value-type="float" office:value="13.882085800170898" table:style-name="ce45">
            <text:p>13.88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ONSTRAAL HEIGHT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10" table:style-name="ce3">
            <text:p>210</text:p>
          </table:table-cell>
          <table:table-cell office:value-type="float" office:value="422" table:style-name="ce3">
            <text:p>422</text:p>
          </table:table-cell>
          <table:table-cell office:value-type="float" office:value="62" table:style-name="ce3">
            <text:p>62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764" table:style-name="ce39">
            <text:p>764</text:p>
          </table:table-cell>
          <table:table-cell office:value-type="string" table:style-name="ce40">
            <text:p>--</text:p>
          </table:table-cell>
          <table:table-cell office:value-type="float" office:value="764" table:style-name="ce39">
            <text:p>7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56" table:style-name="ce3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12" table:style-name="ce3">
            <text:p>212</text:p>
          </table:table-cell>
          <table:table-cell office:value-type="float" office:value="422" table:style-name="ce3">
            <text:p>422</text:p>
          </table:table-cell>
          <table:table-cell office:value-type="float" office:value="65" table:style-name="ce3">
            <text:p>65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794" table:style-name="ce39">
            <text:p>794</text:p>
          </table:table-cell>
          <table:table-cell office:value-type="string" table:style-name="ce40">
            <text:p>--</text:p>
          </table:table-cell>
          <table:table-cell office:value-type="float" office:value="794" table:style-name="ce39">
            <text:p>7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12" table:style-name="ce3">
            <text:p>212</text:p>
          </table:table-cell>
          <table:table-cell office:value-type="float" office:value="422" table:style-name="ce3">
            <text:p>422</text:p>
          </table:table-cell>
          <table:table-cell office:value-type="float" office:value="62" table:style-name="ce3">
            <text:p>62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781" table:style-name="ce39">
            <text:p>781</text:p>
          </table:table-cell>
          <table:table-cell office:value-type="string" table:style-name="ce40">
            <text:p>--</text:p>
          </table:table-cell>
          <table:table-cell office:value-type="float" office:value="781" table:style-name="ce39">
            <text:p>78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6" table:style-name="ce3">
            <text:p>326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970" table:style-name="ce3">
            <text:p>970</text:p>
          </table:table-cell>
          <table:table-cell office:value-type="float" office:value="62" table:style-name="ce3">
            <text:p>62</text:p>
          </table:table-cell>
          <table:table-cell office:value-type="float" office:value="27" table:style-name="ce3">
            <text:p>27</text:p>
          </table:table-cell>
          <table:table-cell office:value-type="float" office:value="7" table:style-name="ce3">
            <text:p>7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52" table:style-name="ce39">
            <text:p>1552</text:p>
          </table:table-cell>
          <table:table-cell office:value-type="string" table:style-name="ce40">
            <text:p>--</text:p>
          </table:table-cell>
          <table:table-cell office:value-type="float" office:value="1552" table:style-name="ce39">
            <text:p>155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9" table:style-name="ce3">
            <text:p>29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7" table:style-name="ce3">
            <text:p>327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180" table:style-name="ce3">
            <text:p>1180</text:p>
          </table:table-cell>
          <table:table-cell office:value-type="float" office:value="484" table:style-name="ce3">
            <text:p>484</text:p>
          </table:table-cell>
          <table:table-cell office:value-type="float" office:value="89" table:style-name="ce3">
            <text:p>89</text:p>
          </table:table-cell>
          <table:table-cell office:value-type="float" office:value="10" table:style-name="ce3">
            <text:p>1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316" table:style-name="ce39">
            <text:p>2316</text:p>
          </table:table-cell>
          <table:table-cell office:value-type="string" table:style-name="ce40">
            <text:p>--</text:p>
          </table:table-cell>
          <table:table-cell office:value-type="float" office:value="2316" table:style-name="ce39">
            <text:p>2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03" table:style-name="ce4">
            <text:p>803</text:p>
          </table:table-cell>
          <table:table-cell office:value-type="float" office:value="6919" table:style-name="ce4">
            <text:p>69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2559" table:style-name="ce4">
            <text:p>2559</text:p>
          </table:table-cell>
          <table:table-cell office:value-type="float" office:value="7886" table:style-name="ce4">
            <text:p>7886</text:p>
          </table:table-cell>
          <table:table-cell office:value-type="float" office:value="1701" table:style-name="ce4">
            <text:p>1701</text:p>
          </table:table-cell>
          <table:table-cell office:value-type="float" office:value="666" table:style-name="ce4">
            <text:p>666</text:p>
          </table:table-cell>
          <table:table-cell office:value-type="float" office:value="1609" table:style-name="ce4">
            <text:p>16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61" table:style-name="ce14">
            <text:p>5461</text:p>
          </table:table-cell>
          <table:table-cell office:value-type="float" office:value="27656" table:style-name="ce41">
            <text:p>27656</text:p>
          </table:table-cell>
          <table:table-cell office:value-type="float" office:value="11852.576171875" table:style-name="ce42">
            <text:p>11853</text:p>
          </table:table-cell>
          <table:table-cell office:value-type="float" office:value="39508.5625" table:style-name="ce41">
            <text:p>3950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0.884000778198242" table:style-name="ce4">
            <text:p>31</text:p>
          </table:table-cell>
          <table:table-cell office:value-type="float" office:value="186.91000366210937" table:style-name="ce4">
            <text:p>1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3799999356269836" table:style-name="ce4">
            <text:p>0</text:p>
          </table:table-cell>
          <table:table-cell office:value-type="float" office:value="1.18700003623962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3.642997741699219" table:style-name="ce4">
            <text:p>84</text:p>
          </table:table-cell>
          <table:table-cell office:value-type="float" office:value="277.59906005859375" table:style-name="ce4">
            <text:p>278</text:p>
          </table:table-cell>
          <table:table-cell office:value-type="float" office:value="61.514995574951172" table:style-name="ce4">
            <text:p>62</text:p>
          </table:table-cell>
          <table:table-cell office:value-type="float" office:value="16.038000106811523" table:style-name="ce4">
            <text:p>16</text:p>
          </table:table-cell>
          <table:table-cell office:value-type="float" office:value="55.388999938964844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7.92900085449219" table:style-name="ce14">
            <text:p>178</text:p>
          </table:table-cell>
          <table:table-cell office:value-type="float" office:value="891.53173828125" table:style-name="ce41">
            <text:p>892</text:p>
          </table:table-cell>
          <table:table-cell office:value-type="float" office:value="382.08480834960937" table:style-name="ce42">
            <text:p>382</text:p>
          </table:table-cell>
          <table:table-cell office:value-type="float" office:value="1273.615234375" table:style-name="ce41">
            <text:p>12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08840012550354" table:style-name="ce5">
            <text:p>3.088</text:p>
          </table:table-cell>
          <table:table-cell office:value-type="float" office:value="4.4502382278442383" table:style-name="ce5">
            <text:p>4.45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799999356269836" table:style-name="ce5">
            <text:p>0.438</text:p>
          </table:table-cell>
          <table:table-cell office:value-type="float" office:value="0.59350001811981201" table:style-name="ce5">
            <text:p>0.594</text:p>
          </table:table-cell>
          <table:table-cell office:value-type="float" office:value="0" table:style-name="ce5">
            <text:p>0.000</text:p>
          </table:table-cell>
          <table:table-cell office:value-type="float" office:value="0.39829999208450317" table:style-name="ce5">
            <text:p>0.398</text:p>
          </table:table-cell>
          <table:table-cell office:value-type="float" office:value="0.65781766176223755" table:style-name="ce5">
            <text:p>0.658</text:p>
          </table:table-cell>
          <table:table-cell office:value-type="float" office:value="0.99217736721038818" table:style-name="ce5">
            <text:p>0.992</text:p>
          </table:table-cell>
          <table:table-cell office:value-type="float" office:value="5.3460001945495605" table:style-name="ce5">
            <text:p>5.346</text:p>
          </table:table-cell>
          <table:table-cell office:value-type="float" office:value="7.9127144813537598" table:style-name="ce5">
            <text:p>7.91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5.585800170898437" table:style-name="ce15">
            <text:p>35.586</text:p>
          </table:table-cell>
          <table:table-cell office:value-type="float" office:value="1.166926383972168" table:style-name="ce43">
            <text:p>1.167</text:p>
          </table:table-cell>
          <table:table-cell office:value-type="float" office:value="0.50011098384857178" table:style-name="ce44">
            <text:p>0.500</text:p>
          </table:table-cell>
          <table:table-cell office:value-type="float" office:value="1.667035698890686" table:style-name="ce43">
            <text:p>1.66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8076364994049072" table:style-name="ce5">
            <text:p>2.808</text:p>
          </table:table-cell>
          <table:table-cell office:value-type="float" office:value="3.3376786708831787" table:style-name="ce5">
            <text:p>3.3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799999356269836" table:style-name="ce5">
            <text:p>0.438</text:p>
          </table:table-cell>
          <table:table-cell office:value-type="float" office:value="0.59350001811981201" table:style-name="ce5">
            <text:p>0.594</text:p>
          </table:table-cell>
          <table:table-cell office:value-type="float" office:value="0" table:style-name="ce5">
            <text:p>0.000</text:p>
          </table:table-cell>
          <table:table-cell office:value-type="float" office:value="0.39454245567321777" table:style-name="ce5">
            <text:p>0.395</text:p>
          </table:table-cell>
          <table:table-cell office:value-type="float" office:value="0.65781766176223755" table:style-name="ce5">
            <text:p>0.658</text:p>
          </table:table-cell>
          <table:table-cell office:value-type="float" office:value="0.94638454914093018" table:style-name="ce5">
            <text:p>0.946</text:p>
          </table:table-cell>
          <table:table-cell office:value-type="float" office:value="3.2076001167297363" table:style-name="ce5">
            <text:p>3.208</text:p>
          </table:table-cell>
          <table:table-cell office:value-type="float" office:value="5.0353636741638184" table:style-name="ce5">
            <text:p>5.0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9.769889831542969" table:style-name="ce15">
            <text:p>19.770</text:p>
          </table:table-cell>
          <table:table-cell office:value-type="float" office:value="1.1228359937667847" table:style-name="ce43">
            <text:p>1.123</text:p>
          </table:table-cell>
          <table:table-cell office:value-type="float" office:value="0.48121511936187744" table:style-name="ce44">
            <text:p>0.481</text:p>
          </table:table-cell>
          <table:table-cell office:value-type="float" office:value="1.6040494441986084" table:style-name="ce43">
            <text:p>1.6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08840012550354" table:style-name="ce6">
            <text:p>3.088</text:p>
          </table:table-cell>
          <table:table-cell office:value-type="float" office:value="4.3467440605163574" table:style-name="ce6">
            <text:p>4.34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3799999356269836" table:style-name="ce6">
            <text:p>0.438</text:p>
          </table:table-cell>
          <table:table-cell office:value-type="float" office:value="0.59350001811981201" table:style-name="ce6">
            <text:p>0.594</text:p>
          </table:table-cell>
          <table:table-cell office:value-type="float" office:value="0" table:style-name="ce6">
            <text:p>0.000</text:p>
          </table:table-cell>
          <table:table-cell office:value-type="float" office:value="0.39454245567321777" table:style-name="ce6">
            <text:p>0.395</text:p>
          </table:table-cell>
          <table:table-cell office:value-type="float" office:value="0.65781766176223755" table:style-name="ce6">
            <text:p>0.658</text:p>
          </table:table-cell>
          <table:table-cell office:value-type="float" office:value="0.99217736721038818" table:style-name="ce6">
            <text:p>0.992</text:p>
          </table:table-cell>
          <table:table-cell office:value-type="float" office:value="1.0692000389099121" table:style-name="ce6">
            <text:p>1.069</text:p>
          </table:table-cell>
          <table:table-cell office:value-type="float" office:value="7.9127144813537598" table:style-name="ce6">
            <text:p>7.91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5.418428421020508" table:style-name="ce16">
            <text:p>25.418</text:p>
          </table:table-cell>
          <table:table-cell office:value-type="float" office:value="1.1415258646011353" table:style-name="ce45">
            <text:p>1.142</text:p>
          </table:table-cell>
          <table:table-cell office:value-type="float" office:value="0.4892251193523407" table:style-name="ce46">
            <text:p>0.489</text:p>
          </table:table-cell>
          <table:table-cell office:value-type="float" office:value="1.6307493448257446" table:style-name="ce45">
            <text:p>1.63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PRINGFIEL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8" table:style-name="ce41">
            <text:p>58</text:p>
          </table:table-cell>
          <table:table-cell office:value-type="float" office:value="24.857143402099609" table:style-name="ce42">
            <text:p>25</text:p>
          </table:table-cell>
          <table:table-cell office:value-type="float" office:value="82.857139587402344" table:style-name="ce41">
            <text:p>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41">
            <text:p>2</text:p>
          </table:table-cell>
          <table:table-cell office:value-type="float" office:value="0.8571428656578064" table:style-name="ce42">
            <text:p>1</text:p>
          </table:table-cell>
          <table:table-cell office:value-type="float" office:value="2.8571429252624512" table:style-name="ce41">
            <text:p>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2" table:style-name="ce5">
            <text:p>2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2" table:style-name="ce43">
            <text:p>2.000</text:p>
          </table:table-cell>
          <table:table-cell office:value-type="float" office:value="0.8571428656578064" table:style-name="ce44">
            <text:p>0.857</text:p>
          </table:table-cell>
          <table:table-cell office:value-type="float" office:value="2.8571429252624512" table:style-name="ce43">
            <text:p>2.85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" table:style-name="ce5">
            <text:p>1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" table:style-name="ce43">
            <text:p>1.000</text:p>
          </table:table-cell>
          <table:table-cell office:value-type="float" office:value="0.4285714328289032" table:style-name="ce44">
            <text:p>0.429</text:p>
          </table:table-cell>
          <table:table-cell office:value-type="float" office:value="1.4285714626312256" table:style-name="ce43">
            <text:p>1.4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2" table:style-name="ce6">
            <text:p>2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2" table:style-name="ce45">
            <text:p>2.000</text:p>
          </table:table-cell>
          <table:table-cell office:value-type="float" office:value="0.8571428656578064" table:style-name="ce46">
            <text:p>0.857</text:p>
          </table:table-cell>
          <table:table-cell office:value-type="float" office:value="2.8571429252624512" table:style-name="ce45">
            <text:p>2.85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ELLENBER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421" table:style-name="ce3">
            <text:p>421</text:p>
          </table:table-cell>
          <table:table-cell office:value-type="float" office:value="175" table:style-name="ce3">
            <text:p>17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722" table:style-name="ce39">
            <text:p>722</text:p>
          </table:table-cell>
          <table:table-cell office:value-type="string" table:style-name="ce40">
            <text:p>--</text:p>
          </table:table-cell>
          <table:table-cell office:value-type="float" office:value="722" table:style-name="ce39">
            <text:p>7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421" table:style-name="ce3">
            <text:p>421</text:p>
          </table:table-cell>
          <table:table-cell office:value-type="float" office:value="175" table:style-name="ce3">
            <text:p>17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732" table:style-name="ce39">
            <text:p>732</text:p>
          </table:table-cell>
          <table:table-cell office:value-type="string" table:style-name="ce40">
            <text:p>--</text:p>
          </table:table-cell>
          <table:table-cell office:value-type="float" office:value="732" table:style-name="ce39">
            <text:p>7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421" table:style-name="ce3">
            <text:p>421</text:p>
          </table:table-cell>
          <table:table-cell office:value-type="float" office:value="175" table:style-name="ce3">
            <text:p>17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729" table:style-name="ce39">
            <text:p>729</text:p>
          </table:table-cell>
          <table:table-cell office:value-type="string" table:style-name="ce40">
            <text:p>--</text:p>
          </table:table-cell>
          <table:table-cell office:value-type="float" office:value="729" table:style-name="ce39">
            <text:p>72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3">
            <text:p>52</text:p>
          </table:table-cell>
          <table:table-cell office:value-type="float" office:value="16" table:style-name="ce3">
            <text:p>16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1" table:style-name="ce39">
            <text:p>111</text:p>
          </table:table-cell>
          <table:table-cell office:value-type="string" table:style-name="ce40">
            <text:p>--</text:p>
          </table:table-cell>
          <table:table-cell office:value-type="float" office:value="111" table:style-name="ce39">
            <text:p>1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7" table:style-name="ce3">
            <text:p>17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437" table:style-name="ce3">
            <text:p>437</text:p>
          </table:table-cell>
          <table:table-cell office:value-type="float" office:value="182" table:style-name="ce3">
            <text:p>18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833" table:style-name="ce39">
            <text:p>833</text:p>
          </table:table-cell>
          <table:table-cell office:value-type="string" table:style-name="ce40">
            <text:p>--</text:p>
          </table:table-cell>
          <table:table-cell office:value-type="float" office:value="833" table:style-name="ce39">
            <text:p>8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41" table:style-name="ce4">
            <text:p>241</text:p>
          </table:table-cell>
          <table:table-cell office:value-type="float" office:value="1311" table:style-name="ce4">
            <text:p>13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751" table:style-name="ce4">
            <text:p>751</text:p>
          </table:table-cell>
          <table:table-cell office:value-type="float" office:value="9189" table:style-name="ce4">
            <text:p>9189</text:p>
          </table:table-cell>
          <table:table-cell office:value-type="float" office:value="4340" table:style-name="ce4">
            <text:p>4340</text:p>
          </table:table-cell>
          <table:table-cell office:value-type="float" office:value="71" table:style-name="ce4">
            <text:p>71</text:p>
          </table:table-cell>
          <table:table-cell office:value-type="float" office:value="635" table:style-name="ce4">
            <text:p>6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715" table:style-name="ce14">
            <text:p>50715</text:p>
          </table:table-cell>
          <table:table-cell office:value-type="float" office:value="67314" table:style-name="ce41">
            <text:p>67314</text:p>
          </table:table-cell>
          <table:table-cell office:value-type="float" office:value="28848.87890625" table:style-name="ce42">
            <text:p>28849</text:p>
          </table:table-cell>
          <table:table-cell office:value-type="float" office:value="96162.8984375" table:style-name="ce41">
            <text:p>9616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7.9099998474121094" table:style-name="ce4">
            <text:p>8</text:p>
          </table:table-cell>
          <table:table-cell office:value-type="float" office:value="46.925003051757813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1400000452995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9000000953674316" table:style-name="ce4">
            <text:p>1</text:p>
          </table:table-cell>
          <table:table-cell office:value-type="float" office:value="0.618999958038330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5.74699592590332" table:style-name="ce4">
            <text:p>26</text:p>
          </table:table-cell>
          <table:table-cell office:value-type="float" office:value="304.07083129882813" table:style-name="ce4">
            <text:p>304</text:p>
          </table:table-cell>
          <table:table-cell office:value-type="float" office:value="142.08000183105469" table:style-name="ce4">
            <text:p>142</text:p>
          </table:table-cell>
          <table:table-cell office:value-type="float" office:value="2.3499999046325684" table:style-name="ce4">
            <text:p>2</text:p>
          </table:table-cell>
          <table:table-cell office:value-type="float" office:value="20.49000167846679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90.546142578125" table:style-name="ce14">
            <text:p>3191</text:p>
          </table:table-cell>
          <table:table-cell office:value-type="float" office:value="3742.138916015625" table:style-name="ce41">
            <text:p>3742</text:p>
          </table:table-cell>
          <table:table-cell office:value-type="float" office:value="1603.7742919921875" table:style-name="ce42">
            <text:p>1604</text:p>
          </table:table-cell>
          <table:table-cell office:value-type="float" office:value="5345.91162109375" table:style-name="ce41">
            <text:p>53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5916663408279419" table:style-name="ce5">
            <text:p>0.659</text:p>
          </table:table-cell>
          <table:table-cell office:value-type="float" office:value="1.4219697713851929" table:style-name="ce5">
            <text:p>1.4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000004529953" table:style-name="ce5">
            <text:p>0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500000476837158" table:style-name="ce5">
            <text:p>0.495</text:p>
          </table:table-cell>
          <table:table-cell office:value-type="float" office:value="0.20633332431316376" table:style-name="ce5">
            <text:p>0.206</text:p>
          </table:table-cell>
          <table:table-cell office:value-type="float" office:value="0" table:style-name="ce5">
            <text:p>0.000</text:p>
          </table:table-cell>
          <table:table-cell office:value-type="float" office:value="0.43638977408409119" table:style-name="ce5">
            <text:p>0.436</text:p>
          </table:table-cell>
          <table:table-cell office:value-type="float" office:value="0.72225850820541382" table:style-name="ce5">
            <text:p>0.722</text:p>
          </table:table-cell>
          <table:table-cell office:value-type="float" office:value="0.81188571453094482" table:style-name="ce5">
            <text:p>0.812</text:p>
          </table:table-cell>
          <table:table-cell office:value-type="float" office:value="0.78333330154418945" table:style-name="ce5">
            <text:p>0.783</text:p>
          </table:table-cell>
          <table:table-cell office:value-type="float" office:value="6.8300004005432129" table:style-name="ce5">
            <text:p>6.8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19.05462646484375" table:style-name="ce15">
            <text:p>319.055</text:p>
          </table:table-cell>
          <table:table-cell office:value-type="float" office:value="5.1830177307128906" table:style-name="ce43">
            <text:p>5.183</text:p>
          </table:table-cell>
          <table:table-cell office:value-type="float" office:value="2.2212939262390137" table:style-name="ce44">
            <text:p>2.221</text:p>
          </table:table-cell>
          <table:table-cell office:value-type="float" office:value="7.4043097496032715" table:style-name="ce43">
            <text:p>7.4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5916663408279419" table:style-name="ce5">
            <text:p>0.659</text:p>
          </table:table-cell>
          <table:table-cell office:value-type="float" office:value="1.3407143354415894" table:style-name="ce5">
            <text:p>1.34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000004529953" table:style-name="ce5">
            <text:p>0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9500000476837158" table:style-name="ce5">
            <text:p>0.495</text:p>
          </table:table-cell>
          <table:table-cell office:value-type="float" office:value="0.20633332431316376" table:style-name="ce5">
            <text:p>0.206</text:p>
          </table:table-cell>
          <table:table-cell office:value-type="float" office:value="0" table:style-name="ce5">
            <text:p>0.000</text:p>
          </table:table-cell>
          <table:table-cell office:value-type="float" office:value="0.42911660671234131" table:style-name="ce5">
            <text:p>0.429</text:p>
          </table:table-cell>
          <table:table-cell office:value-type="float" office:value="0.72225850820541382" table:style-name="ce5">
            <text:p>0.722</text:p>
          </table:table-cell>
          <table:table-cell office:value-type="float" office:value="0.81188571453094482" table:style-name="ce5">
            <text:p>0.812</text:p>
          </table:table-cell>
          <table:table-cell office:value-type="float" office:value="0.78333330154418945" table:style-name="ce5">
            <text:p>0.783</text:p>
          </table:table-cell>
          <table:table-cell office:value-type="float" office:value="2.5612502098083496" table:style-name="ce5">
            <text:p>2.5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65.87884521484375" table:style-name="ce15">
            <text:p>265.879</text:p>
          </table:table-cell>
          <table:table-cell office:value-type="float" office:value="5.1122117042541504" table:style-name="ce43">
            <text:p>5.112</text:p>
          </table:table-cell>
          <table:table-cell office:value-type="float" office:value="2.190948486328125" table:style-name="ce44">
            <text:p>2.191</text:p>
          </table:table-cell>
          <table:table-cell office:value-type="float" office:value="7.3031578063964844" table:style-name="ce43">
            <text:p>7.30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5916663408279419" table:style-name="ce6">
            <text:p>0.659</text:p>
          </table:table-cell>
          <table:table-cell office:value-type="float" office:value="1.3801470994949341" table:style-name="ce6">
            <text:p>1.38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4000004529953" table:style-name="ce6">
            <text:p>0.41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9500000476837158" table:style-name="ce6">
            <text:p>0.495</text:p>
          </table:table-cell>
          <table:table-cell office:value-type="float" office:value="0.20633332431316376" table:style-name="ce6">
            <text:p>0.206</text:p>
          </table:table-cell>
          <table:table-cell office:value-type="float" office:value="0" table:style-name="ce6">
            <text:p>0.000</text:p>
          </table:table-cell>
          <table:table-cell office:value-type="float" office:value="0.43638977408409119" table:style-name="ce6">
            <text:p>0.436</text:p>
          </table:table-cell>
          <table:table-cell office:value-type="float" office:value="0.72225850820541382" table:style-name="ce6">
            <text:p>0.722</text:p>
          </table:table-cell>
          <table:table-cell office:value-type="float" office:value="0.81188571453094482" table:style-name="ce6">
            <text:p>0.812</text:p>
          </table:table-cell>
          <table:table-cell office:value-type="float" office:value="0.78333330154418945" table:style-name="ce6">
            <text:p>0.783</text:p>
          </table:table-cell>
          <table:table-cell office:value-type="float" office:value="2.5612502098083496" table:style-name="ce6">
            <text:p>2.56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90.04965209960937" table:style-name="ce16">
            <text:p>290.050</text:p>
          </table:table-cell>
          <table:table-cell office:value-type="float" office:value="5.1332497596740723" table:style-name="ce45">
            <text:p>5.133</text:p>
          </table:table-cell>
          <table:table-cell office:value-type="float" office:value="2.1999647617340088" table:style-name="ce46">
            <text:p>2.200</text:p>
          </table:table-cell>
          <table:table-cell office:value-type="float" office:value="7.3332118988037109" table:style-name="ce45">
            <text:p>7.33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ELLENBOSCH UNIV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39">
            <text:p>10</text:p>
          </table:table-cell>
          <table:table-cell office:value-type="string" table:style-name="ce40">
            <text:p>-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437" table:style-name="ce4">
            <text:p>4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37" table:style-name="ce41">
            <text:p>437</text:p>
          </table:table-cell>
          <table:table-cell office:value-type="float" office:value="187.28570556640625" table:style-name="ce42">
            <text:p>187</text:p>
          </table:table-cell>
          <table:table-cell office:value-type="float" office:value="624.28570556640625" table:style-name="ce41">
            <text:p>62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4.39400005340576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4.394000053405762" table:style-name="ce41">
            <text:p>14</text:p>
          </table:table-cell>
          <table:table-cell office:value-type="float" office:value="6.1688570976257324" table:style-name="ce42">
            <text:p>6</text:p>
          </table:table-cell>
          <table:table-cell office:value-type="float" office:value="20.562858581542969" table:style-name="ce41">
            <text:p>2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4.394000053405762" table:style-name="ce5">
            <text:p>14.3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4.394000053405762" table:style-name="ce43">
            <text:p>14.394</text:p>
          </table:table-cell>
          <table:table-cell office:value-type="float" office:value="6.1688570976257324" table:style-name="ce44">
            <text:p>6.169</text:p>
          </table:table-cell>
          <table:table-cell office:value-type="float" office:value="20.562858581542969" table:style-name="ce43">
            <text:p>20.56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2.3989999294281006" table:style-name="ce5">
            <text:p>2.39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2.3989999294281006" table:style-name="ce43">
            <text:p>2.399</text:p>
          </table:table-cell>
          <table:table-cell office:value-type="float" office:value="1.0281428098678589" table:style-name="ce44">
            <text:p>1.028</text:p>
          </table:table-cell>
          <table:table-cell office:value-type="float" office:value="3.4271430969238281" table:style-name="ce43">
            <text:p>3.42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2.8787999153137207" table:style-name="ce6">
            <text:p>2.87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2.8787999153137207" table:style-name="ce45">
            <text:p>2.879</text:p>
          </table:table-cell>
          <table:table-cell office:value-type="float" office:value="1.2337714433670044" table:style-name="ce46">
            <text:p>1.234</text:p>
          </table:table-cell>
          <table:table-cell office:value-type="float" office:value="4.1125717163085938" table:style-name="ce45">
            <text:p>4.11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ELLENRID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349" table:style-name="ce3">
            <text:p>34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06" table:style-name="ce39">
            <text:p>406</text:p>
          </table:table-cell>
          <table:table-cell office:value-type="string" table:style-name="ce40">
            <text:p>--</text:p>
          </table:table-cell>
          <table:table-cell office:value-type="float" office:value="406" table:style-name="ce39">
            <text:p>4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350" table:style-name="ce3">
            <text:p>35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408" table:style-name="ce39">
            <text:p>408</text:p>
          </table:table-cell>
          <table:table-cell office:value-type="string" table:style-name="ce40">
            <text:p>--</text:p>
          </table:table-cell>
          <table:table-cell office:value-type="float" office:value="408" table:style-name="ce39">
            <text:p>4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349" table:style-name="ce3">
            <text:p>34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06" table:style-name="ce39">
            <text:p>406</text:p>
          </table:table-cell>
          <table:table-cell office:value-type="string" table:style-name="ce40">
            <text:p>--</text:p>
          </table:table-cell>
          <table:table-cell office:value-type="float" office:value="406" table:style-name="ce39">
            <text:p>40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" table:style-name="ce39">
            <text:p>15</text:p>
          </table:table-cell>
          <table:table-cell office:value-type="string" table:style-name="ce40">
            <text:p>--</text:p>
          </table:table-cell>
          <table:table-cell office:value-type="float" office:value="15" table:style-name="ce39">
            <text:p>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54" table:style-name="ce3">
            <text:p>35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21" table:style-name="ce39">
            <text:p>421</text:p>
          </table:table-cell>
          <table:table-cell office:value-type="string" table:style-name="ce40">
            <text:p>--</text:p>
          </table:table-cell>
          <table:table-cell office:value-type="float" office:value="421" table:style-name="ce39">
            <text:p>4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" table:style-name="ce4">
            <text:p>16</text:p>
          </table:table-cell>
          <table:table-cell office:value-type="float" office:value="466" table:style-name="ce4">
            <text:p>4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374" table:style-name="ce4">
            <text:p>374</text:p>
          </table:table-cell>
          <table:table-cell office:value-type="float" office:value="6012" table:style-name="ce4">
            <text:p>601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572" table:style-name="ce14">
            <text:p>14572</text:p>
          </table:table-cell>
          <table:table-cell office:value-type="float" office:value="21532" table:style-name="ce41">
            <text:p>21532</text:p>
          </table:table-cell>
          <table:table-cell office:value-type="float" office:value="9228.0087890625" table:style-name="ce42">
            <text:p>9228</text:p>
          </table:table-cell>
          <table:table-cell office:value-type="float" office:value="30759.9921875" table:style-name="ce41">
            <text:p>3076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53299999237060547" table:style-name="ce4">
            <text:p>1</text:p>
          </table:table-cell>
          <table:table-cell office:value-type="float" office:value="15.55399990081787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66999995708465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6700001358985901" table:style-name="ce4">
            <text:p>0</text:p>
          </table:table-cell>
          <table:table-cell office:value-type="float" office:value="1.032999992370605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2.492999076843262" table:style-name="ce4">
            <text:p>12</text:p>
          </table:table-cell>
          <table:table-cell office:value-type="float" office:value="199.38401794433594" table:style-name="ce4">
            <text:p>19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.7340087890625" table:style-name="ce14">
            <text:p>486</text:p>
          </table:table-cell>
          <table:table-cell office:value-type="float" office:value="716.76513671875" table:style-name="ce41">
            <text:p>717</text:p>
          </table:table-cell>
          <table:table-cell office:value-type="float" office:value="307.184814453125" table:style-name="ce42">
            <text:p>307</text:p>
          </table:table-cell>
          <table:table-cell office:value-type="float" office:value="1023.949951171875" table:style-name="ce41">
            <text:p>102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7070000171661377" table:style-name="ce5">
            <text:p>0.7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349999785423279" table:style-name="ce5">
            <text:p>0.3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700001358985901" table:style-name="ce5">
            <text:p>0.367</text:p>
          </table:table-cell>
          <table:table-cell office:value-type="float" office:value="0.51649999618530273" table:style-name="ce5">
            <text:p>0.516</text:p>
          </table:table-cell>
          <table:table-cell office:value-type="float" office:value="0" table:style-name="ce5">
            <text:p>0.000</text:p>
          </table:table-cell>
          <table:table-cell office:value-type="float" office:value="0.52054160833358765" table:style-name="ce5">
            <text:p>0.521</text:p>
          </table:table-cell>
          <table:table-cell office:value-type="float" office:value="0.5713009238243103" table:style-name="ce5">
            <text:p>0.571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1.91133117675781" table:style-name="ce15">
            <text:p>161.911</text:p>
          </table:table-cell>
          <table:table-cell office:value-type="float" office:value="1.7654314041137695" table:style-name="ce43">
            <text:p>1.765</text:p>
          </table:table-cell>
          <table:table-cell office:value-type="float" office:value="0.75661283731460571" table:style-name="ce44">
            <text:p>0.757</text:p>
          </table:table-cell>
          <table:table-cell office:value-type="float" office:value="2.5220441818237305" table:style-name="ce43">
            <text:p>2.5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7070000171661377" table:style-name="ce5">
            <text:p>0.7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3349999785423279" table:style-name="ce5">
            <text:p>0.3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700001358985901" table:style-name="ce5">
            <text:p>0.367</text:p>
          </table:table-cell>
          <table:table-cell office:value-type="float" office:value="0.51649999618530273" table:style-name="ce5">
            <text:p>0.516</text:p>
          </table:table-cell>
          <table:table-cell office:value-type="float" office:value="0" table:style-name="ce5">
            <text:p>0.000</text:p>
          </table:table-cell>
          <table:table-cell office:value-type="float" office:value="0.52054160833358765" table:style-name="ce5">
            <text:p>0.521</text:p>
          </table:table-cell>
          <table:table-cell office:value-type="float" office:value="0.56966865062713623" table:style-name="ce5">
            <text:p>0.570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21.43350219726562" table:style-name="ce15">
            <text:p>121.434</text:p>
          </table:table-cell>
          <table:table-cell office:value-type="float" office:value="1.756777286529541" table:style-name="ce43">
            <text:p>1.757</text:p>
          </table:table-cell>
          <table:table-cell office:value-type="float" office:value="0.75290393829345703" table:style-name="ce44">
            <text:p>0.753</text:p>
          </table:table-cell>
          <table:table-cell office:value-type="float" office:value="2.509681224822998" table:style-name="ce43">
            <text:p>2.51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3299999237060547" table:style-name="ce6">
            <text:p>0.533</text:p>
          </table:table-cell>
          <table:table-cell office:value-type="float" office:value="0.7070000171661377" table:style-name="ce6">
            <text:p>0.70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3349999785423279" table:style-name="ce6">
            <text:p>0.3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6700001358985901" table:style-name="ce6">
            <text:p>0.367</text:p>
          </table:table-cell>
          <table:table-cell office:value-type="float" office:value="0.51649999618530273" table:style-name="ce6">
            <text:p>0.516</text:p>
          </table:table-cell>
          <table:table-cell office:value-type="float" office:value="0" table:style-name="ce6">
            <text:p>0.000</text:p>
          </table:table-cell>
          <table:table-cell office:value-type="float" office:value="0.52054160833358765" table:style-name="ce6">
            <text:p>0.521</text:p>
          </table:table-cell>
          <table:table-cell office:value-type="float" office:value="0.5713009238243103" table:style-name="ce6">
            <text:p>0.571</text:p>
          </table:table-cell>
          <table:table-cell office:value-type="float" office:value="0.5" table:style-name="ce6">
            <text:p>0.5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61.91133117675781" table:style-name="ce16">
            <text:p>161.911</text:p>
          </table:table-cell>
          <table:table-cell office:value-type="float" office:value="1.7654314041137695" table:style-name="ce45">
            <text:p>1.765</text:p>
          </table:table-cell>
          <table:table-cell office:value-type="float" office:value="0.75661283731460571" table:style-name="ce46">
            <text:p>0.757</text:p>
          </table:table-cell>
          <table:table-cell office:value-type="float" office:value="2.5220441818237305" table:style-name="ce45">
            <text:p>2.52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ELLENRY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314" table:style-name="ce39">
            <text:p>314</text:p>
          </table:table-cell>
          <table:table-cell office:value-type="string" table:style-name="ce40">
            <text:p>--</text:p>
          </table:table-cell>
          <table:table-cell office:value-type="float" office:value="314" table:style-name="ce39">
            <text:p>3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316" table:style-name="ce39">
            <text:p>316</text:p>
          </table:table-cell>
          <table:table-cell office:value-type="string" table:style-name="ce40">
            <text:p>--</text:p>
          </table:table-cell>
          <table:table-cell office:value-type="float" office:value="316" table:style-name="ce39">
            <text:p>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316" table:style-name="ce39">
            <text:p>316</text:p>
          </table:table-cell>
          <table:table-cell office:value-type="string" table:style-name="ce40">
            <text:p>--</text:p>
          </table:table-cell>
          <table:table-cell office:value-type="float" office:value="316" table:style-name="ce39">
            <text:p>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5" table:style-name="ce39">
            <text:p>35</text:p>
          </table:table-cell>
          <table:table-cell office:value-type="string" table:style-name="ce40">
            <text:p>--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46" table:style-name="ce3">
            <text:p>246</text:p>
          </table:table-cell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349" table:style-name="ce39">
            <text:p>349</text:p>
          </table:table-cell>
          <table:table-cell office:value-type="string" table:style-name="ce40">
            <text:p>--</text:p>
          </table:table-cell>
          <table:table-cell office:value-type="float" office:value="349" table:style-name="ce39">
            <text:p>3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0" table:style-name="ce4">
            <text:p>100</text:p>
          </table:table-cell>
          <table:table-cell office:value-type="float" office:value="649" table:style-name="ce4">
            <text:p>6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90" table:style-name="ce4">
            <text:p>5290</text:p>
          </table:table-cell>
          <table:table-cell office:value-type="float" office:value="1331" table:style-name="ce4">
            <text:p>1331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85" table:style-name="ce14">
            <text:p>22785</text:p>
          </table:table-cell>
          <table:table-cell office:value-type="float" office:value="30223" table:style-name="ce41">
            <text:p>30223</text:p>
          </table:table-cell>
          <table:table-cell office:value-type="float" office:value="12952.71484375" table:style-name="ce42">
            <text:p>12953</text:p>
          </table:table-cell>
          <table:table-cell office:value-type="float" office:value="43175.7265625" table:style-name="ce41">
            <text:p>4317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3329999446868896" table:style-name="ce4">
            <text:p>3</text:p>
          </table:table-cell>
          <table:table-cell office:value-type="float" office:value="26.934001922607422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99999976158142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6.22599792480469" table:style-name="ce4">
            <text:p>176</text:p>
          </table:table-cell>
          <table:table-cell office:value-type="float" office:value="43.884990692138672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1.41400003433227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4.63690185546875" table:style-name="ce14">
            <text:p>775</text:p>
          </table:table-cell>
          <table:table-cell office:value-type="float" office:value="1027.328857421875" table:style-name="ce41">
            <text:p>1027</text:p>
          </table:table-cell>
          <table:table-cell office:value-type="float" office:value="440.28378295898437" table:style-name="ce42">
            <text:p>440</text:p>
          </table:table-cell>
          <table:table-cell office:value-type="float" office:value="1467.6123046875" table:style-name="ce41">
            <text:p>146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6659998893737793" table:style-name="ce5">
            <text:p>0.667</text:p>
          </table:table-cell>
          <table:table-cell office:value-type="float" office:value="2.4485456943511963" table:style-name="ce5">
            <text:p>2.44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9999997615814209" table:style-name="ce5">
            <text:p>0.9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4356961250305176" table:style-name="ce5">
            <text:p>0.744</text:p>
          </table:table-cell>
          <table:table-cell office:value-type="float" office:value="0.84394210577011108" table:style-name="ce5">
            <text:p>0.844</text:p>
          </table:table-cell>
          <table:table-cell office:value-type="float" office:value="0" table:style-name="ce5">
            <text:p>0.000</text:p>
          </table:table-cell>
          <table:table-cell office:value-type="float" office:value="1.4140000343322754" table:style-name="ce5">
            <text:p>1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0.66241455078125" table:style-name="ce15">
            <text:p>110.662</text:p>
          </table:table-cell>
          <table:table-cell office:value-type="float" office:value="3.2717480659484863" table:style-name="ce43">
            <text:p>3.272</text:p>
          </table:table-cell>
          <table:table-cell office:value-type="float" office:value="1.4021776914596558" table:style-name="ce44">
            <text:p>1.402</text:p>
          </table:table-cell>
          <table:table-cell office:value-type="float" office:value="4.673924446105957" table:style-name="ce43">
            <text:p>4.67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6659998893737793" table:style-name="ce5">
            <text:p>0.667</text:p>
          </table:table-cell>
          <table:table-cell office:value-type="float" office:value="2.2445001602172852" table:style-name="ce5">
            <text:p>2.2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9999997615814209" table:style-name="ce5">
            <text:p>0.9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4356961250305176" table:style-name="ce5">
            <text:p>0.744</text:p>
          </table:table-cell>
          <table:table-cell office:value-type="float" office:value="0.84394210577011108" table:style-name="ce5">
            <text:p>0.844</text:p>
          </table:table-cell>
          <table:table-cell office:value-type="float" office:value="0" table:style-name="ce5">
            <text:p>0.000</text:p>
          </table:table-cell>
          <table:table-cell office:value-type="float" office:value="1.4140000343322754" table:style-name="ce5">
            <text:p>1.4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6.829612731933594" table:style-name="ce15">
            <text:p>96.830</text:p>
          </table:table-cell>
          <table:table-cell office:value-type="float" office:value="3.2510406970977783" table:style-name="ce43">
            <text:p>3.251</text:p>
          </table:table-cell>
          <table:table-cell office:value-type="float" office:value="1.3933031558990479" table:style-name="ce44">
            <text:p>1.393</text:p>
          </table:table-cell>
          <table:table-cell office:value-type="float" office:value="4.6443428993225098" table:style-name="ce43">
            <text:p>4.64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6659998893737793" table:style-name="ce6">
            <text:p>0.667</text:p>
          </table:table-cell>
          <table:table-cell office:value-type="float" office:value="2.2445001602172852" table:style-name="ce6">
            <text:p>2.24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9999997615814209" table:style-name="ce6">
            <text:p>0.9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4356961250305176" table:style-name="ce6">
            <text:p>0.744</text:p>
          </table:table-cell>
          <table:table-cell office:value-type="float" office:value="0.84394210577011108" table:style-name="ce6">
            <text:p>0.844</text:p>
          </table:table-cell>
          <table:table-cell office:value-type="float" office:value="0" table:style-name="ce6">
            <text:p>0.000</text:p>
          </table:table-cell>
          <table:table-cell office:value-type="float" office:value="1.4140000343322754" table:style-name="ce6">
            <text:p>1.41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96.829612731933594" table:style-name="ce16">
            <text:p>96.830</text:p>
          </table:table-cell>
          <table:table-cell office:value-type="float" office:value="3.2510406970977783" table:style-name="ce45">
            <text:p>3.251</text:p>
          </table:table-cell>
          <table:table-cell office:value-type="float" office:value="1.3933031558990479" table:style-name="ce46">
            <text:p>1.393</text:p>
          </table:table-cell>
          <table:table-cell office:value-type="float" office:value="4.6443428993225098" table:style-name="ce45">
            <text:p>4.64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HE CRES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2" table:style-name="ce3">
            <text:p>152</text:p>
          </table:table-cell>
          <table:table-cell office:value-type="float" office:value="192" table:style-name="ce3">
            <text:p>192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15" table:style-name="ce39">
            <text:p>415</text:p>
          </table:table-cell>
          <table:table-cell office:value-type="string" table:style-name="ce40">
            <text:p>--</text:p>
          </table:table-cell>
          <table:table-cell office:value-type="float" office:value="415" table:style-name="ce39">
            <text:p>4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2" table:style-name="ce3">
            <text:p>152</text:p>
          </table:table-cell>
          <table:table-cell office:value-type="float" office:value="192" table:style-name="ce3">
            <text:p>192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17" table:style-name="ce39">
            <text:p>417</text:p>
          </table:table-cell>
          <table:table-cell office:value-type="string" table:style-name="ce40">
            <text:p>--</text:p>
          </table:table-cell>
          <table:table-cell office:value-type="float" office:value="417" table:style-name="ce39">
            <text:p>4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2" table:style-name="ce3">
            <text:p>152</text:p>
          </table:table-cell>
          <table:table-cell office:value-type="float" office:value="192" table:style-name="ce3">
            <text:p>192</text:p>
          </table:table-cell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15" table:style-name="ce39">
            <text:p>415</text:p>
          </table:table-cell>
          <table:table-cell office:value-type="string" table:style-name="ce40">
            <text:p>--</text:p>
          </table:table-cell>
          <table:table-cell office:value-type="float" office:value="415" table:style-name="ce39">
            <text:p>4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4" table:style-name="ce3">
            <text:p>5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6" table:style-name="ce39">
            <text:p>76</text:p>
          </table:table-cell>
          <table:table-cell office:value-type="string" table:style-name="ce40">
            <text:p>--</text:p>
          </table:table-cell>
          <table:table-cell office:value-type="float" office:value="76" table:style-name="ce39">
            <text:p>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06" table:style-name="ce3">
            <text:p>206</text:p>
          </table:table-cell>
          <table:table-cell office:value-type="float" office:value="197" table:style-name="ce3">
            <text:p>197</text:p>
          </table:table-cell>
          <table:table-cell office:value-type="float" office:value="35" table:style-name="ce3">
            <text:p>3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91" table:style-name="ce39">
            <text:p>491</text:p>
          </table:table-cell>
          <table:table-cell office:value-type="string" table:style-name="ce40">
            <text:p>--</text:p>
          </table:table-cell>
          <table:table-cell office:value-type="float" office:value="491" table:style-name="ce39">
            <text:p>4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65" table:style-name="ce4">
            <text:p>65</text:p>
          </table:table-cell>
          <table:table-cell office:value-type="float" office:value="407" table:style-name="ce4">
            <text:p>407</text:p>
          </table:table-cell>
          <table:table-cell office:value-type="float" office:value="0" table:style-name="ce4">
            <text:p>0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1412" table:style-name="ce4">
            <text:p>1412</text:p>
          </table:table-cell>
          <table:table-cell office:value-type="float" office:value="3057" table:style-name="ce4">
            <text:p>3057</text:p>
          </table:table-cell>
          <table:table-cell office:value-type="float" office:value="613" table:style-name="ce4">
            <text:p>613</text:p>
          </table:table-cell>
          <table:table-cell office:value-type="float" office:value="15" table:style-name="ce4">
            <text:p>15</text:p>
          </table:table-cell>
          <table:table-cell office:value-type="float" office:value="523" table:style-name="ce4">
            <text:p>5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1" table:style-name="ce14">
            <text:p>531</text:p>
          </table:table-cell>
          <table:table-cell office:value-type="float" office:value="6803" table:style-name="ce41">
            <text:p>6803</text:p>
          </table:table-cell>
          <table:table-cell office:value-type="float" office:value="2915.570068359375" table:style-name="ce42">
            <text:p>2916</text:p>
          </table:table-cell>
          <table:table-cell office:value-type="float" office:value="9718.578125" table:style-name="ce41">
            <text:p>97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4500000476837158" table:style-name="ce4">
            <text:p>2</text:p>
          </table:table-cell>
          <table:table-cell office:value-type="float" office:value="15.57100200653076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.192000031471252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300015449523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1299999952316284" table:style-name="ce4">
            <text:p>1</text:p>
          </table:table-cell>
          <table:table-cell office:value-type="float" office:value="1.769000053405761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3.264007568359375" table:style-name="ce4">
            <text:p>53</text:p>
          </table:table-cell>
          <table:table-cell office:value-type="float" office:value="115.54998779296875" table:style-name="ce4">
            <text:p>116</text:p>
          </table:table-cell>
          <table:table-cell office:value-type="float" office:value="23.285003662109375" table:style-name="ce4">
            <text:p>23</text:p>
          </table:table-cell>
          <table:table-cell office:value-type="float" office:value="0.57700002193450928" table:style-name="ce4">
            <text:p>1</text:p>
          </table:table-cell>
          <table:table-cell office:value-type="float" office:value="20.114999771118164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423000335693359" table:style-name="ce14">
            <text:p>20</text:p>
          </table:table-cell>
          <table:table-cell office:value-type="float" office:value="258.02188110351562" table:style-name="ce41">
            <text:p>258</text:p>
          </table:table-cell>
          <table:table-cell office:value-type="float" office:value="110.58078765869141" table:style-name="ce42">
            <text:p>111</text:p>
          </table:table-cell>
          <table:table-cell office:value-type="float" office:value="368.60250854492187" table:style-name="ce41">
            <text:p>3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9000000953674316" table:style-name="ce5">
            <text:p>0.490</text:p>
          </table:table-cell>
          <table:table-cell office:value-type="float" office:value="0.97318762540817261" table:style-name="ce5">
            <text:p>0.973</text:p>
          </table:table-cell>
          <table:table-cell office:value-type="float" office:value="0" table:style-name="ce5">
            <text:p>0.000</text:p>
          </table:table-cell>
          <table:table-cell office:value-type="float" office:value="1.1920000314712524" table:style-name="ce5">
            <text:p>1.1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4588891267776489" table:style-name="ce5">
            <text:p>0.3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649999976158142" table:style-name="ce5">
            <text:p>0.356</text:p>
          </table:table-cell>
          <table:table-cell office:value-type="float" office:value="1.7690000534057617" table:style-name="ce5">
            <text:p>1.769</text:p>
          </table:table-cell>
          <table:table-cell office:value-type="float" office:value="0" table:style-name="ce5">
            <text:p>0.000</text:p>
          </table:table-cell>
          <table:table-cell office:value-type="float" office:value="0.35042110085487366" table:style-name="ce5">
            <text:p>0.350</text:p>
          </table:table-cell>
          <table:table-cell office:value-type="float" office:value="0.60182285308837891" table:style-name="ce5">
            <text:p>0.602</text:p>
          </table:table-cell>
          <table:table-cell office:value-type="float" office:value="0.70560616254806519" table:style-name="ce5">
            <text:p>0.706</text:p>
          </table:table-cell>
          <table:table-cell office:value-type="float" office:value="0.57700002193450928" table:style-name="ce5">
            <text:p>0.577</text:p>
          </table:table-cell>
          <table:table-cell office:value-type="float" office:value="10.057499885559082" table:style-name="ce5">
            <text:p>10.0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.423000335693359" table:style-name="ce15">
            <text:p>20.423</text:p>
          </table:table-cell>
          <table:table-cell office:value-type="float" office:value="0.62173944711685181" table:style-name="ce43">
            <text:p>0.622</text:p>
          </table:table-cell>
          <table:table-cell office:value-type="float" office:value="0.26645973324775696" table:style-name="ce44">
            <text:p>0.266</text:p>
          </table:table-cell>
          <table:table-cell office:value-type="float" office:value="0.88819879293441772" table:style-name="ce43">
            <text:p>0.8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9000000953674316" table:style-name="ce5">
            <text:p>0.490</text:p>
          </table:table-cell>
          <table:table-cell office:value-type="float" office:value="0.91594129800796509" table:style-name="ce5">
            <text:p>0.916</text:p>
          </table:table-cell>
          <table:table-cell office:value-type="float" office:value="0" table:style-name="ce5">
            <text:p>0.000</text:p>
          </table:table-cell>
          <table:table-cell office:value-type="float" office:value="1.1920000314712524" table:style-name="ce5">
            <text:p>1.1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4588891267776489" table:style-name="ce5">
            <text:p>0.3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649999976158142" table:style-name="ce5">
            <text:p>0.356</text:p>
          </table:table-cell>
          <table:table-cell office:value-type="float" office:value="1.7690000534057617" table:style-name="ce5">
            <text:p>1.769</text:p>
          </table:table-cell>
          <table:table-cell office:value-type="float" office:value="0" table:style-name="ce5">
            <text:p>0.000</text:p>
          </table:table-cell>
          <table:table-cell office:value-type="float" office:value="0.35042110085487366" table:style-name="ce5">
            <text:p>0.350</text:p>
          </table:table-cell>
          <table:table-cell office:value-type="float" office:value="0.60182285308837891" table:style-name="ce5">
            <text:p>0.602</text:p>
          </table:table-cell>
          <table:table-cell office:value-type="float" office:value="0.70560616254806519" table:style-name="ce5">
            <text:p>0.706</text:p>
          </table:table-cell>
          <table:table-cell office:value-type="float" office:value="0.57700002193450928" table:style-name="ce5">
            <text:p>0.577</text:p>
          </table:table-cell>
          <table:table-cell office:value-type="float" office:value="10.057499885559082" table:style-name="ce5">
            <text:p>10.0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.21150016784668" table:style-name="ce15">
            <text:p>10.212</text:p>
          </table:table-cell>
          <table:table-cell office:value-type="float" office:value="0.61875748634338379" table:style-name="ce43">
            <text:p>0.619</text:p>
          </table:table-cell>
          <table:table-cell office:value-type="float" office:value="0.26518175005912781" table:style-name="ce44">
            <text:p>0.265</text:p>
          </table:table-cell>
          <table:table-cell office:value-type="float" office:value="0.88393884897232056" table:style-name="ce43">
            <text:p>0.8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49000000953674316" table:style-name="ce6">
            <text:p>0.490</text:p>
          </table:table-cell>
          <table:table-cell office:value-type="float" office:value="0.97318762540817261" table:style-name="ce6">
            <text:p>0.973</text:p>
          </table:table-cell>
          <table:table-cell office:value-type="float" office:value="0" table:style-name="ce6">
            <text:p>0.000</text:p>
          </table:table-cell>
          <table:table-cell office:value-type="float" office:value="1.1920000314712524" table:style-name="ce6">
            <text:p>1.19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4588891267776489" table:style-name="ce6">
            <text:p>0.34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5649999976158142" table:style-name="ce6">
            <text:p>0.356</text:p>
          </table:table-cell>
          <table:table-cell office:value-type="float" office:value="1.7690000534057617" table:style-name="ce6">
            <text:p>1.769</text:p>
          </table:table-cell>
          <table:table-cell office:value-type="float" office:value="0" table:style-name="ce6">
            <text:p>0.000</text:p>
          </table:table-cell>
          <table:table-cell office:value-type="float" office:value="0.35042110085487366" table:style-name="ce6">
            <text:p>0.350</text:p>
          </table:table-cell>
          <table:table-cell office:value-type="float" office:value="0.60182285308837891" table:style-name="ce6">
            <text:p>0.602</text:p>
          </table:table-cell>
          <table:table-cell office:value-type="float" office:value="0.70560616254806519" table:style-name="ce6">
            <text:p>0.706</text:p>
          </table:table-cell>
          <table:table-cell office:value-type="float" office:value="0.57700002193450928" table:style-name="ce6">
            <text:p>0.577</text:p>
          </table:table-cell>
          <table:table-cell office:value-type="float" office:value="10.057499885559082" table:style-name="ce6">
            <text:p>10.05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0.423000335693359" table:style-name="ce16">
            <text:p>20.423</text:p>
          </table:table-cell>
          <table:table-cell office:value-type="float" office:value="0.62173944711685181" table:style-name="ce45">
            <text:p>0.622</text:p>
          </table:table-cell>
          <table:table-cell office:value-type="float" office:value="0.26645973324775696" table:style-name="ce46">
            <text:p>0.266</text:p>
          </table:table-cell>
          <table:table-cell office:value-type="float" office:value="0.88819879293441772" table:style-name="ce45">
            <text:p>0.88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YGERVALLE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5" table:style-name="ce39">
            <text:p>15</text:p>
          </table:table-cell>
          <table:table-cell office:value-type="string" table:style-name="ce40">
            <text:p>--</text:p>
          </table:table-cell>
          <table:table-cell office:value-type="float" office:value="15" table:style-name="ce39">
            <text:p>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13">
            <text:p>25</text:p>
          </table:table-cell>
          <table:table-cell office:value-type="float" office:value="51" table:style-name="ce39">
            <text:p>51</text:p>
          </table:table-cell>
          <table:table-cell office:value-type="string" table:style-name="ce40">
            <text:p>--</text:p>
          </table:table-cell>
          <table:table-cell office:value-type="float" office:value="51" table:style-name="ce39">
            <text:p>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3">
            <text:p>22</text:p>
          </table:table-cell>
          <table:table-cell office:value-type="float" office:value="44" table:style-name="ce39">
            <text:p>44</text:p>
          </table:table-cell>
          <table:table-cell office:value-type="string" table:style-name="ce40">
            <text:p>--</text:p>
          </table:table-cell>
          <table:table-cell office:value-type="float" office:value="44" table:style-name="ce39">
            <text:p>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39">
            <text:p>7</text:p>
          </table:table-cell>
          <table:table-cell office:value-type="string" table:style-name="ce40">
            <text:p>-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2" table:style-name="ce39">
            <text:p>22</text:p>
          </table:table-cell>
          <table:table-cell office:value-type="string" table:style-name="ce40">
            <text:p>--</text:p>
          </table:table-cell>
          <table:table-cell office:value-type="float" office:value="22" table:style-name="ce39">
            <text:p>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1756" table:style-name="ce4">
            <text:p>17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4" table:style-name="ce4">
            <text:p>3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46" table:style-name="ce14">
            <text:p>8646</text:p>
          </table:table-cell>
          <table:table-cell office:value-type="float" office:value="10746" table:style-name="ce41">
            <text:p>10746</text:p>
          </table:table-cell>
          <table:table-cell office:value-type="float" office:value="4605.42822265625" table:style-name="ce42">
            <text:p>4605</text:p>
          </table:table-cell>
          <table:table-cell office:value-type="float" office:value="15351.4306640625" table:style-name="ce41">
            <text:p>153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58.532997131347656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6600151062011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8.20001220703125" table:style-name="ce14">
            <text:p>288</text:p>
          </table:table-cell>
          <table:table-cell office:value-type="float" office:value="358.19900512695312" table:style-name="ce41">
            <text:p>358</text:p>
          </table:table-cell>
          <table:table-cell office:value-type="float" office:value="153.51385498046875" table:style-name="ce42">
            <text:p>154</text:p>
          </table:table-cell>
          <table:table-cell office:value-type="float" office:value="511.71279907226563" table:style-name="ce41">
            <text:p>51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7.316624641418457" table:style-name="ce5">
            <text:p>7.3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.466001510620117" table:style-name="ce5">
            <text:p>11.4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8.033336639404297" table:style-name="ce15">
            <text:p>48.033</text:p>
          </table:table-cell>
          <table:table-cell office:value-type="float" office:value="23.879934310913086" table:style-name="ce43">
            <text:p>23.880</text:p>
          </table:table-cell>
          <table:table-cell office:value-type="float" office:value="10.234256744384766" table:style-name="ce44">
            <text:p>10.234</text:p>
          </table:table-cell>
          <table:table-cell office:value-type="float" office:value="34.114185333251953" table:style-name="ce43">
            <text:p>34.11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4.1809282302856445" table:style-name="ce5">
            <text:p>4.1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5550012588500977" table:style-name="ce5">
            <text:p>0.9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.528000831604004" table:style-name="ce15">
            <text:p>11.528</text:p>
          </table:table-cell>
          <table:table-cell office:value-type="float" office:value="7.0235099792480469" table:style-name="ce43">
            <text:p>7.024</text:p>
          </table:table-cell>
          <table:table-cell office:value-type="float" office:value="3.010075569152832" table:style-name="ce44">
            <text:p>3.010</text:p>
          </table:table-cell>
          <table:table-cell office:value-type="float" office:value="10.033584594726562" table:style-name="ce43">
            <text:p>10.03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5.3211817741394043" table:style-name="ce6">
            <text:p>5.32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423637628555298" table:style-name="ce6">
            <text:p>1.04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3.100000381469727" table:style-name="ce16">
            <text:p>13.100</text:p>
          </table:table-cell>
          <table:table-cell office:value-type="float" office:value="8.1408863067626953" table:style-name="ce45">
            <text:p>8.141</text:p>
          </table:table-cell>
          <table:table-cell office:value-type="float" office:value="3.4889512062072754" table:style-name="ce46">
            <text:p>3.489</text:p>
          </table:table-cell>
          <table:table-cell office:value-type="float" office:value="11.629836082458496" table:style-name="ce45">
            <text:p>11.63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UITZICH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3">
            <text:p>439</text:p>
          </table:table-cell>
          <table:table-cell office:value-type="float" office:value="754" table:style-name="ce3">
            <text:p>754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246" table:style-name="ce39">
            <text:p>1246</text:p>
          </table:table-cell>
          <table:table-cell office:value-type="string" table:style-name="ce40">
            <text:p>--</text:p>
          </table:table-cell>
          <table:table-cell office:value-type="float" office:value="1246" table:style-name="ce39">
            <text:p>12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58" table:style-name="ce3">
            <text:p>458</text:p>
          </table:table-cell>
          <table:table-cell office:value-type="float" office:value="770" table:style-name="ce3">
            <text:p>77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289" table:style-name="ce39">
            <text:p>1289</text:p>
          </table:table-cell>
          <table:table-cell office:value-type="string" table:style-name="ce40">
            <text:p>--</text:p>
          </table:table-cell>
          <table:table-cell office:value-type="float" office:value="1289" table:style-name="ce39">
            <text:p>12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58" table:style-name="ce3">
            <text:p>458</text:p>
          </table:table-cell>
          <table:table-cell office:value-type="float" office:value="770" table:style-name="ce3">
            <text:p>77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316" table:style-name="ce39">
            <text:p>1316</text:p>
          </table:table-cell>
          <table:table-cell office:value-type="string" table:style-name="ce40">
            <text:p>--</text:p>
          </table:table-cell>
          <table:table-cell office:value-type="float" office:value="1316" table:style-name="ce39">
            <text:p>1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30" table:style-name="ce3">
            <text:p>130</text:p>
          </table:table-cell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8" table:style-name="ce39">
            <text:p>288</text:p>
          </table:table-cell>
          <table:table-cell office:value-type="string" table:style-name="ce40">
            <text:p>--</text:p>
          </table:table-cell>
          <table:table-cell office:value-type="float" office:value="288" table:style-name="ce39">
            <text:p>2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" table:style-name="ce3">
            <text:p>6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69" table:style-name="ce3">
            <text:p>569</text:p>
          </table:table-cell>
          <table:table-cell office:value-type="float" office:value="799" table:style-name="ce3">
            <text:p>799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534" table:style-name="ce39">
            <text:p>1534</text:p>
          </table:table-cell>
          <table:table-cell office:value-type="string" table:style-name="ce40">
            <text:p>--</text:p>
          </table:table-cell>
          <table:table-cell office:value-type="float" office:value="1534" table:style-name="ce39">
            <text:p>153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36" table:style-name="ce4">
            <text:p>136</text:p>
          </table:table-cell>
          <table:table-cell office:value-type="float" office:value="2737" table:style-name="ce4">
            <text:p>27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5757" table:style-name="ce4">
            <text:p>5757</text:p>
          </table:table-cell>
          <table:table-cell office:value-type="float" office:value="13562" table:style-name="ce4">
            <text:p>13562</text:p>
          </table:table-cell>
          <table:table-cell office:value-type="float" office:value="248" table:style-name="ce4">
            <text:p>248</text:p>
          </table:table-cell>
          <table:table-cell office:value-type="float" office:value="78" table:style-name="ce4">
            <text:p>78</text:p>
          </table:table-cell>
          <table:table-cell office:value-type="float" office:value="421" table:style-name="ce4">
            <text:p>4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40" table:style-name="ce14">
            <text:p>4140</text:p>
          </table:table-cell>
          <table:table-cell office:value-type="float" office:value="27144" table:style-name="ce41">
            <text:p>27144</text:p>
          </table:table-cell>
          <table:table-cell office:value-type="float" office:value="11633.1396484375" table:style-name="ce42">
            <text:p>11633</text:p>
          </table:table-cell>
          <table:table-cell office:value-type="float" office:value="38777.16015625" table:style-name="ce41">
            <text:p>3877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.25" table:style-name="ce4">
            <text:p>4</text:p>
          </table:table-cell>
          <table:table-cell office:value-type="float" office:value="90.750015258789063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3200006484985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79.74522399902344" table:style-name="ce4">
            <text:p>180</text:p>
          </table:table-cell>
          <table:table-cell office:value-type="float" office:value="434.4805908203125" table:style-name="ce4">
            <text:p>434</text:p>
          </table:table-cell>
          <table:table-cell office:value-type="float" office:value="7.9380006790161133" table:style-name="ce4">
            <text:p>8</text:p>
          </table:table-cell>
          <table:table-cell office:value-type="float" office:value="2.437999963760376" table:style-name="ce4">
            <text:p>2</text:p>
          </table:table-cell>
          <table:table-cell office:value-type="float" office:value="13.202999114990234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9.37599182128906" table:style-name="ce14">
            <text:p>129</text:p>
          </table:table-cell>
          <table:table-cell office:value-type="float" office:value="864.211181640625" table:style-name="ce41">
            <text:p>864</text:p>
          </table:table-cell>
          <table:table-cell office:value-type="float" office:value="370.37698364257812" table:style-name="ce42">
            <text:p>370</text:p>
          </table:table-cell>
          <table:table-cell office:value-type="float" office:value="1234.5928955078125" table:style-name="ce41">
            <text:p>123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071428656578064" table:style-name="ce5">
            <text:p>0.607</text:p>
          </table:table-cell>
          <table:table-cell office:value-type="float" office:value="3.4903852939605713" table:style-name="ce5">
            <text:p>3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160000324249268" table:style-name="ce5">
            <text:p>1.016</text:p>
          </table:table-cell>
          <table:table-cell office:value-type="float" office:value="0" table:style-name="ce5">
            <text:p>0.000</text:p>
          </table:table-cell>
          <table:table-cell office:value-type="float" office:value="0.40944242477416992" table:style-name="ce5">
            <text:p>0.409</text:p>
          </table:table-cell>
          <table:table-cell office:value-type="float" office:value="0.57623422145843506" table:style-name="ce5">
            <text:p>0.576</text:p>
          </table:table-cell>
          <table:table-cell office:value-type="float" office:value="0.88200008869171143" table:style-name="ce5">
            <text:p>0.882</text:p>
          </table:table-cell>
          <table:table-cell office:value-type="float" office:value="1.218999981880188" table:style-name="ce5">
            <text:p>1.219</text:p>
          </table:table-cell>
          <table:table-cell office:value-type="float" office:value="3.3007497787475586" table:style-name="ce5">
            <text:p>3.3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.125331878662109" table:style-name="ce15">
            <text:p>43.125</text:p>
          </table:table-cell>
          <table:table-cell office:value-type="float" office:value="0.69358843564987183" table:style-name="ce43">
            <text:p>0.694</text:p>
          </table:table-cell>
          <table:table-cell office:value-type="float" office:value="0.29725280404090881" table:style-name="ce44">
            <text:p>0.297</text:p>
          </table:table-cell>
          <table:table-cell office:value-type="float" office:value="0.99084502458572388" table:style-name="ce43">
            <text:p>0.9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071428656578064" table:style-name="ce5">
            <text:p>0.607</text:p>
          </table:table-cell>
          <table:table-cell office:value-type="float" office:value="3.1293108463287354" table:style-name="ce5">
            <text:p>3.1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0640002489089966" table:style-name="ce5">
            <text:p>0.406</text:p>
          </table:table-cell>
          <table:table-cell office:value-type="float" office:value="0" table:style-name="ce5">
            <text:p>0.000</text:p>
          </table:table-cell>
          <table:table-cell office:value-type="float" office:value="0.39245682954788208" table:style-name="ce5">
            <text:p>0.392</text:p>
          </table:table-cell>
          <table:table-cell office:value-type="float" office:value="0.56426048278808594" table:style-name="ce5">
            <text:p>0.564</text:p>
          </table:table-cell>
          <table:table-cell office:value-type="float" office:value="0.88200008869171143" table:style-name="ce5">
            <text:p>0.882</text:p>
          </table:table-cell>
          <table:table-cell office:value-type="float" office:value="1.218999981880188" table:style-name="ce5">
            <text:p>1.219</text:p>
          </table:table-cell>
          <table:table-cell office:value-type="float" office:value="3.3007497787475586" table:style-name="ce5">
            <text:p>3.3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.875198364257812" table:style-name="ce15">
            <text:p>25.875</text:p>
          </table:table-cell>
          <table:table-cell office:value-type="float" office:value="0.67045086622238159" table:style-name="ce43">
            <text:p>0.670</text:p>
          </table:table-cell>
          <table:table-cell office:value-type="float" office:value="0.28733667731285095" table:style-name="ce44">
            <text:p>0.287</text:p>
          </table:table-cell>
          <table:table-cell office:value-type="float" office:value="0.95779120922088623" table:style-name="ce43">
            <text:p>0.95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071428656578064" table:style-name="ce6">
            <text:p>0.607</text:p>
          </table:table-cell>
          <table:table-cell office:value-type="float" office:value="1.4877051115036011" table:style-name="ce6">
            <text:p>1.4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160000324249268" table:style-name="ce6">
            <text:p>1.016</text:p>
          </table:table-cell>
          <table:table-cell office:value-type="float" office:value="0" table:style-name="ce6">
            <text:p>0.000</text:p>
          </table:table-cell>
          <table:table-cell office:value-type="float" office:value="0.39245682954788208" table:style-name="ce6">
            <text:p>0.392</text:p>
          </table:table-cell>
          <table:table-cell office:value-type="float" office:value="0.56426048278808594" table:style-name="ce6">
            <text:p>0.564</text:p>
          </table:table-cell>
          <table:table-cell office:value-type="float" office:value="0.88200008869171143" table:style-name="ce6">
            <text:p>0.882</text:p>
          </table:table-cell>
          <table:table-cell office:value-type="float" office:value="1.218999981880188" table:style-name="ce6">
            <text:p>1.219</text:p>
          </table:table-cell>
          <table:table-cell office:value-type="float" office:value="3.3007497787475586" table:style-name="ce6">
            <text:p>3.3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3.125331878662109" table:style-name="ce16">
            <text:p>43.125</text:p>
          </table:table-cell>
          <table:table-cell office:value-type="float" office:value="0.65669542551040649" table:style-name="ce45">
            <text:p>0.657</text:p>
          </table:table-cell>
          <table:table-cell office:value-type="float" office:value="0.28144147992134094" table:style-name="ce46">
            <text:p>0.281</text:p>
          </table:table-cell>
          <table:table-cell office:value-type="float" office:value="0.93814051151275635" table:style-name="ce45">
            <text:p>0.93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ALMARY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99" table:style-name="ce39">
            <text:p>99</text:p>
          </table:table-cell>
          <table:table-cell office:value-type="string" table:style-name="ce40">
            <text:p>--</text:p>
          </table:table-cell>
          <table:table-cell office:value-type="float" office:value="99" table:style-name="ce39">
            <text:p>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00" table:style-name="ce39">
            <text:p>100</text:p>
          </table:table-cell>
          <table:table-cell office:value-type="string" table:style-name="ce40">
            <text:p>--</text:p>
          </table:table-cell>
          <table:table-cell office:value-type="float" office:value="100" table:style-name="ce39">
            <text:p>10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99" table:style-name="ce39">
            <text:p>99</text:p>
          </table:table-cell>
          <table:table-cell office:value-type="string" table:style-name="ce40">
            <text:p>--</text:p>
          </table:table-cell>
          <table:table-cell office:value-type="float" office:value="99" table:style-name="ce39">
            <text:p>9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6" table:style-name="ce3">
            <text:p>4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8" table:style-name="ce39">
            <text:p>88</text:p>
          </table:table-cell>
          <table:table-cell office:value-type="string" table:style-name="ce40">
            <text:p>--</text:p>
          </table:table-cell>
          <table:table-cell office:value-type="float" office:value="88" table:style-name="ce39">
            <text:p>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187" table:style-name="ce39">
            <text:p>187</text:p>
          </table:table-cell>
          <table:table-cell office:value-type="string" table:style-name="ce40">
            <text:p>--</text:p>
          </table:table-cell>
          <table:table-cell office:value-type="float" office:value="187" table:style-name="ce39">
            <text:p>1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" table:style-name="ce4">
            <text:p>4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5" table:style-name="ce4">
            <text:p>425</text:p>
          </table:table-cell>
          <table:table-cell office:value-type="float" office:value="0" table:style-name="ce4">
            <text:p>0</text:p>
          </table:table-cell>
          <table:table-cell office:value-type="float" office:value="150" table:style-name="ce4">
            <text:p>150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1359" table:style-name="ce4">
            <text:p>1359</text:p>
          </table:table-cell>
          <table:table-cell office:value-type="float" office:value="922" table:style-name="ce4">
            <text:p>9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265" table:style-name="ce14">
            <text:p>60265</text:p>
          </table:table-cell>
          <table:table-cell office:value-type="float" office:value="63248" table:style-name="ce41">
            <text:p>63248</text:p>
          </table:table-cell>
          <table:table-cell office:value-type="float" office:value="27106.28515625" table:style-name="ce42">
            <text:p>27106</text:p>
          </table:table-cell>
          <table:table-cell office:value-type="float" office:value="90354.3046875" table:style-name="ce41">
            <text:p>903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14300000667572021" table:style-name="ce4">
            <text:p>0</text:p>
          </table:table-cell>
          <table:table-cell office:value-type="float" office:value="1.939000010490417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178000450134277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5.1040000915527344" table:style-name="ce4">
            <text:p>5</text:p>
          </table:table-cell>
          <table:table-cell office:value-type="float" office:value="2.2509999275207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4.419998168945313" table:style-name="ce4">
            <text:p>44</text:p>
          </table:table-cell>
          <table:table-cell office:value-type="float" office:value="31.536001205444336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51.89794921875" table:style-name="ce14">
            <text:p>1952</text:p>
          </table:table-cell>
          <table:table-cell office:value-type="float" office:value="2052.468994140625" table:style-name="ce41">
            <text:p>2052</text:p>
          </table:table-cell>
          <table:table-cell office:value-type="float" office:value="879.629638671875" table:style-name="ce42">
            <text:p>880</text:p>
          </table:table-cell>
          <table:table-cell office:value-type="float" office:value="2932.098876953125" table:style-name="ce41">
            <text:p>29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14300000667572021" table:style-name="ce5">
            <text:p>0.143</text:p>
          </table:table-cell>
          <table:table-cell office:value-type="float" office:value="0.96950000524520874" table:style-name="ce5">
            <text:p>0.9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5890002250671387" table:style-name="ce5">
            <text:p>7.589</text:p>
          </table:table-cell>
          <table:table-cell office:value-type="float" office:value="0" table:style-name="ce5">
            <text:p>0.000</text:p>
          </table:table-cell>
          <table:table-cell office:value-type="float" office:value="0.6380000114440918" table:style-name="ce5">
            <text:p>0.638</text:p>
          </table:table-cell>
          <table:table-cell office:value-type="float" office:value="0.75033330917358398" table:style-name="ce5">
            <text:p>0.750</text:p>
          </table:table-cell>
          <table:table-cell office:value-type="float" office:value="0" table:style-name="ce5">
            <text:p>0.000</text:p>
          </table:table-cell>
          <table:table-cell office:value-type="float" office:value="0.96565210819244385" table:style-name="ce5">
            <text:p>0.966</text:p>
          </table:table-cell>
          <table:table-cell office:value-type="float" office:value="1.0172903537750244" table:style-name="ce5">
            <text:p>1.0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25.31631469726562" table:style-name="ce15">
            <text:p>325.316</text:p>
          </table:table-cell>
          <table:table-cell office:value-type="float" office:value="20.732009887695313" table:style-name="ce43">
            <text:p>20.732</text:p>
          </table:table-cell>
          <table:table-cell office:value-type="float" office:value="8.8851480484008789" table:style-name="ce44">
            <text:p>8.885</text:p>
          </table:table-cell>
          <table:table-cell office:value-type="float" office:value="29.617160797119141" table:style-name="ce43">
            <text:p>29.61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14300000667572021" table:style-name="ce5">
            <text:p>0.143</text:p>
          </table:table-cell>
          <table:table-cell office:value-type="float" office:value="0.96950000524520874" table:style-name="ce5">
            <text:p>0.97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5890002250671387" table:style-name="ce5">
            <text:p>7.589</text:p>
          </table:table-cell>
          <table:table-cell office:value-type="float" office:value="0" table:style-name="ce5">
            <text:p>0.000</text:p>
          </table:table-cell>
          <table:table-cell office:value-type="float" office:value="0.6380000114440918" table:style-name="ce5">
            <text:p>0.638</text:p>
          </table:table-cell>
          <table:table-cell office:value-type="float" office:value="0.75033330917358398" table:style-name="ce5">
            <text:p>0.750</text:p>
          </table:table-cell>
          <table:table-cell office:value-type="float" office:value="0" table:style-name="ce5">
            <text:p>0.000</text:p>
          </table:table-cell>
          <table:table-cell office:value-type="float" office:value="0.94510632753372192" table:style-name="ce5">
            <text:p>0.945</text:p>
          </table:table-cell>
          <table:table-cell office:value-type="float" office:value="1.0172903537750244" table:style-name="ce5">
            <text:p>1.0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25.31631469726562" table:style-name="ce15">
            <text:p>325.316</text:p>
          </table:table-cell>
          <table:table-cell office:value-type="float" office:value="20.524690628051758" table:style-name="ce43">
            <text:p>20.525</text:p>
          </table:table-cell>
          <table:table-cell office:value-type="float" office:value="8.7962961196899414" table:style-name="ce44">
            <text:p>8.796</text:p>
          </table:table-cell>
          <table:table-cell office:value-type="float" office:value="29.320989608764648" table:style-name="ce43">
            <text:p>29.3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14300000667572021" table:style-name="ce6">
            <text:p>0.143</text:p>
          </table:table-cell>
          <table:table-cell office:value-type="float" office:value="0.96950000524520874" table:style-name="ce6">
            <text:p>0.97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5890002250671387" table:style-name="ce6">
            <text:p>7.589</text:p>
          </table:table-cell>
          <table:table-cell office:value-type="float" office:value="0" table:style-name="ce6">
            <text:p>0.000</text:p>
          </table:table-cell>
          <table:table-cell office:value-type="float" office:value="0.6380000114440918" table:style-name="ce6">
            <text:p>0.638</text:p>
          </table:table-cell>
          <table:table-cell office:value-type="float" office:value="0.75033330917358398" table:style-name="ce6">
            <text:p>0.750</text:p>
          </table:table-cell>
          <table:table-cell office:value-type="float" office:value="0" table:style-name="ce6">
            <text:p>0.000</text:p>
          </table:table-cell>
          <table:table-cell office:value-type="float" office:value="0.96565210819244385" table:style-name="ce6">
            <text:p>0.966</text:p>
          </table:table-cell>
          <table:table-cell office:value-type="float" office:value="1.0172903537750244" table:style-name="ce6">
            <text:p>1.0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25.31631469726562" table:style-name="ce16">
            <text:p>325.316</text:p>
          </table:table-cell>
          <table:table-cell office:value-type="float" office:value="20.732009887695313" table:style-name="ce45">
            <text:p>20.732</text:p>
          </table:table-cell>
          <table:table-cell office:value-type="float" office:value="8.8851480484008789" table:style-name="ce46">
            <text:p>8.885</text:p>
          </table:table-cell>
          <table:table-cell office:value-type="float" office:value="29.617160797119141" table:style-name="ce45">
            <text:p>29.61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AN RIEBEECKSHOF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131" table:style-name="ce3">
            <text:p>13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87" table:style-name="ce39">
            <text:p>287</text:p>
          </table:table-cell>
          <table:table-cell office:value-type="string" table:style-name="ce40">
            <text:p>--</text:p>
          </table:table-cell>
          <table:table-cell office:value-type="float" office:value="287" table:style-name="ce39">
            <text:p>2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131" table:style-name="ce3">
            <text:p>13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89" table:style-name="ce39">
            <text:p>289</text:p>
          </table:table-cell>
          <table:table-cell office:value-type="string" table:style-name="ce40">
            <text:p>--</text:p>
          </table:table-cell>
          <table:table-cell office:value-type="float" office:value="289" table:style-name="ce39">
            <text:p>2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1" table:style-name="ce3">
            <text:p>71</text:p>
          </table:table-cell>
          <table:table-cell office:value-type="float" office:value="131" table:style-name="ce3">
            <text:p>13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87" table:style-name="ce39">
            <text:p>287</text:p>
          </table:table-cell>
          <table:table-cell office:value-type="string" table:style-name="ce40">
            <text:p>--</text:p>
          </table:table-cell>
          <table:table-cell office:value-type="float" office:value="287" table:style-name="ce39">
            <text:p>2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3">
            <text:p>154</text:p>
          </table:table-cell>
          <table:table-cell office:value-type="float" office:value="52" table:style-name="ce3">
            <text:p>5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4" table:style-name="ce39">
            <text:p>324</text:p>
          </table:table-cell>
          <table:table-cell office:value-type="string" table:style-name="ce40">
            <text:p>--</text:p>
          </table:table-cell>
          <table:table-cell office:value-type="float" office:value="324" table:style-name="ce39">
            <text:p>3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52" table:style-name="ce3">
            <text:p>5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25" table:style-name="ce3">
            <text:p>225</text:p>
          </table:table-cell>
          <table:table-cell office:value-type="float" office:value="183" table:style-name="ce3">
            <text:p>183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611" table:style-name="ce39">
            <text:p>611</text:p>
          </table:table-cell>
          <table:table-cell office:value-type="string" table:style-name="ce40">
            <text:p>--</text:p>
          </table:table-cell>
          <table:table-cell office:value-type="float" office:value="611" table:style-name="ce39">
            <text:p>6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20" table:style-name="ce4">
            <text:p>420</text:p>
          </table:table-cell>
          <table:table-cell office:value-type="float" office:value="2596" table:style-name="ce4">
            <text:p>25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003" table:style-name="ce4">
            <text:p>1003</text:p>
          </table:table-cell>
          <table:table-cell office:value-type="float" office:value="3269" table:style-name="ce4">
            <text:p>3269</text:p>
          </table:table-cell>
          <table:table-cell office:value-type="float" office:value="563" table:style-name="ce4">
            <text:p>563</text:p>
          </table:table-cell>
          <table:table-cell office:value-type="float" office:value="0" table:style-name="ce4">
            <text:p>0</text:p>
          </table:table-cell>
          <table:table-cell office:value-type="float" office:value="2134" table:style-name="ce4">
            <text:p>21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343" table:style-name="ce14">
            <text:p>13343</text:p>
          </table:table-cell>
          <table:table-cell office:value-type="float" office:value="23346" table:style-name="ce41">
            <text:p>23346</text:p>
          </table:table-cell>
          <table:table-cell office:value-type="float" office:value="10005.427734375" table:style-name="ce42">
            <text:p>10005</text:p>
          </table:table-cell>
          <table:table-cell office:value-type="float" office:value="33351.43359375" table:style-name="ce41">
            <text:p>333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4.402999877929688" table:style-name="ce4">
            <text:p>14</text:p>
          </table:table-cell>
          <table:table-cell office:value-type="float" office:value="87.797988891601563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209999918937683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2.997001647949219" table:style-name="ce4">
            <text:p>33</text:p>
          </table:table-cell>
          <table:table-cell office:value-type="float" office:value="109.91301727294922" table:style-name="ce4">
            <text:p>110</text:p>
          </table:table-cell>
          <table:table-cell office:value-type="float" office:value="18.88999938964843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71.711006164550781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15.9339599609375" table:style-name="ce14">
            <text:p>1716</text:p>
          </table:table-cell>
          <table:table-cell office:value-type="float" office:value="2052.267578125" table:style-name="ce41">
            <text:p>2052</text:p>
          </table:table-cell>
          <table:table-cell office:value-type="float" office:value="879.54266357421875" table:style-name="ce42">
            <text:p>880</text:p>
          </table:table-cell>
          <table:table-cell office:value-type="float" office:value="2931.80810546875" table:style-name="ce41">
            <text:p>29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8003749847412109" table:style-name="ce5">
            <text:p>1.800</text:p>
          </table:table-cell>
          <table:table-cell office:value-type="float" office:value="2.5822937488555908" table:style-name="ce5">
            <text:p>2.5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099999189376831" table:style-name="ce5">
            <text:p>0.621</text:p>
          </table:table-cell>
          <table:table-cell office:value-type="float" office:value="0" table:style-name="ce5">
            <text:p>0.000</text:p>
          </table:table-cell>
          <table:table-cell office:value-type="float" office:value="0.46474650502204895" table:style-name="ce5">
            <text:p>0.465</text:p>
          </table:table-cell>
          <table:table-cell office:value-type="float" office:value="0.8390306830406189" table:style-name="ce5">
            <text:p>0.839</text:p>
          </table:table-cell>
          <table:table-cell office:value-type="float" office:value="1.1806249618530273" table:style-name="ce5">
            <text:p>1.181</text:p>
          </table:table-cell>
          <table:table-cell office:value-type="float" office:value="0" table:style-name="ce5">
            <text:p>0.000</text:p>
          </table:table-cell>
          <table:table-cell office:value-type="float" office:value="3.4148097038269043" table:style-name="ce5">
            <text:p>3.4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3.18679809570312" table:style-name="ce15">
            <text:p>343.187</text:p>
          </table:table-cell>
          <table:table-cell office:value-type="float" office:value="7.1507582664489746" table:style-name="ce43">
            <text:p>7.151</text:p>
          </table:table-cell>
          <table:table-cell office:value-type="float" office:value="3.0646085739135742" table:style-name="ce44">
            <text:p>3.065</text:p>
          </table:table-cell>
          <table:table-cell office:value-type="float" office:value="10.215359687805176" table:style-name="ce43">
            <text:p>10.21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003749847412109" table:style-name="ce5">
            <text:p>1.800</text:p>
          </table:table-cell>
          <table:table-cell office:value-type="float" office:value="2.4388329982757568" table:style-name="ce5">
            <text:p>2.4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099999189376831" table:style-name="ce5">
            <text:p>0.621</text:p>
          </table:table-cell>
          <table:table-cell office:value-type="float" office:value="0" table:style-name="ce5">
            <text:p>0.000</text:p>
          </table:table-cell>
          <table:table-cell office:value-type="float" office:value="0.46474650502204895" table:style-name="ce5">
            <text:p>0.465</text:p>
          </table:table-cell>
          <table:table-cell office:value-type="float" office:value="0.8390306830406189" table:style-name="ce5">
            <text:p>0.839</text:p>
          </table:table-cell>
          <table:table-cell office:value-type="float" office:value="1.1806249618530273" table:style-name="ce5">
            <text:p>1.181</text:p>
          </table:table-cell>
          <table:table-cell office:value-type="float" office:value="0" table:style-name="ce5">
            <text:p>0.000</text:p>
          </table:table-cell>
          <table:table-cell office:value-type="float" office:value="3.4148097038269043" table:style-name="ce5">
            <text:p>3.4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3.18679809570312" table:style-name="ce15">
            <text:p>343.187</text:p>
          </table:table-cell>
          <table:table-cell office:value-type="float" office:value="7.1012721061706543" table:style-name="ce43">
            <text:p>7.101</text:p>
          </table:table-cell>
          <table:table-cell office:value-type="float" office:value="3.0434002876281738" table:style-name="ce44">
            <text:p>3.043</text:p>
          </table:table-cell>
          <table:table-cell office:value-type="float" office:value="10.144664764404297" table:style-name="ce43">
            <text:p>10.14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8003749847412109" table:style-name="ce6">
            <text:p>1.800</text:p>
          </table:table-cell>
          <table:table-cell office:value-type="float" office:value="2.5822937488555908" table:style-name="ce6">
            <text:p>2.58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2099999189376831" table:style-name="ce6">
            <text:p>0.621</text:p>
          </table:table-cell>
          <table:table-cell office:value-type="float" office:value="0" table:style-name="ce6">
            <text:p>0.000</text:p>
          </table:table-cell>
          <table:table-cell office:value-type="float" office:value="0.46474650502204895" table:style-name="ce6">
            <text:p>0.465</text:p>
          </table:table-cell>
          <table:table-cell office:value-type="float" office:value="0.8390306830406189" table:style-name="ce6">
            <text:p>0.839</text:p>
          </table:table-cell>
          <table:table-cell office:value-type="float" office:value="1.1806249618530273" table:style-name="ce6">
            <text:p>1.181</text:p>
          </table:table-cell>
          <table:table-cell office:value-type="float" office:value="0" table:style-name="ce6">
            <text:p>0.000</text:p>
          </table:table-cell>
          <table:table-cell office:value-type="float" office:value="3.4148097038269043" table:style-name="ce6">
            <text:p>3.41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43.18679809570312" table:style-name="ce16">
            <text:p>343.187</text:p>
          </table:table-cell>
          <table:table-cell office:value-type="float" office:value="7.1507582664489746" table:style-name="ce45">
            <text:p>7.151</text:p>
          </table:table-cell>
          <table:table-cell office:value-type="float" office:value="3.0646085739135742" table:style-name="ce46">
            <text:p>3.065</text:p>
          </table:table-cell>
          <table:table-cell office:value-type="float" office:value="10.215359687805176" table:style-name="ce45">
            <text:p>10.21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ERGESIG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56" table:style-name="ce3">
            <text:p>56</text:p>
          </table:table-cell>
          <table:table-cell office:value-type="float" office:value="127" table:style-name="ce3">
            <text:p>127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1" table:style-name="ce39">
            <text:p>261</text:p>
          </table:table-cell>
          <table:table-cell office:value-type="string" table:style-name="ce40">
            <text:p>--</text:p>
          </table:table-cell>
          <table:table-cell office:value-type="float" office:value="261" table:style-name="ce39">
            <text:p>2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56" table:style-name="ce3">
            <text:p>56</text:p>
          </table:table-cell>
          <table:table-cell office:value-type="float" office:value="127" table:style-name="ce3">
            <text:p>127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4" table:style-name="ce39">
            <text:p>264</text:p>
          </table:table-cell>
          <table:table-cell office:value-type="string" table:style-name="ce40">
            <text:p>--</text:p>
          </table:table-cell>
          <table:table-cell office:value-type="float" office:value="264" table:style-name="ce39">
            <text:p>26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56" table:style-name="ce3">
            <text:p>56</text:p>
          </table:table-cell>
          <table:table-cell office:value-type="float" office:value="127" table:style-name="ce3">
            <text:p>127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2" table:style-name="ce39">
            <text:p>262</text:p>
          </table:table-cell>
          <table:table-cell office:value-type="string" table:style-name="ce40">
            <text:p>--</text:p>
          </table:table-cell>
          <table:table-cell office:value-type="float" office:value="262" table:style-name="ce39">
            <text:p>2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-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3">
            <text:p>68</text:p>
          </table:table-cell>
          <table:table-cell office:value-type="float" office:value="59" table:style-name="ce3">
            <text:p>59</text:p>
          </table:table-cell>
          <table:table-cell office:value-type="float" office:value="129" table:style-name="ce3">
            <text:p>129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4" table:style-name="ce39">
            <text:p>284</text:p>
          </table:table-cell>
          <table:table-cell office:value-type="string" table:style-name="ce40">
            <text:p>--</text:p>
          </table:table-cell>
          <table:table-cell office:value-type="float" office:value="284" table:style-name="ce39">
            <text:p>2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449" table:style-name="ce4">
            <text:p>449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8" table:style-name="ce4">
            <text:p>698</text:p>
          </table:table-cell>
          <table:table-cell office:value-type="float" office:value="908" table:style-name="ce4">
            <text:p>908</text:p>
          </table:table-cell>
          <table:table-cell office:value-type="float" office:value="2238" table:style-name="ce4">
            <text:p>2238</text:p>
          </table:table-cell>
          <table:table-cell office:value-type="float" office:value="35" table:style-name="ce4">
            <text:p>35</text:p>
          </table:table-cell>
          <table:table-cell office:value-type="float" office:value="308" table:style-name="ce4">
            <text:p>3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695" table:style-name="ce41">
            <text:p>4695</text:p>
          </table:table-cell>
          <table:table-cell office:value-type="float" office:value="2012.142822265625" table:style-name="ce42">
            <text:p>2012</text:p>
          </table:table-cell>
          <table:table-cell office:value-type="float" office:value="6707.140625" table:style-name="ce41">
            <text:p>67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5.84400177001953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.92600011825561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90000033378601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688005447387695" table:style-name="ce4">
            <text:p>26</text:p>
          </table:table-cell>
          <table:table-cell office:value-type="float" office:value="33.256004333496094" table:style-name="ce4">
            <text:p>33</text:p>
          </table:table-cell>
          <table:table-cell office:value-type="float" office:value="82.449981689453125" table:style-name="ce4">
            <text:p>82</text:p>
          </table:table-cell>
          <table:table-cell office:value-type="float" office:value="1.2960000038146973" table:style-name="ce4">
            <text:p>1</text:p>
          </table:table-cell>
          <table:table-cell office:value-type="float" office:value="11.40799999237060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72.126953125" table:style-name="ce41">
            <text:p>172</text:p>
          </table:table-cell>
          <table:table-cell office:value-type="float" office:value="73.768714904785156" table:style-name="ce42">
            <text:p>74</text:p>
          </table:table-cell>
          <table:table-cell office:value-type="float" office:value="245.8956298828125" table:style-name="ce41">
            <text:p>2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9805002212524414" table:style-name="ce5">
            <text:p>1.981</text:p>
          </table:table-cell>
          <table:table-cell office:value-type="float" office:value="0" table:style-name="ce5">
            <text:p>0.000</text:p>
          </table:table-cell>
          <table:table-cell office:value-type="float" office:value="1.9260001182556152" table:style-name="ce5">
            <text:p>1.92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2950000166893005" table:style-name="ce5">
            <text:p>0.1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32267427444458" table:style-name="ce5">
            <text:p>0.414</text:p>
          </table:table-cell>
          <table:table-cell office:value-type="float" office:value="0.59385722875595093" table:style-name="ce5">
            <text:p>0.594</text:p>
          </table:table-cell>
          <table:table-cell office:value-type="float" office:value="0.64921247959136963" table:style-name="ce5">
            <text:p>0.649</text:p>
          </table:table-cell>
          <table:table-cell office:value-type="float" office:value="0.64800000190734863" table:style-name="ce5">
            <text:p>0.648</text:p>
          </table:table-cell>
          <table:table-cell office:value-type="float" office:value="3.8026666641235352" table:style-name="ce5">
            <text:p>3.80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5949022769927979" table:style-name="ce43">
            <text:p>0.659</text:p>
          </table:table-cell>
          <table:table-cell office:value-type="float" office:value="0.28263875842094421" table:style-name="ce44">
            <text:p>0.283</text:p>
          </table:table-cell>
          <table:table-cell office:value-type="float" office:value="0.94212883710861206" table:style-name="ce43">
            <text:p>0.9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7604446411132813" table:style-name="ce5">
            <text:p>1.760</text:p>
          </table:table-cell>
          <table:table-cell office:value-type="float" office:value="0" table:style-name="ce5">
            <text:p>0.000</text:p>
          </table:table-cell>
          <table:table-cell office:value-type="float" office:value="0.96300005912780762" table:style-name="ce5">
            <text:p>0.9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2950000166893005" table:style-name="ce5">
            <text:p>0.1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432267427444458" table:style-name="ce5">
            <text:p>0.414</text:p>
          </table:table-cell>
          <table:table-cell office:value-type="float" office:value="0.59385722875595093" table:style-name="ce5">
            <text:p>0.594</text:p>
          </table:table-cell>
          <table:table-cell office:value-type="float" office:value="0.64921247959136963" table:style-name="ce5">
            <text:p>0.649</text:p>
          </table:table-cell>
          <table:table-cell office:value-type="float" office:value="0.64800000190734863" table:style-name="ce5">
            <text:p>0.648</text:p>
          </table:table-cell>
          <table:table-cell office:value-type="float" office:value="2.8519999980926514" table:style-name="ce5">
            <text:p>2.85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5199601650238037" table:style-name="ce43">
            <text:p>0.652</text:p>
          </table:table-cell>
          <table:table-cell office:value-type="float" office:value="0.27942696213722229" table:style-name="ce44">
            <text:p>0.279</text:p>
          </table:table-cell>
          <table:table-cell office:value-type="float" office:value="0.93142282962799072" table:style-name="ce43">
            <text:p>0.93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.9805002212524414" table:style-name="ce6">
            <text:p>1.981</text:p>
          </table:table-cell>
          <table:table-cell office:value-type="float" office:value="0" table:style-name="ce6">
            <text:p>0.000</text:p>
          </table:table-cell>
          <table:table-cell office:value-type="float" office:value="1.9260001182556152" table:style-name="ce6">
            <text:p>1.92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2950000166893005" table:style-name="ce6">
            <text:p>0.1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432267427444458" table:style-name="ce6">
            <text:p>0.414</text:p>
          </table:table-cell>
          <table:table-cell office:value-type="float" office:value="0.59385722875595093" table:style-name="ce6">
            <text:p>0.594</text:p>
          </table:table-cell>
          <table:table-cell office:value-type="float" office:value="0.64921247959136963" table:style-name="ce6">
            <text:p>0.649</text:p>
          </table:table-cell>
          <table:table-cell office:value-type="float" office:value="0.64800000190734863" table:style-name="ce6">
            <text:p>0.648</text:p>
          </table:table-cell>
          <table:table-cell office:value-type="float" office:value="2.8519999980926514" table:style-name="ce6">
            <text:p>2.85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5697312355041504" table:style-name="ce45">
            <text:p>0.657</text:p>
          </table:table-cell>
          <table:table-cell office:value-type="float" office:value="0.28155997395515442" table:style-name="ce46">
            <text:p>0.282</text:p>
          </table:table-cell>
          <table:table-cell office:value-type="float" office:value="0.93853294849395752" table:style-name="ce45">
            <text:p>0.93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IERLANDE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43" table:style-name="ce3">
            <text:p>243</text:p>
          </table:table-cell>
          <table:table-cell office:value-type="float" office:value="259" table:style-name="ce3">
            <text:p>259</text:p>
          </table:table-cell>
          <table:table-cell office:value-type="float" office:value="30" table:style-name="ce3">
            <text:p>30</text:p>
          </table:table-cell>
          <table:table-cell office:value-type="float" office:value="87" table:style-name="ce3">
            <text:p>8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55" table:style-name="ce39">
            <text:p>655</text:p>
          </table:table-cell>
          <table:table-cell office:value-type="string" table:style-name="ce40">
            <text:p>--</text:p>
          </table:table-cell>
          <table:table-cell office:value-type="float" office:value="655" table:style-name="ce39">
            <text:p>6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43" table:style-name="ce3">
            <text:p>243</text:p>
          </table:table-cell>
          <table:table-cell office:value-type="float" office:value="259" table:style-name="ce3">
            <text:p>259</text:p>
          </table:table-cell>
          <table:table-cell office:value-type="float" office:value="30" table:style-name="ce3">
            <text:p>30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57" table:style-name="ce39">
            <text:p>657</text:p>
          </table:table-cell>
          <table:table-cell office:value-type="string" table:style-name="ce40">
            <text:p>--</text:p>
          </table:table-cell>
          <table:table-cell office:value-type="float" office:value="657" table:style-name="ce39">
            <text:p>6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43" table:style-name="ce3">
            <text:p>243</text:p>
          </table:table-cell>
          <table:table-cell office:value-type="float" office:value="259" table:style-name="ce3">
            <text:p>259</text:p>
          </table:table-cell>
          <table:table-cell office:value-type="float" office:value="30" table:style-name="ce3">
            <text:p>30</text:p>
          </table:table-cell>
          <table:table-cell office:value-type="float" office:value="88" table:style-name="ce3">
            <text:p>8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56" table:style-name="ce39">
            <text:p>656</text:p>
          </table:table-cell>
          <table:table-cell office:value-type="string" table:style-name="ce40">
            <text:p>--</text:p>
          </table:table-cell>
          <table:table-cell office:value-type="float" office:value="656" table:style-name="ce39">
            <text:p>6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9" table:style-name="ce3">
            <text:p>89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11" table:style-name="ce3">
            <text:p>111</text:p>
          </table:table-cell>
          <table:table-cell office:value-type="float" office:value="252" table:style-name="ce3">
            <text:p>252</text:p>
          </table:table-cell>
          <table:table-cell office:value-type="float" office:value="268" table:style-name="ce3">
            <text:p>268</text:p>
          </table:table-cell>
          <table:table-cell office:value-type="float" office:value="33" table:style-name="ce3">
            <text:p>33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820" table:style-name="ce39">
            <text:p>820</text:p>
          </table:table-cell>
          <table:table-cell office:value-type="string" table:style-name="ce40">
            <text:p>--</text:p>
          </table:table-cell>
          <table:table-cell office:value-type="float" office:value="820" table:style-name="ce39">
            <text:p>8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6" table:style-name="ce4">
            <text:p>16</text:p>
          </table:table-cell>
          <table:table-cell office:value-type="float" office:value="357" table:style-name="ce4">
            <text:p>357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6" table:style-name="ce4">
            <text:p>206</text:p>
          </table:table-cell>
          <table:table-cell office:value-type="float" office:value="3934" table:style-name="ce4">
            <text:p>3934</text:p>
          </table:table-cell>
          <table:table-cell office:value-type="float" office:value="4986" table:style-name="ce4">
            <text:p>4986</text:p>
          </table:table-cell>
          <table:table-cell office:value-type="float" office:value="846" table:style-name="ce4">
            <text:p>846</text:p>
          </table:table-cell>
          <table:table-cell office:value-type="float" office:value="2353" table:style-name="ce4">
            <text:p>23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557" table:style-name="ce14">
            <text:p>14557</text:p>
          </table:table-cell>
          <table:table-cell office:value-type="float" office:value="27267" table:style-name="ce41">
            <text:p>27267</text:p>
          </table:table-cell>
          <table:table-cell office:value-type="float" office:value="11685.8515625" table:style-name="ce42">
            <text:p>11686</text:p>
          </table:table-cell>
          <table:table-cell office:value-type="float" office:value="38952.875" table:style-name="ce41">
            <text:p>389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72699999809265137" table:style-name="ce4">
            <text:p>1</text:p>
          </table:table-cell>
          <table:table-cell office:value-type="float" office:value="15.4509992599487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1850000023841857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8999993801116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450003623962402" table:style-name="ce4">
            <text:p>8</text:p>
          </table:table-cell>
          <table:table-cell office:value-type="float" office:value="163.10902404785156" table:style-name="ce4">
            <text:p>163</text:p>
          </table:table-cell>
          <table:table-cell office:value-type="float" office:value="187.36697387695312" table:style-name="ce4">
            <text:p>187</text:p>
          </table:table-cell>
          <table:table-cell office:value-type="float" office:value="30.668001174926758" table:style-name="ce4">
            <text:p>31</text:p>
          </table:table-cell>
          <table:table-cell office:value-type="float" office:value="88.605010986328125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5.91796875" table:style-name="ce14">
            <text:p>666</text:p>
          </table:table-cell>
          <table:table-cell office:value-type="float" office:value="1160.043701171875" table:style-name="ce41">
            <text:p>1160</text:p>
          </table:table-cell>
          <table:table-cell office:value-type="float" office:value="497.16204833984375" table:style-name="ce42">
            <text:p>497</text:p>
          </table:table-cell>
          <table:table-cell office:value-type="float" office:value="1657.2066650390625" table:style-name="ce41">
            <text:p>16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2699999809265137" table:style-name="ce5">
            <text:p>0.727</text:p>
          </table:table-cell>
          <table:table-cell office:value-type="float" office:value="2.2072856426239014" table:style-name="ce5">
            <text:p>2.207</text:p>
          </table:table-cell>
          <table:table-cell office:value-type="float" office:value="0" table:style-name="ce5">
            <text:p>0.000</text:p>
          </table:table-cell>
          <table:table-cell office:value-type="float" office:value="0.18500000238418579" table:style-name="ce5">
            <text:p>0.1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899999380111694" table:style-name="ce5">
            <text:p>0.2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204547643661499" table:style-name="ce5">
            <text:p>0.352</text:p>
          </table:table-cell>
          <table:table-cell office:value-type="float" office:value="0.67123055458068848" table:style-name="ce5">
            <text:p>0.671</text:p>
          </table:table-cell>
          <table:table-cell office:value-type="float" office:value="0.72342461347579956" table:style-name="ce5">
            <text:p>0.723</text:p>
          </table:table-cell>
          <table:table-cell office:value-type="float" office:value="1.0222667455673218" table:style-name="ce5">
            <text:p>1.022</text:p>
          </table:table-cell>
          <table:table-cell office:value-type="float" office:value="1.0184483528137207" table:style-name="ce5">
            <text:p>1.0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6.4794921875" table:style-name="ce15">
            <text:p>166.479</text:p>
          </table:table-cell>
          <table:table-cell office:value-type="float" office:value="1.7710590362548828" table:style-name="ce43">
            <text:p>1.771</text:p>
          </table:table-cell>
          <table:table-cell office:value-type="float" office:value="0.75902605056762695" table:style-name="ce44">
            <text:p>0.759</text:p>
          </table:table-cell>
          <table:table-cell office:value-type="float" office:value="2.5300865173339844" table:style-name="ce43">
            <text:p>2.53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2699999809265137" table:style-name="ce5">
            <text:p>0.727</text:p>
          </table:table-cell>
          <table:table-cell office:value-type="float" office:value="1.9313749074935913" table:style-name="ce5">
            <text:p>1.931</text:p>
          </table:table-cell>
          <table:table-cell office:value-type="float" office:value="0" table:style-name="ce5">
            <text:p>0.000</text:p>
          </table:table-cell>
          <table:table-cell office:value-type="float" office:value="0.18500000238418579" table:style-name="ce5">
            <text:p>0.1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899999380111694" table:style-name="ce5">
            <text:p>0.2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204547643661499" table:style-name="ce5">
            <text:p>0.352</text:p>
          </table:table-cell>
          <table:table-cell office:value-type="float" office:value="0.67123055458068848" table:style-name="ce5">
            <text:p>0.671</text:p>
          </table:table-cell>
          <table:table-cell office:value-type="float" office:value="0.72342461347579956" table:style-name="ce5">
            <text:p>0.723</text:p>
          </table:table-cell>
          <table:table-cell office:value-type="float" office:value="1.0222667455673218" table:style-name="ce5">
            <text:p>1.022</text:p>
          </table:table-cell>
          <table:table-cell office:value-type="float" office:value="1.0068751573562622" table:style-name="ce5">
            <text:p>1.0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66.4794921875" table:style-name="ce15">
            <text:p>166.479</text:p>
          </table:table-cell>
          <table:table-cell office:value-type="float" office:value="1.7656676769256592" table:style-name="ce43">
            <text:p>1.766</text:p>
          </table:table-cell>
          <table:table-cell office:value-type="float" office:value="0.75671541690826416" table:style-name="ce44">
            <text:p>0.757</text:p>
          </table:table-cell>
          <table:table-cell office:value-type="float" office:value="2.5223846435546875" table:style-name="ce43">
            <text:p>2.5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72699999809265137" table:style-name="ce6">
            <text:p>0.727</text:p>
          </table:table-cell>
          <table:table-cell office:value-type="float" office:value="2.2072856426239014" table:style-name="ce6">
            <text:p>2.207</text:p>
          </table:table-cell>
          <table:table-cell office:value-type="float" office:value="0" table:style-name="ce6">
            <text:p>0.000</text:p>
          </table:table-cell>
          <table:table-cell office:value-type="float" office:value="0.18500000238418579" table:style-name="ce6">
            <text:p>0.1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6899999380111694" table:style-name="ce6">
            <text:p>0.2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5204547643661499" table:style-name="ce6">
            <text:p>0.352</text:p>
          </table:table-cell>
          <table:table-cell office:value-type="float" office:value="0.67123055458068848" table:style-name="ce6">
            <text:p>0.671</text:p>
          </table:table-cell>
          <table:table-cell office:value-type="float" office:value="0.72342461347579956" table:style-name="ce6">
            <text:p>0.723</text:p>
          </table:table-cell>
          <table:table-cell office:value-type="float" office:value="1.0222667455673218" table:style-name="ce6">
            <text:p>1.022</text:p>
          </table:table-cell>
          <table:table-cell office:value-type="float" office:value="1.0068751573562622" table:style-name="ce6">
            <text:p>1.00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66.4794921875" table:style-name="ce16">
            <text:p>166.479</text:p>
          </table:table-cell>
          <table:table-cell office:value-type="float" office:value="1.7683593034744263" table:style-name="ce45">
            <text:p>1.768</text:p>
          </table:table-cell>
          <table:table-cell office:value-type="float" office:value="0.75786900520324707" table:style-name="ce46">
            <text:p>0.758</text:p>
          </table:table-cell>
          <table:table-cell office:value-type="float" office:value="2.5262296199798584" table:style-name="ce45">
            <text:p>2.52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YGEBOOM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3" table:style-name="ce3">
            <text:p>53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98" table:style-name="ce39">
            <text:p>98</text:p>
          </table:table-cell>
          <table:table-cell office:value-type="string" table:style-name="ce40">
            <text:p>--</text:p>
          </table:table-cell>
          <table:table-cell office:value-type="float" office:value="98" table:style-name="ce39">
            <text:p>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4" table:style-name="ce3">
            <text:p>54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01" table:style-name="ce39">
            <text:p>101</text:p>
          </table:table-cell>
          <table:table-cell office:value-type="string" table:style-name="ce40">
            <text:p>--</text:p>
          </table:table-cell>
          <table:table-cell office:value-type="float" office:value="101" table:style-name="ce39">
            <text:p>1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4" table:style-name="ce3">
            <text:p>54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118" table:style-name="ce39">
            <text:p>118</text:p>
          </table:table-cell>
          <table:table-cell office:value-type="string" table:style-name="ce40">
            <text:p>--</text:p>
          </table:table-cell>
          <table:table-cell office:value-type="float" office:value="118" table:style-name="ce39">
            <text:p>1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2" table:style-name="ce3">
            <text:p>22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7" table:style-name="ce39">
            <text:p>137</text:p>
          </table:table-cell>
          <table:table-cell office:value-type="string" table:style-name="ce40">
            <text:p>--</text:p>
          </table:table-cell>
          <table:table-cell office:value-type="float" office:value="137" table:style-name="ce39">
            <text:p>13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35" table:style-name="ce39">
            <text:p>235</text:p>
          </table:table-cell>
          <table:table-cell office:value-type="string" table:style-name="ce40">
            <text:p>--</text:p>
          </table:table-cell>
          <table:table-cell office:value-type="float" office:value="235" table:style-name="ce39">
            <text:p>2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297" table:style-name="ce4">
            <text:p>2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" table:style-name="ce4">
            <text:p>45</text:p>
          </table:table-cell>
          <table:table-cell office:value-type="float" office:value="1828" table:style-name="ce4">
            <text:p>1828</text:p>
          </table:table-cell>
          <table:table-cell office:value-type="float" office:value="484" table:style-name="ce4">
            <text:p>484</text:p>
          </table:table-cell>
          <table:table-cell office:value-type="float" office:value="1127" table:style-name="ce4">
            <text:p>11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500" table:style-name="ce14">
            <text:p>36500</text:p>
          </table:table-cell>
          <table:table-cell office:value-type="float" office:value="40281" table:style-name="ce41">
            <text:p>40281</text:p>
          </table:table-cell>
          <table:table-cell office:value-type="float" office:value="17263.28515625" table:style-name="ce42">
            <text:p>17263</text:p>
          </table:table-cell>
          <table:table-cell office:value-type="float" office:value="57544.2890625" table:style-name="ce41">
            <text:p>5754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8.942000389099121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3639999628067017" table:style-name="ce4">
            <text:p>1</text:p>
          </table:table-cell>
          <table:table-cell office:value-type="float" office:value="54.686992645263672" table:style-name="ce4">
            <text:p>55</text:p>
          </table:table-cell>
          <table:table-cell office:value-type="float" office:value="14.095999717712402" table:style-name="ce4">
            <text:p>14</text:p>
          </table:table-cell>
          <table:table-cell office:value-type="float" office:value="34.8959960937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03.156982421875" table:style-name="ce14">
            <text:p>1103</text:p>
          </table:table-cell>
          <table:table-cell office:value-type="float" office:value="1217.141845703125" table:style-name="ce41">
            <text:p>1217</text:p>
          </table:table-cell>
          <table:table-cell office:value-type="float" office:value="521.63226318359375" table:style-name="ce42">
            <text:p>522</text:p>
          </table:table-cell>
          <table:table-cell office:value-type="float" office:value="1738.7745361328125" table:style-name="ce41">
            <text:p>173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.4903334379196167" table:style-name="ce5">
            <text:p>1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639999628067017" table:style-name="ce5">
            <text:p>1.364</text:p>
          </table:table-cell>
          <table:table-cell office:value-type="float" office:value="1.0318300724029541" table:style-name="ce5">
            <text:p>1.032</text:p>
          </table:table-cell>
          <table:table-cell office:value-type="float" office:value="1.4096000194549561" table:style-name="ce5">
            <text:p>1.410</text:p>
          </table:table-cell>
          <table:table-cell office:value-type="float" office:value="1.4539998769760132" table:style-name="ce5">
            <text:p>1.4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75.78924560546875" table:style-name="ce15">
            <text:p>275.789</text:p>
          </table:table-cell>
          <table:table-cell office:value-type="float" office:value="12.419815063476563" table:style-name="ce43">
            <text:p>12.420</text:p>
          </table:table-cell>
          <table:table-cell office:value-type="float" office:value="5.3227782249450684" table:style-name="ce44">
            <text:p>5.323</text:p>
          </table:table-cell>
          <table:table-cell office:value-type="float" office:value="17.742597579956055" table:style-name="ce43">
            <text:p>17.74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.2774286270141602" table:style-name="ce5">
            <text:p>1.2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639999628067017" table:style-name="ce5">
            <text:p>1.364</text:p>
          </table:table-cell>
          <table:table-cell office:value-type="float" office:value="1.0127221345901489" table:style-name="ce5">
            <text:p>1.013</text:p>
          </table:table-cell>
          <table:table-cell office:value-type="float" office:value="1.4096000194549561" table:style-name="ce5">
            <text:p>1.410</text:p>
          </table:table-cell>
          <table:table-cell office:value-type="float" office:value="1.4539998769760132" table:style-name="ce5">
            <text:p>1.4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0.63139343261719" table:style-name="ce15">
            <text:p>220.631</text:p>
          </table:table-cell>
          <table:table-cell office:value-type="float" office:value="12.050909042358398" table:style-name="ce43">
            <text:p>12.051</text:p>
          </table:table-cell>
          <table:table-cell office:value-type="float" office:value="5.1646757125854492" table:style-name="ce44">
            <text:p>5.165</text:p>
          </table:table-cell>
          <table:table-cell office:value-type="float" office:value="17.21558952331543" table:style-name="ce43">
            <text:p>17.21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.4903334379196167" table:style-name="ce6">
            <text:p>1.4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639999628067017" table:style-name="ce6">
            <text:p>1.364</text:p>
          </table:table-cell>
          <table:table-cell office:value-type="float" office:value="1.0127221345901489" table:style-name="ce6">
            <text:p>1.013</text:p>
          </table:table-cell>
          <table:table-cell office:value-type="float" office:value="1.4096000194549561" table:style-name="ce6">
            <text:p>1.410</text:p>
          </table:table-cell>
          <table:table-cell office:value-type="float" office:value="1.4539998769760132" table:style-name="ce6">
            <text:p>1.4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7.963348388671875" table:style-name="ce16">
            <text:p>47.963</text:p>
          </table:table-cell>
          <table:table-cell office:value-type="float" office:value="10.314761161804199" table:style-name="ce45">
            <text:p>10.315</text:p>
          </table:table-cell>
          <table:table-cell office:value-type="float" office:value="4.4206123352050781" table:style-name="ce46">
            <text:p>4.421</text:p>
          </table:table-cell>
          <table:table-cell office:value-type="float" office:value="14.735377311706543" table:style-name="ce45">
            <text:p>14.73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AIRO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" table:style-name="ce39">
            <text:p>42</text:p>
          </table:table-cell>
          <table:table-cell office:value-type="string" table:style-name="ce40">
            <text:p>--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" table:style-name="ce39">
            <text:p>42</text:p>
          </table:table-cell>
          <table:table-cell office:value-type="string" table:style-name="ce40">
            <text:p>--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" table:style-name="ce39">
            <text:p>42</text:p>
          </table:table-cell>
          <table:table-cell office:value-type="string" table:style-name="ce40">
            <text:p>--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style-name="ce39">
            <text:p>51</text:p>
          </table:table-cell>
          <table:table-cell office:value-type="string" table:style-name="ce40">
            <text:p>--</text:p>
          </table:table-cell>
          <table:table-cell office:value-type="float" office:value="51" table:style-name="ce39">
            <text:p>5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6" table:style-name="ce4">
            <text:p>106</text:p>
          </table:table-cell>
          <table:table-cell office:value-type="float" office:value="277" table:style-name="ce4">
            <text:p>277</text:p>
          </table:table-cell>
          <table:table-cell office:value-type="float" office:value="225" table:style-name="ce4">
            <text:p>225</text:p>
          </table:table-cell>
          <table:table-cell office:value-type="float" office:value="0" table:style-name="ce4">
            <text:p>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64" table:style-name="ce41">
            <text:p>664</text:p>
          </table:table-cell>
          <table:table-cell office:value-type="float" office:value="284.57147216796875" table:style-name="ce42">
            <text:p>285</text:p>
          </table:table-cell>
          <table:table-cell office:value-type="float" office:value="948.5714111328125" table:style-name="ce41">
            <text:p>9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.88800001144409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960000991821289" table:style-name="ce4">
            <text:p>4</text:p>
          </table:table-cell>
          <table:table-cell office:value-type="float" office:value="10.275999069213867" table:style-name="ce4">
            <text:p>10</text:p>
          </table:table-cell>
          <table:table-cell office:value-type="float" office:value="8.335000038146972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18499994277954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4.380001068115234" table:style-name="ce41">
            <text:p>24</text:p>
          </table:table-cell>
          <table:table-cell office:value-type="float" office:value="10.44857120513916" table:style-name="ce42">
            <text:p>10</text:p>
          </table:table-cell>
          <table:table-cell office:value-type="float" office:value="34.828575134277344" table:style-name="ce41">
            <text:p>3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4440000057220459" table:style-name="ce5">
            <text:p>0.4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066667437553406" table:style-name="ce5">
            <text:p>0.411</text:p>
          </table:table-cell>
          <table:table-cell office:value-type="float" office:value="0.6422499418258667" table:style-name="ce5">
            <text:p>0.642</text:p>
          </table:table-cell>
          <table:table-cell office:value-type="float" office:value="0.59535712003707886" table:style-name="ce5">
            <text:p>0.595</text:p>
          </table:table-cell>
          <table:table-cell office:value-type="float" office:value="0" table:style-name="ce5">
            <text:p>0.000</text:p>
          </table:table-cell>
          <table:table-cell office:value-type="float" office:value="1.184999942779541" table:style-name="ce5">
            <text:p>1.1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8047622442245483" table:style-name="ce43">
            <text:p>0.580</text:p>
          </table:table-cell>
          <table:table-cell office:value-type="float" office:value="0.24877551198005676" table:style-name="ce44">
            <text:p>0.249</text:p>
          </table:table-cell>
          <table:table-cell office:value-type="float" office:value="0.82925176620483398" table:style-name="ce43">
            <text:p>0.8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4440000057220459" table:style-name="ce5">
            <text:p>0.4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066667437553406" table:style-name="ce5">
            <text:p>0.411</text:p>
          </table:table-cell>
          <table:table-cell office:value-type="float" office:value="0.6422499418258667" table:style-name="ce5">
            <text:p>0.642</text:p>
          </table:table-cell>
          <table:table-cell office:value-type="float" office:value="0.59535712003707886" table:style-name="ce5">
            <text:p>0.595</text:p>
          </table:table-cell>
          <table:table-cell office:value-type="float" office:value="0" table:style-name="ce5">
            <text:p>0.000</text:p>
          </table:table-cell>
          <table:table-cell office:value-type="float" office:value="1.184999942779541" table:style-name="ce5">
            <text:p>1.1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8047622442245483" table:style-name="ce43">
            <text:p>0.580</text:p>
          </table:table-cell>
          <table:table-cell office:value-type="float" office:value="0.24877551198005676" table:style-name="ce44">
            <text:p>0.249</text:p>
          </table:table-cell>
          <table:table-cell office:value-type="float" office:value="0.82925176620483398" table:style-name="ce43">
            <text:p>0.82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4440000057220459" table:style-name="ce6">
            <text:p>0.44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066667437553406" table:style-name="ce6">
            <text:p>0.411</text:p>
          </table:table-cell>
          <table:table-cell office:value-type="float" office:value="0.6422499418258667" table:style-name="ce6">
            <text:p>0.642</text:p>
          </table:table-cell>
          <table:table-cell office:value-type="float" office:value="0.59535712003707886" table:style-name="ce6">
            <text:p>0.595</text:p>
          </table:table-cell>
          <table:table-cell office:value-type="float" office:value="0" table:style-name="ce6">
            <text:p>0.000</text:p>
          </table:table-cell>
          <table:table-cell office:value-type="float" office:value="1.184999942779541" table:style-name="ce6">
            <text:p>1.1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8047622442245483" table:style-name="ce45">
            <text:p>0.580</text:p>
          </table:table-cell>
          <table:table-cell office:value-type="float" office:value="0.24877551198005676" table:style-name="ce46">
            <text:p>0.249</text:p>
          </table:table-cell>
          <table:table-cell office:value-type="float" office:value="0.82925176620483398" table:style-name="ce45">
            <text:p>0.82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ATERKLOOF, DE BRON EXT 44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257" table:style-name="ce3">
            <text:p>257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74" table:style-name="ce39">
            <text:p>374</text:p>
          </table:table-cell>
          <table:table-cell office:value-type="string" table:style-name="ce40">
            <text:p>--</text:p>
          </table:table-cell>
          <table:table-cell office:value-type="float" office:value="374" table:style-name="ce39">
            <text:p>3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257" table:style-name="ce3">
            <text:p>257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75" table:style-name="ce39">
            <text:p>375</text:p>
          </table:table-cell>
          <table:table-cell office:value-type="string" table:style-name="ce40">
            <text:p>--</text:p>
          </table:table-cell>
          <table:table-cell office:value-type="float" office:value="375" table:style-name="ce39">
            <text:p>37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257" table:style-name="ce3">
            <text:p>257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374" table:style-name="ce39">
            <text:p>374</text:p>
          </table:table-cell>
          <table:table-cell office:value-type="string" table:style-name="ce40">
            <text:p>--</text:p>
          </table:table-cell>
          <table:table-cell office:value-type="float" office:value="374" table:style-name="ce39">
            <text:p>3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4" table:style-name="ce39">
            <text:p>74</text:p>
          </table:table-cell>
          <table:table-cell office:value-type="string" table:style-name="ce40">
            <text:p>--</text:p>
          </table:table-cell>
          <table:table-cell office:value-type="float" office:value="74" table:style-name="ce39">
            <text:p>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268" table:style-name="ce3">
            <text:p>268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448" table:style-name="ce39">
            <text:p>448</text:p>
          </table:table-cell>
          <table:table-cell office:value-type="string" table:style-name="ce40">
            <text:p>--</text:p>
          </table:table-cell>
          <table:table-cell office:value-type="float" office:value="448" table:style-name="ce39">
            <text:p>44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91" table:style-name="ce4">
            <text:p>191</text:p>
          </table:table-cell>
          <table:table-cell office:value-type="float" office:value="773" table:style-name="ce4">
            <text:p>7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5" table:style-name="ce4">
            <text:p>1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3" table:style-name="ce4">
            <text:p>203</text:p>
          </table:table-cell>
          <table:table-cell office:value-type="float" office:value="0" table:style-name="ce4">
            <text:p>0</text:p>
          </table:table-cell>
          <table:table-cell office:value-type="float" office:value="593" table:style-name="ce4">
            <text:p>593</text:p>
          </table:table-cell>
          <table:table-cell office:value-type="float" office:value="4308" table:style-name="ce4">
            <text:p>4308</text:p>
          </table:table-cell>
          <table:table-cell office:value-type="float" office:value="158" table:style-name="ce4">
            <text:p>158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18" table:style-name="ce14">
            <text:p>48518</text:p>
          </table:table-cell>
          <table:table-cell office:value-type="float" office:value="54962" table:style-name="ce41">
            <text:p>54962</text:p>
          </table:table-cell>
          <table:table-cell office:value-type="float" office:value="23555.140625" table:style-name="ce42">
            <text:p>23555</text:p>
          </table:table-cell>
          <table:table-cell office:value-type="float" office:value="78517.140625" table:style-name="ce41">
            <text:p>7851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.5849995613098145" table:style-name="ce4">
            <text:p>7</text:p>
          </table:table-cell>
          <table:table-cell office:value-type="float" office:value="27.23899841308593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23999977111816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0.364002227783203" table:style-name="ce4">
            <text:p>20</text:p>
          </table:table-cell>
          <table:table-cell office:value-type="float" office:value="149.05599975585937" table:style-name="ce4">
            <text:p>149</text:p>
          </table:table-cell>
          <table:table-cell office:value-type="float" office:value="5.5699996948242188" table:style-name="ce4">
            <text:p>6</text:p>
          </table:table-cell>
          <table:table-cell office:value-type="float" office:value="0.79299998283386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29.77099609375" table:style-name="ce14">
            <text:p>6130</text:p>
          </table:table-cell>
          <table:table-cell office:value-type="float" office:value="6353.35205078125" table:style-name="ce41">
            <text:p>6353</text:p>
          </table:table-cell>
          <table:table-cell office:value-type="float" office:value="2722.864990234375" table:style-name="ce42">
            <text:p>2723</text:p>
          </table:table-cell>
          <table:table-cell office:value-type="float" office:value="9076.21484375" table:style-name="ce41">
            <text:p>907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47035712003707886" table:style-name="ce5">
            <text:p>0.470</text:p>
          </table:table-cell>
          <table:table-cell office:value-type="float" office:value="1.4336315393447876" table:style-name="ce5">
            <text:p>1.4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057140827178955" table:style-name="ce5">
            <text:p>0.9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25" table:style-name="ce5">
            <text:p>7.250</text:p>
          </table:table-cell>
          <table:table-cell office:value-type="float" office:value="0" table:style-name="ce5">
            <text:p>0.000</text:p>
          </table:table-cell>
          <table:table-cell office:value-type="float" office:value="0.35726320743560791" table:style-name="ce5">
            <text:p>0.357</text:p>
          </table:table-cell>
          <table:table-cell office:value-type="float" office:value="0.57998442649841309" table:style-name="ce5">
            <text:p>0.580</text:p>
          </table:table-cell>
          <table:table-cell office:value-type="float" office:value="0.61888885498046875" table:style-name="ce5">
            <text:p>0.619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81.085693359375" table:style-name="ce15">
            <text:p>681.086</text:p>
          </table:table-cell>
          <table:table-cell office:value-type="float" office:value="16.987571716308594" table:style-name="ce43">
            <text:p>16.988</text:p>
          </table:table-cell>
          <table:table-cell office:value-type="float" office:value="7.2803878784179687" table:style-name="ce44">
            <text:p>7.280</text:p>
          </table:table-cell>
          <table:table-cell office:value-type="float" office:value="24.267953872680664" table:style-name="ce43">
            <text:p>24.26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47035712003707886" table:style-name="ce5">
            <text:p>0.470</text:p>
          </table:table-cell>
          <table:table-cell office:value-type="float" office:value="1.3619499206542969" table:style-name="ce5">
            <text:p>1.3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6057140827178955" table:style-name="ce5">
            <text:p>0.9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25" table:style-name="ce5">
            <text:p>7.250</text:p>
          </table:table-cell>
          <table:table-cell office:value-type="float" office:value="0" table:style-name="ce5">
            <text:p>0.000</text:p>
          </table:table-cell>
          <table:table-cell office:value-type="float" office:value="0.35726320743560791" table:style-name="ce5">
            <text:p>0.357</text:p>
          </table:table-cell>
          <table:table-cell office:value-type="float" office:value="0.57998442649841309" table:style-name="ce5">
            <text:p>0.580</text:p>
          </table:table-cell>
          <table:table-cell office:value-type="float" office:value="0.61888885498046875" table:style-name="ce5">
            <text:p>0.619</text:p>
          </table:table-cell>
          <table:table-cell office:value-type="float" office:value="0.7929999828338623" table:style-name="ce5">
            <text:p>0.79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81.085693359375" table:style-name="ce15">
            <text:p>681.086</text:p>
          </table:table-cell>
          <table:table-cell office:value-type="float" office:value="16.942272186279297" table:style-name="ce43">
            <text:p>16.942</text:p>
          </table:table-cell>
          <table:table-cell office:value-type="float" office:value="7.2609734535217285" table:style-name="ce44">
            <text:p>7.261</text:p>
          </table:table-cell>
          <table:table-cell office:value-type="float" office:value="24.203239440917969" table:style-name="ce43">
            <text:p>24.20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47035712003707886" table:style-name="ce6">
            <text:p>0.470</text:p>
          </table:table-cell>
          <table:table-cell office:value-type="float" office:value="1.4336315393447876" table:style-name="ce6">
            <text:p>1.4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6057140827178955" table:style-name="ce6">
            <text:p>0.96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25" table:style-name="ce6">
            <text:p>7.250</text:p>
          </table:table-cell>
          <table:table-cell office:value-type="float" office:value="0" table:style-name="ce6">
            <text:p>0.000</text:p>
          </table:table-cell>
          <table:table-cell office:value-type="float" office:value="0.35726320743560791" table:style-name="ce6">
            <text:p>0.357</text:p>
          </table:table-cell>
          <table:table-cell office:value-type="float" office:value="0.57998442649841309" table:style-name="ce6">
            <text:p>0.580</text:p>
          </table:table-cell>
          <table:table-cell office:value-type="float" office:value="0.61888885498046875" table:style-name="ce6">
            <text:p>0.619</text:p>
          </table:table-cell>
          <table:table-cell office:value-type="float" office:value="0.7929999828338623" table:style-name="ce6">
            <text:p>0.79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81.085693359375" table:style-name="ce16">
            <text:p>681.086</text:p>
          </table:table-cell>
          <table:table-cell office:value-type="float" office:value="16.987571716308594" table:style-name="ce45">
            <text:p>16.988</text:p>
          </table:table-cell>
          <table:table-cell office:value-type="float" office:value="7.2803878784179687" table:style-name="ce46">
            <text:p>7.280</text:p>
          </table:table-cell>
          <table:table-cell office:value-type="float" office:value="24.267953872680664" table:style-name="ce45">
            <text:p>24.26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GEDACH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24" table:style-name="ce3">
            <text:p>124</text:p>
          </table:table-cell>
          <table:table-cell office:value-type="float" office:value="253" table:style-name="ce3">
            <text:p>25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515" table:style-name="ce39">
            <text:p>515</text:p>
          </table:table-cell>
          <table:table-cell office:value-type="string" table:style-name="ce40">
            <text:p>--</text:p>
          </table:table-cell>
          <table:table-cell office:value-type="float" office:value="515" table:style-name="ce39">
            <text:p>5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24" table:style-name="ce3">
            <text:p>124</text:p>
          </table:table-cell>
          <table:table-cell office:value-type="float" office:value="254" table:style-name="ce3">
            <text:p>254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522" table:style-name="ce39">
            <text:p>522</text:p>
          </table:table-cell>
          <table:table-cell office:value-type="string" table:style-name="ce40">
            <text:p>--</text:p>
          </table:table-cell>
          <table:table-cell office:value-type="float" office:value="522" table:style-name="ce39">
            <text:p>5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40" table:style-name="ce3">
            <text:p>4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24" table:style-name="ce3">
            <text:p>124</text:p>
          </table:table-cell>
          <table:table-cell office:value-type="float" office:value="253" table:style-name="ce3">
            <text:p>253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521" table:style-name="ce39">
            <text:p>521</text:p>
          </table:table-cell>
          <table:table-cell office:value-type="string" table:style-name="ce40">
            <text:p>--</text:p>
          </table:table-cell>
          <table:table-cell office:value-type="float" office:value="521" table:style-name="ce39">
            <text:p>5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4" table:style-name="ce39">
            <text:p>74</text:p>
          </table:table-cell>
          <table:table-cell office:value-type="string" table:style-name="ce40">
            <text:p>--</text:p>
          </table:table-cell>
          <table:table-cell office:value-type="float" office:value="74" table:style-name="ce39">
            <text:p>7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5" table:style-name="ce3">
            <text:p>45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128" table:style-name="ce3">
            <text:p>128</text:p>
          </table:table-cell>
          <table:table-cell office:value-type="float" office:value="265" table:style-name="ce3">
            <text:p>265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589" table:style-name="ce39">
            <text:p>589</text:p>
          </table:table-cell>
          <table:table-cell office:value-type="string" table:style-name="ce40">
            <text:p>--</text:p>
          </table:table-cell>
          <table:table-cell office:value-type="float" office:value="589" table:style-name="ce39">
            <text:p>5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348" table:style-name="ce4">
            <text:p>1348</text:p>
          </table:table-cell>
          <table:table-cell office:value-type="float" office:value="1171" table:style-name="ce4">
            <text:p>11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8" table:style-name="ce4">
            <text:p>2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7" table:style-name="ce4">
            <text:p>327</text:p>
          </table:table-cell>
          <table:table-cell office:value-type="float" office:value="2630" table:style-name="ce4">
            <text:p>2630</text:p>
          </table:table-cell>
          <table:table-cell office:value-type="float" office:value="8309" table:style-name="ce4">
            <text:p>8309</text:p>
          </table:table-cell>
          <table:table-cell office:value-type="float" office:value="343" table:style-name="ce4">
            <text:p>343</text:p>
          </table:table-cell>
          <table:table-cell office:value-type="float" office:value="423" table:style-name="ce4">
            <text:p>4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366" table:style-name="ce14">
            <text:p>74366</text:p>
          </table:table-cell>
          <table:table-cell office:value-type="float" office:value="89185" table:style-name="ce41">
            <text:p>89185</text:p>
          </table:table-cell>
          <table:table-cell office:value-type="float" office:value="38222.13671875" table:style-name="ce42">
            <text:p>38222</text:p>
          </table:table-cell>
          <table:table-cell office:value-type="float" office:value="127407.1328125" table:style-name="ce41">
            <text:p>1274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46.841999053955078" table:style-name="ce4">
            <text:p>47</text:p>
          </table:table-cell>
          <table:table-cell office:value-type="float" office:value="40.577995300292969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4199962615966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40000915527344" table:style-name="ce4">
            <text:p>12</text:p>
          </table:table-cell>
          <table:table-cell office:value-type="float" office:value="90.572982788085938" table:style-name="ce4">
            <text:p>91</text:p>
          </table:table-cell>
          <table:table-cell office:value-type="float" office:value="282.88705444335937" table:style-name="ce4">
            <text:p>283</text:p>
          </table:table-cell>
          <table:table-cell office:value-type="float" office:value="11.469000816345215" table:style-name="ce4">
            <text:p>11</text:p>
          </table:table-cell>
          <table:table-cell office:value-type="float" office:value="14.27000045776367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22.15673828125" table:style-name="ce14">
            <text:p>2522</text:p>
          </table:table-cell>
          <table:table-cell office:value-type="float" office:value="3029.5576171875" table:style-name="ce41">
            <text:p>3030</text:p>
          </table:table-cell>
          <table:table-cell office:value-type="float" office:value="1298.382080078125" table:style-name="ce42">
            <text:p>1298</text:p>
          </table:table-cell>
          <table:table-cell office:value-type="float" office:value="4327.9384765625" table:style-name="ce41">
            <text:p>43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171049952507019" table:style-name="ce5">
            <text:p>1.171</text:p>
          </table:table-cell>
          <table:table-cell office:value-type="float" office:value="0.92222714424133301" table:style-name="ce5">
            <text:p>0.92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552499532699585" table:style-name="ce5">
            <text:p>1.1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173914432525635" table:style-name="ce5">
            <text:p>0.502</text:p>
          </table:table-cell>
          <table:table-cell office:value-type="float" office:value="0.73042726516723633" table:style-name="ce5">
            <text:p>0.730</text:p>
          </table:table-cell>
          <table:table-cell office:value-type="float" office:value="1.1181306838989258" table:style-name="ce5">
            <text:p>1.118</text:p>
          </table:table-cell>
          <table:table-cell office:value-type="float" office:value="1.2743334770202637" table:style-name="ce5">
            <text:p>1.274</text:p>
          </table:table-cell>
          <table:table-cell office:value-type="float" office:value="2.8540000915527344" table:style-name="ce5">
            <text:p>2.8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0.2396240234375" table:style-name="ce15">
            <text:p>280.240</text:p>
          </table:table-cell>
          <table:table-cell office:value-type="float" office:value="5.8826360702514648" table:style-name="ce43">
            <text:p>5.883</text:p>
          </table:table-cell>
          <table:table-cell office:value-type="float" office:value="2.5211303234100342" table:style-name="ce44">
            <text:p>2.521</text:p>
          </table:table-cell>
          <table:table-cell office:value-type="float" office:value="8.4037637710571289" table:style-name="ce43">
            <text:p>8.4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171049952507019" table:style-name="ce5">
            <text:p>1.171</text:p>
          </table:table-cell>
          <table:table-cell office:value-type="float" office:value="0.84537488222122192" table:style-name="ce5">
            <text:p>0.8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552499532699585" table:style-name="ce5">
            <text:p>1.15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173914432525635" table:style-name="ce5">
            <text:p>0.502</text:p>
          </table:table-cell>
          <table:table-cell office:value-type="float" office:value="0.73042726516723633" table:style-name="ce5">
            <text:p>0.730</text:p>
          </table:table-cell>
          <table:table-cell office:value-type="float" office:value="1.1137285232543945" table:style-name="ce5">
            <text:p>1.114</text:p>
          </table:table-cell>
          <table:table-cell office:value-type="float" office:value="1.2743334770202637" table:style-name="ce5">
            <text:p>1.274</text:p>
          </table:table-cell>
          <table:table-cell office:value-type="float" office:value="2.8540000915527344" table:style-name="ce5">
            <text:p>2.8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9.28697204589844" table:style-name="ce15">
            <text:p>229.287</text:p>
          </table:table-cell>
          <table:table-cell office:value-type="float" office:value="5.8037500381469727" table:style-name="ce43">
            <text:p>5.804</text:p>
          </table:table-cell>
          <table:table-cell office:value-type="float" office:value="2.4873220920562744" table:style-name="ce44">
            <text:p>2.487</text:p>
          </table:table-cell>
          <table:table-cell office:value-type="float" office:value="8.2910699844360352" table:style-name="ce43">
            <text:p>8.2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171049952507019" table:style-name="ce6">
            <text:p>1.171</text:p>
          </table:table-cell>
          <table:table-cell office:value-type="float" office:value="0.84537488222122192" table:style-name="ce6">
            <text:p>0.84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552499532699585" table:style-name="ce6">
            <text:p>1.15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0173914432525635" table:style-name="ce6">
            <text:p>0.502</text:p>
          </table:table-cell>
          <table:table-cell office:value-type="float" office:value="0.73042726516723633" table:style-name="ce6">
            <text:p>0.730</text:p>
          </table:table-cell>
          <table:table-cell office:value-type="float" office:value="1.1181306838989258" table:style-name="ce6">
            <text:p>1.118</text:p>
          </table:table-cell>
          <table:table-cell office:value-type="float" office:value="1.2743334770202637" table:style-name="ce6">
            <text:p>1.274</text:p>
          </table:table-cell>
          <table:table-cell office:value-type="float" office:value="2.8540000915527344" table:style-name="ce6">
            <text:p>2.8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29.28697204589844" table:style-name="ce16">
            <text:p>229.287</text:p>
          </table:table-cell>
          <table:table-cell office:value-type="float" office:value="5.8148899078369141" table:style-name="ce45">
            <text:p>5.815</text:p>
          </table:table-cell>
          <table:table-cell office:value-type="float" office:value="2.4920961856842041" table:style-name="ce46">
            <text:p>2.492</text:p>
          </table:table-cell>
          <table:table-cell office:value-type="float" office:value="8.3069839477539062" table:style-name="ce45">
            <text:p>8.30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GEMOE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36" table:style-name="ce3">
            <text:p>136</text:p>
          </table:table-cell>
          <table:table-cell office:value-type="float" office:value="366" table:style-name="ce3">
            <text:p>366</text:p>
          </table:table-cell>
          <table:table-cell office:value-type="float" office:value="190" table:style-name="ce3">
            <text:p>190</text:p>
          </table:table-cell>
          <table:table-cell office:value-type="float" office:value="95" table:style-name="ce3">
            <text:p>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891" table:style-name="ce39">
            <text:p>891</text:p>
          </table:table-cell>
          <table:table-cell office:value-type="string" table:style-name="ce40">
            <text:p>--</text:p>
          </table:table-cell>
          <table:table-cell office:value-type="float" office:value="891" table:style-name="ce39">
            <text:p>89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36" table:style-name="ce3">
            <text:p>136</text:p>
          </table:table-cell>
          <table:table-cell office:value-type="float" office:value="371" table:style-name="ce3">
            <text:p>371</text:p>
          </table:table-cell>
          <table:table-cell office:value-type="float" office:value="195" table:style-name="ce3">
            <text:p>195</text:p>
          </table:table-cell>
          <table:table-cell office:value-type="float" office:value="101" table:style-name="ce3">
            <text:p>1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916" table:style-name="ce39">
            <text:p>916</text:p>
          </table:table-cell>
          <table:table-cell office:value-type="string" table:style-name="ce40">
            <text:p>--</text:p>
          </table:table-cell>
          <table:table-cell office:value-type="float" office:value="916" table:style-name="ce39">
            <text:p>9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36" table:style-name="ce3">
            <text:p>136</text:p>
          </table:table-cell>
          <table:table-cell office:value-type="float" office:value="371" table:style-name="ce3">
            <text:p>371</text:p>
          </table:table-cell>
          <table:table-cell office:value-type="float" office:value="195" table:style-name="ce3">
            <text:p>195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915" table:style-name="ce39">
            <text:p>915</text:p>
          </table:table-cell>
          <table:table-cell office:value-type="string" table:style-name="ce40">
            <text:p>--</text:p>
          </table:table-cell>
          <table:table-cell office:value-type="float" office:value="915" table:style-name="ce39">
            <text:p>9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5" table:style-name="ce39">
            <text:p>65</text:p>
          </table:table-cell>
          <table:table-cell office:value-type="string" table:style-name="ce40">
            <text:p>--</text:p>
          </table:table-cell>
          <table:table-cell office:value-type="float" office:value="65" table:style-name="ce39">
            <text:p>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58" table:style-name="ce3">
            <text:p>5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42" table:style-name="ce3">
            <text:p>142</text:p>
          </table:table-cell>
          <table:table-cell office:value-type="float" office:value="381" table:style-name="ce3">
            <text:p>381</text:p>
          </table:table-cell>
          <table:table-cell office:value-type="float" office:value="199" table:style-name="ce3">
            <text:p>199</text:p>
          </table:table-cell>
          <table:table-cell office:value-type="float" office:value="110" table:style-name="ce3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956" table:style-name="ce39">
            <text:p>956</text:p>
          </table:table-cell>
          <table:table-cell office:value-type="string" table:style-name="ce40">
            <text:p>--</text:p>
          </table:table-cell>
          <table:table-cell office:value-type="float" office:value="956" table:style-name="ce39">
            <text:p>9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77" table:style-name="ce4">
            <text:p>177</text:p>
          </table:table-cell>
          <table:table-cell office:value-type="float" office:value="2125" table:style-name="ce4">
            <text:p>2125</text:p>
          </table:table-cell>
          <table:table-cell office:value-type="float" office:value="0" table:style-name="ce4">
            <text:p>0</text:p>
          </table:table-cell>
          <table:table-cell office:value-type="float" office:value="361" table:style-name="ce4">
            <text:p>3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1" table:style-name="ce4">
            <text:p>121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3175" table:style-name="ce4">
            <text:p>3175</text:p>
          </table:table-cell>
          <table:table-cell office:value-type="float" office:value="9317" table:style-name="ce4">
            <text:p>9317</text:p>
          </table:table-cell>
          <table:table-cell office:value-type="float" office:value="6183" table:style-name="ce4">
            <text:p>6183</text:p>
          </table:table-cell>
          <table:table-cell office:value-type="float" office:value="3584" table:style-name="ce4">
            <text:p>35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455" table:style-name="ce14">
            <text:p>124455</text:p>
          </table:table-cell>
          <table:table-cell office:value-type="float" office:value="149669" table:style-name="ce41">
            <text:p>149669</text:p>
          </table:table-cell>
          <table:table-cell office:value-type="float" office:value="64143.8046875" table:style-name="ce42">
            <text:p>64144</text:p>
          </table:table-cell>
          <table:table-cell office:value-type="float" office:value="213812.9375" table:style-name="ce41">
            <text:p>21381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.1029996871948242" table:style-name="ce4">
            <text:p>6</text:p>
          </table:table-cell>
          <table:table-cell office:value-type="float" office:value="72.440994262695313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12.03299999237060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88000011444091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529998779296875" table:style-name="ce4">
            <text:p>4</text:p>
          </table:table-cell>
          <table:table-cell office:value-type="float" office:value="0.8910000324249267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1029999256134033" table:style-name="ce4">
            <text:p>3</text:p>
          </table:table-cell>
          <table:table-cell office:value-type="float" office:value="108.94098663330078" table:style-name="ce4">
            <text:p>109</text:p>
          </table:table-cell>
          <table:table-cell office:value-type="float" office:value="319.01602172851563" table:style-name="ce4">
            <text:p>319</text:p>
          </table:table-cell>
          <table:table-cell office:value-type="float" office:value="208.41903686523437" table:style-name="ce4">
            <text:p>208</text:p>
          </table:table-cell>
          <table:table-cell office:value-type="float" office:value="120.84899139404297" table:style-name="ce4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58.841796875" table:style-name="ce14">
            <text:p>4259</text:p>
          </table:table-cell>
          <table:table-cell office:value-type="float" office:value="5116.6796875" table:style-name="ce41">
            <text:p>5117</text:p>
          </table:table-cell>
          <table:table-cell office:value-type="float" office:value="2192.858642578125" table:style-name="ce42">
            <text:p>2193</text:p>
          </table:table-cell>
          <table:table-cell office:value-type="float" office:value="7309.52685546875" table:style-name="ce41">
            <text:p>731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87185710668563843" table:style-name="ce5">
            <text:p>0.872</text:p>
          </table:table-cell>
          <table:table-cell office:value-type="float" office:value="1.341499924659729" table:style-name="ce5">
            <text:p>1.341</text:p>
          </table:table-cell>
          <table:table-cell office:value-type="float" office:value="0" table:style-name="ce5">
            <text:p>0.000</text:p>
          </table:table-cell>
          <table:table-cell office:value-type="float" office:value="12.032999992370605" table:style-name="ce5">
            <text:p>12.0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200000286102295" table:style-name="ce5">
            <text:p>0.4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9216662645339966" table:style-name="ce5">
            <text:p>0.692</text:p>
          </table:table-cell>
          <table:table-cell office:value-type="float" office:value="0.29700002074241638" table:style-name="ce5">
            <text:p>0.297</text:p>
          </table:table-cell>
          <table:table-cell office:value-type="float" office:value="0" table:style-name="ce5">
            <text:p>0.000</text:p>
          </table:table-cell>
          <table:table-cell office:value-type="float" office:value="0.51716667413711548" table:style-name="ce5">
            <text:p>0.517</text:p>
          </table:table-cell>
          <table:table-cell office:value-type="float" office:value="0.80103665590286255" table:style-name="ce5">
            <text:p>0.801</text:p>
          </table:table-cell>
          <table:table-cell office:value-type="float" office:value="0.87162846326828003" table:style-name="ce5">
            <text:p>0.872</text:p>
          </table:table-cell>
          <table:table-cell office:value-type="float" office:value="1.0969423055648804" table:style-name="ce5">
            <text:p>1.097</text:p>
          </table:table-cell>
          <table:table-cell office:value-type="float" office:value="1.2720946073532104" table:style-name="ce5">
            <text:p>1.2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85.16703796386719" table:style-name="ce15">
            <text:p>185.167</text:p>
          </table:table-cell>
          <table:table-cell office:value-type="float" office:value="5.7426257133483887" table:style-name="ce43">
            <text:p>5.743</text:p>
          </table:table-cell>
          <table:table-cell office:value-type="float" office:value="2.4611208438873291" table:style-name="ce44">
            <text:p>2.461</text:p>
          </table:table-cell>
          <table:table-cell office:value-type="float" office:value="8.2037334442138672" table:style-name="ce43">
            <text:p>8.2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87185710668563843" table:style-name="ce5">
            <text:p>0.872</text:p>
          </table:table-cell>
          <table:table-cell office:value-type="float" office:value="1.2489826679229736" table:style-name="ce5">
            <text:p>1.249</text:p>
          </table:table-cell>
          <table:table-cell office:value-type="float" office:value="0" table:style-name="ce5">
            <text:p>0.000</text:p>
          </table:table-cell>
          <table:table-cell office:value-type="float" office:value="4.0110001564025879" table:style-name="ce5">
            <text:p>4.0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200000286102295" table:style-name="ce5">
            <text:p>0.4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328567981719971" table:style-name="ce5">
            <text:p>0.593</text:p>
          </table:table-cell>
          <table:table-cell office:value-type="float" office:value="0.22275000810623169" table:style-name="ce5">
            <text:p>0.223</text:p>
          </table:table-cell>
          <table:table-cell office:value-type="float" office:value="0" table:style-name="ce5">
            <text:p>0.000</text:p>
          </table:table-cell>
          <table:table-cell office:value-type="float" office:value="0.51716667413711548" table:style-name="ce5">
            <text:p>0.517</text:p>
          </table:table-cell>
          <table:table-cell office:value-type="float" office:value="0.80103665590286255" table:style-name="ce5">
            <text:p>0.801</text:p>
          </table:table-cell>
          <table:table-cell office:value-type="float" office:value="0.85988146066665649" table:style-name="ce5">
            <text:p>0.860</text:p>
          </table:table-cell>
          <table:table-cell office:value-type="float" office:value="1.0688155889511108" table:style-name="ce5">
            <text:p>1.069</text:p>
          </table:table-cell>
          <table:table-cell office:value-type="float" office:value="1.1965246200561523" table:style-name="ce5">
            <text:p>1.1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7.45173645019531" table:style-name="ce15">
            <text:p>177.452</text:p>
          </table:table-cell>
          <table:table-cell office:value-type="float" office:value="5.5858950614929199" table:style-name="ce43">
            <text:p>5.586</text:p>
          </table:table-cell>
          <table:table-cell office:value-type="float" office:value="2.3939504623413086" table:style-name="ce44">
            <text:p>2.394</text:p>
          </table:table-cell>
          <table:table-cell office:value-type="float" office:value="7.979832649230957" table:style-name="ce43">
            <text:p>7.98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87185710668563843" table:style-name="ce6">
            <text:p>0.872</text:p>
          </table:table-cell>
          <table:table-cell office:value-type="float" office:value="1.2489826679229736" table:style-name="ce6">
            <text:p>1.249</text:p>
          </table:table-cell>
          <table:table-cell office:value-type="float" office:value="0" table:style-name="ce6">
            <text:p>0.000</text:p>
          </table:table-cell>
          <table:table-cell office:value-type="float" office:value="4.0110001564025879" table:style-name="ce6">
            <text:p>4.0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7200000286102295" table:style-name="ce6">
            <text:p>0.47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9328567981719971" table:style-name="ce6">
            <text:p>0.593</text:p>
          </table:table-cell>
          <table:table-cell office:value-type="float" office:value="0.22275000810623169" table:style-name="ce6">
            <text:p>0.223</text:p>
          </table:table-cell>
          <table:table-cell office:value-type="float" office:value="0" table:style-name="ce6">
            <text:p>0.000</text:p>
          </table:table-cell>
          <table:table-cell office:value-type="float" office:value="0.51716667413711548" table:style-name="ce6">
            <text:p>0.517</text:p>
          </table:table-cell>
          <table:table-cell office:value-type="float" office:value="0.80103665590286255" table:style-name="ce6">
            <text:p>0.801</text:p>
          </table:table-cell>
          <table:table-cell office:value-type="float" office:value="0.85988146066665649" table:style-name="ce6">
            <text:p>0.860</text:p>
          </table:table-cell>
          <table:table-cell office:value-type="float" office:value="1.0688155889511108" table:style-name="ce6">
            <text:p>1.069</text:p>
          </table:table-cell>
          <table:table-cell office:value-type="float" office:value="1.2084898948669434" table:style-name="ce6">
            <text:p>1.20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77.45173645019531" table:style-name="ce16">
            <text:p>177.452</text:p>
          </table:table-cell>
          <table:table-cell office:value-type="float" office:value="5.5919995307922363" table:style-name="ce45">
            <text:p>5.592</text:p>
          </table:table-cell>
          <table:table-cell office:value-type="float" office:value="2.3965668678283691" table:style-name="ce46">
            <text:p>2.397</text:p>
          </table:table-cell>
          <table:table-cell office:value-type="float" office:value="7.9885540008544922" table:style-name="ce45">
            <text:p>7.98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GEVONDE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62" table:style-name="ce3">
            <text:p>6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6" table:style-name="ce39">
            <text:p>166</text:p>
          </table:table-cell>
          <table:table-cell office:value-type="string" table:style-name="ce40">
            <text:p>--</text:p>
          </table:table-cell>
          <table:table-cell office:value-type="float" office:value="166" table:style-name="ce39">
            <text:p>1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62" table:style-name="ce3">
            <text:p>6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7" table:style-name="ce39">
            <text:p>167</text:p>
          </table:table-cell>
          <table:table-cell office:value-type="string" table:style-name="ce40">
            <text:p>--</text:p>
          </table:table-cell>
          <table:table-cell office:value-type="float" office:value="167" table:style-name="ce39">
            <text:p>1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9" table:style-name="ce3">
            <text:p>79</text:p>
          </table:table-cell>
          <table:table-cell office:value-type="float" office:value="62" table:style-name="ce3">
            <text:p>6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7" table:style-name="ce39">
            <text:p>167</text:p>
          </table:table-cell>
          <table:table-cell office:value-type="string" table:style-name="ce40">
            <text:p>--</text:p>
          </table:table-cell>
          <table:table-cell office:value-type="float" office:value="167" table:style-name="ce39">
            <text:p>16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--</text:p>
          </table:table-cell>
          <table:table-cell office:value-type="float" office:value="18" table:style-name="ce39">
            <text:p>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3" table:style-name="ce3">
            <text:p>83</text:p>
          </table:table-cell>
          <table:table-cell office:value-type="float" office:value="63" table:style-name="ce3">
            <text:p>63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4" table:style-name="ce39">
            <text:p>184</text:p>
          </table:table-cell>
          <table:table-cell office:value-type="string" table:style-name="ce40">
            <text:p>--</text:p>
          </table:table-cell>
          <table:table-cell office:value-type="float" office:value="184" table:style-name="ce39">
            <text:p>1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3" table:style-name="ce4">
            <text:p>853</text:p>
          </table:table-cell>
          <table:table-cell office:value-type="float" office:value="1267" table:style-name="ce4">
            <text:p>1267</text:p>
          </table:table-cell>
          <table:table-cell office:value-type="float" office:value="549" table:style-name="ce4">
            <text:p>5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709" table:style-name="ce41">
            <text:p>2709</text:p>
          </table:table-cell>
          <table:table-cell office:value-type="float" office:value="1161.000244140625" table:style-name="ce42">
            <text:p>1161</text:p>
          </table:table-cell>
          <table:table-cell office:value-type="float" office:value="3869.999267578125" table:style-name="ce41">
            <text:p>387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.04299998283386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8999993801116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804996490478516" table:style-name="ce4">
            <text:p>33</text:p>
          </table:table-cell>
          <table:table-cell office:value-type="float" office:value="48.733993530273438" table:style-name="ce4">
            <text:p>49</text:p>
          </table:table-cell>
          <table:table-cell office:value-type="float" office:value="21.11599922180175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3.96697235107422" table:style-name="ce41">
            <text:p>104</text:p>
          </table:table-cell>
          <table:table-cell office:value-type="float" office:value="44.557281494140625" table:style-name="ce42">
            <text:p>45</text:p>
          </table:table-cell>
          <table:table-cell office:value-type="float" office:value="148.52438354492187" table:style-name="ce41">
            <text:p>1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52149999141693115" table:style-name="ce5">
            <text:p>0.5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899999380111694" table:style-name="ce5">
            <text:p>0.2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525313258171082" table:style-name="ce5">
            <text:p>0.415</text:p>
          </table:table-cell>
          <table:table-cell office:value-type="float" office:value="0.78603214025497437" table:style-name="ce5">
            <text:p>0.786</text:p>
          </table:table-cell>
          <table:table-cell office:value-type="float" office:value="0.95981812477111816" table:style-name="ce5">
            <text:p>0.9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2630707025527954" table:style-name="ce43">
            <text:p>0.626</text:p>
          </table:table-cell>
          <table:table-cell office:value-type="float" office:value="0.2684173583984375" table:style-name="ce44">
            <text:p>0.268</text:p>
          </table:table-cell>
          <table:table-cell office:value-type="float" office:value="0.89472520351409912" table:style-name="ce43">
            <text:p>0.89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52149999141693115" table:style-name="ce5">
            <text:p>0.5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3449999690055847" table:style-name="ce5">
            <text:p>0.1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525313258171082" table:style-name="ce5">
            <text:p>0.415</text:p>
          </table:table-cell>
          <table:table-cell office:value-type="float" office:value="0.78603214025497437" table:style-name="ce5">
            <text:p>0.786</text:p>
          </table:table-cell>
          <table:table-cell office:value-type="float" office:value="0.95981812477111816" table:style-name="ce5">
            <text:p>0.9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2255674600601196" table:style-name="ce43">
            <text:p>0.623</text:p>
          </table:table-cell>
          <table:table-cell office:value-type="float" office:value="0.26681005954742432" table:style-name="ce44">
            <text:p>0.267</text:p>
          </table:table-cell>
          <table:table-cell office:value-type="float" office:value="0.88936758041381836" table:style-name="ce43">
            <text:p>0.8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52149999141693115" table:style-name="ce6">
            <text:p>0.52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3449999690055847" table:style-name="ce6">
            <text:p>0.1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525313258171082" table:style-name="ce6">
            <text:p>0.415</text:p>
          </table:table-cell>
          <table:table-cell office:value-type="float" office:value="0.78603214025497437" table:style-name="ce6">
            <text:p>0.786</text:p>
          </table:table-cell>
          <table:table-cell office:value-type="float" office:value="0.95981812477111816" table:style-name="ce6">
            <text:p>0.96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2255674600601196" table:style-name="ce45">
            <text:p>0.623</text:p>
          </table:table-cell>
          <table:table-cell office:value-type="float" office:value="0.26681005954742432" table:style-name="ce46">
            <text:p>0.267</text:p>
          </table:table-cell>
          <table:table-cell office:value-type="float" office:value="0.88936758041381836" table:style-name="ce45">
            <text:p>0.88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LWAY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5" table:style-name="ce39">
            <text:p>55</text:p>
          </table:table-cell>
          <table:table-cell office:value-type="string" table:style-name="ce40">
            <text:p>--</text:p>
          </table:table-cell>
          <table:table-cell office:value-type="float" office:value="55" table:style-name="ce39">
            <text:p>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6" table:style-name="ce39">
            <text:p>56</text:p>
          </table:table-cell>
          <table:table-cell office:value-type="string" table:style-name="ce40">
            <text:p>--</text:p>
          </table:table-cell>
          <table:table-cell office:value-type="float" office:value="56" table:style-name="ce39">
            <text:p>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5" table:style-name="ce39">
            <text:p>55</text:p>
          </table:table-cell>
          <table:table-cell office:value-type="string" table:style-name="ce40">
            <text:p>--</text:p>
          </table:table-cell>
          <table:table-cell office:value-type="float" office:value="55" table:style-name="ce39">
            <text:p>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3">
            <text:p>21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8" table:style-name="ce39">
            <text:p>58</text:p>
          </table:table-cell>
          <table:table-cell office:value-type="string" table:style-name="ce40">
            <text:p>--</text:p>
          </table:table-cell>
          <table:table-cell office:value-type="float" office:value="58" table:style-name="ce39">
            <text:p>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114" table:style-name="ce4">
            <text:p>114</text:p>
          </table:table-cell>
          <table:table-cell office:value-type="float" office:value="330" table:style-name="ce4">
            <text:p>330</text:p>
          </table:table-cell>
          <table:table-cell office:value-type="float" office:value="313" table:style-name="ce4">
            <text:p>313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930" table:style-name="ce41">
            <text:p>930</text:p>
          </table:table-cell>
          <table:table-cell office:value-type="float" office:value="398.57147216796875" table:style-name="ce42">
            <text:p>399</text:p>
          </table:table-cell>
          <table:table-cell office:value-type="float" office:value="1328.5714111328125" table:style-name="ce41">
            <text:p>132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2.92500019073486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84999990463256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440000057220459" table:style-name="ce4">
            <text:p>0</text:p>
          </table:table-cell>
          <table:table-cell office:value-type="float" office:value="4.250999927520752" table:style-name="ce4">
            <text:p>4</text:p>
          </table:table-cell>
          <table:table-cell office:value-type="float" office:value="12.281999588012695" table:style-name="ce4">
            <text:p>12</text:p>
          </table:table-cell>
          <table:table-cell office:value-type="float" office:value="11.594000816345215" table:style-name="ce4">
            <text:p>12</text:p>
          </table:table-cell>
          <table:table-cell office:value-type="float" office:value="2.08599996566772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4.467002868652344" table:style-name="ce41">
            <text:p>34</text:p>
          </table:table-cell>
          <table:table-cell office:value-type="float" office:value="14.771572113037109" table:style-name="ce42">
            <text:p>15</text:p>
          </table:table-cell>
          <table:table-cell office:value-type="float" office:value="49.238567352294922" table:style-name="ce41">
            <text:p>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48750004172325134" table:style-name="ce5">
            <text:p>0.4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99999046325684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440000057220459" table:style-name="ce5">
            <text:p>0.444</text:p>
          </table:table-cell>
          <table:table-cell office:value-type="float" office:value="0.38645455241203308" table:style-name="ce5">
            <text:p>0.386</text:p>
          </table:table-cell>
          <table:table-cell office:value-type="float" office:value="0.61409997940063477" table:style-name="ce5">
            <text:p>0.614</text:p>
          </table:table-cell>
          <table:table-cell office:value-type="float" office:value="0.89184623956680298" table:style-name="ce5">
            <text:p>0.892</text:p>
          </table:table-cell>
          <table:table-cell office:value-type="float" office:value="0.69533330202102661" table:style-name="ce5">
            <text:p>0.6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2667280435562134" table:style-name="ce43">
            <text:p>0.627</text:p>
          </table:table-cell>
          <table:table-cell office:value-type="float" office:value="0.26857402920722961" table:style-name="ce44">
            <text:p>0.269</text:p>
          </table:table-cell>
          <table:table-cell office:value-type="float" office:value="0.89524668455123901" table:style-name="ce43">
            <text:p>0.89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48750004172325134" table:style-name="ce5">
            <text:p>0.4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8499999046325684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440000057220459" table:style-name="ce5">
            <text:p>0.444</text:p>
          </table:table-cell>
          <table:table-cell office:value-type="float" office:value="0.38645455241203308" table:style-name="ce5">
            <text:p>0.386</text:p>
          </table:table-cell>
          <table:table-cell office:value-type="float" office:value="0.61409997940063477" table:style-name="ce5">
            <text:p>0.614</text:p>
          </table:table-cell>
          <table:table-cell office:value-type="float" office:value="0.82814294099807739" table:style-name="ce5">
            <text:p>0.828</text:p>
          </table:table-cell>
          <table:table-cell office:value-type="float" office:value="0.69533330202102661" table:style-name="ce5">
            <text:p>0.6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61548221111297607" table:style-name="ce43">
            <text:p>0.615</text:p>
          </table:table-cell>
          <table:table-cell office:value-type="float" office:value="0.26377806067466736" table:style-name="ce44">
            <text:p>0.264</text:p>
          </table:table-cell>
          <table:table-cell office:value-type="float" office:value="0.87926012277603149" table:style-name="ce43">
            <text:p>0.87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48750004172325134" table:style-name="ce6">
            <text:p>0.4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8499999046325684" table:style-name="ce6">
            <text:p>0.8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440000057220459" table:style-name="ce6">
            <text:p>0.444</text:p>
          </table:table-cell>
          <table:table-cell office:value-type="float" office:value="0.38645455241203308" table:style-name="ce6">
            <text:p>0.386</text:p>
          </table:table-cell>
          <table:table-cell office:value-type="float" office:value="0.61409997940063477" table:style-name="ce6">
            <text:p>0.614</text:p>
          </table:table-cell>
          <table:table-cell office:value-type="float" office:value="0.89184623956680298" table:style-name="ce6">
            <text:p>0.892</text:p>
          </table:table-cell>
          <table:table-cell office:value-type="float" office:value="0.69533330202102661" table:style-name="ce6">
            <text:p>0.69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62667280435562134" table:style-name="ce45">
            <text:p>0.627</text:p>
          </table:table-cell>
          <table:table-cell office:value-type="float" office:value="0.26857402920722961" table:style-name="ce46">
            <text:p>0.269</text:p>
          </table:table-cell>
          <table:table-cell office:value-type="float" office:value="0.89524668455123901" table:style-name="ce45">
            <text:p>0.89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WELLWAY PARK EAS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46" table:style-name="ce3">
            <text:p>1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55" table:style-name="ce39">
            <text:p>255</text:p>
          </table:table-cell>
          <table:table-cell office:value-type="string" table:style-name="ce40">
            <text:p>--</text:p>
          </table:table-cell>
          <table:table-cell office:value-type="float" office:value="255" table:style-name="ce39">
            <text:p>25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50" table:style-name="ce3">
            <text:p>15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63" table:style-name="ce39">
            <text:p>263</text:p>
          </table:table-cell>
          <table:table-cell office:value-type="string" table:style-name="ce40">
            <text:p>--</text:p>
          </table:table-cell>
          <table:table-cell office:value-type="float" office:value="263" table:style-name="ce39">
            <text:p>2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49" table:style-name="ce3">
            <text:p>149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62" table:style-name="ce39">
            <text:p>262</text:p>
          </table:table-cell>
          <table:table-cell office:value-type="string" table:style-name="ce40">
            <text:p>--</text:p>
          </table:table-cell>
          <table:table-cell office:value-type="float" office:value="262" table:style-name="ce39">
            <text:p>2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39">
            <text:p>11</text:p>
          </table:table-cell>
          <table:table-cell office:value-type="string" table:style-name="ce40">
            <text:p>-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49" table:style-name="ce3">
            <text:p>149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66" table:style-name="ce39">
            <text:p>266</text:p>
          </table:table-cell>
          <table:table-cell office:value-type="string" table:style-name="ce40">
            <text:p>--</text:p>
          </table:table-cell>
          <table:table-cell office:value-type="float" office:value="266" table:style-name="ce39">
            <text:p>2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5" table:style-name="ce4">
            <text:p>17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8" table:style-name="ce4">
            <text:p>358</text:p>
          </table:table-cell>
          <table:table-cell office:value-type="float" office:value="2378" table:style-name="ce4">
            <text:p>2378</text:p>
          </table:table-cell>
          <table:table-cell office:value-type="float" office:value="50" table:style-name="ce4">
            <text:p>5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890" table:style-name="ce14">
            <text:p>14890</text:p>
          </table:table-cell>
          <table:table-cell office:value-type="float" office:value="19475" table:style-name="ce41">
            <text:p>19475</text:p>
          </table:table-cell>
          <table:table-cell office:value-type="float" office:value="8346.4267578125" table:style-name="ce42">
            <text:p>8346</text:p>
          </table:table-cell>
          <table:table-cell office:value-type="float" office:value="27821.43359375" table:style-name="ce41">
            <text:p>2782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2.154000043869018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967990875244141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849999904632568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883000373840332" table:style-name="ce4">
            <text:p>9</text:p>
          </table:table-cell>
          <table:table-cell office:value-type="float" office:value="86.71099853515625" table:style-name="ce4">
            <text:p>87</text:p>
          </table:table-cell>
          <table:table-cell office:value-type="float" office:value="1.9229998588562012" table:style-name="ce4">
            <text:p>2</text:p>
          </table:table-cell>
          <table:table-cell office:value-type="float" office:value="0.307999998331069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2.6920166015625" table:style-name="ce14">
            <text:p>573</text:p>
          </table:table-cell>
          <table:table-cell office:value-type="float" office:value="736.02398681640625" table:style-name="ce41">
            <text:p>736</text:p>
          </table:table-cell>
          <table:table-cell office:value-type="float" office:value="315.43841552734375" table:style-name="ce42">
            <text:p>315</text:p>
          </table:table-cell>
          <table:table-cell office:value-type="float" office:value="1051.462158203125" table:style-name="ce41">
            <text:p>105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.71799999475479126" table:style-name="ce5">
            <text:p>0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7707514762878418" table:style-name="ce5">
            <text:p>0.6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8499999046325684" table:style-name="ce5">
            <text:p>0.3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690000534057617" table:style-name="ce5">
            <text:p>1.269</text:p>
          </table:table-cell>
          <table:table-cell office:value-type="float" office:value="0.59391093254089355" table:style-name="ce5">
            <text:p>0.594</text:p>
          </table:table-cell>
          <table:table-cell office:value-type="float" office:value="0.96149992942810059" table:style-name="ce5">
            <text:p>0.961</text:p>
          </table:table-cell>
          <table:table-cell office:value-type="float" office:value="0.30799999833106995" table:style-name="ce5">
            <text:p>0.3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6.34600830078125" table:style-name="ce15">
            <text:p>286.346</text:p>
          </table:table-cell>
          <table:table-cell office:value-type="float" office:value="2.8863685131072998" table:style-name="ce43">
            <text:p>2.886</text:p>
          </table:table-cell>
          <table:table-cell office:value-type="float" office:value="1.2370133399963379" table:style-name="ce44">
            <text:p>1.237</text:p>
          </table:table-cell>
          <table:table-cell office:value-type="float" office:value="4.1233811378479004" table:style-name="ce43">
            <text:p>4.1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.71799999475479126" table:style-name="ce5">
            <text:p>0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6282093524932861" table:style-name="ce5">
            <text:p>0.6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8499999046325684" table:style-name="ce5">
            <text:p>0.3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103750467300415" table:style-name="ce5">
            <text:p>1.110</text:p>
          </table:table-cell>
          <table:table-cell office:value-type="float" office:value="0.57807332277297974" table:style-name="ce5">
            <text:p>0.578</text:p>
          </table:table-cell>
          <table:table-cell office:value-type="float" office:value="0.64099997282028198" table:style-name="ce5">
            <text:p>0.641</text:p>
          </table:table-cell>
          <table:table-cell office:value-type="float" office:value="0.30799999833106995" table:style-name="ce5">
            <text:p>0.3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86.34600830078125" table:style-name="ce15">
            <text:p>286.346</text:p>
          </table:table-cell>
          <table:table-cell office:value-type="float" office:value="2.7985703945159912" table:style-name="ce43">
            <text:p>2.799</text:p>
          </table:table-cell>
          <table:table-cell office:value-type="float" office:value="1.1993856430053711" table:style-name="ce44">
            <text:p>1.199</text:p>
          </table:table-cell>
          <table:table-cell office:value-type="float" office:value="3.9979550838470459" table:style-name="ce43">
            <text:p>3.9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.71799999475479126" table:style-name="ce6">
            <text:p>0.71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6282093524932861" table:style-name="ce6">
            <text:p>0.6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8499999046325684" table:style-name="ce6">
            <text:p>0.38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103750467300415" table:style-name="ce6">
            <text:p>1.110</text:p>
          </table:table-cell>
          <table:table-cell office:value-type="float" office:value="0.58195298910140991" table:style-name="ce6">
            <text:p>0.582</text:p>
          </table:table-cell>
          <table:table-cell office:value-type="float" office:value="0.64099997282028198" table:style-name="ce6">
            <text:p>0.641</text:p>
          </table:table-cell>
          <table:table-cell office:value-type="float" office:value="0.30799999833106995" table:style-name="ce6">
            <text:p>0.30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86.34600830078125" table:style-name="ce16">
            <text:p>286.346</text:p>
          </table:table-cell>
          <table:table-cell office:value-type="float" office:value="2.8092517852783203" table:style-name="ce45">
            <text:p>2.809</text:p>
          </table:table-cell>
          <table:table-cell office:value-type="float" office:value="1.2039633989334106" table:style-name="ce46">
            <text:p>1.204</text:p>
          </table:table-cell>
          <table:table-cell office:value-type="float" office:value="4.013214111328125" table:style-name="ce45">
            <text:p>4.01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909" table:style-name="ce8">
            <text:p>909</text:p>
          </table:table-cell>
          <table:table-cell office:value-type="float" office:value="5197" table:style-name="ce8">
            <text:p>5197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195" table:style-name="ce8">
            <text:p>195</text:p>
          </table:table-cell>
          <table:table-cell office:value-type="float" office:value="16" table:style-name="ce8">
            <text:p>16</text:p>
          </table:table-cell>
          <table:table-cell office:value-type="float" office:value="107" table:style-name="ce8">
            <text:p>107</text:p>
          </table:table-cell>
          <table:table-cell office:value-type="float" office:value="1063" table:style-name="ce8">
            <text:p>106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47" table:style-name="ce8">
            <text:p>647</text:p>
          </table:table-cell>
          <table:table-cell office:value-type="float" office:value="468" table:style-name="ce8">
            <text:p>468</text:p>
          </table:table-cell>
          <table:table-cell office:value-type="float" office:value="0" table:style-name="ce8">
            <text:p>0</text:p>
          </table:table-cell>
          <table:table-cell office:value-type="float" office:value="49877" table:style-name="ce8">
            <text:p>49877</text:p>
          </table:table-cell>
          <table:table-cell office:value-type="float" office:value="29908" table:style-name="ce8">
            <text:p>29908</text:p>
          </table:table-cell>
          <table:table-cell office:value-type="float" office:value="8664" table:style-name="ce8">
            <text:p>8664</text:p>
          </table:table-cell>
          <table:table-cell office:value-type="float" office:value="1121" table:style-name="ce8">
            <text:p>1121</text:p>
          </table:table-cell>
          <table:table-cell office:value-type="float" office:value="1753" table:style-name="ce8">
            <text:p>175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318" table:style-name="ce18">
            <text:p>1318</text:p>
          </table:table-cell>
          <table:table-cell office:value-type="float" office:value="101271" table:style-name="ce48">
            <text:p>101271</text:p>
          </table:table-cell>
          <table:table-cell office:value-type="string" table:style-name="ce49">
            <text:p>--</text:p>
          </table:table-cell>
          <table:table-cell office:value-type="float" office:value="101271" table:style-name="ce48">
            <text:p>10127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982" table:style-name="ce8">
            <text:p>982</text:p>
          </table:table-cell>
          <table:table-cell office:value-type="float" office:value="5877" table:style-name="ce8">
            <text:p>5877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311" table:style-name="ce8">
            <text:p>311</text:p>
          </table:table-cell>
          <table:table-cell office:value-type="float" office:value="18" table:style-name="ce8">
            <text:p>18</text:p>
          </table:table-cell>
          <table:table-cell office:value-type="float" office:value="127" table:style-name="ce8">
            <text:p>127</text:p>
          </table:table-cell>
          <table:table-cell office:value-type="float" office:value="1175" table:style-name="ce8">
            <text:p>11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13" table:style-name="ce8">
            <text:p>713</text:p>
          </table:table-cell>
          <table:table-cell office:value-type="float" office:value="636" table:style-name="ce8">
            <text:p>636</text:p>
          </table:table-cell>
          <table:table-cell office:value-type="float" office:value="0" table:style-name="ce8">
            <text:p>0</text:p>
          </table:table-cell>
          <table:table-cell office:value-type="float" office:value="51078" table:style-name="ce8">
            <text:p>51078</text:p>
          </table:table-cell>
          <table:table-cell office:value-type="float" office:value="30597" table:style-name="ce8">
            <text:p>30597</text:p>
          </table:table-cell>
          <table:table-cell office:value-type="float" office:value="8873" table:style-name="ce8">
            <text:p>8873</text:p>
          </table:table-cell>
          <table:table-cell office:value-type="float" office:value="1171" table:style-name="ce8">
            <text:p>1171</text:p>
          </table:table-cell>
          <table:table-cell office:value-type="float" office:value="2125" table:style-name="ce8">
            <text:p>212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240" table:style-name="ce18">
            <text:p>4240</text:p>
          </table:table-cell>
          <table:table-cell office:value-type="float" office:value="107965" table:style-name="ce48">
            <text:p>107965</text:p>
          </table:table-cell>
          <table:table-cell office:value-type="string" table:style-name="ce49">
            <text:p>--</text:p>
          </table:table-cell>
          <table:table-cell office:value-type="float" office:value="107965" table:style-name="ce48">
            <text:p>107965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960" table:style-name="ce8">
            <text:p>960</text:p>
          </table:table-cell>
          <table:table-cell office:value-type="float" office:value="5724" table:style-name="ce8">
            <text:p>5724</text:p>
          </table:table-cell>
          <table:table-cell office:value-type="float" office:value="0" table:style-name="ce8">
            <text:p>0</text:p>
          </table:table-cell>
          <table:table-cell office:value-type="float" office:value="35" table:style-name="ce8">
            <text:p>35</text:p>
          </table:table-cell>
          <table:table-cell office:value-type="float" office:value="283" table:style-name="ce8">
            <text:p>283</text:p>
          </table:table-cell>
          <table:table-cell office:value-type="float" office:value="17" table:style-name="ce8">
            <text:p>17</text:p>
          </table:table-cell>
          <table:table-cell office:value-type="float" office:value="125" table:style-name="ce8">
            <text:p>125</text:p>
          </table:table-cell>
          <table:table-cell office:value-type="float" office:value="1133" table:style-name="ce8">
            <text:p>11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03" table:style-name="ce8">
            <text:p>703</text:p>
          </table:table-cell>
          <table:table-cell office:value-type="float" office:value="616" table:style-name="ce8">
            <text:p>616</text:p>
          </table:table-cell>
          <table:table-cell office:value-type="float" office:value="0" table:style-name="ce8">
            <text:p>0</text:p>
          </table:table-cell>
          <table:table-cell office:value-type="float" office:value="51030" table:style-name="ce8">
            <text:p>51030</text:p>
          </table:table-cell>
          <table:table-cell office:value-type="float" office:value="30560" table:style-name="ce8">
            <text:p>30560</text:p>
          </table:table-cell>
          <table:table-cell office:value-type="float" office:value="8833" table:style-name="ce8">
            <text:p>8833</text:p>
          </table:table-cell>
          <table:table-cell office:value-type="float" office:value="1164" table:style-name="ce8">
            <text:p>1164</text:p>
          </table:table-cell>
          <table:table-cell office:value-type="float" office:value="2096" table:style-name="ce8">
            <text:p>209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478" table:style-name="ce18">
            <text:p>4478</text:p>
          </table:table-cell>
          <table:table-cell office:value-type="float" office:value="107761" table:style-name="ce48">
            <text:p>107761</text:p>
          </table:table-cell>
          <table:table-cell office:value-type="string" table:style-name="ce49">
            <text:p>--</text:p>
          </table:table-cell>
          <table:table-cell office:value-type="float" office:value="107761" table:style-name="ce48">
            <text:p>10776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445" table:style-name="ce8">
            <text:p>445</text:p>
          </table:table-cell>
          <table:table-cell office:value-type="float" office:value="1273" table:style-name="ce8">
            <text:p>1273</text:p>
          </table:table-cell>
          <table:table-cell office:value-type="float" office:value="19" table:style-name="ce8">
            <text:p>19</text:p>
          </table:table-cell>
          <table:table-cell office:value-type="float" office:value="50" table:style-name="ce8">
            <text:p>50</text:p>
          </table:table-cell>
          <table:table-cell office:value-type="float" office:value="36" table:style-name="ce8">
            <text:p>36</text:p>
          </table:table-cell>
          <table:table-cell office:value-type="float" office:value="152" table:style-name="ce8">
            <text:p>152</text:p>
          </table:table-cell>
          <table:table-cell office:value-type="float" office:value="57" table:style-name="ce8">
            <text:p>57</text:p>
          </table:table-cell>
          <table:table-cell office:value-type="float" office:value="348" table:style-name="ce8">
            <text:p>34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388" table:style-name="ce8">
            <text:p>7388</text:p>
          </table:table-cell>
          <table:table-cell office:value-type="float" office:value="1474" table:style-name="ce8">
            <text:p>1474</text:p>
          </table:table-cell>
          <table:table-cell office:value-type="float" office:value="4" table:style-name="ce8">
            <text:p>4</text:p>
          </table:table-cell>
          <table:table-cell office:value-type="float" office:value="14466" table:style-name="ce8">
            <text:p>14466</text:p>
          </table:table-cell>
          <table:table-cell office:value-type="float" office:value="3228" table:style-name="ce8">
            <text:p>3228</text:p>
          </table:table-cell>
          <table:table-cell office:value-type="float" office:value="1150" table:style-name="ce8">
            <text:p>1150</text:p>
          </table:table-cell>
          <table:table-cell office:value-type="float" office:value="446" table:style-name="ce8">
            <text:p>446</text:p>
          </table:table-cell>
          <table:table-cell office:value-type="float" office:value="2959" table:style-name="ce8">
            <text:p>29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33495" table:style-name="ce48">
            <text:p>33495</text:p>
          </table:table-cell>
          <table:table-cell office:value-type="string" table:style-name="ce49">
            <text:p>--</text:p>
          </table:table-cell>
          <table:table-cell office:value-type="float" office:value="33495" table:style-name="ce48">
            <text:p>33495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1354" table:style-name="ce8">
            <text:p>1354</text:p>
          </table:table-cell>
          <table:table-cell office:value-type="float" office:value="6470" table:style-name="ce8">
            <text:p>6470</text:p>
          </table:table-cell>
          <table:table-cell office:value-type="float" office:value="19" table:style-name="ce8">
            <text:p>19</text:p>
          </table:table-cell>
          <table:table-cell office:value-type="float" office:value="75" table:style-name="ce8">
            <text:p>75</text:p>
          </table:table-cell>
          <table:table-cell office:value-type="float" office:value="231" table:style-name="ce8">
            <text:p>231</text:p>
          </table:table-cell>
          <table:table-cell office:value-type="float" office:value="168" table:style-name="ce8">
            <text:p>168</text:p>
          </table:table-cell>
          <table:table-cell office:value-type="float" office:value="164" table:style-name="ce8">
            <text:p>164</text:p>
          </table:table-cell>
          <table:table-cell office:value-type="float" office:value="1411" table:style-name="ce8">
            <text:p>14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035" table:style-name="ce8">
            <text:p>8035</text:p>
          </table:table-cell>
          <table:table-cell office:value-type="float" office:value="1942" table:style-name="ce8">
            <text:p>1942</text:p>
          </table:table-cell>
          <table:table-cell office:value-type="float" office:value="4" table:style-name="ce8">
            <text:p>4</text:p>
          </table:table-cell>
          <table:table-cell office:value-type="float" office:value="64343" table:style-name="ce8">
            <text:p>64343</text:p>
          </table:table-cell>
          <table:table-cell office:value-type="float" office:value="33136" table:style-name="ce8">
            <text:p>33136</text:p>
          </table:table-cell>
          <table:table-cell office:value-type="float" office:value="9814" table:style-name="ce8">
            <text:p>9814</text:p>
          </table:table-cell>
          <table:table-cell office:value-type="float" office:value="1567" table:style-name="ce8">
            <text:p>1567</text:p>
          </table:table-cell>
          <table:table-cell office:value-type="float" office:value="4712" table:style-name="ce8">
            <text:p>471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318" table:style-name="ce18">
            <text:p>1318</text:p>
          </table:table-cell>
          <table:table-cell office:value-type="float" office:value="134766" table:style-name="ce48">
            <text:p>134766</text:p>
          </table:table-cell>
          <table:table-cell office:value-type="string" table:style-name="ce49">
            <text:p>--</text:p>
          </table:table-cell>
          <table:table-cell office:value-type="float" office:value="134766" table:style-name="ce48">
            <text:p>134766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31733" table:style-name="ce9">
            <text:p>31733</text:p>
          </table:table-cell>
          <table:table-cell office:value-type="float" office:value="282788" table:style-name="ce9">
            <text:p>282788</text:p>
          </table:table-cell>
          <table:table-cell office:value-type="float" office:value="0" table:style-name="ce9">
            <text:p>0</text:p>
          </table:table-cell>
          <table:table-cell office:value-type="float" office:value="4819" table:style-name="ce9">
            <text:p>4819</text:p>
          </table:table-cell>
          <table:table-cell office:value-type="float" office:value="5656" table:style-name="ce9">
            <text:p>5656</text:p>
          </table:table-cell>
          <table:table-cell office:value-type="float" office:value="720" table:style-name="ce9">
            <text:p>720</text:p>
          </table:table-cell>
          <table:table-cell office:value-type="float" office:value="4959" table:style-name="ce9">
            <text:p>4959</text:p>
          </table:table-cell>
          <table:table-cell office:value-type="float" office:value="44004" table:style-name="ce9">
            <text:p>440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458" table:style-name="ce9">
            <text:p>28458</text:p>
          </table:table-cell>
          <table:table-cell office:value-type="float" office:value="32582" table:style-name="ce9">
            <text:p>32582</text:p>
          </table:table-cell>
          <table:table-cell office:value-type="float" office:value="0" table:style-name="ce9">
            <text:p>0</text:p>
          </table:table-cell>
          <table:table-cell office:value-type="float" office:value="796170" table:style-name="ce9">
            <text:p>796170</text:p>
          </table:table-cell>
          <table:table-cell office:value-type="float" office:value="584956" table:style-name="ce9">
            <text:p>584956</text:p>
          </table:table-cell>
          <table:table-cell office:value-type="float" office:value="221612" table:style-name="ce9">
            <text:p>221612</text:p>
          </table:table-cell>
          <table:table-cell office:value-type="float" office:value="39602" table:style-name="ce9">
            <text:p>39602</text:p>
          </table:table-cell>
          <table:table-cell office:value-type="float" office:value="131614" table:style-name="ce9">
            <text:p>131614</text:p>
          </table:table-cell>
          <table:table-cell office:value-type="float" office:value="340" table:style-name="ce9">
            <text:p>340</text:p>
          </table:table-cell>
          <table:table-cell office:value-type="float" office:value="0" table:style-name="ce9">
            <text:p>0</text:p>
          </table:table-cell>
          <table:table-cell office:value-type="float" office:value="6998628" table:style-name="ce19">
            <text:p>6998628</text:p>
          </table:table-cell>
          <table:table-cell office:value-type="float" office:value="9208641" table:style-name="ce50">
            <text:p>9208641</text:p>
          </table:table-cell>
          <table:table-cell office:value-type="float" office:value="3946503" table:style-name="ce51">
            <text:p>3946503</text:p>
          </table:table-cell>
          <table:table-cell office:value-type="float" office:value="13155199" table:style-name="ce50">
            <text:p>13155199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1034.88720703125" table:style-name="ce9">
            <text:p>1035</text:p>
          </table:table-cell>
          <table:table-cell office:value-type="float" office:value="9280.7412109375" table:style-name="ce9">
            <text:p>9281</text:p>
          </table:table-cell>
          <table:table-cell office:value-type="float" office:value="0" table:style-name="ce9">
            <text:p>0</text:p>
          </table:table-cell>
          <table:table-cell office:value-type="float" office:value="152.6409912109375" table:style-name="ce9">
            <text:p>153</text:p>
          </table:table-cell>
          <table:table-cell office:value-type="float" office:value="190.88798522949219" table:style-name="ce9">
            <text:p>191</text:p>
          </table:table-cell>
          <table:table-cell office:value-type="float" office:value="23.539997100830078" table:style-name="ce9">
            <text:p>24</text:p>
          </table:table-cell>
          <table:table-cell office:value-type="float" office:value="160.11302185058594" table:style-name="ce9">
            <text:p>160</text:p>
          </table:table-cell>
          <table:table-cell office:value-type="float" office:value="1410.167236328125" table:style-name="ce9">
            <text:p>14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19.114501953125" table:style-name="ce9">
            <text:p>919</text:p>
          </table:table-cell>
          <table:table-cell office:value-type="float" office:value="1065.9317626953125" table:style-name="ce9">
            <text:p>1066</text:p>
          </table:table-cell>
          <table:table-cell office:value-type="float" office:value="0" table:style-name="ce9">
            <text:p>0</text:p>
          </table:table-cell>
          <table:table-cell office:value-type="float" office:value="26066.458984375" table:style-name="ce9">
            <text:p>26066</text:p>
          </table:table-cell>
          <table:table-cell office:value-type="float" office:value="19383.21484375" table:style-name="ce9">
            <text:p>19383</text:p>
          </table:table-cell>
          <table:table-cell office:value-type="float" office:value="7144.4736328125" table:style-name="ce9">
            <text:p>7144</text:p>
          </table:table-cell>
          <table:table-cell office:value-type="float" office:value="1250.2073974609375" table:style-name="ce9">
            <text:p>1250</text:p>
          </table:table-cell>
          <table:table-cell office:value-type="float" office:value="4270.26025390625" table:style-name="ce9">
            <text:p>4270</text:p>
          </table:table-cell>
          <table:table-cell office:value-type="float" office:value="10.625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351052.03125" table:style-name="ce19">
            <text:p>351052</text:p>
          </table:table-cell>
          <table:table-cell office:value-type="float" office:value="423419.625" table:style-name="ce50">
            <text:p>423420</text:p>
          </table:table-cell>
          <table:table-cell office:value-type="float" office:value="181451.6875" table:style-name="ce51">
            <text:p>181452</text:p>
          </table:table-cell>
          <table:table-cell office:value-type="float" office:value="604880.0625" table:style-name="ce50">
            <text:p>604880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1.1384897232055664" table:style-name="ce10">
            <text:p>1.138</text:p>
          </table:table-cell>
          <table:table-cell office:value-type="float" office:value="1.7857881784439087" table:style-name="ce10">
            <text:p>1.786</text:p>
          </table:table-cell>
          <table:table-cell office:value-type="float" office:value="0" table:style-name="ce10">
            <text:p>0.000</text:p>
          </table:table-cell>
          <table:table-cell office:value-type="float" office:value="6.1056394577026367" table:style-name="ce10">
            <text:p>6.106</text:p>
          </table:table-cell>
          <table:table-cell office:value-type="float" office:value="0.97891277074813843" table:style-name="ce10">
            <text:p>0.979</text:p>
          </table:table-cell>
          <table:table-cell office:value-type="float" office:value="1.4712498188018799" table:style-name="ce10">
            <text:p>1.471</text:p>
          </table:table-cell>
          <table:table-cell office:value-type="float" office:value="1.4963834285736084" table:style-name="ce10">
            <text:p>1.496</text:p>
          </table:table-cell>
          <table:table-cell office:value-type="float" office:value="1.326591968536377" table:style-name="ce10">
            <text:p>1.327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4205788373947144" table:style-name="ce10">
            <text:p>1.421</text:p>
          </table:table-cell>
          <table:table-cell office:value-type="float" office:value="2.2776319980621338" table:style-name="ce10">
            <text:p>2.278</text:p>
          </table:table-cell>
          <table:table-cell office:value-type="float" office:value="0" table:style-name="ce10">
            <text:p>0.000</text:p>
          </table:table-cell>
          <table:table-cell office:value-type="float" office:value="0.52261483669281006" table:style-name="ce10">
            <text:p>0.523</text:p>
          </table:table-cell>
          <table:table-cell office:value-type="float" office:value="0.64809465408325195" table:style-name="ce10">
            <text:p>0.648</text:p>
          </table:table-cell>
          <table:table-cell office:value-type="float" office:value="0.82461607456207275" table:style-name="ce10">
            <text:p>0.825</text:p>
          </table:table-cell>
          <table:table-cell office:value-type="float" office:value="1.1152608394622803" table:style-name="ce10">
            <text:p>1.115</text:p>
          </table:table-cell>
          <table:table-cell office:value-type="float" office:value="2.4359726905822754" table:style-name="ce10">
            <text:p>2.436</text:p>
          </table:table-cell>
          <table:table-cell office:value-type="float" office:value="3.5416667461395264" table:style-name="ce10">
            <text:p>3.542</text:p>
          </table:table-cell>
          <table:table-cell office:value-type="float" office:value="0" table:style-name="ce10">
            <text:p>0.000</text:p>
          </table:table-cell>
          <table:table-cell office:value-type="float" office:value="266.35208129882813" table:style-name="ce20">
            <text:p>266.352</text:p>
          </table:table-cell>
          <table:table-cell office:value-type="float" office:value="4.1810550689697266" table:style-name="ce52">
            <text:p>4.181</text:p>
          </table:table-cell>
          <table:table-cell office:value-type="float" office:value="1.7917437553405762" table:style-name="ce53">
            <text:p>1.792</text:p>
          </table:table-cell>
          <table:table-cell office:value-type="float" office:value="5.9728851318359375" table:style-name="ce52">
            <text:p>5.973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1.0538566112518311" table:style-name="ce10">
            <text:p>1.054</text:p>
          </table:table-cell>
          <table:table-cell office:value-type="float" office:value="1.5791630744934082" table:style-name="ce10">
            <text:p>1.579</text:p>
          </table:table-cell>
          <table:table-cell office:value-type="float" office:value="0" table:style-name="ce10">
            <text:p>0.000</text:p>
          </table:table-cell>
          <table:table-cell office:value-type="float" office:value="4.0168681144714355" table:style-name="ce10">
            <text:p>4.017</text:p>
          </table:table-cell>
          <table:table-cell office:value-type="float" office:value="0.61378771066665649" table:style-name="ce10">
            <text:p>0.614</text:p>
          </table:table-cell>
          <table:table-cell office:value-type="float" office:value="1.3077776432037354" table:style-name="ce10">
            <text:p>1.308</text:p>
          </table:table-cell>
          <table:table-cell office:value-type="float" office:value="1.2607324123382568" table:style-name="ce10">
            <text:p>1.261</text:p>
          </table:table-cell>
          <table:table-cell office:value-type="float" office:value="1.2001423835754395" table:style-name="ce10">
            <text:p>1.200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2890806198120117" table:style-name="ce10">
            <text:p>1.289</text:p>
          </table:table-cell>
          <table:table-cell office:value-type="float" office:value="1.6759933233261108" table:style-name="ce10">
            <text:p>1.676</text:p>
          </table:table-cell>
          <table:table-cell office:value-type="float" office:value="0" table:style-name="ce10">
            <text:p>0.000</text:p>
          </table:table-cell>
          <table:table-cell office:value-type="float" office:value="0.5103265643119812" table:style-name="ce10">
            <text:p>0.510</text:p>
          </table:table-cell>
          <table:table-cell office:value-type="float" office:value="0.63350051641464233" table:style-name="ce10">
            <text:p>0.634</text:p>
          </table:table-cell>
          <table:table-cell office:value-type="float" office:value="0.80519258975982666" table:style-name="ce10">
            <text:p>0.805</text:p>
          </table:table-cell>
          <table:table-cell office:value-type="float" office:value="1.0676407814025879" table:style-name="ce10">
            <text:p>1.068</text:p>
          </table:table-cell>
          <table:table-cell office:value-type="float" office:value="2.0095341205596924" table:style-name="ce10">
            <text:p>2.010</text:p>
          </table:table-cell>
          <table:table-cell office:value-type="float" office:value="2.65625" table:style-name="ce10">
            <text:p>2.656</text:p>
          </table:table-cell>
          <table:table-cell office:value-type="float" office:value="0" table:style-name="ce10">
            <text:p>0.000</text:p>
          </table:table-cell>
          <table:table-cell office:value-type="float" office:value="82.7952880859375" table:style-name="ce20">
            <text:p>82.795</text:p>
          </table:table-cell>
          <table:table-cell office:value-type="float" office:value="3.9218230247497559" table:style-name="ce52">
            <text:p>3.922</text:p>
          </table:table-cell>
          <table:table-cell office:value-type="float" office:value="1.6806528568267822" table:style-name="ce53">
            <text:p>1.681</text:p>
          </table:table-cell>
          <table:table-cell office:value-type="float" office:value="5.6025571823120117" table:style-name="ce52">
            <text:p>5.603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1.0780074596405029" table:style-name="ce11">
            <text:p>1.078</text:p>
          </table:table-cell>
          <table:table-cell office:value-type="float" office:value="1.6213734149932861" table:style-name="ce11">
            <text:p>1.621</text:p>
          </table:table-cell>
          <table:table-cell office:value-type="float" office:value="0" table:style-name="ce11">
            <text:p>0.000</text:p>
          </table:table-cell>
          <table:table-cell office:value-type="float" office:value="4.3611712455749512" table:style-name="ce11">
            <text:p>4.361</text:p>
          </table:table-cell>
          <table:table-cell office:value-type="float" office:value="0.67451584339141846" table:style-name="ce11">
            <text:p>0.675</text:p>
          </table:table-cell>
          <table:table-cell office:value-type="float" office:value="1.384705662727356" table:style-name="ce11">
            <text:p>1.385</text:p>
          </table:table-cell>
          <table:table-cell office:value-type="float" office:value="1.2809041738510132" table:style-name="ce11">
            <text:p>1.281</text:p>
          </table:table-cell>
          <table:table-cell office:value-type="float" office:value="1.244631290435791" table:style-name="ce11">
            <text:p>1.245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3074175119400024" table:style-name="ce11">
            <text:p>1.307</text:p>
          </table:table-cell>
          <table:table-cell office:value-type="float" office:value="1.7304086685180664" table:style-name="ce11">
            <text:p>1.730</text:p>
          </table:table-cell>
          <table:table-cell office:value-type="float" office:value="0" table:style-name="ce11">
            <text:p>0.000</text:p>
          </table:table-cell>
          <table:table-cell office:value-type="float" office:value="0.51080656051635742" table:style-name="ce11">
            <text:p>0.511</text:p>
          </table:table-cell>
          <table:table-cell office:value-type="float" office:value="0.63426750898361206" table:style-name="ce11">
            <text:p>0.634</text:p>
          </table:table-cell>
          <table:table-cell office:value-type="float" office:value="0.80883884429931641" table:style-name="ce11">
            <text:p>0.809</text:p>
          </table:table-cell>
          <table:table-cell office:value-type="float" office:value="1.074061393737793" table:style-name="ce11">
            <text:p>1.074</text:p>
          </table:table-cell>
          <table:table-cell office:value-type="float" office:value="2.0373380184173584" table:style-name="ce11">
            <text:p>2.037</text:p>
          </table:table-cell>
          <table:table-cell office:value-type="float" office:value="2.65625" table:style-name="ce11">
            <text:p>2.656</text:p>
          </table:table-cell>
          <table:table-cell office:value-type="float" office:value="0" table:style-name="ce11">
            <text:p>0.000</text:p>
          </table:table-cell>
          <table:table-cell office:value-type="float" office:value="78.394828796386719" table:style-name="ce21">
            <text:p>78.395</text:p>
          </table:table-cell>
          <table:table-cell office:value-type="float" office:value="3.9292473793029785" table:style-name="ce54">
            <text:p>3.929</text:p>
          </table:table-cell>
          <table:table-cell office:value-type="float" office:value="1.683834433555603" table:style-name="ce55">
            <text:p>1.684</text:p>
          </table:table-cell>
          <table:table-cell office:value-type="float" office:value="5.6131629943847656" table:style-name="ce54">
            <text:p>5.613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77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6:28Z</meta:creation-date>
    <dc:date>2016-08-23T09:16:28Z</dc:date>
  </office:meta>
</office:document-meta>
</file>